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75.91pt"/>
    </style:style>
    <style:style style:name="co4" style:family="table-column">
      <style:table-column-properties fo:break-before="auto" style:column-width="82.29pt"/>
    </style:style>
    <style:style style:name="co5" style:family="table-column">
      <style:table-column-properties fo:break-before="auto" style:column-width="97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106.64pt"/>
    </style:style>
    <style:style style:name="co9" style:family="table-column">
      <style:table-column-properties fo:break-before="auto" style:column-width="105.25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85.66pt"/>
    </style:style>
    <style:style style:name="co12" style:family="table-column">
      <style:table-column-properties fo:break-before="auto" style:column-width="107.29pt"/>
    </style:style>
    <style:style style:name="co13" style:family="table-column">
      <style:table-column-properties fo:break-before="auto" style:column-width="101.11pt"/>
    </style:style>
    <style:style style:name="ro1" style:family="table-row">
      <style:table-row-properties style:row-height="25.71pt" fo:break-before="auto" style:use-optimal-row-height="false"/>
    </style:style>
    <style:style style:name="ro2" style:family="table-row">
      <style:table-row-properties style:row-height="15.1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10.01pt"/>
    </style:style>
    <style:style style:name="ce37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</style:style>
    <style:style style:name="ce2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10.01pt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start" fo:margin-left="10.01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0.01p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10.01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10.01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fo:font-weight="normal" style:font-weight-asian="normal" style:font-weight-complex="normal"/>
    </style:style>
    <style:style style:name="ce44" style:family="table-cell" style:parent-style-name="Default" style:data-style-name="N2">
      <style:table-cell-properties fo:background-color="#89c765" style:text-align-source="fix" style:repeat-content="false" fo:border="0.06pt solid #000000" style:vertical-align="middle"/>
      <style:paragraph-properties fo:text-align="start" fo:margin-left="10.01pt"/>
    </style:style>
    <style:style style:name="ce46" style:family="table-cell" style:parent-style-name="Default" style:data-style-name="N2">
      <style:table-cell-properties fo:background-color="#add58a" style:text-align-source="fix" style:repeat-content="false" fo:border="0.06pt solid #000000" style:vertical-align="middle"/>
      <style:paragraph-properties fo:text-align="start" fo:margin-left="10.01pt"/>
    </style:style>
    <style:style style:name="ce14" style:family="table-cell" style:parent-style-name="Default">
      <style:table-cell-properties fo:border="0.06pt solid #000000"/>
    </style:style>
    <style:style style:name="ce50" style:family="table-cell" style:parent-style-name="Default" style:data-style-name="N2">
      <style:table-cell-properties fo:background-color="#e0efd4" style:text-align-source="fix" style:repeat-content="false" fo:border="0.06pt solid #000000" style:vertical-align="middle"/>
      <style:paragraph-properties fo:text-align="start" fo:margin-left="10.01pt"/>
    </style:style>
    <style:style style:name="ce49" style:family="table-cell" style:parent-style-name="Default" style:data-style-name="N2">
      <style:table-cell-properties fo:background-color="#fff9ae" style:text-align-source="fix" style:repeat-content="false" fo:border="0.06pt solid #000000" style:vertical-align="middle"/>
      <style:paragraph-properties fo:text-align="start" fo:margin-left="10.01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2">
      <style:table-cell-properties fo:background-color="#fedcc6" style:text-align-source="fix" style:repeat-content="false" fo:border="0.06pt solid #000000" style:vertical-align="middle"/>
      <style:paragraph-properties fo:text-align="start" fo:margin-left="10.01pt"/>
    </style:style>
    <style:style style:name="ce58" style:family="table-cell" style:parent-style-name="Default">
      <style:table-cell-properties fo:border="none"/>
    </style:style>
    <style:style style:name="ce61" style:family="table-cell" style:parent-style-name="Default">
      <style:table-cell-properties fo:border="none" style:vertical-align="middle"/>
    </style:style>
    <style:style style:name="ce26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6pt solid #000000"/>
    </style:style>
    <style:style style:name="ce5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start" fo:margin-left="10.01pt"/>
    </style:style>
    <style:style style:name="ce3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start" fo:margin-left="10.01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 style:data-style-name="N61">
      <style:table-cell-properties fo:background-color="#fffbcc" style:text-align-source="fix" style:repeat-content="false" fo:border="0.06pt solid #000000" style:vertical-align="middle"/>
      <style:paragraph-properties fo:text-align="start" fo:margin-left="10.01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 fo:margin-left="10.01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8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19.31pt" svg:height="385.97pt" svg:x="328.28pt" svg:y="218.44pt">
            <draw:object draw:notify-on-update-of-ranges="Sheet1.B2:Sheet1.P2 Sheet1.A11:Sheet1.A11 Sheet1.B11:Sheet1.P11 Sheet1.A9:Sheet1.A9 Sheet1.B9:Sheet1.P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20.7pt" svg:height="255.09pt" svg:x="332.87pt" svg:y="627.7pt">
            <draw:object draw:notify-on-update-of-ranges="Sheet1.B2:Sheet1.P2 Sheet1.A10:Sheet1.A10 Sheet1.B10:Sheet1.P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04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Benchmarking on real data, for Data-Augmentation, PT-RB-BG</text:p>
          </table:table-cell>
          <table:covered-table-cell table:number-columns-repeated="8" table:style-name="ce16"/>
          <table:covered-table-cell table:style-name="ce14"/>
          <table:covered-table-cell table:number-columns-repeated="6" table:style-name="ce16"/>
          <table:table-cell table:style-name="ce58" table:number-columns-repeated="13"/>
          <table:table-cell table:number-columns-repeated="991"/>
        </table:table-row>
        <table:table-row table:style-name="ro2">
          <table:table-cell table:style-name="ce6" office:value-type="string" calcext:value-type="string">
            <text:p>Folder</text:p>
          </table:table-cell>
          <table:table-cell table:style-name="ce4" office:value-type="string" calcext:value-type="string">
            <text:p>baseline</text:p>
          </table:table-cell>
          <table:table-cell table:style-name="ce7" office:value-type="string" calcext:value-type="string">
            <text:p>HR</text:p>
          </table:table-cell>
          <table:table-cell table:style-name="ce7" office:value-type="string" calcext:value-type="string">
            <text:p>VR</text:p>
          </table:table-cell>
          <table:table-cell table:style-name="ce10" office:value-type="string" calcext:value-type="string">
            <text:p>brightness</text:p>
          </table:table-cell>
          <table:table-cell table:style-name="ce7" office:value-type="string" calcext:value-type="string">
            <text:p>elastic</text:p>
          </table:table-cell>
          <table:table-cell table:style-name="ce7" office:value-type="string" calcext:value-type="string">
            <text:p>noise</text:p>
          </table:table-cell>
          <table:table-cell table:style-name="ce7" office:value-type="string" calcext:value-type="string">
            <text:p>contrast</text:p>
          </table:table-cell>
          <table:table-cell table:style-name="ce7" office:value-type="string" calcext:value-type="string">
            <text:p>Zflip</text:p>
          </table:table-cell>
          <table:table-cell table:style-name="ce7" office:value-type="string" calcext:value-type="string">
            <text:p>blurring</text:p>
          </table:table-cell>
          <table:table-cell table:style-name="ce7" office:value-type="string" calcext:value-type="string">
            <text:p>B+C</text:p>
          </table:table-cell>
          <table:table-cell table:style-name="ce7" office:value-type="string" calcext:value-type="string">
            <text:p>HR+B</text:p>
          </table:table-cell>
          <table:table-cell table:style-name="ce7" office:value-type="string" calcext:value-type="string">
            <text:p>B+ED</text:p>
          </table:table-cell>
          <table:table-cell table:style-name="ce7" office:value-type="string" calcext:value-type="string">
            <text:p>B+ED+C</text:p>
          </table:table-cell>
          <table:table-cell table:style-name="ce7" office:value-type="string" calcext:value-type="string">
            <text:p>HR+B+ED</text:p>
          </table:table-cell>
          <table:table-cell table:style-name="ce7" office:value-type="string" calcext:value-type="string">
            <text:p>HR+N+B+C</text:p>
          </table:table-cell>
          <table:table-cell/>
          <table:table-cell table:style-name="ce58"/>
          <table:table-cell/>
          <table:table-cell table:style-name="ce58" table:number-columns-repeated="10"/>
          <table:table-cell table:number-columns-repeated="991"/>
        </table:table-row>
        <table:table-row table:style-name="ro2">
          <table:table-cell table:style-name="ce6" office:value-type="string" calcext:value-type="string">
            <text:p>Epochs</text:p>
          </table:table-cell>
          <table:table-cell table:number-columns-repeated="15" table:style-name="ce37" office:value-type="float" office:value="50" calcext:value-type="float">
            <text:p>50</text:p>
          </table:table-cell>
          <table:table-cell/>
          <table:table-cell table:style-name="ce61"/>
          <table:table-cell/>
          <table:table-cell table:style-name="ce61" table:number-columns-repeated="10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DA Type</text:p>
          </table:table-cell>
          <table:table-cell table:style-name="ce4" office:value-type="string" calcext:value-type="string">
            <text:p>baseline </text:p>
          </table:table-cell>
          <table:table-cell table:style-name="ce7" office:value-type="string" calcext:value-type="string">
            <text:p>HR</text:p>
          </table:table-cell>
          <table:table-cell table:style-name="ce7" office:value-type="string" calcext:value-type="string">
            <text:p>VR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lr</text:p>
          </table:table-cell>
          <table:table-cell table:style-name="ce7" office:value-type="string" calcext:value-type="string">
            <text:p>B+C</text:p>
          </table:table-cell>
          <table:table-cell table:style-name="ce7" office:value-type="string" calcext:value-type="string">
            <text:p><text:span text:style-name="T1">HR</text:span>+B</text:p>
          </table:table-cell>
          <table:table-cell table:style-name="ce7" office:value-type="string" calcext:value-type="string">
            <text:p>B+ED</text:p>
          </table:table-cell>
          <table:table-cell table:style-name="ce7" office:value-type="string" calcext:value-type="string">
            <text:p>B+ED+C</text:p>
          </table:table-cell>
          <table:table-cell table:style-name="ce7" office:value-type="string" calcext:value-type="string">
            <text:p><text:span text:style-name="T1">HR</text:span>+B+ED</text:p>
          </table:table-cell>
          <table:table-cell table:style-name="ce7" office:value-type="string" calcext:value-type="string">
            <text:p>HR+N+B+C</text:p>
          </table:table-cell>
          <table:table-cell/>
          <table:table-cell table:style-name="ce61"/>
          <table:table-cell/>
          <table:table-cell table:style-name="ce61" table:number-columns-repeated="10"/>
          <table:table-cell table:style-name="ce26" table:number-columns-repeated="991"/>
        </table:table-row>
        <table:table-row table:style-name="ro2">
          <table:table-cell table:style-name="ce11" office:value-type="string" calcext:value-type="string">
            <text:p>Batch Size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8" table:style-name="ce25" office:value-type="string" calcext:value-type="string">
            <text:p>12 + 3</text:p>
          </table:table-cell>
          <table:table-cell table:number-columns-repeated="3" table:style-name="ce25" office:value-type="string" calcext:value-type="string">
            <text:p>12 + 3 + 3</text:p>
          </table:table-cell>
          <table:table-cell table:number-columns-repeated="2" table:style-name="ce25" office:value-type="string" calcext:value-type="string">
            <text:p>12 + 3 + 3 + 3</text:p>
          </table:table-cell>
          <table:table-cell table:style-name="ce25" office:value-type="string" calcext:value-type="string">
            <text:p>12 + 2 + 2 + 2 + 2</text:p>
          </table:table-cell>
          <table:table-cell/>
          <table:table-cell table:style-name="ce61"/>
          <table:table-cell/>
          <table:table-cell table:style-name="ce61" table:number-columns-repeated="10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DA %</text:p>
          </table:table-cell>
          <table:table-cell table:number-columns-repeated="11" table:style-name="ce4" office:value-type="float" office:value="0.3" calcext:value-type="float">
            <text:p>0.3</text:p>
          </table:table-cell>
          <table:table-cell table:style-name="ce51" office:value-type="float" office:value="0.3" calcext:value-type="float">
            <text:p>0.3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/>
          <table:table-cell table:style-name="ce61"/>
          <table:table-cell/>
          <table:table-cell table:style-name="ce61" table:number-columns-repeated="10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Train Acc</text:p>
          </table:table-cell>
          <table:table-cell table:style-name="ce27" office:value-type="float" office:value="0.833350107176197" calcext:value-type="float">
            <text:p>0.83</text:p>
          </table:table-cell>
          <table:table-cell table:style-name="ce29" office:value-type="float" office:value="0.8875913243134" calcext:value-type="float">
            <text:p>0.89</text:p>
          </table:table-cell>
          <table:table-cell table:style-name="ce29" office:value-type="float" office:value="0.883637036435383" calcext:value-type="float">
            <text:p>0.88</text:p>
          </table:table-cell>
          <table:table-cell table:style-name="ce29" office:value-type="float" office:value="0.902110051254636" calcext:value-type="float">
            <text:p>0.90</text:p>
          </table:table-cell>
          <table:table-cell table:style-name="ce29" office:value-type="float" office:value="0.897406497763604" calcext:value-type="float">
            <text:p>0.90</text:p>
          </table:table-cell>
          <table:table-cell table:style-name="ce29" office:value-type="float" office:value="0.888195486412835" calcext:value-type="float">
            <text:p>0.89</text:p>
          </table:table-cell>
          <table:table-cell table:style-name="ce29" office:value-type="float" office:value="0.899760101283948" calcext:value-type="float">
            <text:p>0.90</text:p>
          </table:table-cell>
          <table:table-cell table:style-name="ce29" office:value-type="float" office:value="0.888121013291103" calcext:value-type="float">
            <text:p>0.89</text:p>
          </table:table-cell>
          <table:table-cell table:style-name="ce29" office:value-type="float" office:value="0.894130762454468" calcext:value-type="float">
            <text:p>0.89</text:p>
          </table:table-cell>
          <table:table-cell table:style-name="ce29" office:value-type="float" office:value="0.89556933024034" calcext:value-type="float">
            <text:p>0.90</text:p>
          </table:table-cell>
          <table:table-cell table:style-name="ce29" office:value-type="float" office:value="0.887176156922714" calcext:value-type="float">
            <text:p>0.89</text:p>
          </table:table-cell>
          <table:table-cell table:style-name="ce29" office:value-type="float" office:value="0.893221462126245" calcext:value-type="float">
            <text:p>0.89</text:p>
          </table:table-cell>
          <table:table-cell table:style-name="ce29" office:value-type="float" office:value="0.880614890572951" calcext:value-type="float">
            <text:p>0.88</text:p>
          </table:table-cell>
          <table:table-cell table:style-name="ce29" office:value-type="float" office:value="0.886140913994042" calcext:value-type="float">
            <text:p>0.89</text:p>
          </table:table-cell>
          <table:table-cell table:style-name="ce29" office:value-type="float" office:value="0.886007512107338" calcext:value-type="float">
            <text:p>0.89</text:p>
          </table:table-cell>
          <table:table-cell/>
          <table:table-cell table:style-name="ce61"/>
          <table:table-cell/>
          <table:table-cell table:style-name="ce61" table:number-columns-repeated="10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Train loss</text:p>
          </table:table-cell>
          <table:table-cell table:style-name="ce27" office:value-type="float" office:value="0.232368130474975" calcext:value-type="float">
            <text:p>0.23</text:p>
          </table:table-cell>
          <table:table-cell table:style-name="ce29" office:value-type="float" office:value="0.159041637265191" calcext:value-type="float">
            <text:p>0.16</text:p>
          </table:table-cell>
          <table:table-cell table:style-name="ce29" office:value-type="float" office:value="0.163671278045657" calcext:value-type="float">
            <text:p>0.16</text:p>
          </table:table-cell>
          <table:table-cell table:style-name="ce29" office:value-type="float" office:value="0.138396492038959" calcext:value-type="float">
            <text:p>0.14</text:p>
          </table:table-cell>
          <table:table-cell table:style-name="ce29" office:value-type="float" office:value="0.147775328480399" calcext:value-type="float">
            <text:p>0.15</text:p>
          </table:table-cell>
          <table:table-cell table:style-name="ce29" office:value-type="float" office:value="0.157791227282015" calcext:value-type="float">
            <text:p>0.16</text:p>
          </table:table-cell>
          <table:table-cell table:style-name="ce29" office:value-type="float" office:value="0.141530311354964" calcext:value-type="float">
            <text:p>0.14</text:p>
          </table:table-cell>
          <table:table-cell table:style-name="ce29" office:value-type="float" office:value="0.15777580730617" calcext:value-type="float">
            <text:p>0.16</text:p>
          </table:table-cell>
          <table:table-cell table:style-name="ce29" office:value-type="float" office:value="0.149362960716652" calcext:value-type="float">
            <text:p>0.15</text:p>
          </table:table-cell>
          <table:table-cell table:style-name="ce29" office:value-type="float" office:value="0.14756530538739" calcext:value-type="float">
            <text:p>0.15</text:p>
          </table:table-cell>
          <table:table-cell table:style-name="ce29" office:value-type="float" office:value="0.159362229483644" calcext:value-type="float">
            <text:p>0.16</text:p>
          </table:table-cell>
          <table:table-cell table:style-name="ce29" office:value-type="float" office:value="0.155374572969896" calcext:value-type="float">
            <text:p>0.16</text:p>
          </table:table-cell>
          <table:table-cell table:style-name="ce29" office:value-type="float" office:value="0.174354046927285" calcext:value-type="float">
            <text:p>0.17</text:p>
          </table:table-cell>
          <table:table-cell table:style-name="ce29" office:value-type="float" office:value="0.164623091313028" calcext:value-type="float">
            <text:p>0.16</text:p>
          </table:table-cell>
          <table:table-cell table:style-name="ce29" office:value-type="float" office:value="0.162122459056758" calcext:value-type="float">
            <text:p>0.16</text:p>
          </table:table-cell>
          <table:table-cell/>
          <table:table-cell table:style-name="ce61"/>
          <table:table-cell/>
          <table:table-cell table:style-name="ce61" table:number-columns-repeated="10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Val Acc</text:p>
          </table:table-cell>
          <table:table-cell table:style-name="ce29" office:value-type="float" office:value="0.836007511442986" calcext:value-type="float">
            <text:p>0.84</text:p>
          </table:table-cell>
          <table:table-cell table:style-name="ce35" office:value-type="float" office:value="0.88711429502653" calcext:value-type="float">
            <text:p>0.89</text:p>
          </table:table-cell>
          <table:table-cell table:style-name="ce35" office:value-type="float" office:value="0.883182446645654" calcext:value-type="float">
            <text:p>0.88</text:p>
          </table:table-cell>
          <table:table-cell table:style-name="ce35" office:value-type="float" office:value="0.90152365166208" calcext:value-type="float">
            <text:p>0.90</text:p>
          </table:table-cell>
          <table:table-cell table:style-name="ce35" office:value-type="float" office:value="0.897078667723614" calcext:value-type="float">
            <text:p>0.90</text:p>
          </table:table-cell>
          <table:table-cell table:style-name="ce35" office:value-type="float" office:value="0.887825078342272" calcext:value-type="float">
            <text:p>0.89</text:p>
          </table:table-cell>
          <table:table-cell table:style-name="ce35" office:value-type="float" office:value="0.899092849441197" calcext:value-type="float">
            <text:p>0.90</text:p>
          </table:table-cell>
          <table:table-cell table:style-name="ce35" office:value-type="float" office:value="0.888026913974596" calcext:value-type="float">
            <text:p>0.89</text:p>
          </table:table-cell>
          <table:table-cell table:style-name="ce35" office:value-type="float" office:value="0.893713371753693" calcext:value-type="float">
            <text:p>0.89</text:p>
          </table:table-cell>
          <table:table-cell table:style-name="ce35" office:value-type="float" office:value="0.89559693020323" calcext:value-type="float">
            <text:p>0.90</text:p>
          </table:table-cell>
          <table:table-cell table:style-name="ce35" office:value-type="float" office:value="0.887357878529507" calcext:value-type="float">
            <text:p>0.89</text:p>
          </table:table-cell>
          <table:table-cell table:style-name="ce29" office:value-type="float" office:value="0.893243549543878" calcext:value-type="float">
            <text:p>0.89</text:p>
          </table:table-cell>
          <table:table-cell table:style-name="ce35" office:value-type="float" office:value="0.882029744023862" calcext:value-type="float">
            <text:p>0.88</text:p>
          </table:table-cell>
          <table:table-cell table:style-name="ce35" office:value-type="float" office:value="0.886411141623622" calcext:value-type="float">
            <text:p>0.89</text:p>
          </table:table-cell>
          <table:table-cell table:style-name="ce35" office:value-type="float" office:value="0.885365857352381" calcext:value-type="float">
            <text:p>0.89</text:p>
          </table:table-cell>
          <table:table-cell/>
          <table:table-cell table:style-name="ce61"/>
          <table:table-cell/>
          <table:table-cell table:style-name="ce61" table:number-columns-repeated="10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Val loss</text:p>
          </table:table-cell>
          <table:table-cell table:style-name="ce29" office:value-type="float" office:value="0.225823767763981" calcext:value-type="float">
            <text:p>0.23</text:p>
          </table:table-cell>
          <table:table-cell table:style-name="ce35" office:value-type="float" office:value="0.15892510553417" calcext:value-type="float">
            <text:p>0.16</text:p>
          </table:table-cell>
          <table:table-cell table:style-name="ce35" office:value-type="float" office:value="0.163458474997593" calcext:value-type="float">
            <text:p>0.16</text:p>
          </table:table-cell>
          <table:table-cell table:style-name="ce35" office:value-type="float" office:value="0.138646487953222" calcext:value-type="float">
            <text:p>0.14</text:p>
          </table:table-cell>
          <table:table-cell table:style-name="ce35" office:value-type="float" office:value="0.147350768900436" calcext:value-type="float">
            <text:p>0.15</text:p>
          </table:table-cell>
          <table:table-cell table:style-name="ce35" office:value-type="float" office:value="0.15779774642509" calcext:value-type="float">
            <text:p>0.16</text:p>
          </table:table-cell>
          <table:table-cell table:style-name="ce35" office:value-type="float" office:value="0.141878711992632" calcext:value-type="float">
            <text:p>0.14</text:p>
          </table:table-cell>
          <table:table-cell table:style-name="ce35" office:value-type="float" office:value="0.157513720159945" calcext:value-type="float">
            <text:p>0.16</text:p>
          </table:table-cell>
          <table:table-cell table:style-name="ce35" office:value-type="float" office:value="0.149277932128828" calcext:value-type="float">
            <text:p>0.15</text:p>
          </table:table-cell>
          <table:table-cell table:style-name="ce35" office:value-type="float" office:value="0.147150521906822" calcext:value-type="float">
            <text:p>0.15</text:p>
          </table:table-cell>
          <table:table-cell table:style-name="ce35" office:value-type="float" office:value="0.158116966427668" calcext:value-type="float">
            <text:p>0.16</text:p>
          </table:table-cell>
          <table:table-cell table:style-name="ce35" office:value-type="float" office:value="0.154551933168069" calcext:value-type="float">
            <text:p>0.15</text:p>
          </table:table-cell>
          <table:table-cell table:style-name="ce35" office:value-type="float" office:value="0.173426498887332" calcext:value-type="float">
            <text:p>0.17</text:p>
          </table:table-cell>
          <table:table-cell table:style-name="ce35" office:value-type="float" office:value="0.1634451138131" calcext:value-type="float">
            <text:p>0.16</text:p>
          </table:table-cell>
          <table:table-cell table:style-name="ce35" office:value-type="float" office:value="0.161906057233396" calcext:value-type="float">
            <text:p>0.16</text:p>
          </table:table-cell>
          <table:table-cell/>
          <table:table-cell table:style-name="ce61"/>
          <table:table-cell/>
          <table:table-cell table:style-name="ce61" table:number-columns-repeated="10"/>
          <table:table-cell table:style-name="ce26" table:number-columns-repeated="991"/>
        </table:table-row>
        <table:table-row table:style-name="ro3">
          <table:table-cell table:style-name="ce6" office:value-type="string" calcext:value-type="string">
            <text:p>F1 Score</text:p>
          </table:table-cell>
          <table:table-cell table:style-name="ce27" office:value-type="float" office:value="0.660820446319907" calcext:value-type="float">
            <text:p>0.66</text:p>
          </table:table-cell>
          <table:table-cell table:style-name="ce27" office:value-type="float" office:value="0.759172503462516" calcext:value-type="float">
            <text:p>0.76</text:p>
          </table:table-cell>
          <table:table-cell table:style-name="ce27" office:value-type="float" office:value="0.748586831687921" calcext:value-type="float">
            <text:p>0.75</text:p>
          </table:table-cell>
          <table:table-cell table:style-name="ce44" office:value-type="float" office:value="0.787056622564031" calcext:value-type="float">
            <text:p>0.79</text:p>
          </table:table-cell>
          <table:table-cell table:style-name="ce46" office:value-type="float" office:value="0.778843779105817" calcext:value-type="float">
            <text:p>0.78</text:p>
          </table:table-cell>
          <table:table-cell table:style-name="ce27" office:value-type="float" office:value="0.753449793867804" calcext:value-type="float">
            <text:p>0.75</text:p>
          </table:table-cell>
          <table:table-cell table:style-name="ce46" office:value-type="float" office:value="0.781552852003814" calcext:value-type="float">
            <text:p>0.78</text:p>
          </table:table-cell>
          <table:table-cell table:style-name="ce29" office:value-type="float" office:value="0.761000973040172" calcext:value-type="float">
            <text:p>0.76</text:p>
          </table:table-cell>
          <table:table-cell table:style-name="ce50" office:value-type="float" office:value="0.769433146223628" calcext:value-type="float">
            <text:p>0.77</text:p>
          </table:table-cell>
          <table:table-cell table:style-name="ce49" office:value-type="float" office:value="0.776203291157646" calcext:value-type="float">
            <text:p>0.78</text:p>
          </table:table-cell>
          <table:table-cell table:style-name="ce35" office:value-type="float" office:value="0.755992183078778" calcext:value-type="float">
            <text:p>0.76</text:p>
          </table:table-cell>
          <table:table-cell table:style-name="ce27" office:value-type="float" office:value="0.766051456244823" calcext:value-type="float">
            <text:p>0.77</text:p>
          </table:table-cell>
          <table:table-cell table:style-name="ce57" office:value-type="float" office:value="0.733899310791945" calcext:value-type="float">
            <text:p>0.73</text:p>
          </table:table-cell>
          <table:table-cell table:style-name="ce27" office:value-type="float" office:value="0.75262650787125" calcext:value-type="float">
            <text:p>0.75</text:p>
          </table:table-cell>
          <table:table-cell table:style-name="ce27" office:value-type="float" office:value="0.756982578246984" calcext:value-type="float">
            <text:p>0.76</text:p>
          </table:table-cell>
          <table:table-cell table:number-columns-repeated="1004"/>
        </table:table-row>
        <table:table-row table:style-name="ro4" table:number-rows-repeated="4">
          <table:table-cell table:number-columns-repeated="1020"/>
        </table:table-row>
        <table:table-row table:style-name="ro4">
          <table:table-cell/>
          <table:table-cell table:style-name="ce36" office:value-type="string" calcext:value-type="string">
            <text:p>HR</text:p>
          </table:table-cell>
          <table:table-cell table:style-name="ce36" office:value-type="string" calcext:value-type="string">
            <text:p>Horizontal Rotation</text:p>
          </table:table-cell>
          <table:table-cell table:number-columns-repeated="1017"/>
        </table:table-row>
        <table:table-row table:style-name="ro4">
          <table:table-cell/>
          <table:table-cell table:style-name="ce36" office:value-type="string" calcext:value-type="string">
            <text:p>VR</text:p>
          </table:table-cell>
          <table:table-cell table:style-name="ce36" office:value-type="string" calcext:value-type="string">
            <text:p>Vertical Rotation</text:p>
          </table:table-cell>
          <table:table-cell table:number-columns-repeated="1017"/>
        </table:table-row>
        <table:table-row table:style-name="ro4">
          <table:table-cell/>
          <table:table-cell table:style-name="ce36" office:value-type="string" calcext:value-type="string">
            <text:p>B</text:p>
          </table:table-cell>
          <table:table-cell table:style-name="ce36" office:value-type="string" calcext:value-type="string">
            <text:p>Brightness</text:p>
          </table:table-cell>
          <table:table-cell table:number-columns-repeated="1017"/>
        </table:table-row>
        <table:table-row table:style-name="ro4">
          <table:table-cell/>
          <table:table-cell table:style-name="ce36" office:value-type="string" calcext:value-type="string">
            <text:p>ED</text:p>
          </table:table-cell>
          <table:table-cell table:style-name="ce36" office:value-type="string" calcext:value-type="string">
            <text:p>Elastic Deformation</text:p>
          </table:table-cell>
          <table:table-cell table:number-columns-repeated="1017"/>
        </table:table-row>
        <table:table-row table:style-name="ro4">
          <table:table-cell/>
          <table:table-cell table:style-name="ce36" office:value-type="string" calcext:value-type="string">
            <text:p>N</text:p>
          </table:table-cell>
          <table:table-cell table:style-name="ce36" office:value-type="string" calcext:value-type="string">
            <text:p>Noise</text:p>
          </table:table-cell>
          <table:table-cell table:style-name="ce23"/>
          <table:table-cell table:number-columns-repeated="1016"/>
        </table:table-row>
        <table:table-row table:style-name="ro4">
          <table:table-cell/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Contrast</text:p>
          </table:table-cell>
          <table:table-cell table:style-name="ce23"/>
          <table:table-cell table:number-columns-repeated="1016"/>
        </table:table-row>
        <table:table-row table:style-name="ro4">
          <table:table-cell/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Flipping by Z</text:p>
          </table:table-cell>
          <table:table-cell table:style-name="ce23"/>
          <table:table-cell table:number-columns-repeated="1016"/>
        </table:table-row>
        <table:table-row table:style-name="ro4">
          <table:table-cell table:number-columns-repeated="3"/>
          <table:table-cell table:style-name="ce23"/>
          <table:table-cell table:number-columns-repeated="1016"/>
        </table:table-row>
        <table:table-row table:style-name="ro4">
          <table:table-cell table:number-columns-repeated="3"/>
          <table:table-cell table:style-name="ce23"/>
          <table:table-cell table:number-columns-repeated="8"/>
          <table:table-cell table:style-name="ce45"/>
          <table:table-cell table:number-columns-repeated="1007"/>
        </table:table-row>
        <table:table-row table:style-name="ro4">
          <table:table-cell table:number-columns-repeated="3"/>
          <table:table-cell table:style-name="ce23"/>
          <table:table-cell table:number-columns-repeated="1016"/>
        </table:table-row>
        <table:table-row table:style-name="ro4" table:number-rows-repeated="26">
          <table:table-cell table:number-columns-repeated="1020"/>
        </table:table-row>
        <table:table-row table:style-name="ro4">
          <table:table-cell table:number-columns-repeated="12"/>
          <table:table-cell table:style-name="ce45" table:number-columns-repeated="4"/>
          <table:table-cell table:number-columns-repeated="1004"/>
        </table:table-row>
        <table:table-row table:style-name="ro4">
          <table:table-cell table:number-columns-repeated="12"/>
          <table:table-cell table:style-name="ce55" table:number-columns-repeated="4"/>
          <table:table-cell table:number-columns-repeated="1004"/>
        </table:table-row>
        <table:table-row table:style-name="ro4">
          <table:table-cell table:number-columns-repeated="12"/>
          <table:table-cell table:style-name="ce55"/>
          <table:table-cell table:number-columns-repeated="1007"/>
        </table:table-row>
      </table:table>
      <table:table table:name="Sheet2" table:style-name="ta1">
        <table:shapes>
          <draw:frame draw:z-index="0" draw:style-name="gr1" draw:text-style-name="P1" svg:width="453.51pt" svg:height="255.09pt" svg:x="435.94pt" svg:y="190.49pt">
            <draw:object draw:notify-on-update-of-ranges="Sheet2.A17:Sheet2.A17 Sheet2.B17:Sheet2.F17 Sheet2.A36:Sheet2.A36 Sheet2.B36:Sheet2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2"/>
        <table:table-column table:style-name="co6" table:number-columns-repeated="4" table:default-cell-style-name="ce4"/>
        <table:table-column table:style-name="co6" table:default-cell-style-name="ce7"/>
        <table:table-row table:style-name="ro4" table:number-rows-repeated="2">
          <table:table-cell table:style-name="Default" table:number-columns-repeated="6"/>
        </table:table-row>
        <table:table-row table:style-name="ro5">
          <table:table-cell table:style-name="ce3" office:value-type="string" calcext:value-type="string">
            <text:p>Benchmarking on Artificial data 3GL1</text:p>
          </table:table-cell>
          <table:table-cell table:style-name="ce30" table:number-columns-repeated="5"/>
        </table:table-row>
        <table:table-row table:style-name="ro3">
          <table:table-cell office:value-type="string" calcext:value-type="string">
            <text:p>Versio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Model</text:p>
          </table:table-cell>
          <table:table-cell table:number-columns-repeated="4" office:value-type="string" calcext:value-type="string">
            <text:p>5 layers</text:p>
          </table:table-cell>
          <table:table-cell table:style-name="ce4" office:value-type="string" calcext:value-type="string">
            <text:p>5 layers</text:p>
          </table:table-cell>
        </table:table-row>
        <table:table-row table:style-name="ro6">
          <table:table-cell office:value-type="string" calcext:value-type="string">
            <text:p>Folds <text:span text:style-name="T2">(2034)</text:span>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overlap</text:p>
          </table:table-cell>
          <table:table-cell table:number-columns-repeated="4" office:value-type="float" office:value="0.75" calcext:value-type="float">
            <text:p>0.75</text:p>
          </table:table-cell>
          <table:table-cell table:style-name="ce4" office:value-type="float" office:value="0.75" calcext:value-type="float">
            <text:p>0.75</text:p>
          </table:table-cell>
        </table:table-row>
        <table:table-row table:style-name="ro3">
          <table:table-cell office:value-type="string" calcext:value-type="string">
            <text:p>lr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4" office:value-type="float" office:value="0.00001" calcext:value-type="float">
            <text:p>1.00E-05</text:p>
          </table:table-cell>
          <table:table-cell table:number-columns-repeated="3" table:style-name="ce5" office:value-type="float" office:value="0.0001" calcext:value-type="float">
            <text:p>1.00E-04</text:p>
          </table:table-cell>
        </table:table-row>
        <table:table-row table:style-name="ro3">
          <table:table-cell office:value-type="string" calcext:value-type="string">
            <text:p>cls loss</text:p>
          </table:table-cell>
          <table:table-cell table:number-columns-repeated="2" office:value-type="string" calcext:value-type="string">
            <text:p>DiceCE</text:p>
          </table:table-cell>
          <table:table-cell table:style-name="ce13" office:value-type="string" calcext:value-type="string">
            <text:p>CE</text:p>
          </table:table-cell>
          <table:table-cell table:number-columns-repeated="2" table:style-name="ce13" office:value-type="string" calcext:value-type="string">
            <text:p>DiceCE</text:p>
          </table:table-cell>
        </table:table-row>
        <table:table-row table:style-name="ro3">
          <table:table-cell office:value-type="string" calcext:value-type="string">
            <text:p>rec loss</text:p>
          </table:table-cell>
          <table:table-cell table:number-columns-repeated="4" office:value-type="string" calcext:value-type="string">
            <text:p>MSE</text:p>
          </table:table-cell>
          <table:table-cell table:style-name="ce24" office:value-type="string" calcext:value-type="string">
            <text:p>BCEWeighted</text:p>
          </table:table-cell>
        </table:table-row>
        <table:table-row table:style-name="ro3">
          <table:table-cell office:value-type="string" calcext:value-type="string">
            <text:p>rec loss w</text:p>
          </table:table-cell>
          <table:table-cell table:number-columns-repeated="4" office:value-type="float" office:value="0.1" calcext:value-type="float">
            <text:p>0.1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rotation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rop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Epoch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lation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atch size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13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style-name="ce28" office:value-type="string" calcext:value-type="string">
            <text:p>Val Dice(5L)</text:p>
          </table:table-cell>
          <table:table-cell table:style-name="ce34" office:value-type="float" office:value="0.564175128936768" calcext:value-type="float">
            <text:p>0.5642</text:p>
          </table:table-cell>
          <table:table-cell table:style-name="ce34" office:value-type="float" office:value="0.604964590072632" calcext:value-type="float">
            <text:p>0.6050</text:p>
          </table:table-cell>
          <table:table-cell table:style-name="ce34" office:value-type="float" office:value="0.850872337818146" calcext:value-type="float">
            <text:p>0.8509</text:p>
          </table:table-cell>
          <table:table-cell table:style-name="ce34" office:value-type="float" office:value="0.860639572143555" calcext:value-type="float">
            <text:p>0.8606</text:p>
          </table:table-cell>
          <table:table-cell table:style-name="ce34" office:value-type="float" office:value="0.865317583084106" calcext:value-type="float">
            <text:p>0.8653</text:p>
          </table:table-cell>
        </table:table-row>
        <table:table-row table:style-name="ro3">
          <table:table-cell table:style-name="ce18"/>
          <table:table-cell table:style-name="ce32" table:number-columns-repeated="5"/>
        </table:table-row>
        <table:table-row table:style-name="ro3">
          <table:table-cell table:style-name="ce18"/>
          <table:table-cell table:style-name="ce33" table:number-columns-repeated="5"/>
        </table:table-row>
        <table:table-row table:style-name="ro4" table:number-rows-repeated="3">
          <table:table-cell table:style-name="Default" table:number-columns-repeated="6"/>
        </table:table-row>
        <table:table-row table:style-name="ro3">
          <table:table-cell office:value-type="string" calcext:value-type="string">
            <text:p>Version</text:p>
          </table:table-cell>
          <table:table-cell table:number-columns-repeated="2"/>
          <table:table-cell table:style-name="ce39" office:value-type="float" office:value="12" calcext:value-type="float">
            <text:p>12</text:p>
          </table:table-cell>
          <table:table-cell table:style-name="ce12" table:number-columns-repeated="2"/>
        </table:table-row>
        <table:table-row table:style-name="ro3">
          <table:table-cell office:value-type="string" calcext:value-type="string">
            <text:p>Model</text:p>
          </table:table-cell>
          <table:table-cell table:number-columns-repeated="4" office:value-type="string" calcext:value-type="string">
            <text:p>2 layers</text:p>
          </table:table-cell>
          <table:table-cell table:style-name="ce4" office:value-type="string" calcext:value-type="string">
            <text:p>2 layers</text:p>
          </table:table-cell>
        </table:table-row>
        <table:table-row table:style-name="ro3">
          <table:table-cell office:value-type="string" calcext:value-type="string">
            <text:p>Folds <text:span text:style-name="T2">(2034)</text:span>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overlap</text:p>
          </table:table-cell>
          <table:table-cell table:number-columns-repeated="4" office:value-type="float" office:value="0.75" calcext:value-type="float">
            <text:p>0.75</text:p>
          </table:table-cell>
          <table:table-cell table:style-name="ce4" office:value-type="float" office:value="0.75" calcext:value-type="float">
            <text:p>0.75</text:p>
          </table:table-cell>
        </table:table-row>
        <table:table-row table:style-name="ro3">
          <table:table-cell office:value-type="string" calcext:value-type="string">
            <text:p>lr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4" office:value-type="float" office:value="0.00001" calcext:value-type="float">
            <text:p>1.00E-05</text:p>
          </table:table-cell>
          <table:table-cell table:number-columns-repeated="3" table:style-name="ce5" office:value-type="float" office:value="0.0001" calcext:value-type="float">
            <text:p>1.00E-04</text:p>
          </table:table-cell>
        </table:table-row>
        <table:table-row table:style-name="ro3">
          <table:table-cell office:value-type="string" calcext:value-type="string">
            <text:p>cls loss</text:p>
          </table:table-cell>
          <table:table-cell table:number-columns-repeated="2" office:value-type="string" calcext:value-type="string">
            <text:p>DiceCE</text:p>
          </table:table-cell>
          <table:table-cell office:value-type="string" calcext:value-type="string">
            <text:p>CE</text:p>
          </table:table-cell>
          <table:table-cell table:number-columns-repeated="2" table:style-name="ce13" office:value-type="string" calcext:value-type="string">
            <text:p>DiceCE</text:p>
          </table:table-cell>
        </table:table-row>
        <table:table-row table:style-name="ro3">
          <table:table-cell office:value-type="string" calcext:value-type="string">
            <text:p>rec loss</text:p>
          </table:table-cell>
          <table:table-cell table:number-columns-repeated="4" office:value-type="string" calcext:value-type="string">
            <text:p>MSE</text:p>
          </table:table-cell>
          <table:table-cell table:style-name="ce24" office:value-type="string" calcext:value-type="string">
            <text:p>BCEWeighted</text:p>
          </table:table-cell>
        </table:table-row>
        <table:table-row table:style-name="ro3">
          <table:table-cell office:value-type="string" calcext:value-type="string">
            <text:p>rec loss w</text:p>
          </table:table-cell>
          <table:table-cell table:number-columns-repeated="4" office:value-type="float" office:value="0.1" calcext:value-type="float">
            <text:p>0.1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rotation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rop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Epoch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lation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atch size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13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style-name="ce28" office:value-type="string" calcext:value-type="string">
            <text:p>Val Dice(2L)</text:p>
          </table:table-cell>
          <table:table-cell table:style-name="ce34" office:value-type="float" office:value="0.49617438125601" calcext:value-type="float">
            <text:p>0.4962</text:p>
          </table:table-cell>
          <table:table-cell table:style-name="ce34" office:value-type="float" office:value="0.50312300189741" calcext:value-type="float">
            <text:p>0.5031</text:p>
          </table:table-cell>
          <table:table-cell table:style-name="ce34" office:value-type="float" office:value="0.830978333950043" calcext:value-type="float">
            <text:p>0.8310</text:p>
          </table:table-cell>
          <table:table-cell table:style-name="ce34" office:value-type="float" office:value="0.8112556481101" calcext:value-type="float">
            <text:p>0.8113</text:p>
          </table:table-cell>
          <table:table-cell table:style-name="ce34" office:value-type="float" office:value="0.82968410245791" calcext:value-type="float">
            <text:p>0.8297</text:p>
          </table:table-cell>
        </table:table-row>
      </table:table>
      <table:table table:name="Sheet3" table:style-name="ta1">
        <table:shapes>
          <draw:frame draw:z-index="0" draw:style-name="gr1" draw:text-style-name="P1" svg:width="553.18pt" svg:height="386.45pt" svg:x="665.89pt" svg:y="83.85pt">
            <draw:object draw:notify-on-update-of-ranges="Sheet3.A2:Sheet3.A2 Sheet3.A3:Sheet3.A302 Sheet3.B2:Sheet3.B2 Sheet3.B3:Sheet3.B302 Sheet3.C2:Sheet3.C2 Sheet3.C3:Sheet3.C302 Sheet3.D2:Sheet3.D2 Sheet3.D3:Sheet3.D302 Sheet3.E2:Sheet3.E2 Sheet3.E3:Sheet3.E302 Sheet3.F2:Sheet3.F2 Sheet3.F3:Sheet3.F3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default-cell-style-name="ce81"/>
        <table:table-column table:style-name="co9" table:default-cell-style-name="ce81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3" table:default-cell-style-name="ce81"/>
        <table:table-row table:style-name="ro4">
          <table:table-cell office:value-type="string" calcext:value-type="string">
            <text:p>learning curves</text:p>
          </table:table-cell>
          <table:table-cell table:number-columns-repeated="5"/>
        </table:table-row>
        <table:table-row table:style-name="ro4">
          <table:table-cell table:style-name="ce82" office:value-type="string" calcext:value-type="string">
            <text:p>PT-BG (3D-UCaps)</text:p>
          </table:table-cell>
          <table:table-cell table:style-name="ce83" office:value-type="string" calcext:value-type="string">
            <text:p>PT-BG (3D-UNet)</text:p>
          </table:table-cell>
          <table:table-cell table:style-name="ce82" office:value-type="string" calcext:value-type="string">
            <text:p>RB-BG (3D-UCaps)</text:p>
          </table:table-cell>
          <table:table-cell table:style-name="ce83" office:value-type="string" calcext:value-type="string">
            <text:p>RB-BG (3D-UNet)</text:p>
          </table:table-cell>
          <table:table-cell table:style-name="ce82" office:value-type="string" calcext:value-type="string">
            <text:p>PTRB-BG (3D-UCaps)</text:p>
          </table:table-cell>
          <table:table-cell table:style-name="ce83" office:value-type="string" calcext:value-type="string">
            <text:p>PTRB-BG (3D-UNet)</text:p>
          </table:table-cell>
        </table:table-row>
        <table:table-row table:style-name="ro4">
          <table:table-cell office:value-type="float" office:value="0.754749596118927" calcext:value-type="float">
            <text:p>0.754749596118927</text:p>
          </table:table-cell>
          <table:table-cell office:value-type="float" office:value="0.245660441187919" calcext:value-type="float">
            <text:p>0.245660441187919</text:p>
          </table:table-cell>
          <table:table-cell table:style-name="ce84" office:value-type="float" office:value="0.753037512302399" calcext:value-type="float">
            <text:p>0.753037512302399</text:p>
          </table:table-cell>
          <table:table-cell office:value-type="float" office:value="0.393404705656899" calcext:value-type="float">
            <text:p>0.393404705656899</text:p>
          </table:table-cell>
          <table:table-cell table:style-name="ce84" office:value-type="float" office:value="1.12342143058777" calcext:value-type="float">
            <text:p>1.12342143058777</text:p>
          </table:table-cell>
          <table:table-cell office:value-type="float" office:value="0.799319826364517" calcext:value-type="float">
            <text:p>0.799319826364517</text:p>
          </table:table-cell>
        </table:table-row>
        <table:table-row table:style-name="ro4">
          <table:table-cell office:value-type="float" office:value="0.48560044169426" calcext:value-type="float">
            <text:p>0.48560044169426</text:p>
          </table:table-cell>
          <table:table-cell office:value-type="float" office:value="0.163796497225271" calcext:value-type="float">
            <text:p>0.163796497225271</text:p>
          </table:table-cell>
          <table:table-cell table:style-name="ce84" office:value-type="float" office:value="0.634738445281982" calcext:value-type="float">
            <text:p>0.634738445281982</text:p>
          </table:table-cell>
          <table:table-cell office:value-type="float" office:value="0.366392304499944" calcext:value-type="float">
            <text:p>0.366392304499944</text:p>
          </table:table-cell>
          <table:table-cell table:style-name="ce84" office:value-type="float" office:value="0.899416089057922" calcext:value-type="float">
            <text:p>0.899416089057922</text:p>
          </table:table-cell>
          <table:table-cell office:value-type="float" office:value="0.683311966657639" calcext:value-type="float">
            <text:p>0.683311966657639</text:p>
          </table:table-cell>
        </table:table-row>
        <table:table-row table:style-name="ro4">
          <table:table-cell office:value-type="float" office:value="0.389561086893082" calcext:value-type="float">
            <text:p>0.389561086893082</text:p>
          </table:table-cell>
          <table:table-cell office:value-type="float" office:value="0.146016233343892" calcext:value-type="float">
            <text:p>0.146016233343892</text:p>
          </table:table-cell>
          <table:table-cell table:style-name="ce84" office:value-type="float" office:value="0.612239599227905" calcext:value-type="float">
            <text:p>0.612239599227905</text:p>
          </table:table-cell>
          <table:table-cell office:value-type="float" office:value="0.330372366640303" calcext:value-type="float">
            <text:p>0.330372366640303</text:p>
          </table:table-cell>
          <table:table-cell table:style-name="ce84" office:value-type="float" office:value="0.779249250888824" calcext:value-type="float">
            <text:p>0.779249250888824</text:p>
          </table:table-cell>
          <table:table-cell office:value-type="float" office:value="0.609255948066711" calcext:value-type="float">
            <text:p>0.609255948066711</text:p>
          </table:table-cell>
        </table:table-row>
        <table:table-row table:style-name="ro4">
          <table:table-cell office:value-type="float" office:value="0.338113635778427" calcext:value-type="float">
            <text:p>0.338113635778427</text:p>
          </table:table-cell>
          <table:table-cell office:value-type="float" office:value="0.133915731537735" calcext:value-type="float">
            <text:p>0.133915731537735</text:p>
          </table:table-cell>
          <table:table-cell table:style-name="ce84" office:value-type="float" office:value="0.596640050411224" calcext:value-type="float">
            <text:p>0.596640050411224</text:p>
          </table:table-cell>
          <table:table-cell office:value-type="float" office:value="0.315025620990329" calcext:value-type="float">
            <text:p>0.315025620990329</text:p>
          </table:table-cell>
          <table:table-cell table:style-name="ce84" office:value-type="float" office:value="0.713259994983673" calcext:value-type="float">
            <text:p>0.713259994983673</text:p>
          </table:table-cell>
          <table:table-cell office:value-type="float" office:value="0.582493762969971" calcext:value-type="float">
            <text:p>0.582493762969971</text:p>
          </table:table-cell>
        </table:table-row>
        <table:table-row table:style-name="ro4">
          <table:table-cell office:value-type="float" office:value="0.305411398410797" calcext:value-type="float">
            <text:p>0.305411398410797</text:p>
          </table:table-cell>
          <table:table-cell office:value-type="float" office:value="0.129855262460532" calcext:value-type="float">
            <text:p>0.129855262460532</text:p>
          </table:table-cell>
          <table:table-cell table:style-name="ce84" office:value-type="float" office:value="0.580650806427002" calcext:value-type="float">
            <text:p>0.580650806427002</text:p>
          </table:table-cell>
          <table:table-cell office:value-type="float" office:value="0.289061148961385" calcext:value-type="float">
            <text:p>0.289061148961385</text:p>
          </table:table-cell>
          <table:table-cell table:style-name="ce84" office:value-type="float" office:value="0.663505494594574" calcext:value-type="float">
            <text:p>0.663505494594574</text:p>
          </table:table-cell>
          <table:table-cell office:value-type="float" office:value="0.564179539680481" calcext:value-type="float">
            <text:p>0.564179539680481</text:p>
          </table:table-cell>
        </table:table-row>
        <table:table-row table:style-name="ro4">
          <table:table-cell office:value-type="float" office:value="0.282436192035675" calcext:value-type="float">
            <text:p>0.282436192035675</text:p>
          </table:table-cell>
          <table:table-cell office:value-type="float" office:value="0.111343466389326" calcext:value-type="float">
            <text:p>0.111343466389326</text:p>
          </table:table-cell>
          <table:table-cell table:style-name="ce84" office:value-type="float" office:value="0.561230659484863" calcext:value-type="float">
            <text:p>0.561230659484863</text:p>
          </table:table-cell>
          <table:table-cell office:value-type="float" office:value="0.280360149012672" calcext:value-type="float">
            <text:p>0.280360149012672</text:p>
          </table:table-cell>
          <table:table-cell table:style-name="ce84" office:value-type="float" office:value="0.619780838489533" calcext:value-type="float">
            <text:p>0.619780838489533</text:p>
          </table:table-cell>
          <table:table-cell office:value-type="float" office:value="0.542606218457222" calcext:value-type="float">
            <text:p>0.542606218457222</text:p>
          </table:table-cell>
        </table:table-row>
        <table:table-row table:style-name="ro4">
          <table:table-cell office:value-type="float" office:value="0.260972648859024" calcext:value-type="float">
            <text:p>0.260972648859024</text:p>
          </table:table-cell>
          <table:table-cell office:value-type="float" office:value="0.110485579051967" calcext:value-type="float">
            <text:p>0.110485579051967</text:p>
          </table:table-cell>
          <table:table-cell table:style-name="ce84" office:value-type="float" office:value="0.544220089912415" calcext:value-type="float">
            <text:p>0.544220089912415</text:p>
          </table:table-cell>
          <table:table-cell office:value-type="float" office:value="0.289418800009621" calcext:value-type="float">
            <text:p>0.289418800009621</text:p>
          </table:table-cell>
          <table:table-cell table:style-name="ce84" office:value-type="float" office:value="0.581951141357422" calcext:value-type="float">
            <text:p>0.581951141357422</text:p>
          </table:table-cell>
          <table:table-cell office:value-type="float" office:value="0.511291739344597" calcext:value-type="float">
            <text:p>0.511291739344597</text:p>
          </table:table-cell>
        </table:table-row>
        <table:table-row table:style-name="ro4">
          <table:table-cell office:value-type="float" office:value="0.245283529162407" calcext:value-type="float">
            <text:p>0.245283529162407</text:p>
          </table:table-cell>
          <table:table-cell office:value-type="float" office:value="0.100347924456307" calcext:value-type="float">
            <text:p>0.100347924456307</text:p>
          </table:table-cell>
          <table:table-cell table:style-name="ce84" office:value-type="float" office:value="0.530922651290894" calcext:value-type="float">
            <text:p>0.530922651290894</text:p>
          </table:table-cell>
          <table:table-cell office:value-type="float" office:value="0.272138824065526" calcext:value-type="float">
            <text:p>0.272138824065526</text:p>
          </table:table-cell>
          <table:table-cell table:style-name="ce84" office:value-type="float" office:value="0.545562326908112" calcext:value-type="float">
            <text:p>0.545562326908112</text:p>
          </table:table-cell>
          <table:table-cell office:value-type="float" office:value="0.502905450463295" calcext:value-type="float">
            <text:p>0.502905450463295</text:p>
          </table:table-cell>
        </table:table-row>
        <table:table-row table:style-name="ro4">
          <table:table-cell office:value-type="float" office:value="0.231942921876907" calcext:value-type="float">
            <text:p>0.231942921876907</text:p>
          </table:table-cell>
          <table:table-cell office:value-type="float" office:value="0.103643958138708" calcext:value-type="float">
            <text:p>0.103643958138708</text:p>
          </table:table-cell>
          <table:table-cell table:style-name="ce84" office:value-type="float" office:value="0.519005179405212" calcext:value-type="float">
            <text:p>0.519005179405212</text:p>
          </table:table-cell>
          <table:table-cell office:value-type="float" office:value="0.281336216462983" calcext:value-type="float">
            <text:p>0.281336216462983</text:p>
          </table:table-cell>
          <table:table-cell table:style-name="ce84" office:value-type="float" office:value="0.509761512279511" calcext:value-type="float">
            <text:p>0.509761512279511</text:p>
          </table:table-cell>
          <table:table-cell office:value-type="float" office:value="0.491010111570358" calcext:value-type="float">
            <text:p>0.491010111570358</text:p>
          </table:table-cell>
        </table:table-row>
        <table:table-row table:style-name="ro4">
          <table:table-cell office:value-type="float" office:value="0.219448238611221" calcext:value-type="float">
            <text:p>0.219448238611221</text:p>
          </table:table-cell>
          <table:table-cell office:value-type="float" office:value="0.0962228011416555" calcext:value-type="float">
            <text:p>0.096222801141656</text:p>
          </table:table-cell>
          <table:table-cell table:style-name="ce84" office:value-type="float" office:value="0.508062064647675" calcext:value-type="float">
            <text:p>0.508062064647675</text:p>
          </table:table-cell>
          <table:table-cell office:value-type="float" office:value="0.260942935943604" calcext:value-type="float">
            <text:p>0.260942935943604</text:p>
          </table:table-cell>
          <table:table-cell table:style-name="ce84" office:value-type="float" office:value="0.477428376674652" calcext:value-type="float">
            <text:p>0.477428376674652</text:p>
          </table:table-cell>
          <table:table-cell office:value-type="float" office:value="0.481487036943436" calcext:value-type="float">
            <text:p>0.481487036943436</text:p>
          </table:table-cell>
        </table:table-row>
        <table:table-row table:style-name="ro4">
          <table:table-cell office:value-type="float" office:value="0.209898933768272" calcext:value-type="float">
            <text:p>0.209898933768272</text:p>
          </table:table-cell>
          <table:table-cell office:value-type="float" office:value="0.0901540778998914" calcext:value-type="float">
            <text:p>0.090154077899891</text:p>
          </table:table-cell>
          <table:table-cell table:style-name="ce84" office:value-type="float" office:value="0.498034536838532" calcext:value-type="float">
            <text:p>0.498034536838532</text:p>
          </table:table-cell>
          <table:table-cell office:value-type="float" office:value="0.272345961795913" calcext:value-type="float">
            <text:p>0.272345961795913</text:p>
          </table:table-cell>
          <table:table-cell table:style-name="ce84" office:value-type="float" office:value="0.449608385562897" calcext:value-type="float">
            <text:p>0.449608385562897</text:p>
          </table:table-cell>
          <table:table-cell office:value-type="float" office:value="0.476081286668778" calcext:value-type="float">
            <text:p>0.476081286668778</text:p>
          </table:table-cell>
        </table:table-row>
        <table:table-row table:style-name="ro4">
          <table:table-cell office:value-type="float" office:value="0.198827758431435" calcext:value-type="float">
            <text:p>0.198827758431435</text:p>
          </table:table-cell>
          <table:table-cell office:value-type="float" office:value="0.0842614784767782" calcext:value-type="float">
            <text:p>0.084261478476778</text:p>
          </table:table-cell>
          <table:table-cell table:style-name="ce84" office:value-type="float" office:value="0.487971901893616" calcext:value-type="float">
            <text:p>0.487971901893616</text:p>
          </table:table-cell>
          <table:table-cell office:value-type="float" office:value="0.268237039446831" calcext:value-type="float">
            <text:p>0.268237039446831</text:p>
          </table:table-cell>
          <table:table-cell table:style-name="ce84" office:value-type="float" office:value="0.425957053899765" calcext:value-type="float">
            <text:p>0.425957053899765</text:p>
          </table:table-cell>
          <table:table-cell office:value-type="float" office:value="0.471823298931122" calcext:value-type="float">
            <text:p>0.471823298931122</text:p>
          </table:table-cell>
        </table:table-row>
        <table:table-row table:style-name="ro4">
          <table:table-cell office:value-type="float" office:value="0.193099975585938" calcext:value-type="float">
            <text:p>0.193099975585938</text:p>
          </table:table-cell>
          <table:table-cell office:value-type="float" office:value="0.0847377991457106" calcext:value-type="float">
            <text:p>0.084737799145711</text:p>
          </table:table-cell>
          <table:table-cell table:style-name="ce84" office:value-type="float" office:value="0.478280186653137" calcext:value-type="float">
            <text:p>0.478280186653137</text:p>
          </table:table-cell>
          <table:table-cell office:value-type="float" office:value="0.253967712322871" calcext:value-type="float">
            <text:p>0.253967712322871</text:p>
          </table:table-cell>
          <table:table-cell table:style-name="ce84" office:value-type="float" office:value="0.402903616428375" calcext:value-type="float">
            <text:p>0.402903616428375</text:p>
          </table:table-cell>
          <table:table-cell office:value-type="float" office:value="0.454479107260704" calcext:value-type="float">
            <text:p>0.454479107260704</text:p>
          </table:table-cell>
        </table:table-row>
        <table:table-row table:style-name="ro4">
          <table:table-cell office:value-type="float" office:value="0.18622787296772" calcext:value-type="float">
            <text:p>0.18622787296772</text:p>
          </table:table-cell>
          <table:table-cell office:value-type="float" office:value="0.0799524290065584" calcext:value-type="float">
            <text:p>0.079952429006558</text:p>
          </table:table-cell>
          <table:table-cell table:style-name="ce84" office:value-type="float" office:value="0.46885871887207" calcext:value-type="float">
            <text:p>0.46885871887207</text:p>
          </table:table-cell>
          <table:table-cell office:value-type="float" office:value="0.247194871306419" calcext:value-type="float">
            <text:p>0.247194871306419</text:p>
          </table:table-cell>
          <table:table-cell table:style-name="ce84" office:value-type="float" office:value="0.384983777999878" calcext:value-type="float">
            <text:p>0.384983777999878</text:p>
          </table:table-cell>
          <table:table-cell office:value-type="float" office:value="0.443803417682648" calcext:value-type="float">
            <text:p>0.443803417682648</text:p>
          </table:table-cell>
        </table:table-row>
        <table:table-row table:style-name="ro4">
          <table:table-cell office:value-type="float" office:value="0.178757563233376" calcext:value-type="float">
            <text:p>0.178757563233376</text:p>
          </table:table-cell>
          <table:table-cell office:value-type="float" office:value="0.077696370811742" calcext:value-type="float">
            <text:p>0.077696370811742</text:p>
          </table:table-cell>
          <table:table-cell table:style-name="ce84" office:value-type="float" office:value="0.459633469581604" calcext:value-type="float">
            <text:p>0.459633469581604</text:p>
          </table:table-cell>
          <table:table-cell office:value-type="float" office:value="0.25612326628632" calcext:value-type="float">
            <text:p>0.25612326628632</text:p>
          </table:table-cell>
          <table:table-cell table:style-name="ce84" office:value-type="float" office:value="0.364834249019623" calcext:value-type="float">
            <text:p>0.364834249019623</text:p>
          </table:table-cell>
          <table:table-cell office:value-type="float" office:value="0.436300883889198" calcext:value-type="float">
            <text:p>0.436300883889198</text:p>
          </table:table-cell>
        </table:table-row>
        <table:table-row table:style-name="ro4">
          <table:table-cell office:value-type="float" office:value="0.17412742972374" calcext:value-type="float">
            <text:p>0.17412742972374</text:p>
          </table:table-cell>
          <table:table-cell office:value-type="float" office:value="0.0789560139056587" calcext:value-type="float">
            <text:p>0.078956013905659</text:p>
          </table:table-cell>
          <table:table-cell table:style-name="ce84" office:value-type="float" office:value="0.449640393257141" calcext:value-type="float">
            <text:p>0.449640393257141</text:p>
          </table:table-cell>
          <table:table-cell office:value-type="float" office:value="0.245710372924805" calcext:value-type="float">
            <text:p>0.245710372924805</text:p>
          </table:table-cell>
          <table:table-cell table:style-name="ce84" office:value-type="float" office:value="0.348809599876404" calcext:value-type="float">
            <text:p>0.348809599876404</text:p>
          </table:table-cell>
          <table:table-cell office:value-type="float" office:value="0.427256132364273" calcext:value-type="float">
            <text:p>0.427256132364273</text:p>
          </table:table-cell>
        </table:table-row>
        <table:table-row table:style-name="ro4">
          <table:table-cell office:value-type="float" office:value="0.160723477602005" calcext:value-type="float">
            <text:p>0.160723477602005</text:p>
          </table:table-cell>
          <table:table-cell office:value-type="float" office:value="0.0812172925697617" calcext:value-type="float">
            <text:p>0.081217292569762</text:p>
          </table:table-cell>
          <table:table-cell table:style-name="ce84" office:value-type="float" office:value="0.43989422917366" calcext:value-type="float">
            <text:p>0.43989422917366</text:p>
          </table:table-cell>
          <table:table-cell office:value-type="float" office:value="0.257728755474091" calcext:value-type="float">
            <text:p>0.257728755474091</text:p>
          </table:table-cell>
          <table:table-cell table:style-name="ce84" office:value-type="float" office:value="0.338483035564423" calcext:value-type="float">
            <text:p>0.338483035564423</text:p>
          </table:table-cell>
          <table:table-cell office:value-type="float" office:value="0.427422951459885" calcext:value-type="float">
            <text:p>0.427422951459885</text:p>
          </table:table-cell>
        </table:table-row>
        <table:table-row table:style-name="ro4">
          <table:table-cell office:value-type="float" office:value="0.156513676047325" calcext:value-type="float">
            <text:p>0.156513676047325</text:p>
          </table:table-cell>
          <table:table-cell office:value-type="float" office:value="0.0729747167922587" calcext:value-type="float">
            <text:p>0.072974716792259</text:p>
          </table:table-cell>
          <table:table-cell table:style-name="ce84" office:value-type="float" office:value="0.429227232933044" calcext:value-type="float">
            <text:p>0.429227232933044</text:p>
          </table:table-cell>
          <table:table-cell office:value-type="float" office:value="0.243091329932213" calcext:value-type="float">
            <text:p>0.243091329932213</text:p>
          </table:table-cell>
          <table:table-cell table:style-name="ce84" office:value-type="float" office:value="0.327264100313187" calcext:value-type="float">
            <text:p>0.327264100313187</text:p>
          </table:table-cell>
          <table:table-cell office:value-type="float" office:value="0.420734174251556" calcext:value-type="float">
            <text:p>0.420734174251556</text:p>
          </table:table-cell>
        </table:table-row>
        <table:table-row table:style-name="ro4">
          <table:table-cell office:value-type="float" office:value="0.151326715946198" calcext:value-type="float">
            <text:p>0.151326715946198</text:p>
          </table:table-cell>
          <table:table-cell office:value-type="float" office:value="0.0653958503279544" calcext:value-type="float">
            <text:p>0.065395850327954</text:p>
          </table:table-cell>
          <table:table-cell table:style-name="ce84" office:value-type="float" office:value="0.420510292053223" calcext:value-type="float">
            <text:p>0.420510292053223</text:p>
          </table:table-cell>
          <table:table-cell office:value-type="float" office:value="0.247266062431865" calcext:value-type="float">
            <text:p>0.247266062431865</text:p>
          </table:table-cell>
          <table:table-cell table:style-name="ce84" office:value-type="float" office:value="0.314473927021027" calcext:value-type="float">
            <text:p>0.314473927021027</text:p>
          </table:table-cell>
          <table:table-cell office:value-type="float" office:value="0.41361500620842" calcext:value-type="float">
            <text:p>0.41361500620842</text:p>
          </table:table-cell>
        </table:table-row>
        <table:table-row table:style-name="ro4">
          <table:table-cell office:value-type="float" office:value="0.14288392663002" calcext:value-type="float">
            <text:p>0.14288392663002</text:p>
          </table:table-cell>
          <table:table-cell office:value-type="float" office:value="0.0621463873235838" calcext:value-type="float">
            <text:p>0.062146387323584</text:p>
          </table:table-cell>
          <table:table-cell table:style-name="ce84" office:value-type="float" office:value="0.409204095602035" calcext:value-type="float">
            <text:p>0.409204095602035</text:p>
          </table:table-cell>
          <table:table-cell office:value-type="float" office:value="0.241730108857155" calcext:value-type="float">
            <text:p>0.241730108857155</text:p>
          </table:table-cell>
          <table:table-cell table:style-name="ce84" office:value-type="float" office:value="0.302847146987915" calcext:value-type="float">
            <text:p>0.302847146987915</text:p>
          </table:table-cell>
          <table:table-cell office:value-type="float" office:value="0.406068407893181" calcext:value-type="float">
            <text:p>0.406068407893181</text:p>
          </table:table-cell>
        </table:table-row>
        <table:table-row table:style-name="ro4">
          <table:table-cell office:value-type="float" office:value="0.144582942128181" calcext:value-type="float">
            <text:p>0.144582942128181</text:p>
          </table:table-cell>
          <table:table-cell office:value-type="float" office:value="0.0616320875576801" calcext:value-type="float">
            <text:p>0.06163208755768</text:p>
          </table:table-cell>
          <table:table-cell table:style-name="ce84" office:value-type="float" office:value="0.400810420513153" calcext:value-type="float">
            <text:p>0.400810420513153</text:p>
          </table:table-cell>
          <table:table-cell office:value-type="float" office:value="0.232404583030277" calcext:value-type="float">
            <text:p>0.232404583030277</text:p>
          </table:table-cell>
          <table:table-cell table:style-name="ce84" office:value-type="float" office:value="0.293709367513657" calcext:value-type="float">
            <text:p>0.293709367513657</text:p>
          </table:table-cell>
          <table:table-cell office:value-type="float" office:value="0.398313839435577" calcext:value-type="float">
            <text:p>0.398313839435577</text:p>
          </table:table-cell>
        </table:table-row>
        <table:table-row table:style-name="ro4">
          <table:table-cell office:value-type="float" office:value="0.137309715151787" calcext:value-type="float">
            <text:p>0.137309715151787</text:p>
          </table:table-cell>
          <table:table-cell office:value-type="float" office:value="0.0601862940837633" calcext:value-type="float">
            <text:p>0.060186294083763</text:p>
          </table:table-cell>
          <table:table-cell table:style-name="ce84" office:value-type="float" office:value="0.393761038780212" calcext:value-type="float">
            <text:p>0.393761038780212</text:p>
          </table:table-cell>
          <table:table-cell office:value-type="float" office:value="0.23526692059305" calcext:value-type="float">
            <text:p>0.23526692059305</text:p>
          </table:table-cell>
          <table:table-cell table:style-name="ce84" office:value-type="float" office:value="0.282068222761154" calcext:value-type="float">
            <text:p>0.282068222761154</text:p>
          </table:table-cell>
          <table:table-cell office:value-type="float" office:value="0.395590965151787" calcext:value-type="float">
            <text:p>0.395590965151787</text:p>
          </table:table-cell>
        </table:table-row>
        <table:table-row table:style-name="ro4">
          <table:table-cell office:value-type="float" office:value="0.13128887116909" calcext:value-type="float">
            <text:p>0.13128887116909</text:p>
          </table:table-cell>
          <table:table-cell office:value-type="float" office:value="0.0580201773547832" calcext:value-type="float">
            <text:p>0.058020177354783</text:p>
          </table:table-cell>
          <table:table-cell table:style-name="ce84" office:value-type="float" office:value="0.386760115623474" calcext:value-type="float">
            <text:p>0.386760115623474</text:p>
          </table:table-cell>
          <table:table-cell office:value-type="float" office:value="0.228478800919321" calcext:value-type="float">
            <text:p>0.228478800919321</text:p>
          </table:table-cell>
          <table:table-cell table:style-name="ce84" office:value-type="float" office:value="0.273308336734772" calcext:value-type="float">
            <text:p>0.273308336734772</text:p>
          </table:table-cell>
          <table:table-cell office:value-type="float" office:value="0.390585039258003" calcext:value-type="float">
            <text:p>0.390585039258003</text:p>
          </table:table-cell>
        </table:table-row>
        <table:table-row table:style-name="ro4">
          <table:table-cell office:value-type="float" office:value="0.124813444912434" calcext:value-type="float">
            <text:p>0.124813444912434</text:p>
          </table:table-cell>
          <table:table-cell office:value-type="float" office:value="0.0567924020765924" calcext:value-type="float">
            <text:p>0.056792402076592</text:p>
          </table:table-cell>
          <table:table-cell table:style-name="ce84" office:value-type="float" office:value="0.375043720006943" calcext:value-type="float">
            <text:p>0.375043720006943</text:p>
          </table:table-cell>
          <table:table-cell office:value-type="float" office:value="0.229137170645926" calcext:value-type="float">
            <text:p>0.229137170645926</text:p>
          </table:table-cell>
          <table:table-cell table:style-name="ce84" office:value-type="float" office:value="0.269171714782715" calcext:value-type="float">
            <text:p>0.269171714782715</text:p>
          </table:table-cell>
          <table:table-cell office:value-type="float" office:value="0.382594236731529" calcext:value-type="float">
            <text:p>0.382594236731529</text:p>
          </table:table-cell>
        </table:table-row>
        <table:table-row table:style-name="ro4">
          <table:table-cell office:value-type="float" office:value="0.132932543754578" calcext:value-type="float">
            <text:p>0.132932543754578</text:p>
          </table:table-cell>
          <table:table-cell office:value-type="float" office:value="0.0554319426471007" calcext:value-type="float">
            <text:p>0.055431942647101</text:p>
          </table:table-cell>
          <table:table-cell table:style-name="ce84" office:value-type="float" office:value="0.363380193710327" calcext:value-type="float">
            <text:p>0.363380193710327</text:p>
          </table:table-cell>
          <table:table-cell office:value-type="float" office:value="0.220406227641635" calcext:value-type="float">
            <text:p>0.220406227641635</text:p>
          </table:table-cell>
          <table:table-cell table:style-name="ce84" office:value-type="float" office:value="0.254879236221313" calcext:value-type="float">
            <text:p>0.254879236221313</text:p>
          </table:table-cell>
          <table:table-cell office:value-type="float" office:value="0.385105400085449" calcext:value-type="float">
            <text:p>0.385105400085449</text:p>
          </table:table-cell>
        </table:table-row>
        <table:table-row table:style-name="ro4">
          <table:table-cell office:value-type="float" office:value="0.126117616891861" calcext:value-type="float">
            <text:p>0.126117616891861</text:p>
          </table:table-cell>
          <table:table-cell office:value-type="float" office:value="0.060538570364025" calcext:value-type="float">
            <text:p>0.060538570364025</text:p>
          </table:table-cell>
          <table:table-cell table:style-name="ce84" office:value-type="float" office:value="0.350284934043884" calcext:value-type="float">
            <text:p>0.350284934043884</text:p>
          </table:table-cell>
          <table:table-cell office:value-type="float" office:value="0.230000588628981" calcext:value-type="float">
            <text:p>0.230000588628981</text:p>
          </table:table-cell>
          <table:table-cell table:style-name="ce84" office:value-type="float" office:value="0.250781178474426" calcext:value-type="float">
            <text:p>0.250781178474426</text:p>
          </table:table-cell>
          <table:table-cell office:value-type="float" office:value="0.377448148131371" calcext:value-type="float">
            <text:p>0.377448148131371</text:p>
          </table:table-cell>
        </table:table-row>
        <table:table-row table:style-name="ro4">
          <table:table-cell office:value-type="float" office:value="0.113801285624504" calcext:value-type="float">
            <text:p>0.113801285624504</text:p>
          </table:table-cell>
          <table:table-cell office:value-type="float" office:value="0.0539022571725365" calcext:value-type="float">
            <text:p>0.053902257172537</text:p>
          </table:table-cell>
          <table:table-cell table:style-name="ce84" office:value-type="float" office:value="0.338903367519379" calcext:value-type="float">
            <text:p>0.338903367519379</text:p>
          </table:table-cell>
          <table:table-cell office:value-type="float" office:value="0.215932455327776" calcext:value-type="float">
            <text:p>0.215932455327776</text:p>
          </table:table-cell>
          <table:table-cell table:style-name="ce84" office:value-type="float" office:value="0.243815302848816" calcext:value-type="float">
            <text:p>0.243815302848816</text:p>
          </table:table-cell>
          <table:table-cell office:value-type="float" office:value="0.375045374631882" calcext:value-type="float">
            <text:p>0.375045374631882</text:p>
          </table:table-cell>
        </table:table-row>
        <table:table-row table:style-name="ro4">
          <table:table-cell office:value-type="float" office:value="0.111444644629955" calcext:value-type="float">
            <text:p>0.111444644629955</text:p>
          </table:table-cell>
          <table:table-cell office:value-type="float" office:value="0.0547280152838049" calcext:value-type="float">
            <text:p>0.054728015283805</text:p>
          </table:table-cell>
          <table:table-cell table:style-name="ce84" office:value-type="float" office:value="0.331956207752228" calcext:value-type="float">
            <text:p>0.331956207752228</text:p>
          </table:table-cell>
          <table:table-cell office:value-type="float" office:value="0.217272301514943" calcext:value-type="float">
            <text:p>0.217272301514943</text:p>
          </table:table-cell>
          <table:table-cell table:style-name="ce84" office:value-type="float" office:value="0.2379380017519" calcext:value-type="float">
            <text:p>0.2379380017519</text:p>
          </table:table-cell>
          <table:table-cell office:value-type="float" office:value="0.366965748071671" calcext:value-type="float">
            <text:p>0.366965748071671</text:p>
          </table:table-cell>
        </table:table-row>
        <table:table-row table:style-name="ro4">
          <table:table-cell office:value-type="float" office:value="0.115592643618584" calcext:value-type="float">
            <text:p>0.115592643618584</text:p>
          </table:table-cell>
          <table:table-cell office:value-type="float" office:value="0.0523369990082251" calcext:value-type="float">
            <text:p>0.052336999008225</text:p>
          </table:table-cell>
          <table:table-cell table:style-name="ce84" office:value-type="float" office:value="0.325707137584686" calcext:value-type="float">
            <text:p>0.325707137584686</text:p>
          </table:table-cell>
          <table:table-cell office:value-type="float" office:value="0.230099888311492" calcext:value-type="float">
            <text:p>0.230099888311492</text:p>
          </table:table-cell>
          <table:table-cell table:style-name="ce84" office:value-type="float" office:value="0.228384137153625" calcext:value-type="float">
            <text:p>0.228384137153625</text:p>
          </table:table-cell>
          <table:table-cell office:value-type="float" office:value="0.363645394444466" calcext:value-type="float">
            <text:p>0.363645394444466</text:p>
          </table:table-cell>
        </table:table-row>
        <table:table-row table:style-name="ro4">
          <table:table-cell office:value-type="float" office:value="0.104358226060867" calcext:value-type="float">
            <text:p>0.104358226060867</text:p>
          </table:table-cell>
          <table:table-cell office:value-type="float" office:value="0.0477555402412765" calcext:value-type="float">
            <text:p>0.047755540241277</text:p>
          </table:table-cell>
          <table:table-cell table:style-name="ce84" office:value-type="float" office:value="0.312709897756577" calcext:value-type="float">
            <text:p>0.312709897756577</text:p>
          </table:table-cell>
          <table:table-cell office:value-type="float" office:value="0.212312799361017" calcext:value-type="float">
            <text:p>0.212312799361017</text:p>
          </table:table-cell>
          <table:table-cell table:style-name="ce84" office:value-type="float" office:value="0.222018271684647" calcext:value-type="float">
            <text:p>0.222018271684647</text:p>
          </table:table-cell>
          <table:table-cell office:value-type="float" office:value="0.361585460305214" calcext:value-type="float">
            <text:p>0.361585460305214</text:p>
          </table:table-cell>
        </table:table-row>
        <table:table-row table:style-name="ro4">
          <table:table-cell office:value-type="float" office:value="0.102686382830143" calcext:value-type="float">
            <text:p>0.102686382830143</text:p>
          </table:table-cell>
          <table:table-cell office:value-type="float" office:value="0.0494294478807123" calcext:value-type="float">
            <text:p>0.049429447880712</text:p>
          </table:table-cell>
          <table:table-cell table:style-name="ce84" office:value-type="float" office:value="0.304757088422775" calcext:value-type="float">
            <text:p>0.304757088422775</text:p>
          </table:table-cell>
          <table:table-cell office:value-type="float" office:value="0.211917845739259" calcext:value-type="float">
            <text:p>0.211917845739259</text:p>
          </table:table-cell>
          <table:table-cell table:style-name="ce84" office:value-type="float" office:value="0.216646686196327" calcext:value-type="float">
            <text:p>0.216646686196327</text:p>
          </table:table-cell>
          <table:table-cell office:value-type="float" office:value="0.360924874544144" calcext:value-type="float">
            <text:p>0.360924874544144</text:p>
          </table:table-cell>
        </table:table-row>
        <table:table-row table:style-name="ro4">
          <table:table-cell office:value-type="float" office:value="0.102554149925709" calcext:value-type="float">
            <text:p>0.102554149925709</text:p>
          </table:table-cell>
          <table:table-cell office:value-type="float" office:value="0.0479623817248508" calcext:value-type="float">
            <text:p>0.047962381724851</text:p>
          </table:table-cell>
          <table:table-cell table:style-name="ce84" office:value-type="float" office:value="0.294730365276337" calcext:value-type="float">
            <text:p>0.294730365276337</text:p>
          </table:table-cell>
          <table:table-cell office:value-type="float" office:value="0.221423760056496" calcext:value-type="float">
            <text:p>0.221423760056496</text:p>
          </table:table-cell>
          <table:table-cell table:style-name="ce84" office:value-type="float" office:value="0.214250579476356" calcext:value-type="float">
            <text:p>0.214250579476356</text:p>
          </table:table-cell>
          <table:table-cell office:value-type="float" office:value="0.356630846858025" calcext:value-type="float">
            <text:p>0.356630846858025</text:p>
          </table:table-cell>
        </table:table-row>
        <table:table-row table:style-name="ro4">
          <table:table-cell office:value-type="float" office:value="0.0933168157935143" calcext:value-type="float">
            <text:p>0.093316815793514</text:p>
          </table:table-cell>
          <table:table-cell office:value-type="float" office:value="0.0481971448072742" calcext:value-type="float">
            <text:p>0.048197144807274</text:p>
          </table:table-cell>
          <table:table-cell table:style-name="ce84" office:value-type="float" office:value="0.287435591220856" calcext:value-type="float">
            <text:p>0.287435591220856</text:p>
          </table:table-cell>
          <table:table-cell office:value-type="float" office:value="0.219945977131526" calcext:value-type="float">
            <text:p>0.219945977131526</text:p>
          </table:table-cell>
          <table:table-cell table:style-name="ce84" office:value-type="float" office:value="0.20779675245285" calcext:value-type="float">
            <text:p>0.20779675245285</text:p>
          </table:table-cell>
          <table:table-cell office:value-type="float" office:value="0.356055700182915" calcext:value-type="float">
            <text:p>0.356055700182915</text:p>
          </table:table-cell>
        </table:table-row>
        <table:table-row table:style-name="ro4">
          <table:table-cell office:value-type="float" office:value="0.0964763015508652" calcext:value-type="float">
            <text:p>0.096476301550865</text:p>
          </table:table-cell>
          <table:table-cell office:value-type="float" office:value="0.0447041059138997" calcext:value-type="float">
            <text:p>0.0447041059139</text:p>
          </table:table-cell>
          <table:table-cell table:style-name="ce84" office:value-type="float" office:value="0.27800190448761" calcext:value-type="float">
            <text:p>0.27800190448761</text:p>
          </table:table-cell>
          <table:table-cell office:value-type="float" office:value="0.193416661686367" calcext:value-type="float">
            <text:p>0.193416661686367</text:p>
          </table:table-cell>
          <table:table-cell table:style-name="ce84" office:value-type="float" office:value="0.203842520713806" calcext:value-type="float">
            <text:p>0.203842520713806</text:p>
          </table:table-cell>
          <table:table-cell office:value-type="float" office:value="0.351285458803177" calcext:value-type="float">
            <text:p>0.351285458803177</text:p>
          </table:table-cell>
        </table:table-row>
        <table:table-row table:style-name="ro4">
          <table:table-cell office:value-type="float" office:value="0.0980964526534081" calcext:value-type="float">
            <text:p>0.098096452653408</text:p>
          </table:table-cell>
          <table:table-cell office:value-type="float" office:value="0.0447085949672777" calcext:value-type="float">
            <text:p>0.044708594967278</text:p>
          </table:table-cell>
          <table:table-cell table:style-name="ce84" office:value-type="float" office:value="0.270839512348175" calcext:value-type="float">
            <text:p>0.270839512348175</text:p>
          </table:table-cell>
          <table:table-cell office:value-type="float" office:value="0.208718256817924" calcext:value-type="float">
            <text:p>0.208718256817924</text:p>
          </table:table-cell>
          <table:table-cell table:style-name="ce84" office:value-type="float" office:value="0.200855001807213" calcext:value-type="float">
            <text:p>0.200855001807213</text:p>
          </table:table-cell>
          <table:table-cell office:value-type="float" office:value="0.35075718998909" calcext:value-type="float">
            <text:p>0.35075718998909</text:p>
          </table:table-cell>
        </table:table-row>
        <table:table-row table:style-name="ro4">
          <table:table-cell office:value-type="float" office:value="0.0854050144553185" calcext:value-type="float">
            <text:p>0.085405014455319</text:p>
          </table:table-cell>
          <table:table-cell office:value-type="float" office:value="0.0439977751979643" calcext:value-type="float">
            <text:p>0.043997775197964</text:p>
          </table:table-cell>
          <table:table-cell table:style-name="ce84" office:value-type="float" office:value="0.260754734277725" calcext:value-type="float">
            <text:p>0.260754734277725</text:p>
          </table:table-cell>
          <table:table-cell office:value-type="float" office:value="0.199745852086279" calcext:value-type="float">
            <text:p>0.199745852086279</text:p>
          </table:table-cell>
          <table:table-cell table:style-name="ce84" office:value-type="float" office:value="0.194631978869438" calcext:value-type="float">
            <text:p>0.194631978869438</text:p>
          </table:table-cell>
          <table:table-cell office:value-type="float" office:value="0.350181432962418" calcext:value-type="float">
            <text:p>0.350181432962418</text:p>
          </table:table-cell>
        </table:table-row>
        <table:table-row table:style-name="ro4">
          <table:table-cell office:value-type="float" office:value="0.0838313177227974" calcext:value-type="float">
            <text:p>0.083831317722797</text:p>
          </table:table-cell>
          <table:table-cell office:value-type="float" office:value="0.043003355858104" calcext:value-type="float">
            <text:p>0.043003355858104</text:p>
          </table:table-cell>
          <table:table-cell table:style-name="ce84" office:value-type="float" office:value="0.252557665109634" calcext:value-type="float">
            <text:p>0.252557665109634</text:p>
          </table:table-cell>
          <table:table-cell office:value-type="float" office:value="0.203078890840212" calcext:value-type="float">
            <text:p>0.203078890840212</text:p>
          </table:table-cell>
          <table:table-cell table:style-name="ce84" office:value-type="float" office:value="0.188696250319481" calcext:value-type="float">
            <text:p>0.188696250319481</text:p>
          </table:table-cell>
          <table:table-cell office:value-type="float" office:value="0.349152199029922" calcext:value-type="float">
            <text:p>0.349152199029922</text:p>
          </table:table-cell>
        </table:table-row>
        <table:table-row table:style-name="ro4">
          <table:table-cell office:value-type="float" office:value="0.0884320512413979" calcext:value-type="float">
            <text:p>0.088432051241398</text:p>
          </table:table-cell>
          <table:table-cell office:value-type="float" office:value="0.0460103812278727" calcext:value-type="float">
            <text:p>0.046010381227873</text:p>
          </table:table-cell>
          <table:table-cell table:style-name="ce84" office:value-type="float" office:value="0.245672285556793" calcext:value-type="float">
            <text:p>0.245672285556793</text:p>
          </table:table-cell>
          <table:table-cell office:value-type="float" office:value="0.20451375676526" calcext:value-type="float">
            <text:p>0.20451375676526</text:p>
          </table:table-cell>
          <table:table-cell table:style-name="ce84" office:value-type="float" office:value="0.188243255019188" calcext:value-type="float">
            <text:p>0.188243255019188</text:p>
          </table:table-cell>
          <table:table-cell office:value-type="float" office:value="0.343949221968651" calcext:value-type="float">
            <text:p>0.343949221968651</text:p>
          </table:table-cell>
        </table:table-row>
        <table:table-row table:style-name="ro4">
          <table:table-cell office:value-type="float" office:value="0.0804283320903778" calcext:value-type="float">
            <text:p>0.080428332090378</text:p>
          </table:table-cell>
          <table:table-cell office:value-type="float" office:value="0.0454562191924257" calcext:value-type="float">
            <text:p>0.045456219192426</text:p>
          </table:table-cell>
          <table:table-cell table:style-name="ce84" office:value-type="float" office:value="0.242686450481415" calcext:value-type="float">
            <text:p>0.242686450481415</text:p>
          </table:table-cell>
          <table:table-cell office:value-type="float" office:value="0.19609920349386" calcext:value-type="float">
            <text:p>0.19609920349386</text:p>
          </table:table-cell>
          <table:table-cell table:style-name="ce84" office:value-type="float" office:value="0.185066729784012" calcext:value-type="float">
            <text:p>0.185066729784012</text:p>
          </table:table-cell>
          <table:table-cell office:value-type="float" office:value="0.337088021636009" calcext:value-type="float">
            <text:p>0.337088021636009</text:p>
          </table:table-cell>
        </table:table-row>
        <table:table-row table:style-name="ro4">
          <table:table-cell office:value-type="float" office:value="0.0830627083778381" calcext:value-type="float">
            <text:p>0.083062708377838</text:p>
          </table:table-cell>
          <table:table-cell office:value-type="float" office:value="0.0428106227962476" calcext:value-type="float">
            <text:p>0.042810622796248</text:p>
          </table:table-cell>
          <table:table-cell table:style-name="ce84" office:value-type="float" office:value="0.232604026794434" calcext:value-type="float">
            <text:p>0.232604026794434</text:p>
          </table:table-cell>
          <table:table-cell office:value-type="float" office:value="0.203070027960671" calcext:value-type="float">
            <text:p>0.203070027960671</text:p>
          </table:table-cell>
          <table:table-cell table:style-name="ce84" office:value-type="float" office:value="0.176268294453621" calcext:value-type="float">
            <text:p>0.176268294453621</text:p>
          </table:table-cell>
          <table:table-cell office:value-type="float" office:value="0.336006345748901" calcext:value-type="float">
            <text:p>0.336006345748901</text:p>
          </table:table-cell>
        </table:table-row>
        <table:table-row table:style-name="ro4">
          <table:table-cell office:value-type="float" office:value="0.0762751251459122" calcext:value-type="float">
            <text:p>0.076275125145912</text:p>
          </table:table-cell>
          <table:table-cell office:value-type="float" office:value="0.0447542990668995" calcext:value-type="float">
            <text:p>0.0447542990669</text:p>
          </table:table-cell>
          <table:table-cell table:style-name="ce84" office:value-type="float" office:value="0.225084334611893" calcext:value-type="float">
            <text:p>0.225084334611893</text:p>
          </table:table-cell>
          <table:table-cell office:value-type="float" office:value="0.204213057955106" calcext:value-type="float">
            <text:p>0.204213057955106</text:p>
          </table:table-cell>
          <table:table-cell table:style-name="ce84" office:value-type="float" office:value="0.180436998605728" calcext:value-type="float">
            <text:p>0.180436998605728</text:p>
          </table:table-cell>
          <table:table-cell office:value-type="float" office:value="0.332229157686234" calcext:value-type="float">
            <text:p>0.332229157686234</text:p>
          </table:table-cell>
        </table:table-row>
        <table:table-row table:style-name="ro4">
          <table:table-cell office:value-type="float" office:value="0.0742194801568985" calcext:value-type="float">
            <text:p>0.074219480156899</text:p>
          </table:table-cell>
          <table:table-cell office:value-type="float" office:value="0.0410660660687696" calcext:value-type="float">
            <text:p>0.04106606606877</text:p>
          </table:table-cell>
          <table:table-cell table:style-name="ce84" office:value-type="float" office:value="0.222787410020828" calcext:value-type="float">
            <text:p>0.222787410020828</text:p>
          </table:table-cell>
          <table:table-cell office:value-type="float" office:value="0.183725191487206" calcext:value-type="float">
            <text:p>0.183725191487206</text:p>
          </table:table-cell>
          <table:table-cell table:style-name="ce84" office:value-type="float" office:value="0.172644540667534" calcext:value-type="float">
            <text:p>0.172644540667534</text:p>
          </table:table-cell>
          <table:table-cell office:value-type="float" office:value="0.33159786939621" calcext:value-type="float">
            <text:p>0.33159786939621</text:p>
          </table:table-cell>
        </table:table-row>
        <table:table-row table:style-name="ro4">
          <table:table-cell office:value-type="float" office:value="0.0835252478718758" calcext:value-type="float">
            <text:p>0.083525247871876</text:p>
          </table:table-cell>
          <table:table-cell office:value-type="float" office:value="0.040594229698871" calcext:value-type="float">
            <text:p>0.040594229698871</text:p>
          </table:table-cell>
          <table:table-cell table:style-name="ce84" office:value-type="float" office:value="0.213603168725967" calcext:value-type="float">
            <text:p>0.213603168725967</text:p>
          </table:table-cell>
          <table:table-cell office:value-type="float" office:value="0.179452608029048" calcext:value-type="float">
            <text:p>0.179452608029048</text:p>
          </table:table-cell>
          <table:table-cell table:style-name="ce84" office:value-type="float" office:value="0.167135536670685" calcext:value-type="float">
            <text:p>0.167135536670685</text:p>
          </table:table-cell>
          <table:table-cell office:value-type="float" office:value="0.327260945439339" calcext:value-type="float">
            <text:p>0.327260945439339</text:p>
          </table:table-cell>
        </table:table-row>
        <table:table-row table:style-name="ro4">
          <table:table-cell office:value-type="float" office:value="0.0737168416380882" calcext:value-type="float">
            <text:p>0.073716841638088</text:p>
          </table:table-cell>
          <table:table-cell office:value-type="float" office:value="0.0410560038546292" calcext:value-type="float">
            <text:p>0.041056003854629</text:p>
          </table:table-cell>
          <table:table-cell table:style-name="ce84" office:value-type="float" office:value="0.203643590211868" calcext:value-type="float">
            <text:p>0.203643590211868</text:p>
          </table:table-cell>
          <table:table-cell office:value-type="float" office:value="0.183268846737014" calcext:value-type="float">
            <text:p>0.183268846737014</text:p>
          </table:table-cell>
          <table:table-cell table:style-name="ce84" office:value-type="float" office:value="0.16753962635994" calcext:value-type="float">
            <text:p>0.16753962635994</text:p>
          </table:table-cell>
          <table:table-cell office:value-type="float" office:value="0.324216802716255" calcext:value-type="float">
            <text:p>0.324216802716255</text:p>
          </table:table-cell>
        </table:table-row>
        <table:table-row table:style-name="ro4">
          <table:table-cell office:value-type="float" office:value="0.0695867240428925" calcext:value-type="float">
            <text:p>0.069586724042893</text:p>
          </table:table-cell>
          <table:table-cell office:value-type="float" office:value="0.0377746125253937" calcext:value-type="float">
            <text:p>0.037774612525394</text:p>
          </table:table-cell>
          <table:table-cell table:style-name="ce84" office:value-type="float" office:value="0.203147262334824" calcext:value-type="float">
            <text:p>0.203147262334824</text:p>
          </table:table-cell>
          <table:table-cell office:value-type="float" office:value="0.181477697359191" calcext:value-type="float">
            <text:p>0.181477697359191</text:p>
          </table:table-cell>
          <table:table-cell table:style-name="ce84" office:value-type="float" office:value="0.163312256336212" calcext:value-type="float">
            <text:p>0.163312256336212</text:p>
          </table:table-cell>
          <table:table-cell office:value-type="float" office:value="0.324276245832443" calcext:value-type="float">
            <text:p>0.324276245832443</text:p>
          </table:table-cell>
        </table:table-row>
        <table:table-row table:style-name="ro4">
          <table:table-cell office:value-type="float" office:value="0.0669264420866966" calcext:value-type="float">
            <text:p>0.066926442086697</text:p>
          </table:table-cell>
          <table:table-cell office:value-type="float" office:value="0.0372803128839934" calcext:value-type="float">
            <text:p>0.037280312883993</text:p>
          </table:table-cell>
          <table:table-cell table:style-name="ce84" office:value-type="float" office:value="0.194637760519981" calcext:value-type="float">
            <text:p>0.194637760519981</text:p>
          </table:table-cell>
          <table:table-cell office:value-type="float" office:value="0.173989641997549" calcext:value-type="float">
            <text:p>0.173989641997549</text:p>
          </table:table-cell>
          <table:table-cell table:style-name="ce84" office:value-type="float" office:value="0.160178691148758" calcext:value-type="float">
            <text:p>0.160178691148758</text:p>
          </table:table-cell>
          <table:table-cell office:value-type="float" office:value="0.31874497294426" calcext:value-type="float">
            <text:p>0.31874497294426</text:p>
          </table:table-cell>
        </table:table-row>
        <table:table-row table:style-name="ro4">
          <table:table-cell office:value-type="float" office:value="0.0793763622641563" calcext:value-type="float">
            <text:p>0.079376362264156</text:p>
          </table:table-cell>
          <table:table-cell office:value-type="float" office:value="0.0364431202289008" calcext:value-type="float">
            <text:p>0.036443120228901</text:p>
          </table:table-cell>
          <table:table-cell table:style-name="ce84" office:value-type="float" office:value="0.188104420900345" calcext:value-type="float">
            <text:p>0.188104420900345</text:p>
          </table:table-cell>
          <table:table-cell office:value-type="float" office:value="0.172478674186601" calcext:value-type="float">
            <text:p>0.172478674186601</text:p>
          </table:table-cell>
          <table:table-cell table:style-name="ce84" office:value-type="float" office:value="0.154756084084511" calcext:value-type="float">
            <text:p>0.154756084084511</text:p>
          </table:table-cell>
          <table:table-cell office:value-type="float" office:value="0.319352249503136" calcext:value-type="float">
            <text:p>0.319352249503136</text:p>
          </table:table-cell>
        </table:table-row>
        <table:table-row table:style-name="ro4">
          <table:table-cell office:value-type="float" office:value="0.0658877715468407" calcext:value-type="float">
            <text:p>0.065887771546841</text:p>
          </table:table-cell>
          <table:table-cell office:value-type="float" office:value="0.0361001746568047" calcext:value-type="float">
            <text:p>0.036100174656805</text:p>
          </table:table-cell>
          <table:table-cell table:style-name="ce84" office:value-type="float" office:value="0.183866903185844" calcext:value-type="float">
            <text:p>0.183866903185844</text:p>
          </table:table-cell>
          <table:table-cell office:value-type="float" office:value="0.170450639393595" calcext:value-type="float">
            <text:p>0.170450639393595</text:p>
          </table:table-cell>
          <table:table-cell table:style-name="ce84" office:value-type="float" office:value="0.154616236686707" calcext:value-type="float">
            <text:p>0.154616236686707</text:p>
          </table:table-cell>
          <table:table-cell office:value-type="float" office:value="0.318482097387314" calcext:value-type="float">
            <text:p>0.318482097387314</text:p>
          </table:table-cell>
        </table:table-row>
        <table:table-row table:style-name="ro4">
          <table:table-cell office:value-type="float" office:value="0.0631613954901695" calcext:value-type="float">
            <text:p>0.06316139549017</text:p>
          </table:table-cell>
          <table:table-cell office:value-type="float" office:value="0.0376755088096324" calcext:value-type="float">
            <text:p>0.037675508809632</text:p>
          </table:table-cell>
          <table:table-cell table:style-name="ce84" office:value-type="float" office:value="0.179462626576424" calcext:value-type="float">
            <text:p>0.179462626576424</text:p>
          </table:table-cell>
          <table:table-cell office:value-type="float" office:value="0.17332708173328" calcext:value-type="float">
            <text:p>0.17332708173328</text:p>
          </table:table-cell>
          <table:table-cell table:style-name="ce84" office:value-type="float" office:value="0.152545318007469" calcext:value-type="float">
            <text:p>0.152545318007469</text:p>
          </table:table-cell>
          <table:table-cell office:value-type="float" office:value="0.314602306485176" calcext:value-type="float">
            <text:p>0.314602306485176</text:p>
          </table:table-cell>
        </table:table-row>
        <table:table-row table:style-name="ro4">
          <table:table-cell office:value-type="float" office:value="0.0768927708268166" calcext:value-type="float">
            <text:p>0.076892770826817</text:p>
          </table:table-cell>
          <table:table-cell office:value-type="float" office:value="0.0339148067984224" calcext:value-type="float">
            <text:p>0.033914806798422</text:p>
          </table:table-cell>
          <table:table-cell table:style-name="ce84" office:value-type="float" office:value="0.184373080730438" calcext:value-type="float">
            <text:p>0.184373080730438</text:p>
          </table:table-cell>
          <table:table-cell office:value-type="float" office:value="0.165915984246466" calcext:value-type="float">
            <text:p>0.165915984246466</text:p>
          </table:table-cell>
          <table:table-cell table:style-name="ce84" office:value-type="float" office:value="0.151334494352341" calcext:value-type="float">
            <text:p>0.151334494352341</text:p>
          </table:table-cell>
          <table:table-cell office:value-type="float" office:value="0.315374683141708" calcext:value-type="float">
            <text:p>0.315374683141708</text:p>
          </table:table-cell>
        </table:table-row>
        <table:table-row table:style-name="ro4">
          <table:table-cell office:value-type="float" office:value="0.0607095025479794" calcext:value-type="float">
            <text:p>0.060709502547979</text:p>
          </table:table-cell>
          <table:table-cell office:value-type="float" office:value="0.0398778651051469" calcext:value-type="float">
            <text:p>0.039877865105147</text:p>
          </table:table-cell>
          <table:table-cell table:style-name="ce84" office:value-type="float" office:value="0.173131048679352" calcext:value-type="float">
            <text:p>0.173131048679352</text:p>
          </table:table-cell>
          <table:table-cell office:value-type="float" office:value="0.164287621776263" calcext:value-type="float">
            <text:p>0.164287621776263</text:p>
          </table:table-cell>
          <table:table-cell table:style-name="ce84" office:value-type="float" office:value="0.147353574633598" calcext:value-type="float">
            <text:p>0.147353574633598</text:p>
          </table:table-cell>
          <table:table-cell office:value-type="float" office:value="0.311835942864418" calcext:value-type="float">
            <text:p>0.311835942864418</text:p>
          </table:table-cell>
        </table:table-row>
        <table:table-row table:style-name="ro4">
          <table:table-cell office:value-type="float" office:value="0.0621719434857369" calcext:value-type="float">
            <text:p>0.062171943485737</text:p>
          </table:table-cell>
          <table:table-cell office:value-type="float" office:value="0.0320008470573359" calcext:value-type="float">
            <text:p>0.032000847057336</text:p>
          </table:table-cell>
          <table:table-cell table:style-name="ce84" office:value-type="float" office:value="0.163230732083321" calcext:value-type="float">
            <text:p>0.163230732083321</text:p>
          </table:table-cell>
          <table:table-cell office:value-type="float" office:value="0.161150799857246" calcext:value-type="float">
            <text:p>0.161150799857246</text:p>
          </table:table-cell>
          <table:table-cell table:style-name="ce84" office:value-type="float" office:value="0.147312149405479" calcext:value-type="float">
            <text:p>0.147312149405479</text:p>
          </table:table-cell>
          <table:table-cell office:value-type="float" office:value="0.30601071357727" calcext:value-type="float">
            <text:p>0.30601071357727</text:p>
          </table:table-cell>
        </table:table-row>
        <table:table-row table:style-name="ro4">
          <table:table-cell office:value-type="float" office:value="0.0597897730767727" calcext:value-type="float">
            <text:p>0.059789773076773</text:p>
          </table:table-cell>
          <table:table-cell office:value-type="float" office:value="0.0327809569713326" calcext:value-type="float">
            <text:p>0.032780956971333</text:p>
          </table:table-cell>
          <table:table-cell table:style-name="ce84" office:value-type="float" office:value="0.155841305851936" calcext:value-type="float">
            <text:p>0.155841305851936</text:p>
          </table:table-cell>
          <table:table-cell office:value-type="float" office:value="0.159571804934078" calcext:value-type="float">
            <text:p>0.159571804934078</text:p>
          </table:table-cell>
          <table:table-cell table:style-name="ce84" office:value-type="float" office:value="0.144077345728874" calcext:value-type="float">
            <text:p>0.144077345728874</text:p>
          </table:table-cell>
          <table:table-cell office:value-type="float" office:value="0.306679939031601" calcext:value-type="float">
            <text:p>0.306679939031601</text:p>
          </table:table-cell>
        </table:table-row>
        <table:table-row table:style-name="ro4">
          <table:table-cell office:value-type="float" office:value="0.0647946819663048" calcext:value-type="float">
            <text:p>0.064794681966305</text:p>
          </table:table-cell>
          <table:table-cell office:value-type="float" office:value="0.0336368114940454" calcext:value-type="float">
            <text:p>0.033636811494045</text:p>
          </table:table-cell>
          <table:table-cell table:style-name="ce84" office:value-type="float" office:value="0.157032430171967" calcext:value-type="float">
            <text:p>0.157032430171967</text:p>
          </table:table-cell>
          <table:table-cell office:value-type="float" office:value="0.159561940365367" calcext:value-type="float">
            <text:p>0.159561940365367</text:p>
          </table:table-cell>
          <table:table-cell table:style-name="ce84" office:value-type="float" office:value="0.140967532992363" calcext:value-type="float">
            <text:p>0.140967532992363</text:p>
          </table:table-cell>
          <table:table-cell office:value-type="float" office:value="0.304948891997337" calcext:value-type="float">
            <text:p>0.304948891997337</text:p>
          </table:table-cell>
        </table:table-row>
        <table:table-row table:style-name="ro4">
          <table:table-cell office:value-type="float" office:value="0.0659744292497635" calcext:value-type="float">
            <text:p>0.065974429249764</text:p>
          </table:table-cell>
          <table:table-cell office:value-type="float" office:value="0.0388111697994709" calcext:value-type="float">
            <text:p>0.038811169799471</text:p>
          </table:table-cell>
          <table:table-cell table:style-name="ce84" office:value-type="float" office:value="0.163112536072731" calcext:value-type="float">
            <text:p>0.163112536072731</text:p>
          </table:table-cell>
          <table:table-cell office:value-type="float" office:value="0.151538675030073" calcext:value-type="float">
            <text:p>0.151538675030073</text:p>
          </table:table-cell>
          <table:table-cell table:style-name="ce84" office:value-type="float" office:value="0.133009299635887" calcext:value-type="float">
            <text:p>0.133009299635887</text:p>
          </table:table-cell>
          <table:table-cell office:value-type="float" office:value="0.301369337439537" calcext:value-type="float">
            <text:p>0.301369337439537</text:p>
          </table:table-cell>
        </table:table-row>
        <table:table-row table:style-name="ro4">
          <table:table-cell office:value-type="float" office:value="0.054573331028223" calcext:value-type="float">
            <text:p>0.054573331028223</text:p>
          </table:table-cell>
          <table:table-cell office:value-type="float" office:value="0.0315888637232253" calcext:value-type="float">
            <text:p>0.031588863723225</text:p>
          </table:table-cell>
          <table:table-cell table:style-name="ce84" office:value-type="float" office:value="0.153090313076973" calcext:value-type="float">
            <text:p>0.153090313076973</text:p>
          </table:table-cell>
          <table:table-cell office:value-type="float" office:value="0.170095075302654" calcext:value-type="float">
            <text:p>0.170095075302654</text:p>
          </table:table-cell>
          <table:table-cell table:style-name="ce84" office:value-type="float" office:value="0.136738568544388" calcext:value-type="float">
            <text:p>0.136738568544388</text:p>
          </table:table-cell>
          <table:table-cell office:value-type="float" office:value="0.297960478663444" calcext:value-type="float">
            <text:p>0.297960478663444</text:p>
          </table:table-cell>
        </table:table-row>
        <table:table-row table:style-name="ro4">
          <table:table-cell office:value-type="float" office:value="0.0542130470275879" calcext:value-type="float">
            <text:p>0.054213047027588</text:p>
          </table:table-cell>
          <table:table-cell office:value-type="float" office:value="0.0327374454575242" calcext:value-type="float">
            <text:p>0.032737445457524</text:p>
          </table:table-cell>
          <table:table-cell table:style-name="ce84" office:value-type="float" office:value="0.143989861011505" calcext:value-type="float">
            <text:p>0.143989861011505</text:p>
          </table:table-cell>
          <table:table-cell office:value-type="float" office:value="0.155878918038474" calcext:value-type="float">
            <text:p>0.155878918038474</text:p>
          </table:table-cell>
          <table:table-cell table:style-name="ce84" office:value-type="float" office:value="0.131461098790169" calcext:value-type="float">
            <text:p>0.131461098790169</text:p>
          </table:table-cell>
          <table:table-cell office:value-type="float" office:value="0.295814073681831" calcext:value-type="float">
            <text:p>0.295814073681831</text:p>
          </table:table-cell>
        </table:table-row>
        <table:table-row table:style-name="ro4">
          <table:table-cell office:value-type="float" office:value="0.0563117936253548" calcext:value-type="float">
            <text:p>0.056311793625355</text:p>
          </table:table-cell>
          <table:table-cell office:value-type="float" office:value="0.0321317321444582" calcext:value-type="float">
            <text:p>0.032131732144458</text:p>
          </table:table-cell>
          <table:table-cell table:style-name="ce84" office:value-type="float" office:value="0.144986897706986" calcext:value-type="float">
            <text:p>0.144986897706986</text:p>
          </table:table-cell>
          <table:table-cell office:value-type="float" office:value="0.145326377616988" calcext:value-type="float">
            <text:p>0.145326377616988</text:p>
          </table:table-cell>
          <table:table-cell table:style-name="ce84" office:value-type="float" office:value="0.12849235534668" calcext:value-type="float">
            <text:p>0.12849235534668</text:p>
          </table:table-cell>
          <table:table-cell office:value-type="float" office:value="0.294066036343575" calcext:value-type="float">
            <text:p>0.294066036343575</text:p>
          </table:table-cell>
        </table:table-row>
        <table:table-row table:style-name="ro4">
          <table:table-cell office:value-type="float" office:value="0.0671919658780098" calcext:value-type="float">
            <text:p>0.06719196587801</text:p>
          </table:table-cell>
          <table:table-cell office:value-type="float" office:value="0.0310640248514083" calcext:value-type="float">
            <text:p>0.031064024851408</text:p>
          </table:table-cell>
          <table:table-cell table:style-name="ce84" office:value-type="float" office:value="0.141614556312561" calcext:value-type="float">
            <text:p>0.141614556312561</text:p>
          </table:table-cell>
          <table:table-cell office:value-type="float" office:value="0.14470612257719" calcext:value-type="float">
            <text:p>0.14470612257719</text:p>
          </table:table-cell>
          <table:table-cell table:style-name="ce84" office:value-type="float" office:value="0.131882935762405" calcext:value-type="float">
            <text:p>0.131882935762405</text:p>
          </table:table-cell>
          <table:table-cell office:value-type="float" office:value="0.295883672833443" calcext:value-type="float">
            <text:p>0.295883672833443</text:p>
          </table:table-cell>
        </table:table-row>
        <table:table-row table:style-name="ro4">
          <table:table-cell office:value-type="float" office:value="0.0553752928972244" calcext:value-type="float">
            <text:p>0.055375292897224</text:p>
          </table:table-cell>
          <table:table-cell office:value-type="float" office:value="0.0419689711804191" calcext:value-type="float">
            <text:p>0.041968971180419</text:p>
          </table:table-cell>
          <table:table-cell table:style-name="ce84" office:value-type="float" office:value="0.133467644453049" calcext:value-type="float">
            <text:p>0.133467644453049</text:p>
          </table:table-cell>
          <table:table-cell office:value-type="float" office:value="0.141830424467723" calcext:value-type="float">
            <text:p>0.141830424467723</text:p>
          </table:table-cell>
          <table:table-cell table:style-name="ce84" office:value-type="float" office:value="0.124924533069134" calcext:value-type="float">
            <text:p>0.124924533069134</text:p>
          </table:table-cell>
          <table:table-cell office:value-type="float" office:value="0.286399009823799" calcext:value-type="float">
            <text:p>0.286399009823799</text:p>
          </table:table-cell>
        </table:table-row>
        <table:table-row table:style-name="ro4">
          <table:table-cell office:value-type="float" office:value="0.0497007369995117" calcext:value-type="float">
            <text:p>0.049700736999512</text:p>
          </table:table-cell>
          <table:table-cell office:value-type="float" office:value="0.0310912235348232" calcext:value-type="float">
            <text:p>0.031091223534823</text:p>
          </table:table-cell>
          <table:table-cell table:style-name="ce84" office:value-type="float" office:value="0.131768047809601" calcext:value-type="float">
            <text:p>0.131768047809601</text:p>
          </table:table-cell>
          <table:table-cell office:value-type="float" office:value="0.145686518814829" calcext:value-type="float">
            <text:p>0.145686518814829</text:p>
          </table:table-cell>
          <table:table-cell table:style-name="ce84" office:value-type="float" office:value="0.12580768764019" calcext:value-type="float">
            <text:p>0.12580768764019</text:p>
          </table:table-cell>
          <table:table-cell office:value-type="float" office:value="0.284075406193733" calcext:value-type="float">
            <text:p>0.284075406193733</text:p>
          </table:table-cell>
        </table:table-row>
        <table:table-row table:style-name="ro4">
          <table:table-cell office:value-type="float" office:value="0.0505767688155174" calcext:value-type="float">
            <text:p>0.050576768815517</text:p>
          </table:table-cell>
          <table:table-cell office:value-type="float" office:value="0.0303203010291566" calcext:value-type="float">
            <text:p>0.030320301029157</text:p>
          </table:table-cell>
          <table:table-cell table:style-name="ce84" office:value-type="float" office:value="0.136961981654167" calcext:value-type="float">
            <text:p>0.136961981654167</text:p>
          </table:table-cell>
          <table:table-cell office:value-type="float" office:value="0.149213494526015" calcext:value-type="float">
            <text:p>0.149213494526015</text:p>
          </table:table-cell>
          <table:table-cell table:style-name="ce84" office:value-type="float" office:value="0.123652674257755" calcext:value-type="float">
            <text:p>0.123652674257755</text:p>
          </table:table-cell>
          <table:table-cell office:value-type="float" office:value="0.28660279750824" calcext:value-type="float">
            <text:p>0.28660279750824</text:p>
          </table:table-cell>
        </table:table-row>
        <table:table-row table:style-name="ro4">
          <table:table-cell office:value-type="float" office:value="0.0539222583174706" calcext:value-type="float">
            <text:p>0.053922258317471</text:p>
          </table:table-cell>
          <table:table-cell office:value-type="float" office:value="0.02835365540325" calcext:value-type="float">
            <text:p>0.02835365540325</text:p>
          </table:table-cell>
          <table:table-cell table:style-name="ce84" office:value-type="float" office:value="0.131711527705193" calcext:value-type="float">
            <text:p>0.131711527705193</text:p>
          </table:table-cell>
          <table:table-cell office:value-type="float" office:value="0.139196744395627" calcext:value-type="float">
            <text:p>0.139196744395627</text:p>
          </table:table-cell>
          <table:table-cell table:style-name="ce84" office:value-type="float" office:value="0.124440841376781" calcext:value-type="float">
            <text:p>0.124440841376781</text:p>
          </table:table-cell>
          <table:table-cell office:value-type="float" office:value="0.277812821269035" calcext:value-type="float">
            <text:p>0.277812821269035</text:p>
          </table:table-cell>
        </table:table-row>
        <table:table-row table:style-name="ro4">
          <table:table-cell office:value-type="float" office:value="0.0644198954105377" calcext:value-type="float">
            <text:p>0.064419895410538</text:p>
          </table:table-cell>
          <table:table-cell office:value-type="float" office:value="0.0337043144920297" calcext:value-type="float">
            <text:p>0.03370431449203</text:p>
          </table:table-cell>
          <table:table-cell table:style-name="ce84" office:value-type="float" office:value="0.123960442841053" calcext:value-type="float">
            <text:p>0.123960442841053</text:p>
          </table:table-cell>
          <table:table-cell office:value-type="float" office:value="0.132177885207865" calcext:value-type="float">
            <text:p>0.132177885207865</text:p>
          </table:table-cell>
          <table:table-cell table:style-name="ce84" office:value-type="float" office:value="0.126513928174973" calcext:value-type="float">
            <text:p>0.126513928174973</text:p>
          </table:table-cell>
          <table:table-cell office:value-type="float" office:value="0.277267174422741" calcext:value-type="float">
            <text:p>0.277267174422741</text:p>
          </table:table-cell>
        </table:table-row>
        <table:table-row table:style-name="ro4">
          <table:table-cell office:value-type="float" office:value="0.0488198064267635" calcext:value-type="float">
            <text:p>0.048819806426764</text:p>
          </table:table-cell>
          <table:table-cell office:value-type="float" office:value="0.0449438568725875" calcext:value-type="float">
            <text:p>0.044943856872588</text:p>
          </table:table-cell>
          <table:table-cell table:style-name="ce84" office:value-type="float" office:value="0.121722735464573" calcext:value-type="float">
            <text:p>0.121722735464573</text:p>
          </table:table-cell>
          <table:table-cell office:value-type="float" office:value="0.137587514188555" calcext:value-type="float">
            <text:p>0.137587514188555</text:p>
          </table:table-cell>
          <table:table-cell table:style-name="ce84" office:value-type="float" office:value="0.118209645152092" calcext:value-type="float">
            <text:p>0.118209645152092</text:p>
          </table:table-cell>
          <table:table-cell office:value-type="float" office:value="0.281033591628075" calcext:value-type="float">
            <text:p>0.281033591628075</text:p>
          </table:table-cell>
        </table:table-row>
        <table:table-row table:style-name="ro4">
          <table:table-cell office:value-type="float" office:value="0.0457921028137207" calcext:value-type="float">
            <text:p>0.045792102813721</text:p>
          </table:table-cell>
          <table:table-cell office:value-type="float" office:value="0.0271659230702239" calcext:value-type="float">
            <text:p>0.027165923070224</text:p>
          </table:table-cell>
          <table:table-cell table:style-name="ce84" office:value-type="float" office:value="0.124416261911392" calcext:value-type="float">
            <text:p>0.124416261911392</text:p>
          </table:table-cell>
          <table:table-cell office:value-type="float" office:value="0.131609926621119" calcext:value-type="float">
            <text:p>0.131609926621119</text:p>
          </table:table-cell>
          <table:table-cell table:style-name="ce84" office:value-type="float" office:value="0.115687400102615" calcext:value-type="float">
            <text:p>0.115687400102615</text:p>
          </table:table-cell>
          <table:table-cell office:value-type="float" office:value="0.272423325181007" calcext:value-type="float">
            <text:p>0.272423325181007</text:p>
          </table:table-cell>
        </table:table-row>
        <table:table-row table:style-name="ro4">
          <table:table-cell office:value-type="float" office:value="0.0571102611720562" calcext:value-type="float">
            <text:p>0.057110261172056</text:p>
          </table:table-cell>
          <table:table-cell office:value-type="float" office:value="0.0314405819826564" calcext:value-type="float">
            <text:p>0.031440581982656</text:p>
          </table:table-cell>
          <table:table-cell table:style-name="ce84" office:value-type="float" office:value="0.11819127202034" calcext:value-type="float">
            <text:p>0.11819127202034</text:p>
          </table:table-cell>
          <table:table-cell office:value-type="float" office:value="0.138289613028367" calcext:value-type="float">
            <text:p>0.138289613028367</text:p>
          </table:table-cell>
          <table:table-cell table:style-name="ce84" office:value-type="float" office:value="0.116087891161442" calcext:value-type="float">
            <text:p>0.116087891161442</text:p>
          </table:table-cell>
          <table:table-cell office:value-type="float" office:value="0.271330742835999" calcext:value-type="float">
            <text:p>0.271330742835999</text:p>
          </table:table-cell>
        </table:table-row>
        <table:table-row table:style-name="ro4">
          <table:table-cell office:value-type="float" office:value="0.0523059368133545" calcext:value-type="float">
            <text:p>0.052305936813355</text:p>
          </table:table-cell>
          <table:table-cell office:value-type="float" office:value="0.0279255047413701" calcext:value-type="float">
            <text:p>0.02792550474137</text:p>
          </table:table-cell>
          <table:table-cell table:style-name="ce84" office:value-type="float" office:value="0.11916521936655" calcext:value-type="float">
            <text:p>0.11916521936655</text:p>
          </table:table-cell>
          <table:table-cell office:value-type="float" office:value="0.127461810906728" calcext:value-type="float">
            <text:p>0.127461810906728</text:p>
          </table:table-cell>
          <table:table-cell table:style-name="ce84" office:value-type="float" office:value="0.115100525319576" calcext:value-type="float">
            <text:p>0.115100525319576</text:p>
          </table:table-cell>
          <table:table-cell office:value-type="float" office:value="0.27239899456501" calcext:value-type="float">
            <text:p>0.27239899456501</text:p>
          </table:table-cell>
        </table:table-row>
        <table:table-row table:style-name="ro4">
          <table:table-cell office:value-type="float" office:value="0.0455623976886272" calcext:value-type="float">
            <text:p>0.045562397688627</text:p>
          </table:table-cell>
          <table:table-cell office:value-type="float" office:value="0.0291001049575584" calcext:value-type="float">
            <text:p>0.029100104957558</text:p>
          </table:table-cell>
          <table:table-cell table:style-name="ce84" office:value-type="float" office:value="0.123460359871387" calcext:value-type="float">
            <text:p>0.123460359871387</text:p>
          </table:table-cell>
          <table:table-cell office:value-type="float" office:value="0.129071006344424" calcext:value-type="float">
            <text:p>0.129071006344424</text:p>
          </table:table-cell>
          <table:table-cell table:style-name="ce84" office:value-type="float" office:value="0.114391945302486" calcext:value-type="float">
            <text:p>0.114391945302486</text:p>
          </table:table-cell>
          <table:table-cell office:value-type="float" office:value="0.267417489290237" calcext:value-type="float">
            <text:p>0.267417489290237</text:p>
          </table:table-cell>
        </table:table-row>
        <table:table-row table:style-name="ro4">
          <table:table-cell office:value-type="float" office:value="0.0454669445753098" calcext:value-type="float">
            <text:p>0.04546694457531</text:p>
          </table:table-cell>
          <table:table-cell office:value-type="float" office:value="0.0333605516134711" calcext:value-type="float">
            <text:p>0.033360551613471</text:p>
          </table:table-cell>
          <table:table-cell table:style-name="ce84" office:value-type="float" office:value="0.11033134162426" calcext:value-type="float">
            <text:p>0.11033134162426</text:p>
          </table:table-cell>
          <table:table-cell office:value-type="float" office:value="0.120700814657741" calcext:value-type="float">
            <text:p>0.120700814657741</text:p>
          </table:table-cell>
          <table:table-cell table:style-name="ce84" office:value-type="float" office:value="0.114967927336693" calcext:value-type="float">
            <text:p>0.114967927336693</text:p>
          </table:table-cell>
          <table:table-cell office:value-type="float" office:value="0.266742950379848" calcext:value-type="float">
            <text:p>0.266742950379848</text:p>
          </table:table-cell>
        </table:table-row>
        <table:table-row table:style-name="ro4">
          <table:table-cell office:value-type="float" office:value="0.0503194145858288" calcext:value-type="float">
            <text:p>0.050319414585829</text:p>
          </table:table-cell>
          <table:table-cell office:value-type="float" office:value="0.0291650123897089" calcext:value-type="float">
            <text:p>0.029165012389709</text:p>
          </table:table-cell>
          <table:table-cell table:style-name="ce84" office:value-type="float" office:value="0.104927025735378" calcext:value-type="float">
            <text:p>0.104927025735378</text:p>
          </table:table-cell>
          <table:table-cell office:value-type="float" office:value="0.12826086084048" calcext:value-type="float">
            <text:p>0.12826086084048</text:p>
          </table:table-cell>
          <table:table-cell table:style-name="ce84" office:value-type="float" office:value="0.116147749125957" calcext:value-type="float">
            <text:p>0.116147749125957</text:p>
          </table:table-cell>
          <table:table-cell office:value-type="float" office:value="0.261195354759693" calcext:value-type="float">
            <text:p>0.261195354759693</text:p>
          </table:table-cell>
        </table:table-row>
        <table:table-row table:style-name="ro4">
          <table:table-cell office:value-type="float" office:value="0.0515752397477627" calcext:value-type="float">
            <text:p>0.051575239747763</text:p>
          </table:table-cell>
          <table:table-cell office:value-type="float" office:value="0.0361616264840918" calcext:value-type="float">
            <text:p>0.036161626484092</text:p>
          </table:table-cell>
          <table:table-cell table:style-name="ce84" office:value-type="float" office:value="0.106974832713604" calcext:value-type="float">
            <text:p>0.106974832713604</text:p>
          </table:table-cell>
          <table:table-cell office:value-type="float" office:value="0.130173212124242" calcext:value-type="float">
            <text:p>0.130173212124242</text:p>
          </table:table-cell>
          <table:table-cell table:style-name="ce84" office:value-type="float" office:value="0.110787391662598" calcext:value-type="float">
            <text:p>0.110787391662598</text:p>
          </table:table-cell>
          <table:table-cell office:value-type="float" office:value="0.258342826664448" calcext:value-type="float">
            <text:p>0.258342826664448</text:p>
          </table:table-cell>
        </table:table-row>
        <table:table-row table:style-name="ro4">
          <table:table-cell office:value-type="float" office:value="0.0456588864326477" calcext:value-type="float">
            <text:p>0.045658886432648</text:p>
          </table:table-cell>
          <table:table-cell office:value-type="float" office:value="0.0270004194687837" calcext:value-type="float">
            <text:p>0.027000419468784</text:p>
          </table:table-cell>
          <table:table-cell table:style-name="ce84" office:value-type="float" office:value="0.107198096811771" calcext:value-type="float">
            <text:p>0.107198096811771</text:p>
          </table:table-cell>
          <table:table-cell office:value-type="float" office:value="0.119796230561203" calcext:value-type="float">
            <text:p>0.119796230561203</text:p>
          </table:table-cell>
          <table:table-cell table:style-name="ce84" office:value-type="float" office:value="0.106625951826572" calcext:value-type="float">
            <text:p>0.106625951826572</text:p>
          </table:table-cell>
          <table:table-cell office:value-type="float" office:value="0.255344626605511" calcext:value-type="float">
            <text:p>0.255344626605511</text:p>
          </table:table-cell>
        </table:table-row>
        <table:table-row table:style-name="ro4">
          <table:table-cell office:value-type="float" office:value="0.0437010675668716" calcext:value-type="float">
            <text:p>0.043701067566872</text:p>
          </table:table-cell>
          <table:table-cell office:value-type="float" office:value="0.0261061665661434" calcext:value-type="float">
            <text:p>0.026106166566143</text:p>
          </table:table-cell>
          <table:table-cell table:style-name="ce84" office:value-type="float" office:value="0.10150434076786" calcext:value-type="float">
            <text:p>0.10150434076786</text:p>
          </table:table-cell>
          <table:table-cell office:value-type="float" office:value="0.119604317678346" calcext:value-type="float">
            <text:p>0.119604317678346</text:p>
          </table:table-cell>
          <table:table-cell table:style-name="ce84" office:value-type="float" office:value="0.109059453010559" calcext:value-type="float">
            <text:p>0.109059453010559</text:p>
          </table:table-cell>
          <table:table-cell office:value-type="float" office:value="0.254551738798618" calcext:value-type="float">
            <text:p>0.254551738798618</text:p>
          </table:table-cell>
        </table:table-row>
        <table:table-row table:style-name="ro4">
          <table:table-cell office:value-type="float" office:value="0.0449182912707329" calcext:value-type="float">
            <text:p>0.044918291270733</text:p>
          </table:table-cell>
          <table:table-cell office:value-type="float" office:value="0.0305541296721409" calcext:value-type="float">
            <text:p>0.030554129672141</text:p>
          </table:table-cell>
          <table:table-cell table:style-name="ce84" office:value-type="float" office:value="0.098201647400856" calcext:value-type="float">
            <text:p>0.098201647400856</text:p>
          </table:table-cell>
          <table:table-cell office:value-type="float" office:value="0.12379921393262" calcext:value-type="float">
            <text:p>0.12379921393262</text:p>
          </table:table-cell>
          <table:table-cell table:style-name="ce84" office:value-type="float" office:value="0.113912045955658" calcext:value-type="float">
            <text:p>0.113912045955658</text:p>
          </table:table-cell>
          <table:table-cell office:value-type="float" office:value="0.254723581075668" calcext:value-type="float">
            <text:p>0.254723581075668</text:p>
          </table:table-cell>
        </table:table-row>
        <table:table-row table:style-name="ro4">
          <table:table-cell office:value-type="float" office:value="0.0491394810378552" calcext:value-type="float">
            <text:p>0.049139481037855</text:p>
          </table:table-cell>
          <table:table-cell office:value-type="float" office:value="0.0252525637217571" calcext:value-type="float">
            <text:p>0.025252563721757</text:p>
          </table:table-cell>
          <table:table-cell table:style-name="ce84" office:value-type="float" office:value="0.113322719931602" calcext:value-type="float">
            <text:p>0.113322719931602</text:p>
          </table:table-cell>
          <table:table-cell office:value-type="float" office:value="0.114882488217619" calcext:value-type="float">
            <text:p>0.114882488217619</text:p>
          </table:table-cell>
          <table:table-cell table:style-name="ce84" office:value-type="float" office:value="0.104083016514778" calcext:value-type="float">
            <text:p>0.104083016514778</text:p>
          </table:table-cell>
          <table:table-cell office:value-type="float" office:value="0.252035429179668" calcext:value-type="float">
            <text:p>0.252035429179668</text:p>
          </table:table-cell>
        </table:table-row>
        <table:table-row table:style-name="ro4">
          <table:table-cell office:value-type="float" office:value="0.0438660681247711" calcext:value-type="float">
            <text:p>0.043866068124771</text:p>
          </table:table-cell>
          <table:table-cell office:value-type="float" office:value="0.033077895534014" calcext:value-type="float">
            <text:p>0.033077895534014</text:p>
          </table:table-cell>
          <table:table-cell table:style-name="ce84" office:value-type="float" office:value="0.0994301736354828" calcext:value-type="float">
            <text:p>0.099430173635483</text:p>
          </table:table-cell>
          <table:table-cell office:value-type="float" office:value="0.111917295389705" calcext:value-type="float">
            <text:p>0.111917295389705</text:p>
          </table:table-cell>
          <table:table-cell table:style-name="ce84" office:value-type="float" office:value="0.105883590877056" calcext:value-type="float">
            <text:p>0.105883590877056</text:p>
          </table:table-cell>
          <table:table-cell office:value-type="float" office:value="0.252786820232868" calcext:value-type="float">
            <text:p>0.252786820232868</text:p>
          </table:table-cell>
        </table:table-row>
        <table:table-row table:style-name="ro4">
          <table:table-cell office:value-type="float" office:value="0.0443050116300583" calcext:value-type="float">
            <text:p>0.044305011630058</text:p>
          </table:table-cell>
          <table:table-cell office:value-type="float" office:value="0.0259494294542743" calcext:value-type="float">
            <text:p>0.025949429454274</text:p>
          </table:table-cell>
          <table:table-cell table:style-name="ce84" office:value-type="float" office:value="0.0885882750153542" calcext:value-type="float">
            <text:p>0.088588275015354</text:p>
          </table:table-cell>
          <table:table-cell office:value-type="float" office:value="0.116112414333555" calcext:value-type="float">
            <text:p>0.116112414333555</text:p>
          </table:table-cell>
          <table:table-cell table:style-name="ce84" office:value-type="float" office:value="0.114387638866901" calcext:value-type="float">
            <text:p>0.114387638866901</text:p>
          </table:table-cell>
          <table:table-cell office:value-type="float" office:value="0.251442938745022" calcext:value-type="float">
            <text:p>0.251442938745022</text:p>
          </table:table-cell>
        </table:table-row>
        <table:table-row table:style-name="ro4">
          <table:table-cell office:value-type="float" office:value="0.0513409972190857" calcext:value-type="float">
            <text:p>0.051340997219086</text:p>
          </table:table-cell>
          <table:table-cell office:value-type="float" office:value="0.0263009831297821" calcext:value-type="float">
            <text:p>0.026300983129782</text:p>
          </table:table-cell>
          <table:table-cell table:style-name="ce84" office:value-type="float" office:value="0.0879667401313782" calcext:value-type="float">
            <text:p>0.087966740131378</text:p>
          </table:table-cell>
          <table:table-cell office:value-type="float" office:value="0.114191997382376" calcext:value-type="float">
            <text:p>0.114191997382376</text:p>
          </table:table-cell>
          <table:table-cell table:style-name="ce84" office:value-type="float" office:value="0.100598603487015" calcext:value-type="float">
            <text:p>0.100598603487015</text:p>
          </table:table-cell>
          <table:table-cell office:value-type="float" office:value="0.247957859933376" calcext:value-type="float">
            <text:p>0.247957859933376</text:p>
          </table:table-cell>
        </table:table-row>
        <table:table-row table:style-name="ro4">
          <table:table-cell office:value-type="float" office:value="0.0450585149228573" calcext:value-type="float">
            <text:p>0.045058514922857</text:p>
          </table:table-cell>
          <table:table-cell office:value-type="float" office:value="0.0290160785935083" calcext:value-type="float">
            <text:p>0.029016078593508</text:p>
          </table:table-cell>
          <table:table-cell table:style-name="ce84" office:value-type="float" office:value="0.0897617116570473" calcext:value-type="float">
            <text:p>0.089761711657047</text:p>
          </table:table-cell>
          <table:table-cell office:value-type="float" office:value="0.109175086021423" calcext:value-type="float">
            <text:p>0.109175086021423</text:p>
          </table:table-cell>
          <table:table-cell table:style-name="ce84" office:value-type="float" office:value="0.106344185769558" calcext:value-type="float">
            <text:p>0.106344185769558</text:p>
          </table:table-cell>
          <table:table-cell office:value-type="float" office:value="0.242735836207867" calcext:value-type="float">
            <text:p>0.242735836207867</text:p>
          </table:table-cell>
        </table:table-row>
        <table:table-row table:style-name="ro4">
          <table:table-cell office:value-type="float" office:value="0.0397783704102039" calcext:value-type="float">
            <text:p>0.039778370410204</text:p>
          </table:table-cell>
          <table:table-cell office:value-type="float" office:value="0.0269212664733545" calcext:value-type="float">
            <text:p>0.026921266473355</text:p>
          </table:table-cell>
          <table:table-cell table:style-name="ce84" office:value-type="float" office:value="0.0897731930017471" calcext:value-type="float">
            <text:p>0.089773193001747</text:p>
          </table:table-cell>
          <table:table-cell office:value-type="float" office:value="0.107591840955946" calcext:value-type="float">
            <text:p>0.107591840955946</text:p>
          </table:table-cell>
          <table:table-cell table:style-name="ce84" office:value-type="float" office:value="0.0996537655591965" calcext:value-type="float">
            <text:p>0.099653765559197</text:p>
          </table:table-cell>
          <table:table-cell office:value-type="float" office:value="0.246096803843975" calcext:value-type="float">
            <text:p>0.246096803843975</text:p>
          </table:table-cell>
        </table:table-row>
        <table:table-row table:style-name="ro4">
          <table:table-cell office:value-type="float" office:value="0.0399848967790604" calcext:value-type="float">
            <text:p>0.03998489677906</text:p>
          </table:table-cell>
          <table:table-cell office:value-type="float" office:value="0.0257034846341981" calcext:value-type="float">
            <text:p>0.025703484634198</text:p>
          </table:table-cell>
          <table:table-cell table:style-name="ce84" office:value-type="float" office:value="0.0909117162227631" calcext:value-type="float">
            <text:p>0.090911716222763</text:p>
          </table:table-cell>
          <table:table-cell office:value-type="float" office:value="0.109352577063772" calcext:value-type="float">
            <text:p>0.109352577063772</text:p>
          </table:table-cell>
          <table:table-cell table:style-name="ce84" office:value-type="float" office:value="0.107580199837685" calcext:value-type="float">
            <text:p>0.107580199837685</text:p>
          </table:table-cell>
          <table:table-cell office:value-type="float" office:value="0.238041418194771" calcext:value-type="float">
            <text:p>0.238041418194771</text:p>
          </table:table-cell>
        </table:table-row>
        <table:table-row table:style-name="ro4">
          <table:table-cell office:value-type="float" office:value="0.0478618778288364" calcext:value-type="float">
            <text:p>0.047861877828836</text:p>
          </table:table-cell>
          <table:table-cell office:value-type="float" office:value="0.024284651859399" calcext:value-type="float">
            <text:p>0.024284651859399</text:p>
          </table:table-cell>
          <table:table-cell table:style-name="ce84" office:value-type="float" office:value="0.0879262462258339" calcext:value-type="float">
            <text:p>0.087926246225834</text:p>
          </table:table-cell>
          <table:table-cell office:value-type="float" office:value="0.108082197606564" calcext:value-type="float">
            <text:p>0.108082197606564</text:p>
          </table:table-cell>
          <table:table-cell table:style-name="ce84" office:value-type="float" office:value="0.0991794243454933" calcext:value-type="float">
            <text:p>0.099179424345493</text:p>
          </table:table-cell>
          <table:table-cell office:value-type="float" office:value="0.240246846675873" calcext:value-type="float">
            <text:p>0.240246846675873</text:p>
          </table:table-cell>
        </table:table-row>
        <table:table-row table:style-name="ro4">
          <table:table-cell office:value-type="float" office:value="0.0542623810470104" calcext:value-type="float">
            <text:p>0.05426238104701</text:p>
          </table:table-cell>
          <table:table-cell office:value-type="float" office:value="0.0306427720014328" calcext:value-type="float">
            <text:p>0.030642772001433</text:p>
          </table:table-cell>
          <table:table-cell table:style-name="ce84" office:value-type="float" office:value="0.0827108547091484" calcext:value-type="float">
            <text:p>0.082710854709148</text:p>
          </table:table-cell>
          <table:table-cell office:value-type="float" office:value="0.112888685531086" calcext:value-type="float">
            <text:p>0.112888685531086</text:p>
          </table:table-cell>
          <table:table-cell table:style-name="ce84" office:value-type="float" office:value="0.097392626106739" calcext:value-type="float">
            <text:p>0.097392626106739</text:p>
          </table:table-cell>
          <table:table-cell office:value-type="float" office:value="0.234777357578278" calcext:value-type="float">
            <text:p>0.234777357578278</text:p>
          </table:table-cell>
        </table:table-row>
        <table:table-row table:style-name="ro4">
          <table:table-cell office:value-type="float" office:value="0.04030991345644" calcext:value-type="float">
            <text:p>0.04030991345644</text:p>
          </table:table-cell>
          <table:table-cell office:value-type="float" office:value="0.0238707874453178" calcext:value-type="float">
            <text:p>0.023870787445318</text:p>
          </table:table-cell>
          <table:table-cell table:style-name="ce84" office:value-type="float" office:value="0.0861705839633942" calcext:value-type="float">
            <text:p>0.086170583963394</text:p>
          </table:table-cell>
          <table:table-cell office:value-type="float" office:value="0.109247302015622" calcext:value-type="float">
            <text:p>0.109247302015622</text:p>
          </table:table-cell>
          <table:table-cell table:style-name="ce84" office:value-type="float" office:value="0.0987648069858551" calcext:value-type="float">
            <text:p>0.098764806985855</text:p>
          </table:table-cell>
          <table:table-cell office:value-type="float" office:value="0.232015065252781" calcext:value-type="float">
            <text:p>0.232015065252781</text:p>
          </table:table-cell>
        </table:table-row>
        <table:table-row table:style-name="ro4">
          <table:table-cell office:value-type="float" office:value="0.037345215678215" calcext:value-type="float">
            <text:p>0.037345215678215</text:p>
          </table:table-cell>
          <table:table-cell office:value-type="float" office:value="0.0273114851706588" calcext:value-type="float">
            <text:p>0.027311485170659</text:p>
          </table:table-cell>
          <table:table-cell table:style-name="ce84" office:value-type="float" office:value="0.0820566490292549" calcext:value-type="float">
            <text:p>0.082056649029255</text:p>
          </table:table-cell>
          <table:table-cell office:value-type="float" office:value="0.104643891255061" calcext:value-type="float">
            <text:p>0.104643891255061</text:p>
          </table:table-cell>
          <table:table-cell table:style-name="ce84" office:value-type="float" office:value="0.0992666110396385" calcext:value-type="float">
            <text:p>0.099266611039639</text:p>
          </table:table-cell>
          <table:table-cell office:value-type="float" office:value="0.230782912671566" calcext:value-type="float">
            <text:p>0.230782912671566</text:p>
          </table:table-cell>
        </table:table-row>
        <table:table-row table:style-name="ro4">
          <table:table-cell office:value-type="float" office:value="0.0387154780328274" calcext:value-type="float">
            <text:p>0.038715478032827</text:p>
          </table:table-cell>
          <table:table-cell office:value-type="float" office:value="0.0247029639663627" calcext:value-type="float">
            <text:p>0.024702963966363</text:p>
          </table:table-cell>
          <table:table-cell table:style-name="ce84" office:value-type="float" office:value="0.0784976035356522" calcext:value-type="float">
            <text:p>0.078497603535652</text:p>
          </table:table-cell>
          <table:table-cell office:value-type="float" office:value="0.0984267898731762" calcext:value-type="float">
            <text:p>0.098426789873176</text:p>
          </table:table-cell>
          <table:table-cell table:style-name="ce84" office:value-type="float" office:value="0.0989042744040489" calcext:value-type="float">
            <text:p>0.098904274404049</text:p>
          </table:table-cell>
          <table:table-cell office:value-type="float" office:value="0.231115586459637" calcext:value-type="float">
            <text:p>0.231115586459637</text:p>
          </table:table-cell>
        </table:table-row>
        <table:table-row table:style-name="ro4">
          <table:table-cell office:value-type="float" office:value="0.0426717437803745" calcext:value-type="float">
            <text:p>0.042671743780375</text:p>
          </table:table-cell>
          <table:table-cell office:value-type="float" office:value="0.0243885456823932" calcext:value-type="float">
            <text:p>0.024388545682393</text:p>
          </table:table-cell>
          <table:table-cell table:style-name="ce84" office:value-type="float" office:value="0.0806514769792557" calcext:value-type="float">
            <text:p>0.080651476979256</text:p>
          </table:table-cell>
          <table:table-cell office:value-type="float" office:value="0.101067586905426" calcext:value-type="float">
            <text:p>0.101067586905426</text:p>
          </table:table-cell>
          <table:table-cell table:style-name="ce84" office:value-type="float" office:value="0.102068975567818" calcext:value-type="float">
            <text:p>0.102068975567818</text:p>
          </table:table-cell>
          <table:table-cell office:value-type="float" office:value="0.227477917969227" calcext:value-type="float">
            <text:p>0.227477917969227</text:p>
          </table:table-cell>
        </table:table-row>
        <table:table-row table:style-name="ro4">
          <table:table-cell office:value-type="float" office:value="0.0510828904807568" calcext:value-type="float">
            <text:p>0.051082890480757</text:p>
          </table:table-cell>
          <table:table-cell office:value-type="float" office:value="0.0231691301932535" calcext:value-type="float">
            <text:p>0.023169130193254</text:p>
          </table:table-cell>
          <table:table-cell table:style-name="ce84" office:value-type="float" office:value="0.0767818167805672" calcext:value-type="float">
            <text:p>0.076781816780567</text:p>
          </table:table-cell>
          <table:table-cell office:value-type="float" office:value="0.10482575578822" calcext:value-type="float">
            <text:p>0.10482575578822</text:p>
          </table:table-cell>
          <table:table-cell table:style-name="ce84" office:value-type="float" office:value="0.0933734700083733" calcext:value-type="float">
            <text:p>0.093373470008373</text:p>
          </table:table-cell>
          <table:table-cell office:value-type="float" office:value="0.224877964556217" calcext:value-type="float">
            <text:p>0.224877964556217</text:p>
          </table:table-cell>
        </table:table-row>
        <table:table-row table:style-name="ro4">
          <table:table-cell office:value-type="float" office:value="0.0407436527311802" calcext:value-type="float">
            <text:p>0.04074365273118</text:p>
          </table:table-cell>
          <table:table-cell office:value-type="float" office:value="0.0370012533624844" calcext:value-type="float">
            <text:p>0.037001253362484</text:p>
          </table:table-cell>
          <table:table-cell table:style-name="ce84" office:value-type="float" office:value="0.0748670995235443" calcext:value-type="float">
            <text:p>0.074867099523544</text:p>
          </table:table-cell>
          <table:table-cell office:value-type="float" office:value="0.107390717499786" calcext:value-type="float">
            <text:p>0.107390717499786</text:p>
          </table:table-cell>
          <table:table-cell table:style-name="ce84" office:value-type="float" office:value="0.0903321355581284" calcext:value-type="float">
            <text:p>0.090332135558128</text:p>
          </table:table-cell>
          <table:table-cell office:value-type="float" office:value="0.224261085093021" calcext:value-type="float">
            <text:p>0.224261085093021</text:p>
          </table:table-cell>
        </table:table-row>
        <table:table-row table:style-name="ro4">
          <table:table-cell office:value-type="float" office:value="0.0367402732372284" calcext:value-type="float">
            <text:p>0.036740273237228</text:p>
          </table:table-cell>
          <table:table-cell office:value-type="float" office:value="0.0236776720690771" calcext:value-type="float">
            <text:p>0.023677672069077</text:p>
          </table:table-cell>
          <table:table-cell table:style-name="ce84" office:value-type="float" office:value="0.0792192816734314" calcext:value-type="float">
            <text:p>0.079219281673431</text:p>
          </table:table-cell>
          <table:table-cell office:value-type="float" office:value="0.097663637664583" calcext:value-type="float">
            <text:p>0.097663637664583</text:p>
          </table:table-cell>
          <table:table-cell table:style-name="ce84" office:value-type="float" office:value="0.0994304344058037" calcext:value-type="float">
            <text:p>0.099430434405804</text:p>
          </table:table-cell>
          <table:table-cell office:value-type="float" office:value="0.22160376727581" calcext:value-type="float">
            <text:p>0.22160376727581</text:p>
          </table:table-cell>
        </table:table-row>
        <table:table-row table:style-name="ro4">
          <table:table-cell office:value-type="float" office:value="0.0369348116219044" calcext:value-type="float">
            <text:p>0.036934811621904</text:p>
          </table:table-cell>
          <table:table-cell office:value-type="float" office:value="0.0257485159653634" calcext:value-type="float">
            <text:p>0.025748515965363</text:p>
          </table:table-cell>
          <table:table-cell table:style-name="ce84" office:value-type="float" office:value="0.074341244995594" calcext:value-type="float">
            <text:p>0.074341244995594</text:p>
          </table:table-cell>
          <table:table-cell office:value-type="float" office:value="0.105469913946258" calcext:value-type="float">
            <text:p>0.105469913946258</text:p>
          </table:table-cell>
          <table:table-cell table:style-name="ce84" office:value-type="float" office:value="0.0934235081076622" calcext:value-type="float">
            <text:p>0.093423508107662</text:p>
          </table:table-cell>
          <table:table-cell office:value-type="float" office:value="0.219580424726009" calcext:value-type="float">
            <text:p>0.219580424726009</text:p>
          </table:table-cell>
        </table:table-row>
        <table:table-row table:style-name="ro4">
          <table:table-cell office:value-type="float" office:value="0.0452223122119904" calcext:value-type="float">
            <text:p>0.04522231221199</text:p>
          </table:table-cell>
          <table:table-cell office:value-type="float" office:value="0.0242776912876593" calcext:value-type="float">
            <text:p>0.024277691287659</text:p>
          </table:table-cell>
          <table:table-cell table:style-name="ce84" office:value-type="float" office:value="0.0853492021560669" calcext:value-type="float">
            <text:p>0.085349202156067</text:p>
          </table:table-cell>
          <table:table-cell office:value-type="float" office:value="0.100957834058338" calcext:value-type="float">
            <text:p>0.100957834058338</text:p>
          </table:table-cell>
          <table:table-cell table:style-name="ce84" office:value-type="float" office:value="0.0895747244358063" calcext:value-type="float">
            <text:p>0.089574724435806</text:p>
          </table:table-cell>
          <table:table-cell office:value-type="float" office:value="0.218331568241119" calcext:value-type="float">
            <text:p>0.218331568241119</text:p>
          </table:table-cell>
        </table:table-row>
        <table:table-row table:style-name="ro4">
          <table:table-cell office:value-type="float" office:value="0.0444021932780743" calcext:value-type="float">
            <text:p>0.044402193278074</text:p>
          </table:table-cell>
          <table:table-cell office:value-type="float" office:value="0.0221313340427716" calcext:value-type="float">
            <text:p>0.022131334042772</text:p>
          </table:table-cell>
          <table:table-cell table:style-name="ce84" office:value-type="float" office:value="0.0820594280958176" calcext:value-type="float">
            <text:p>0.082059428095818</text:p>
          </table:table-cell>
          <table:table-cell office:value-type="float" office:value="0.0981380715966225" calcext:value-type="float">
            <text:p>0.098138071596623</text:p>
          </table:table-cell>
          <table:table-cell table:style-name="ce84" office:value-type="float" office:value="0.0955332666635513" calcext:value-type="float">
            <text:p>0.095533266663551</text:p>
          </table:table-cell>
          <table:table-cell office:value-type="float" office:value="0.217468627691269" calcext:value-type="float">
            <text:p>0.217468627691269</text:p>
          </table:table-cell>
        </table:table-row>
        <table:table-row table:style-name="ro4">
          <table:table-cell office:value-type="float" office:value="0.0381322354078293" calcext:value-type="float">
            <text:p>0.038132235407829</text:p>
          </table:table-cell>
          <table:table-cell office:value-type="float" office:value="0.0233723350835067" calcext:value-type="float">
            <text:p>0.023372335083507</text:p>
          </table:table-cell>
          <table:table-cell table:style-name="ce84" office:value-type="float" office:value="0.0709512308239937" calcext:value-type="float">
            <text:p>0.070951230823994</text:p>
          </table:table-cell>
          <table:table-cell office:value-type="float" office:value="0.0934724807739258" calcext:value-type="float">
            <text:p>0.093472480773926</text:p>
          </table:table-cell>
          <table:table-cell table:style-name="ce84" office:value-type="float" office:value="0.0951457247138024" calcext:value-type="float">
            <text:p>0.095145724713802</text:p>
          </table:table-cell>
          <table:table-cell office:value-type="float" office:value="0.217943544685841" calcext:value-type="float">
            <text:p>0.217943544685841</text:p>
          </table:table-cell>
        </table:table-row>
        <table:table-row table:style-name="ro4">
          <table:table-cell office:value-type="float" office:value="0.0360191687941551" calcext:value-type="float">
            <text:p>0.036019168794155</text:p>
          </table:table-cell>
          <table:table-cell office:value-type="float" office:value="0.0239410179991988" calcext:value-type="float">
            <text:p>0.023941017999199</text:p>
          </table:table-cell>
          <table:table-cell table:style-name="ce84" office:value-type="float" office:value="0.0641278326511383" calcext:value-type="float">
            <text:p>0.064127832651138</text:p>
          </table:table-cell>
          <table:table-cell office:value-type="float" office:value="0.0873440206050873" calcext:value-type="float">
            <text:p>0.087344020605087</text:p>
          </table:table-cell>
          <table:table-cell table:style-name="ce84" office:value-type="float" office:value="0.0884197801351547" calcext:value-type="float">
            <text:p>0.088419780135155</text:p>
          </table:table-cell>
          <table:table-cell office:value-type="float" office:value="0.217073967456818" calcext:value-type="float">
            <text:p>0.217073967456818</text:p>
          </table:table-cell>
        </table:table-row>
        <table:table-row table:style-name="ro4">
          <table:table-cell office:value-type="float" office:value="0.0380133166909218" calcext:value-type="float">
            <text:p>0.038013316690922</text:p>
          </table:table-cell>
          <table:table-cell office:value-type="float" office:value="0.0228499834252801" calcext:value-type="float">
            <text:p>0.02284998342528</text:p>
          </table:table-cell>
          <table:table-cell table:style-name="ce84" office:value-type="float" office:value="0.0643686801195145" calcext:value-type="float">
            <text:p>0.064368680119515</text:p>
          </table:table-cell>
          <table:table-cell office:value-type="float" office:value="0.0956537168886926" calcext:value-type="float">
            <text:p>0.095653716888693</text:p>
          </table:table-cell>
          <table:table-cell table:style-name="ce84" office:value-type="float" office:value="0.098898321390152" calcext:value-type="float">
            <text:p>0.098898321390152</text:p>
          </table:table-cell>
          <table:table-cell office:value-type="float" office:value="0.220670248568058" calcext:value-type="float">
            <text:p>0.220670248568058</text:p>
          </table:table-cell>
        </table:table-row>
        <table:table-row table:style-name="ro4">
          <table:table-cell office:value-type="float" office:value="0.0573080740869045" calcext:value-type="float">
            <text:p>0.057308074086905</text:p>
          </table:table-cell>
          <table:table-cell office:value-type="float" office:value="0.0222272864162516" calcext:value-type="float">
            <text:p>0.022227286416252</text:p>
          </table:table-cell>
          <table:table-cell table:style-name="ce84" office:value-type="float" office:value="0.0684867799282074" calcext:value-type="float">
            <text:p>0.068486779928207</text:p>
          </table:table-cell>
          <table:table-cell office:value-type="float" office:value="0.093941566016939" calcext:value-type="float">
            <text:p>0.093941566016939</text:p>
          </table:table-cell>
          <table:table-cell table:style-name="ce84" office:value-type="float" office:value="0.0837211832404137" calcext:value-type="float">
            <text:p>0.083721183240414</text:p>
          </table:table-cell>
          <table:table-cell office:value-type="float" office:value="0.210930320620537" calcext:value-type="float">
            <text:p>0.210930320620537</text:p>
          </table:table-cell>
        </table:table-row>
        <table:table-row table:style-name="ro4">
          <table:table-cell office:value-type="float" office:value="0.0463234186172485" calcext:value-type="float">
            <text:p>0.046323418617249</text:p>
          </table:table-cell>
          <table:table-cell office:value-type="float" office:value="0.0231675261558789" calcext:value-type="float">
            <text:p>0.023167526155879</text:p>
          </table:table-cell>
          <table:table-cell table:style-name="ce84" office:value-type="float" office:value="0.0689162537455559" calcext:value-type="float">
            <text:p>0.068916253745556</text:p>
          </table:table-cell>
          <table:table-cell office:value-type="float" office:value="0.0894755696256955" calcext:value-type="float">
            <text:p>0.089475569625696</text:p>
          </table:table-cell>
          <table:table-cell table:style-name="ce84" office:value-type="float" office:value="0.0899525955319405" calcext:value-type="float">
            <text:p>0.089952595531941</text:p>
          </table:table-cell>
          <table:table-cell office:value-type="float" office:value="0.212883611917496" calcext:value-type="float">
            <text:p>0.212883611917496</text:p>
          </table:table-cell>
        </table:table-row>
        <table:table-row table:style-name="ro4">
          <table:table-cell office:value-type="float" office:value="0.0371128544211388" calcext:value-type="float">
            <text:p>0.037112854421139</text:p>
          </table:table-cell>
          <table:table-cell office:value-type="float" office:value="0.0219434915616373" calcext:value-type="float">
            <text:p>0.021943491561637</text:p>
          </table:table-cell>
          <table:table-cell table:style-name="ce84" office:value-type="float" office:value="0.0696784928441048" calcext:value-type="float">
            <text:p>0.069678492844105</text:p>
          </table:table-cell>
          <table:table-cell office:value-type="float" office:value="0.0885664605432087" calcext:value-type="float">
            <text:p>0.088566460543209</text:p>
          </table:table-cell>
          <table:table-cell table:style-name="ce84" office:value-type="float" office:value="0.0885563716292381" calcext:value-type="float">
            <text:p>0.088556371629238</text:p>
          </table:table-cell>
          <table:table-cell office:value-type="float" office:value="0.20876034528017" calcext:value-type="float">
            <text:p>0.20876034528017</text:p>
          </table:table-cell>
        </table:table-row>
        <table:table-row table:style-name="ro4">
          <table:table-cell office:value-type="float" office:value="0.0340942889451981" calcext:value-type="float">
            <text:p>0.034094288945198</text:p>
          </table:table-cell>
          <table:table-cell office:value-type="float" office:value="0.023216132408031" calcext:value-type="float">
            <text:p>0.023216132408031</text:p>
          </table:table-cell>
          <table:table-cell table:style-name="ce84" office:value-type="float" office:value="0.0691015049815178" calcext:value-type="float">
            <text:p>0.069101504981518</text:p>
          </table:table-cell>
          <table:table-cell office:value-type="float" office:value="0.09169399821096" calcext:value-type="float">
            <text:p>0.09169399821096</text:p>
          </table:table-cell>
          <table:table-cell table:style-name="ce84" office:value-type="float" office:value="0.0852982103824616" calcext:value-type="float">
            <text:p>0.085298210382462</text:p>
          </table:table-cell>
          <table:table-cell office:value-type="float" office:value="0.205660251379013" calcext:value-type="float">
            <text:p>0.205660251379013</text:p>
          </table:table-cell>
        </table:table-row>
        <table:table-row table:style-name="ro4">
          <table:table-cell office:value-type="float" office:value="0.0336237736046314" calcext:value-type="float">
            <text:p>0.033623773604631</text:p>
          </table:table-cell>
          <table:table-cell office:value-type="float" office:value="0.0254267217896097" calcext:value-type="float">
            <text:p>0.02542672178961</text:p>
          </table:table-cell>
          <table:table-cell table:style-name="ce84" office:value-type="float" office:value="0.0607232861220837" calcext:value-type="float">
            <text:p>0.060723286122084</text:p>
          </table:table-cell>
          <table:table-cell office:value-type="float" office:value="0.0879741691880756" calcext:value-type="float">
            <text:p>0.087974169188076</text:p>
          </table:table-cell>
          <table:table-cell table:style-name="ce84" office:value-type="float" office:value="0.0979663580656052" calcext:value-type="float">
            <text:p>0.097966358065605</text:p>
          </table:table-cell>
          <table:table-cell office:value-type="float" office:value="0.207407942116261" calcext:value-type="float">
            <text:p>0.207407942116261</text:p>
          </table:table-cell>
        </table:table-row>
        <table:table-row table:style-name="ro4">
          <table:table-cell office:value-type="float" office:value="0.0374486148357391" calcext:value-type="float">
            <text:p>0.037448614835739</text:p>
          </table:table-cell>
          <table:table-cell office:value-type="float" office:value="0.0218846377257426" calcext:value-type="float">
            <text:p>0.021884637725743</text:p>
          </table:table-cell>
          <table:table-cell table:style-name="ce84" office:value-type="float" office:value="0.0598631352186203" calcext:value-type="float">
            <text:p>0.05986313521862</text:p>
          </table:table-cell>
          <table:table-cell office:value-type="float" office:value="0.0878537504209413" calcext:value-type="float">
            <text:p>0.087853750420941</text:p>
          </table:table-cell>
          <table:table-cell table:style-name="ce84" office:value-type="float" office:value="0.0843204259872437" calcext:value-type="float">
            <text:p>0.084320425987244</text:p>
          </table:table-cell>
          <table:table-cell office:value-type="float" office:value="0.203672602176666" calcext:value-type="float">
            <text:p>0.203672602176666</text:p>
          </table:table-cell>
        </table:table-row>
        <table:table-row table:style-name="ro4">
          <table:table-cell office:value-type="float" office:value="0.0416264235973358" calcext:value-type="float">
            <text:p>0.041626423597336</text:p>
          </table:table-cell>
          <table:table-cell office:value-type="float" office:value="0.0220137803830636" calcext:value-type="float">
            <text:p>0.022013780383064</text:p>
          </table:table-cell>
          <table:table-cell table:style-name="ce84" office:value-type="float" office:value="0.0647297352552414" calcext:value-type="float">
            <text:p>0.064729735255241</text:p>
          </table:table-cell>
          <table:table-cell office:value-type="float" office:value="0.0953360663519965" calcext:value-type="float">
            <text:p>0.095336066351997</text:p>
          </table:table-cell>
          <table:table-cell table:style-name="ce84" office:value-type="float" office:value="0.0818373262882233" calcext:value-type="float">
            <text:p>0.081837326288223</text:p>
          </table:table-cell>
          <table:table-cell office:value-type="float" office:value="0.204720543324947" calcext:value-type="float">
            <text:p>0.204720543324947</text:p>
          </table:table-cell>
        </table:table-row>
        <table:table-row table:style-name="ro4">
          <table:table-cell office:value-type="float" office:value="0.0444637462496758" calcext:value-type="float">
            <text:p>0.044463746249676</text:p>
          </table:table-cell>
          <table:table-cell office:value-type="float" office:value="0.0214974411586951" calcext:value-type="float">
            <text:p>0.021497441158695</text:p>
          </table:table-cell>
          <table:table-cell table:style-name="ce84" office:value-type="float" office:value="0.0619766972959042" calcext:value-type="float">
            <text:p>0.061976697295904</text:p>
          </table:table-cell>
          <table:table-cell office:value-type="float" office:value="0.0865980974502034" calcext:value-type="float">
            <text:p>0.086598097450203</text:p>
          </table:table-cell>
          <table:table-cell table:style-name="ce84" office:value-type="float" office:value="0.0863979905843735" calcext:value-type="float">
            <text:p>0.086397990584374</text:p>
          </table:table-cell>
          <table:table-cell office:value-type="float" office:value="0.206484156548977" calcext:value-type="float">
            <text:p>0.206484156548977</text:p>
          </table:table-cell>
        </table:table-row>
        <table:table-row table:style-name="ro4">
          <table:table-cell office:value-type="float" office:value="0.0357872471213341" calcext:value-type="float">
            <text:p>0.035787247121334</text:p>
          </table:table-cell>
          <table:table-cell office:value-type="float" office:value="0.0240252371704965" calcext:value-type="float">
            <text:p>0.024025237170497</text:p>
          </table:table-cell>
          <table:table-cell table:style-name="ce84" office:value-type="float" office:value="0.0607334449887276" calcext:value-type="float">
            <text:p>0.060733444988728</text:p>
          </table:table-cell>
          <table:table-cell office:value-type="float" office:value="0.0879162235392464" calcext:value-type="float">
            <text:p>0.087916223539246</text:p>
          </table:table-cell>
          <table:table-cell table:style-name="ce84" office:value-type="float" office:value="0.0850225314497948" calcext:value-type="float">
            <text:p>0.085022531449795</text:p>
          </table:table-cell>
          <table:table-cell office:value-type="float" office:value="0.206930921673775" calcext:value-type="float">
            <text:p>0.206930921673775</text:p>
          </table:table-cell>
        </table:table-row>
        <table:table-row table:style-name="ro4">
          <table:table-cell office:value-type="float" office:value="0.033880352973938" calcext:value-type="float">
            <text:p>0.033880352973938</text:p>
          </table:table-cell>
          <table:table-cell office:value-type="float" office:value="0.0216390910594812" calcext:value-type="float">
            <text:p>0.021639091059481</text:p>
          </table:table-cell>
          <table:table-cell table:style-name="ce84" office:value-type="float" office:value="0.0619307085871697" calcext:value-type="float">
            <text:p>0.06193070858717</text:p>
          </table:table-cell>
          <table:table-cell office:value-type="float" office:value="0.0807284356819259" calcext:value-type="float">
            <text:p>0.080728435681926</text:p>
          </table:table-cell>
          <table:table-cell table:style-name="ce84" office:value-type="float" office:value="0.0830651521682739" calcext:value-type="float">
            <text:p>0.083065152168274</text:p>
          </table:table-cell>
          <table:table-cell office:value-type="float" office:value="0.19989868581295" calcext:value-type="float">
            <text:p>0.19989868581295</text:p>
          </table:table-cell>
        </table:table-row>
        <table:table-row table:style-name="ro4">
          <table:table-cell office:value-type="float" office:value="0.0421429499983788" calcext:value-type="float">
            <text:p>0.042142949998379</text:p>
          </table:table-cell>
          <table:table-cell office:value-type="float" office:value="0.0206047868051417" calcext:value-type="float">
            <text:p>0.020604786805142</text:p>
          </table:table-cell>
          <table:table-cell table:style-name="ce84" office:value-type="float" office:value="0.0614886358380318" calcext:value-type="float">
            <text:p>0.061488635838032</text:p>
          </table:table-cell>
          <table:table-cell office:value-type="float" office:value="0.0951639595958922" calcext:value-type="float">
            <text:p>0.095163959595892</text:p>
          </table:table-cell>
          <table:table-cell table:style-name="ce84" office:value-type="float" office:value="0.0844843238592148" calcext:value-type="float">
            <text:p>0.084484323859215</text:p>
          </table:table-cell>
          <table:table-cell office:value-type="float" office:value="0.196571863889694" calcext:value-type="float">
            <text:p>0.196571863889694</text:p>
          </table:table-cell>
        </table:table-row>
        <table:table-row table:style-name="ro4">
          <table:table-cell office:value-type="float" office:value="0.0454566814005375" calcext:value-type="float">
            <text:p>0.045456681400538</text:p>
          </table:table-cell>
          <table:table-cell office:value-type="float" office:value="0.0214227425152965" calcext:value-type="float">
            <text:p>0.021422742515297</text:p>
          </table:table-cell>
          <table:table-cell table:style-name="ce84" office:value-type="float" office:value="0.0581378415226936" calcext:value-type="float">
            <text:p>0.058137841522694</text:p>
          </table:table-cell>
          <table:table-cell office:value-type="float" office:value="0.0827686786651611" calcext:value-type="float">
            <text:p>0.082768678665161</text:p>
          </table:table-cell>
          <table:table-cell table:style-name="ce84" office:value-type="float" office:value="0.090022511780262" calcext:value-type="float">
            <text:p>0.090022511780262</text:p>
          </table:table-cell>
          <table:table-cell office:value-type="float" office:value="0.194156786799431" calcext:value-type="float">
            <text:p>0.194156786799431</text:p>
          </table:table-cell>
        </table:table-row>
        <table:table-row table:style-name="ro4">
          <table:table-cell office:value-type="float" office:value="0.0349956154823303" calcext:value-type="float">
            <text:p>0.03499561548233</text:p>
          </table:table-cell>
          <table:table-cell office:value-type="float" office:value="0.0343447823830547" calcext:value-type="float">
            <text:p>0.034344782383055</text:p>
          </table:table-cell>
          <table:table-cell table:style-name="ce84" office:value-type="float" office:value="0.0577696114778519" calcext:value-type="float">
            <text:p>0.057769611477852</text:p>
          </table:table-cell>
          <table:table-cell office:value-type="float" office:value="0.0803935569193628" calcext:value-type="float">
            <text:p>0.080393556919363</text:p>
          </table:table-cell>
          <table:table-cell table:style-name="ce84" office:value-type="float" office:value="0.0795872434973717" calcext:value-type="float">
            <text:p>0.079587243497372</text:p>
          </table:table-cell>
          <table:table-cell office:value-type="float" office:value="0.198702916800976" calcext:value-type="float">
            <text:p>0.198702916800976</text:p>
          </table:table-cell>
        </table:table-row>
        <table:table-row table:style-name="ro4">
          <table:table-cell office:value-type="float" office:value="0.0325949117541313" calcext:value-type="float">
            <text:p>0.032594911754131</text:p>
          </table:table-cell>
          <table:table-cell office:value-type="float" office:value="0.0224677072569667" calcext:value-type="float">
            <text:p>0.022467707256967</text:p>
          </table:table-cell>
          <table:table-cell table:style-name="ce84" office:value-type="float" office:value="0.0579831413924694" calcext:value-type="float">
            <text:p>0.057983141392469</text:p>
          </table:table-cell>
          <table:table-cell office:value-type="float" office:value="0.0830012948976623" calcext:value-type="float">
            <text:p>0.083001294897662</text:p>
          </table:table-cell>
          <table:table-cell table:style-name="ce84" office:value-type="float" office:value="0.0845210999250412" calcext:value-type="float">
            <text:p>0.084521099925041</text:p>
          </table:table-cell>
          <table:table-cell office:value-type="float" office:value="0.195430184304714" calcext:value-type="float">
            <text:p>0.195430184304714</text:p>
          </table:table-cell>
        </table:table-row>
        <table:table-row table:style-name="ro4">
          <table:table-cell office:value-type="float" office:value="0.0340211279690266" calcext:value-type="float">
            <text:p>0.034021127969027</text:p>
          </table:table-cell>
          <table:table-cell office:value-type="float" office:value="0.0211471448759759" calcext:value-type="float">
            <text:p>0.021147144875976</text:p>
          </table:table-cell>
          <table:table-cell table:style-name="ce84" office:value-type="float" office:value="0.0577283687889576" calcext:value-type="float">
            <text:p>0.057728368788958</text:p>
          </table:table-cell>
          <table:table-cell office:value-type="float" office:value="0.0890219617221091" calcext:value-type="float">
            <text:p>0.089021961722109</text:p>
          </table:table-cell>
          <table:table-cell table:style-name="ce84" office:value-type="float" office:value="0.0845188498497009" calcext:value-type="float">
            <text:p>0.084518849849701</text:p>
          </table:table-cell>
          <table:table-cell office:value-type="float" office:value="0.193520541489124" calcext:value-type="float">
            <text:p>0.193520541489124</text:p>
          </table:table-cell>
        </table:table-row>
        <table:table-row table:style-name="ro4">
          <table:table-cell office:value-type="float" office:value="0.0489468686282635" calcext:value-type="float">
            <text:p>0.048946868628264</text:p>
          </table:table-cell>
          <table:table-cell office:value-type="float" office:value="0.0217177677428189" calcext:value-type="float">
            <text:p>0.021717767742819</text:p>
          </table:table-cell>
          <table:table-cell table:style-name="ce84" office:value-type="float" office:value="0.0576579049229622" calcext:value-type="float">
            <text:p>0.057657904922962</text:p>
          </table:table-cell>
          <table:table-cell office:value-type="float" office:value="0.076693359348509" calcext:value-type="float">
            <text:p>0.076693359348509</text:p>
          </table:table-cell>
          <table:table-cell table:style-name="ce84" office:value-type="float" office:value="0.0799616277217865" calcext:value-type="float">
            <text:p>0.079961627721787</text:p>
          </table:table-cell>
          <table:table-cell office:value-type="float" office:value="0.191525789797306" calcext:value-type="float">
            <text:p>0.191525789797306</text:p>
          </table:table-cell>
        </table:table-row>
        <table:table-row table:style-name="ro4">
          <table:table-cell office:value-type="float" office:value="0.0426978543400765" calcext:value-type="float">
            <text:p>0.042697854340077</text:p>
          </table:table-cell>
          <table:table-cell office:value-type="float" office:value="0.0260970835734941" calcext:value-type="float">
            <text:p>0.026097083573494</text:p>
          </table:table-cell>
          <table:table-cell table:style-name="ce84" office:value-type="float" office:value="0.061427865177393" calcext:value-type="float">
            <text:p>0.061427865177393</text:p>
          </table:table-cell>
          <table:table-cell office:value-type="float" office:value="0.0776164101229774" calcext:value-type="float">
            <text:p>0.077616410122977</text:p>
          </table:table-cell>
          <table:table-cell table:style-name="ce84" office:value-type="float" office:value="0.0805603861808777" calcext:value-type="float">
            <text:p>0.080560386180878</text:p>
          </table:table-cell>
          <table:table-cell office:value-type="float" office:value="0.193133154511452" calcext:value-type="float">
            <text:p>0.193133154511452</text:p>
          </table:table-cell>
        </table:table-row>
        <table:table-row table:style-name="ro4">
          <table:table-cell office:value-type="float" office:value="0.0347961187362671" calcext:value-type="float">
            <text:p>0.034796118736267</text:p>
          </table:table-cell>
          <table:table-cell office:value-type="float" office:value="0.0203355919274381" calcext:value-type="float">
            <text:p>0.020335591927438</text:p>
          </table:table-cell>
          <table:table-cell table:style-name="ce84" office:value-type="float" office:value="0.0588604658842087" calcext:value-type="float">
            <text:p>0.058860465884209</text:p>
          </table:table-cell>
          <table:table-cell office:value-type="float" office:value="0.081336598429415" calcext:value-type="float">
            <text:p>0.081336598429415</text:p>
          </table:table-cell>
          <table:table-cell table:style-name="ce84" office:value-type="float" office:value="0.0810251906514168" calcext:value-type="float">
            <text:p>0.081025190651417</text:p>
          </table:table-cell>
          <table:table-cell office:value-type="float" office:value="0.188737066090107" calcext:value-type="float">
            <text:p>0.18873706609010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2397398520376" calcext:value-type="float">
            <text:p>0.022397398520376</text:p>
          </table:table-cell>
          <table:table-cell table:style-name="ce84" office:value-type="float" office:value="0.0528987869620323" calcext:value-type="float">
            <text:p>0.052898786962032</text:p>
          </table:table-cell>
          <table:table-cell office:value-type="float" office:value="0.0840299700697263" calcext:value-type="float">
            <text:p>0.084029970069726</text:p>
          </table:table-cell>
          <table:table-cell table:style-name="ce84" office:value-type="float" office:value="0.0800826922059059" calcext:value-type="float">
            <text:p>0.080082692205906</text:p>
          </table:table-cell>
          <table:table-cell office:value-type="float" office:value="0.187333287596703" calcext:value-type="float">
            <text:p>0.1873332875967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6198060143463" calcext:value-type="float">
            <text:p>0.020619806014346</text:p>
          </table:table-cell>
          <table:table-cell table:style-name="ce84" office:value-type="float" office:value="0.051690086722374" calcext:value-type="float">
            <text:p>0.051690086722374</text:p>
          </table:table-cell>
          <table:table-cell office:value-type="float" office:value="0.0762869517008464" calcext:value-type="float">
            <text:p>0.076286951700846</text:p>
          </table:table-cell>
          <table:table-cell table:style-name="ce84" office:value-type="float" office:value="0.0860284566879273" calcext:value-type="float">
            <text:p>0.086028456687927</text:p>
          </table:table-cell>
          <table:table-cell office:value-type="float" office:value="0.183365816473961" calcext:value-type="float">
            <text:p>0.18336581647396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170353978665" calcext:value-type="float">
            <text:p>0.021417035397867</text:p>
          </table:table-cell>
          <table:table-cell table:style-name="ce84" office:value-type="float" office:value="0.055230125784874" calcext:value-type="float">
            <text:p>0.055230125784874</text:p>
          </table:table-cell>
          <table:table-cell office:value-type="float" office:value="0.0783412266108725" calcext:value-type="float">
            <text:p>0.078341226610873</text:p>
          </table:table-cell>
          <table:table-cell table:style-name="ce84" office:value-type="float" office:value="0.075548529624939" calcext:value-type="float">
            <text:p>0.075548529624939</text:p>
          </table:table-cell>
          <table:table-cell office:value-type="float" office:value="0.18516382008791" calcext:value-type="float">
            <text:p>0.1851638200879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24201666639635" calcext:value-type="float">
            <text:p>0.022420166663964</text:p>
          </table:table-cell>
          <table:table-cell table:style-name="ce84" office:value-type="float" office:value="0.0547893159091473" calcext:value-type="float">
            <text:p>0.054789315909147</text:p>
          </table:table-cell>
          <table:table-cell office:value-type="float" office:value="0.0746978720029195" calcext:value-type="float">
            <text:p>0.07469787200292</text:p>
          </table:table-cell>
          <table:table-cell table:style-name="ce84" office:value-type="float" office:value="0.0855331346392632" calcext:value-type="float">
            <text:p>0.085533134639263</text:p>
          </table:table-cell>
          <table:table-cell office:value-type="float" office:value="0.185885433852673" calcext:value-type="float">
            <text:p>0.18588543385267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2532481390661" calcext:value-type="float">
            <text:p>0.020253248139066</text:p>
          </table:table-cell>
          <table:table-cell table:style-name="ce84" office:value-type="float" office:value="0.0626648738980293" calcext:value-type="float">
            <text:p>0.062664873898029</text:p>
          </table:table-cell>
          <table:table-cell office:value-type="float" office:value="0.0767180687851376" calcext:value-type="float">
            <text:p>0.076718068785138</text:p>
          </table:table-cell>
          <table:table-cell table:style-name="ce84" office:value-type="float" office:value="0.0817390158772469" calcext:value-type="float">
            <text:p>0.081739015877247</text:p>
          </table:table-cell>
          <table:table-cell office:value-type="float" office:value="0.184750553369522" calcext:value-type="float">
            <text:p>0.18475055336952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277967398373" calcext:value-type="float">
            <text:p>0.02277967398373</text:p>
          </table:table-cell>
          <table:table-cell table:style-name="ce84" office:value-type="float" office:value="0.0520094521343708" calcext:value-type="float">
            <text:p>0.052009452134371</text:p>
          </table:table-cell>
          <table:table-cell office:value-type="float" office:value="0.0748620662424299" calcext:value-type="float">
            <text:p>0.07486206624243</text:p>
          </table:table-cell>
          <table:table-cell table:style-name="ce84" office:value-type="float" office:value="0.0724487081170082" calcext:value-type="float">
            <text:p>0.072448708117008</text:p>
          </table:table-cell>
          <table:table-cell office:value-type="float" office:value="0.185972806215286" calcext:value-type="float">
            <text:p>0.18597280621528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7996088278445" calcext:value-type="float">
            <text:p>0.020799608827845</text:p>
          </table:table-cell>
          <table:table-cell table:style-name="ce84" office:value-type="float" office:value="0.0481888502836227" calcext:value-type="float">
            <text:p>0.048188850283623</text:p>
          </table:table-cell>
          <table:table-cell office:value-type="float" office:value="0.0762494595514403" calcext:value-type="float">
            <text:p>0.07624945955144</text:p>
          </table:table-cell>
          <table:table-cell table:style-name="ce84" office:value-type="float" office:value="0.0780964866280556" calcext:value-type="float">
            <text:p>0.078096486628056</text:p>
          </table:table-cell>
          <table:table-cell office:value-type="float" office:value="0.183788088560104" calcext:value-type="float">
            <text:p>0.18378808856010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8535162748562" calcext:value-type="float">
            <text:p>0.019853516274856</text:p>
          </table:table-cell>
          <table:table-cell table:style-name="ce84" office:value-type="float" office:value="0.0495600588619709" calcext:value-type="float">
            <text:p>0.049560058861971</text:p>
          </table:table-cell>
          <table:table-cell office:value-type="float" office:value="0.078667014837265" calcext:value-type="float">
            <text:p>0.078667014837265</text:p>
          </table:table-cell>
          <table:table-cell table:style-name="ce84" office:value-type="float" office:value="0.081302136182785" calcext:value-type="float">
            <text:p>0.081302136182785</text:p>
          </table:table-cell>
          <table:table-cell office:value-type="float" office:value="0.178696056306362" calcext:value-type="float">
            <text:p>0.17869605630636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0630779332125" calcext:value-type="float">
            <text:p>0.020063077933213</text:p>
          </table:table-cell>
          <table:table-cell table:style-name="ce84" office:value-type="float" office:value="0.0537963584065437" calcext:value-type="float">
            <text:p>0.053796358406544</text:p>
          </table:table-cell>
          <table:table-cell office:value-type="float" office:value="0.0753299237953292" calcext:value-type="float">
            <text:p>0.075329923795329</text:p>
          </table:table-cell>
          <table:table-cell table:style-name="ce84" office:value-type="float" office:value="0.0804623663425446" calcext:value-type="float">
            <text:p>0.080462366342545</text:p>
          </table:table-cell>
          <table:table-cell office:value-type="float" office:value="0.17945278018713" calcext:value-type="float">
            <text:p>0.1794527801871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608334813999" calcext:value-type="float">
            <text:p>0.019608334813999</text:p>
          </table:table-cell>
          <table:table-cell table:style-name="ce84" office:value-type="float" office:value="0.054022628813982" calcext:value-type="float">
            <text:p>0.054022628813982</text:p>
          </table:table-cell>
          <table:table-cell office:value-type="float" office:value="0.0800428729918268" calcext:value-type="float">
            <text:p>0.080042872991827</text:p>
          </table:table-cell>
          <table:table-cell table:style-name="ce84" office:value-type="float" office:value="0.0766531750559807" calcext:value-type="float">
            <text:p>0.076653175055981</text:p>
          </table:table-cell>
          <table:table-cell office:value-type="float" office:value="0.177175818681717" calcext:value-type="float">
            <text:p>0.17717581868171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3826051070029" calcext:value-type="float">
            <text:p>0.021382605107003</text:p>
          </table:table-cell>
          <table:table-cell table:style-name="ce84" office:value-type="float" office:value="0.0518657527863979" calcext:value-type="float">
            <text:p>0.051865752786398</text:p>
          </table:table-cell>
          <table:table-cell office:value-type="float" office:value="0.0708190186156167" calcext:value-type="float">
            <text:p>0.070819018615617</text:p>
          </table:table-cell>
          <table:table-cell table:style-name="ce84" office:value-type="float" office:value="0.0737022385001183" calcext:value-type="float">
            <text:p>0.073702238500118</text:p>
          </table:table-cell>
          <table:table-cell office:value-type="float" office:value="0.178770979046822" calcext:value-type="float">
            <text:p>0.17877097904682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374631783147" calcext:value-type="float">
            <text:p>0.019374631783147</text:p>
          </table:table-cell>
          <table:table-cell table:style-name="ce84" office:value-type="float" office:value="0.0553812049329281" calcext:value-type="float">
            <text:p>0.055381204932928</text:p>
          </table:table-cell>
          <table:table-cell office:value-type="float" office:value="0.0827103033661842" calcext:value-type="float">
            <text:p>0.082710303366184</text:p>
          </table:table-cell>
          <table:table-cell table:style-name="ce84" office:value-type="float" office:value="0.0782484114170075" calcext:value-type="float">
            <text:p>0.078248411417008</text:p>
          </table:table-cell>
          <table:table-cell office:value-type="float" office:value="0.175941535830498" calcext:value-type="float">
            <text:p>0.17594153583049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7901186119351" calcext:value-type="float">
            <text:p>0.019790118611935</text:p>
          </table:table-cell>
          <table:table-cell table:style-name="ce84" office:value-type="float" office:value="0.0520436316728592" calcext:value-type="float">
            <text:p>0.052043631672859</text:p>
          </table:table-cell>
          <table:table-cell office:value-type="float" office:value="0.0720815906922023" calcext:value-type="float">
            <text:p>0.072081590692202</text:p>
          </table:table-cell>
          <table:table-cell table:style-name="ce84" office:value-type="float" office:value="0.080854520201683" calcext:value-type="float">
            <text:p>0.080854520201683</text:p>
          </table:table-cell>
          <table:table-cell office:value-type="float" office:value="0.17520510584116" calcext:value-type="float">
            <text:p>0.175205105841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03899686941455" calcext:value-type="float">
            <text:p>0.010389968694146</text:p>
          </table:table-cell>
          <table:table-cell table:style-name="ce84" office:value-type="float" office:value="0.0478586740791798" calcext:value-type="float">
            <text:p>0.04785867407918</text:p>
          </table:table-cell>
          <table:table-cell office:value-type="float" office:value="0.0716469316846795" calcext:value-type="float">
            <text:p>0.07164693168468</text:p>
          </table:table-cell>
          <table:table-cell table:style-name="ce84" office:value-type="float" office:value="0.0747214928269386" calcext:value-type="float">
            <text:p>0.074721492826939</text:p>
          </table:table-cell>
          <table:table-cell office:value-type="float" office:value="0.175522401928902" calcext:value-type="float">
            <text:p>0.17552240192890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0071913524619" calcext:value-type="float">
            <text:p>0.010071913524619</text:p>
          </table:table-cell>
          <table:table-cell table:style-name="ce84" office:value-type="float" office:value="0.0480270534753799" calcext:value-type="float">
            <text:p>0.04802705347538</text:p>
          </table:table-cell>
          <table:table-cell office:value-type="float" office:value="0.0722236823704508" calcext:value-type="float">
            <text:p>0.072223682370451</text:p>
          </table:table-cell>
          <table:table-cell table:style-name="ce84" office:value-type="float" office:value="0.073951818048954" calcext:value-type="float">
            <text:p>0.073951818048954</text:p>
          </table:table-cell>
          <table:table-cell office:value-type="float" office:value="0.177785564363003" calcext:value-type="float">
            <text:p>0.1777855643630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7800341233546" calcext:value-type="float">
            <text:p>0.018780034123355</text:p>
          </table:table-cell>
          <table:table-cell table:style-name="ce84" office:value-type="float" office:value="0.0513818562030792" calcext:value-type="float">
            <text:p>0.051381856203079</text:p>
          </table:table-cell>
          <table:table-cell office:value-type="float" office:value="0.0687698452836937" calcext:value-type="float">
            <text:p>0.068769845283694</text:p>
          </table:table-cell>
          <table:table-cell table:style-name="ce84" office:value-type="float" office:value="0.084817498922348" calcext:value-type="float">
            <text:p>0.084817498922348</text:p>
          </table:table-cell>
          <table:table-cell office:value-type="float" office:value="0.176531935334206" calcext:value-type="float">
            <text:p>0.17653193533420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9175500253468" calcext:value-type="float">
            <text:p>0.019917550025347</text:p>
          </table:table-cell>
          <table:table-cell table:style-name="ce84" office:value-type="float" office:value="0.0498643256723881" calcext:value-type="float">
            <text:p>0.049864325672388</text:p>
          </table:table-cell>
          <table:table-cell office:value-type="float" office:value="0.0702811529239019" calcext:value-type="float">
            <text:p>0.070281152923902</text:p>
          </table:table-cell>
          <table:table-cell table:style-name="ce84" office:value-type="float" office:value="0.0807764157652855" calcext:value-type="float">
            <text:p>0.080776415765286</text:p>
          </table:table-cell>
          <table:table-cell office:value-type="float" office:value="0.171795300543308" calcext:value-type="float">
            <text:p>0.1717953005433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6131668695528" calcext:value-type="float">
            <text:p>0.019613166869553</text:p>
          </table:table-cell>
          <table:table-cell table:style-name="ce84" office:value-type="float" office:value="0.0503056272864342" calcext:value-type="float">
            <text:p>0.050305627286434</text:p>
          </table:table-cell>
          <table:table-cell office:value-type="float" office:value="0.0703662600782183" calcext:value-type="float">
            <text:p>0.070366260078218</text:p>
          </table:table-cell>
          <table:table-cell table:style-name="ce84" office:value-type="float" office:value="0.069764643907547" calcext:value-type="float">
            <text:p>0.069764643907547</text:p>
          </table:table-cell>
          <table:table-cell office:value-type="float" office:value="0.169741027951241" calcext:value-type="float">
            <text:p>0.16974102795124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5568883871811" calcext:value-type="float">
            <text:p>0.019556888387181</text:p>
          </table:table-cell>
          <table:table-cell table:style-name="ce84" office:value-type="float" office:value="0.048723429441452" calcext:value-type="float">
            <text:p>0.048723429441452</text:p>
          </table:table-cell>
          <table:table-cell office:value-type="float" office:value="0.0643381848931313" calcext:value-type="float">
            <text:p>0.064338184893131</text:p>
          </table:table-cell>
          <table:table-cell table:style-name="ce84" office:value-type="float" office:value="0.0730593875050545" calcext:value-type="float">
            <text:p>0.073059387505055</text:p>
          </table:table-cell>
          <table:table-cell office:value-type="float" office:value="0.168521509468555" calcext:value-type="float">
            <text:p>0.16852150946855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3612013748031" calcext:value-type="float">
            <text:p>0.019361201374803</text:p>
          </table:table-cell>
          <table:table-cell table:style-name="ce84" office:value-type="float" office:value="0.0490703731775284" calcext:value-type="float">
            <text:p>0.049070373177528</text:p>
          </table:table-cell>
          <table:table-cell office:value-type="float" office:value="0.0686550935109456" calcext:value-type="float">
            <text:p>0.068655093510946</text:p>
          </table:table-cell>
          <table:table-cell table:style-name="ce84" office:value-type="float" office:value="0.0769778937101364" calcext:value-type="float">
            <text:p>0.076977893710136</text:p>
          </table:table-cell>
          <table:table-cell office:value-type="float" office:value="0.172547869384289" calcext:value-type="float">
            <text:p>0.17254786938428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997573695639" calcext:value-type="float">
            <text:p>0.019997573695639</text:p>
          </table:table-cell>
          <table:table-cell table:style-name="ce84" office:value-type="float" office:value="0.0472855158150196" calcext:value-type="float">
            <text:p>0.04728551581502</text:p>
          </table:table-cell>
          <table:table-cell office:value-type="float" office:value="0.0659164202709993" calcext:value-type="float">
            <text:p>0.065916420270999</text:p>
          </table:table-cell>
          <table:table-cell table:style-name="ce84" office:value-type="float" office:value="0.0732180923223496" calcext:value-type="float">
            <text:p>0.07321809232235</text:p>
          </table:table-cell>
          <table:table-cell office:value-type="float" office:value="0.169529418349266" calcext:value-type="float">
            <text:p>0.16952941834926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385993967354" calcext:value-type="float">
            <text:p>0.018385993967354</text:p>
          </table:table-cell>
          <table:table-cell table:style-name="ce84" office:value-type="float" office:value="0.0473673194646835" calcext:value-type="float">
            <text:p>0.047367319464684</text:p>
          </table:table-cell>
          <table:table-cell office:value-type="float" office:value="0.0686999927792284" calcext:value-type="float">
            <text:p>0.068699992779228</text:p>
          </table:table-cell>
          <table:table-cell table:style-name="ce84" office:value-type="float" office:value="0.0821442306041718" calcext:value-type="float">
            <text:p>0.082144230604172</text:p>
          </table:table-cell>
          <table:table-cell office:value-type="float" office:value="0.164031391143799" calcext:value-type="float">
            <text:p>0.16403139114379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080684369116" calcext:value-type="float">
            <text:p>0.015808068436912</text:p>
          </table:table-cell>
          <table:table-cell table:style-name="ce84" office:value-type="float" office:value="0.0471160635352135" calcext:value-type="float">
            <text:p>0.047116063535214</text:p>
          </table:table-cell>
          <table:table-cell office:value-type="float" office:value="0.0727285767594973" calcext:value-type="float">
            <text:p>0.072728576759497</text:p>
          </table:table-cell>
          <table:table-cell table:style-name="ce84" office:value-type="float" office:value="0.0753987431526184" calcext:value-type="float">
            <text:p>0.075398743152618</text:p>
          </table:table-cell>
          <table:table-cell office:value-type="float" office:value="0.164202373325825" calcext:value-type="float">
            <text:p>0.16420237332582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8709723489137" calcext:value-type="float">
            <text:p>0.018870972348914</text:p>
          </table:table-cell>
          <table:table-cell table:style-name="ce84" office:value-type="float" office:value="0.0479466654360294" calcext:value-type="float">
            <text:p>0.047946665436029</text:p>
          </table:table-cell>
          <table:table-cell office:value-type="float" office:value="0.0664613685674138" calcext:value-type="float">
            <text:p>0.066461368567414</text:p>
          </table:table-cell>
          <table:table-cell table:style-name="ce84" office:value-type="float" office:value="0.068343885242939" calcext:value-type="float">
            <text:p>0.068343885242939</text:p>
          </table:table-cell>
          <table:table-cell office:value-type="float" office:value="0.167322153151035" calcext:value-type="float">
            <text:p>0.1673221531510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4077462939078" calcext:value-type="float">
            <text:p>0.019407746293908</text:p>
          </table:table-cell>
          <table:table-cell table:style-name="ce84" office:value-type="float" office:value="0.0482733100652695" calcext:value-type="float">
            <text:p>0.04827331006527</text:p>
          </table:table-cell>
          <table:table-cell office:value-type="float" office:value="0.0650351891915004" calcext:value-type="float">
            <text:p>0.0650351891915</text:p>
          </table:table-cell>
          <table:table-cell table:style-name="ce84" office:value-type="float" office:value="0.0801448374986649" calcext:value-type="float">
            <text:p>0.080144837498665</text:p>
          </table:table-cell>
          <table:table-cell office:value-type="float" office:value="0.167151952683926" calcext:value-type="float">
            <text:p>0.1671519526839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5838374769154" calcext:value-type="float">
            <text:p>0.018583837476915</text:p>
          </table:table-cell>
          <table:table-cell table:style-name="ce84" office:value-type="float" office:value="0.050551638007164" calcext:value-type="float">
            <text:p>0.050551638007164</text:p>
          </table:table-cell>
          <table:table-cell office:value-type="float" office:value="0.0643792839513885" calcext:value-type="float">
            <text:p>0.064379283951389</text:p>
          </table:table-cell>
          <table:table-cell table:style-name="ce84" office:value-type="float" office:value="0.0716091468930244" calcext:value-type="float">
            <text:p>0.071609146893024</text:p>
          </table:table-cell>
          <table:table-cell office:value-type="float" office:value="0.164089607894421" calcext:value-type="float">
            <text:p>0.16408960789442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9305777411157" calcext:value-type="float">
            <text:p>0.019930577741116</text:p>
          </table:table-cell>
          <table:table-cell table:style-name="ce84" office:value-type="float" office:value="0.0489594824612141" calcext:value-type="float">
            <text:p>0.048959482461214</text:p>
          </table:table-cell>
          <table:table-cell office:value-type="float" office:value="0.0719042006466124" calcext:value-type="float">
            <text:p>0.071904200646612</text:p>
          </table:table-cell>
          <table:table-cell table:style-name="ce84" office:value-type="float" office:value="0.0729345604777336" calcext:value-type="float">
            <text:p>0.072934560477734</text:p>
          </table:table-cell>
          <table:table-cell office:value-type="float" office:value="0.162801541984081" calcext:value-type="float">
            <text:p>0.16280154198408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9334435778145" calcext:value-type="float">
            <text:p>0.019933443577815</text:p>
          </table:table-cell>
          <table:table-cell table:style-name="ce84" office:value-type="float" office:value="0.0444528497755528" calcext:value-type="float">
            <text:p>0.044452849775553</text:p>
          </table:table-cell>
          <table:table-cell office:value-type="float" office:value="0.0668959836992953" calcext:value-type="float">
            <text:p>0.066895983699295</text:p>
          </table:table-cell>
          <table:table-cell table:style-name="ce84" office:value-type="float" office:value="0.074367493391037" calcext:value-type="float">
            <text:p>0.074367493391037</text:p>
          </table:table-cell>
          <table:table-cell office:value-type="float" office:value="0.162523846030235" calcext:value-type="float">
            <text:p>0.1625238460302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4305324153476" calcext:value-type="float">
            <text:p>0.020430532415348</text:p>
          </table:table-cell>
          <table:table-cell table:style-name="ce84" office:value-type="float" office:value="0.042338389903307" calcext:value-type="float">
            <text:p>0.042338389903307</text:p>
          </table:table-cell>
          <table:table-cell office:value-type="float" office:value="0.0669310498568747" calcext:value-type="float">
            <text:p>0.066931049856875</text:p>
          </table:table-cell>
          <table:table-cell table:style-name="ce84" office:value-type="float" office:value="0.0704162567853928" calcext:value-type="float">
            <text:p>0.070416256785393</text:p>
          </table:table-cell>
          <table:table-cell office:value-type="float" office:value="0.163852222263813" calcext:value-type="float">
            <text:p>0.16385222226381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5948647386222" calcext:value-type="float">
            <text:p>0.018594864738622</text:p>
          </table:table-cell>
          <table:table-cell table:style-name="ce84" office:value-type="float" office:value="0.0444679036736488" calcext:value-type="float">
            <text:p>0.044467903673649</text:p>
          </table:table-cell>
          <table:table-cell office:value-type="float" office:value="0.0638577648335033" calcext:value-type="float">
            <text:p>0.063857764833503</text:p>
          </table:table-cell>
          <table:table-cell table:style-name="ce84" office:value-type="float" office:value="0.0712262466549873" calcext:value-type="float">
            <text:p>0.071226246654987</text:p>
          </table:table-cell>
          <table:table-cell office:value-type="float" office:value="0.158784818649292" calcext:value-type="float">
            <text:p>0.15878481864929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2696973776575" calcext:value-type="float">
            <text:p>0.018269697377658</text:p>
          </table:table-cell>
          <table:table-cell table:style-name="ce84" office:value-type="float" office:value="0.0479996725916863" calcext:value-type="float">
            <text:p>0.047999672591686</text:p>
          </table:table-cell>
          <table:table-cell office:value-type="float" office:value="0.0654233656823635" calcext:value-type="float">
            <text:p>0.065423365682364</text:p>
          </table:table-cell>
          <table:table-cell table:style-name="ce84" office:value-type="float" office:value="0.0729627907276154" calcext:value-type="float">
            <text:p>0.072962790727615</text:p>
          </table:table-cell>
          <table:table-cell office:value-type="float" office:value="0.159233714640141" calcext:value-type="float">
            <text:p>0.15923371464014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6972944372537" calcext:value-type="float">
            <text:p>0.018697294437254</text:p>
          </table:table-cell>
          <table:table-cell table:style-name="ce84" office:value-type="float" office:value="0.0464816614985466" calcext:value-type="float">
            <text:p>0.046481661498547</text:p>
          </table:table-cell>
          <table:table-cell office:value-type="float" office:value="0.0663357877896892" calcext:value-type="float">
            <text:p>0.066335787789689</text:p>
          </table:table-cell>
          <table:table-cell table:style-name="ce84" office:value-type="float" office:value="0.0735354721546173" calcext:value-type="float">
            <text:p>0.073535472154617</text:p>
          </table:table-cell>
          <table:table-cell office:value-type="float" office:value="0.155787622332573" calcext:value-type="float">
            <text:p>0.15578762233257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6480384180821" calcext:value-type="float">
            <text:p>0.019648038418082</text:p>
          </table:table-cell>
          <table:table-cell table:style-name="ce84" office:value-type="float" office:value="0.0457981117069721" calcext:value-type="float">
            <text:p>0.045798111706972</text:p>
          </table:table-cell>
          <table:table-cell office:value-type="float" office:value="0.0600101703570949" calcext:value-type="float">
            <text:p>0.060010170357095</text:p>
          </table:table-cell>
          <table:table-cell table:style-name="ce84" office:value-type="float" office:value="0.0733236744999886" calcext:value-type="float">
            <text:p>0.073323674499989</text:p>
          </table:table-cell>
          <table:table-cell office:value-type="float" office:value="0.156859078407288" calcext:value-type="float">
            <text:p>0.15685907840728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3483285671062" calcext:value-type="float">
            <text:p>0.019348328567106</text:p>
          </table:table-cell>
          <table:table-cell table:style-name="ce84" office:value-type="float" office:value="0.0451514981687069" calcext:value-type="float">
            <text:p>0.045151498168707</text:p>
          </table:table-cell>
          <table:table-cell office:value-type="float" office:value="0.065997124546104" calcext:value-type="float">
            <text:p>0.065997124546104</text:p>
          </table:table-cell>
          <table:table-cell table:style-name="ce84" office:value-type="float" office:value="0.0678302347660065" calcext:value-type="float">
            <text:p>0.067830234766007</text:p>
          </table:table-cell>
          <table:table-cell office:value-type="float" office:value="0.158748981058598" calcext:value-type="float">
            <text:p>0.15874898105859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6938797946451" calcext:value-type="float">
            <text:p>0.017693879794645</text:p>
          </table:table-cell>
          <table:table-cell table:style-name="ce84" office:value-type="float" office:value="0.0434140563011169" calcext:value-type="float">
            <text:p>0.043414056301117</text:p>
          </table:table-cell>
          <table:table-cell office:value-type="float" office:value="0.0678428506685628" calcext:value-type="float">
            <text:p>0.067842850668563</text:p>
          </table:table-cell>
          <table:table-cell table:style-name="ce84" office:value-type="float" office:value="0.0712753161787987" calcext:value-type="float">
            <text:p>0.071275316178799</text:p>
          </table:table-cell>
          <table:table-cell office:value-type="float" office:value="0.157304606735706" calcext:value-type="float">
            <text:p>0.15730460673570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072166086393" calcext:value-type="float">
            <text:p>0.019072166086393</text:p>
          </table:table-cell>
          <table:table-cell table:style-name="ce84" office:value-type="float" office:value="0.0420068502426147" calcext:value-type="float">
            <text:p>0.042006850242615</text:p>
          </table:table-cell>
          <table:table-cell office:value-type="float" office:value="0.0687541742291715" calcext:value-type="float">
            <text:p>0.068754174229172</text:p>
          </table:table-cell>
          <table:table-cell table:style-name="ce84" office:value-type="float" office:value="0.0720167830586433" calcext:value-type="float">
            <text:p>0.072016783058643</text:p>
          </table:table-cell>
          <table:table-cell office:value-type="float" office:value="0.152673145532608" calcext:value-type="float">
            <text:p>0.1526731455326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6393813525567" calcext:value-type="float">
            <text:p>0.018639381352557</text:p>
          </table:table-cell>
          <table:table-cell table:style-name="ce84" office:value-type="float" office:value="0.0438253059983254" calcext:value-type="float">
            <text:p>0.043825305998325</text:p>
          </table:table-cell>
          <table:table-cell office:value-type="float" office:value="0.059621449559927" calcext:value-type="float">
            <text:p>0.059621449559927</text:p>
          </table:table-cell>
          <table:table-cell table:style-name="ce84" office:value-type="float" office:value="0.0698999837040901" calcext:value-type="float">
            <text:p>0.06989998370409</text:p>
          </table:table-cell>
          <table:table-cell office:value-type="float" office:value="0.155245170891285" calcext:value-type="float">
            <text:p>0.15524517089128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4186644528306" calcext:value-type="float">
            <text:p>0.018418664452831</text:p>
          </table:table-cell>
          <table:table-cell table:style-name="ce84" office:value-type="float" office:value="0.0458839870989323" calcext:value-type="float">
            <text:p>0.045883987098932</text:p>
          </table:table-cell>
          <table:table-cell office:value-type="float" office:value="0.0579132123125924" calcext:value-type="float">
            <text:p>0.057913212312592</text:p>
          </table:table-cell>
          <table:table-cell table:style-name="ce84" office:value-type="float" office:value="0.0702672451734543" calcext:value-type="float">
            <text:p>0.070267245173454</text:p>
          </table:table-cell>
          <table:table-cell office:value-type="float" office:value="0.159758479297161" calcext:value-type="float">
            <text:p>0.15975847929716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4967056713278" calcext:value-type="float">
            <text:p>0.017496705671328</text:p>
          </table:table-cell>
          <table:table-cell table:style-name="ce84" office:value-type="float" office:value="0.0445281714200974" calcext:value-type="float">
            <text:p>0.044528171420097</text:p>
          </table:table-cell>
          <table:table-cell office:value-type="float" office:value="0.059573519974947" calcext:value-type="float">
            <text:p>0.059573519974947</text:p>
          </table:table-cell>
          <table:table-cell table:style-name="ce84" office:value-type="float" office:value="0.069455660879612" calcext:value-type="float">
            <text:p>0.069455660879612</text:p>
          </table:table-cell>
          <table:table-cell office:value-type="float" office:value="0.163436944186687" calcext:value-type="float">
            <text:p>0.16343694418668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0261269186321" calcext:value-type="float">
            <text:p>0.020026126918632</text:p>
          </table:table-cell>
          <table:table-cell table:style-name="ce84" office:value-type="float" office:value="0.0443297028541565" calcext:value-type="float">
            <text:p>0.044329702854157</text:p>
          </table:table-cell>
          <table:table-cell office:value-type="float" office:value="0.0580483116209507" calcext:value-type="float">
            <text:p>0.058048311620951</text:p>
          </table:table-cell>
          <table:table-cell table:style-name="ce84" office:value-type="float" office:value="0.0704427286982536" calcext:value-type="float">
            <text:p>0.070442728698254</text:p>
          </table:table-cell>
          <table:table-cell office:value-type="float" office:value="0.153916264474392" calcext:value-type="float">
            <text:p>0.15391626447439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374838646026" calcext:value-type="float">
            <text:p>0.021437483864603</text:p>
          </table:table-cell>
          <table:table-cell table:style-name="ce84" office:value-type="float" office:value="0.0469931364059448" calcext:value-type="float">
            <text:p>0.046993136405945</text:p>
          </table:table-cell>
          <table:table-cell office:value-type="float" office:value="0.058581944141123" calcext:value-type="float">
            <text:p>0.058581944141123</text:p>
          </table:table-cell>
          <table:table-cell table:style-name="ce84" office:value-type="float" office:value="0.0708920434117317" calcext:value-type="float">
            <text:p>0.070892043411732</text:p>
          </table:table-cell>
          <table:table-cell office:value-type="float" office:value="0.152265111207962" calcext:value-type="float">
            <text:p>0.15226511120796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4618325198813" calcext:value-type="float">
            <text:p>0.018461832519881</text:p>
          </table:table-cell>
          <table:table-cell table:style-name="ce84" office:value-type="float" office:value="0.0497945100069046" calcext:value-type="float">
            <text:p>0.049794510006905</text:p>
          </table:table-cell>
          <table:table-cell office:value-type="float" office:value="0.0667048539552424" calcext:value-type="float">
            <text:p>0.066704853955242</text:p>
          </table:table-cell>
          <table:table-cell table:style-name="ce84" office:value-type="float" office:value="0.0695856288075447" calcext:value-type="float">
            <text:p>0.069585628807545</text:p>
          </table:table-cell>
          <table:table-cell office:value-type="float" office:value="0.150112195909023" calcext:value-type="float">
            <text:p>0.15011219590902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1228954099011" calcext:value-type="float">
            <text:p>0.017122895409901</text:p>
          </table:table-cell>
          <table:table-cell table:style-name="ce84" office:value-type="float" office:value="0.0414560548961163" calcext:value-type="float">
            <text:p>0.041456054896116</text:p>
          </table:table-cell>
          <table:table-cell office:value-type="float" office:value="0.0573757837216059" calcext:value-type="float">
            <text:p>0.057375783721606</text:p>
          </table:table-cell>
          <table:table-cell table:style-name="ce84" office:value-type="float" office:value="0.0681762844324112" calcext:value-type="float">
            <text:p>0.068176284432411</text:p>
          </table:table-cell>
          <table:table-cell office:value-type="float" office:value="0.151053304970264" calcext:value-type="float">
            <text:p>0.15105330497026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180390507757" calcext:value-type="float">
            <text:p>0.021180390507757</text:p>
          </table:table-cell>
          <table:table-cell table:style-name="ce84" office:value-type="float" office:value="0.035556249320507" calcext:value-type="float">
            <text:p>0.035556249320507</text:p>
          </table:table-cell>
          <table:table-cell office:value-type="float" office:value="0.0595567884544532" calcext:value-type="float">
            <text:p>0.059556788454453</text:p>
          </table:table-cell>
          <table:table-cell table:style-name="ce84" office:value-type="float" office:value="0.07038813829422" calcext:value-type="float">
            <text:p>0.07038813829422</text:p>
          </table:table-cell>
          <table:table-cell office:value-type="float" office:value="0.156960785388947" calcext:value-type="float">
            <text:p>0.15696078538894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6599154980535" calcext:value-type="float">
            <text:p>0.020659915498054</text:p>
          </table:table-cell>
          <table:table-cell table:style-name="ce84" office:value-type="float" office:value="0.0345801338553429" calcext:value-type="float">
            <text:p>0.034580133855343</text:p>
          </table:table-cell>
          <table:table-cell office:value-type="float" office:value="0.0568606207768122" calcext:value-type="float">
            <text:p>0.056860620776812</text:p>
          </table:table-cell>
          <table:table-cell table:style-name="ce84" office:value-type="float" office:value="0.0726716965436935" calcext:value-type="float">
            <text:p>0.072671696543694</text:p>
          </table:table-cell>
          <table:table-cell office:value-type="float" office:value="0.14984230697155" calcext:value-type="float">
            <text:p>0.1498423069715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4825248383216" calcext:value-type="float">
            <text:p>0.017482524838322</text:p>
          </table:table-cell>
          <table:table-cell table:style-name="ce84" office:value-type="float" office:value="0.0382921099662781" calcext:value-type="float">
            <text:p>0.038292109966278</text:p>
          </table:table-cell>
          <table:table-cell office:value-type="float" office:value="0.0589628331363201" calcext:value-type="float">
            <text:p>0.05896283313632</text:p>
          </table:table-cell>
          <table:table-cell table:style-name="ce84" office:value-type="float" office:value="0.0649837777018547" calcext:value-type="float">
            <text:p>0.064983777701855</text:p>
          </table:table-cell>
          <table:table-cell office:value-type="float" office:value="0.152223117649555" calcext:value-type="float">
            <text:p>0.15222311764955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059041866994" calcext:value-type="float">
            <text:p>0.017705904186699</text:p>
          </table:table-cell>
          <table:table-cell table:style-name="ce84" office:value-type="float" office:value="0.0433080680668354" calcext:value-type="float">
            <text:p>0.043308068066835</text:p>
          </table:table-cell>
          <table:table-cell office:value-type="float" office:value="0.0572805189424091" calcext:value-type="float">
            <text:p>0.057280518942409</text:p>
          </table:table-cell>
          <table:table-cell table:style-name="ce84" office:value-type="float" office:value="0.0681491941213608" calcext:value-type="float">
            <text:p>0.068149194121361</text:p>
          </table:table-cell>
          <table:table-cell office:value-type="float" office:value="0.151426544189453" calcext:value-type="float">
            <text:p>0.15142654418945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481307202912" calcext:value-type="float">
            <text:p>0.019481307202912</text:p>
          </table:table-cell>
          <table:table-cell table:style-name="ce84" office:value-type="float" office:value="0.0439503900706768" calcext:value-type="float">
            <text:p>0.043950390070677</text:p>
          </table:table-cell>
          <table:table-cell office:value-type="float" office:value="0.0557796234885852" calcext:value-type="float">
            <text:p>0.055779623488585</text:p>
          </table:table-cell>
          <table:table-cell table:style-name="ce84" office:value-type="float" office:value="0.0750283226370812" calcext:value-type="float">
            <text:p>0.075028322637081</text:p>
          </table:table-cell>
          <table:table-cell office:value-type="float" office:value="0.153012792468071" calcext:value-type="float">
            <text:p>0.15301279246807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0966357391466" calcext:value-type="float">
            <text:p>0.014096635739147</text:p>
          </table:table-cell>
          <table:table-cell table:style-name="ce84" office:value-type="float" office:value="0.0405364334583283" calcext:value-type="float">
            <text:p>0.040536433458328</text:p>
          </table:table-cell>
          <table:table-cell office:value-type="float" office:value="0.0571907916002803" calcext:value-type="float">
            <text:p>0.05719079160028</text:p>
          </table:table-cell>
          <table:table-cell table:style-name="ce84" office:value-type="float" office:value="0.0706290379166603" calcext:value-type="float">
            <text:p>0.07062903791666</text:p>
          </table:table-cell>
          <table:table-cell office:value-type="float" office:value="0.148038731366396" calcext:value-type="float">
            <text:p>0.14803873136639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040268195632" calcext:value-type="float">
            <text:p>0.017704026819563</text:p>
          </table:table-cell>
          <table:table-cell table:style-name="ce84" office:value-type="float" office:value="0.0392635948956013" calcext:value-type="float">
            <text:p>0.039263594895601</text:p>
          </table:table-cell>
          <table:table-cell office:value-type="float" office:value="0.0618030226065053" calcext:value-type="float">
            <text:p>0.061803022606505</text:p>
          </table:table-cell>
          <table:table-cell table:style-name="ce84" office:value-type="float" office:value="0.063360907137394" calcext:value-type="float">
            <text:p>0.063360907137394</text:p>
          </table:table-cell>
          <table:table-cell office:value-type="float" office:value="0.144283123612404" calcext:value-type="float">
            <text:p>0.14428312361240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8080407993891" calcext:value-type="float">
            <text:p>0.016808040799389</text:p>
          </table:table-cell>
          <table:table-cell table:style-name="ce84" office:value-type="float" office:value="0.0421730242669582" calcext:value-type="float">
            <text:p>0.042173024266958</text:p>
          </table:table-cell>
          <table:table-cell office:value-type="float" office:value="0.0610694802469677" calcext:value-type="float">
            <text:p>0.061069480246968</text:p>
          </table:table-cell>
          <table:table-cell table:style-name="ce84" office:value-type="float" office:value="0.0701675266027451" calcext:value-type="float">
            <text:p>0.070167526602745</text:p>
          </table:table-cell>
          <table:table-cell office:value-type="float" office:value="0.144498959481716" calcext:value-type="float">
            <text:p>0.1444989594817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584178202935" calcext:value-type="float">
            <text:p>0.017584178202935</text:p>
          </table:table-cell>
          <table:table-cell table:style-name="ce84" office:value-type="float" office:value="0.0428672879934311" calcext:value-type="float">
            <text:p>0.042867287993431</text:p>
          </table:table-cell>
          <table:table-cell office:value-type="float" office:value="0.0585871235364013" calcext:value-type="float">
            <text:p>0.058587123536401</text:p>
          </table:table-cell>
          <table:table-cell table:style-name="ce84" office:value-type="float" office:value="0.0709036141633987" calcext:value-type="float">
            <text:p>0.070903614163399</text:p>
          </table:table-cell>
          <table:table-cell office:value-type="float" office:value="0.143870089501142" calcext:value-type="float">
            <text:p>0.14387008950114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5133218572939" calcext:value-type="float">
            <text:p>0.017513321857294</text:p>
          </table:table-cell>
          <table:table-cell table:style-name="ce84" office:value-type="float" office:value="0.0420734845101833" calcext:value-type="float">
            <text:p>0.042073484510183</text:p>
          </table:table-cell>
          <table:table-cell office:value-type="float" office:value="0.0681490695310964" calcext:value-type="float">
            <text:p>0.068149069531096</text:p>
          </table:table-cell>
          <table:table-cell table:style-name="ce84" office:value-type="float" office:value="0.0698665603995323" calcext:value-type="float">
            <text:p>0.069866560399532</text:p>
          </table:table-cell>
          <table:table-cell office:value-type="float" office:value="0.14774013787508" calcext:value-type="float">
            <text:p>0.147740137875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3928795514069" calcext:value-type="float">
            <text:p>0.019392879551407</text:p>
          </table:table-cell>
          <table:table-cell table:style-name="ce84" office:value-type="float" office:value="0.0409508608281612" calcext:value-type="float">
            <text:p>0.040950860828161</text:p>
          </table:table-cell>
          <table:table-cell office:value-type="float" office:value="0.0567401428189543" calcext:value-type="float">
            <text:p>0.056740142818954</text:p>
          </table:table-cell>
          <table:table-cell table:style-name="ce84" office:value-type="float" office:value="0.0671241581439972" calcext:value-type="float">
            <text:p>0.067124158143997</text:p>
          </table:table-cell>
          <table:table-cell office:value-type="float" office:value="0.146045768260956" calcext:value-type="float">
            <text:p>0.14604576826095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5167541380305" calcext:value-type="float">
            <text:p>0.019516754138031</text:p>
          </table:table-cell>
          <table:table-cell table:style-name="ce84" office:value-type="float" office:value="0.0410653129220009" calcext:value-type="float">
            <text:p>0.041065312922001</text:p>
          </table:table-cell>
          <table:table-cell office:value-type="float" office:value="0.05431744746036" calcext:value-type="float">
            <text:p>0.05431744746036</text:p>
          </table:table-cell>
          <table:table-cell table:style-name="ce84" office:value-type="float" office:value="0.0638184621930122" calcext:value-type="float">
            <text:p>0.063818462193012</text:p>
          </table:table-cell>
          <table:table-cell office:value-type="float" office:value="0.145527075529099" calcext:value-type="float">
            <text:p>0.14552707552909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117749481412" calcext:value-type="float">
            <text:p>0.017711774948141</text:p>
          </table:table-cell>
          <table:table-cell table:style-name="ce84" office:value-type="float" office:value="0.038525328040123" calcext:value-type="float">
            <text:p>0.038525328040123</text:p>
          </table:table-cell>
          <table:table-cell office:value-type="float" office:value="0.053801038612922" calcext:value-type="float">
            <text:p>0.053801038612922</text:p>
          </table:table-cell>
          <table:table-cell table:style-name="ce84" office:value-type="float" office:value="0.0684514045715332" calcext:value-type="float">
            <text:p>0.068451404571533</text:p>
          </table:table-cell>
          <table:table-cell office:value-type="float" office:value="0.14111722946167" calcext:value-type="float">
            <text:p>0.1411172294616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167024791103" calcext:value-type="float">
            <text:p>0.01771670247911</text:p>
          </table:table-cell>
          <table:table-cell table:style-name="ce84" office:value-type="float" office:value="0.0381329096853733" calcext:value-type="float">
            <text:p>0.038132909685373</text:p>
          </table:table-cell>
          <table:table-cell office:value-type="float" office:value="0.0571115530199475" calcext:value-type="float">
            <text:p>0.057111553019948</text:p>
          </table:table-cell>
          <table:table-cell table:style-name="ce84" office:value-type="float" office:value="0.0666664987802506" calcext:value-type="float">
            <text:p>0.066666498780251</text:p>
          </table:table-cell>
          <table:table-cell office:value-type="float" office:value="0.13991006731987" calcext:value-type="float">
            <text:p>0.1399100673198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7489609395541" calcext:value-type="float">
            <text:p>0.016748960939554</text:p>
          </table:table-cell>
          <table:table-cell table:style-name="ce84" office:value-type="float" office:value="0.0392575934529305" calcext:value-type="float">
            <text:p>0.039257593452931</text:p>
          </table:table-cell>
          <table:table-cell office:value-type="float" office:value="0.0518666613433096" calcext:value-type="float">
            <text:p>0.05186666134331</text:p>
          </table:table-cell>
          <table:table-cell table:style-name="ce84" office:value-type="float" office:value="0.0664939507842064" calcext:value-type="float">
            <text:p>0.066493950784206</text:p>
          </table:table-cell>
          <table:table-cell office:value-type="float" office:value="0.143976699411869" calcext:value-type="float">
            <text:p>0.14397669941186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8780147897793" calcext:value-type="float">
            <text:p>0.017878014789779</text:p>
          </table:table-cell>
          <table:table-cell table:style-name="ce84" office:value-type="float" office:value="0.040712371468544" calcext:value-type="float">
            <text:p>0.040712371468544</text:p>
          </table:table-cell>
          <table:table-cell office:value-type="float" office:value="0.0583630274567339" calcext:value-type="float">
            <text:p>0.058363027456734</text:p>
          </table:table-cell>
          <table:table-cell table:style-name="ce84" office:value-type="float" office:value="0.0670254081487656" calcext:value-type="float">
            <text:p>0.067025408148766</text:p>
          </table:table-cell>
          <table:table-cell office:value-type="float" office:value="0.138850652724505" calcext:value-type="float">
            <text:p>0.13885065272450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6952534047542" calcext:value-type="float">
            <text:p>0.021695253404754</text:p>
          </table:table-cell>
          <table:table-cell table:style-name="ce84" office:value-type="float" office:value="0.0403407663106918" calcext:value-type="float">
            <text:p>0.040340766310692</text:p>
          </table:table-cell>
          <table:table-cell office:value-type="float" office:value="0.0533288791775703" calcext:value-type="float">
            <text:p>0.05332887917757</text:p>
          </table:table-cell>
          <table:table-cell table:style-name="ce84" office:value-type="float" office:value="0.0656076073646545" calcext:value-type="float">
            <text:p>0.065607607364655</text:p>
          </table:table-cell>
          <table:table-cell office:value-type="float" office:value="0.137996075749397" calcext:value-type="float">
            <text:p>0.13799607574939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5225432102718" calcext:value-type="float">
            <text:p>0.017522543210272</text:p>
          </table:table-cell>
          <table:table-cell table:style-name="ce84" office:value-type="float" office:value="0.038995523005724" calcext:value-type="float">
            <text:p>0.038995523005724</text:p>
          </table:table-cell>
          <table:table-cell office:value-type="float" office:value="0.0550280308557881" calcext:value-type="float">
            <text:p>0.055028030855788</text:p>
          </table:table-cell>
          <table:table-cell table:style-name="ce84" office:value-type="float" office:value="0.0675912499427795" calcext:value-type="float">
            <text:p>0.06759124994278</text:p>
          </table:table-cell>
          <table:table-cell office:value-type="float" office:value="0.137088013738394" calcext:value-type="float">
            <text:p>0.13708801373839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405411847503" calcext:value-type="float">
            <text:p>0.017405411847503</text:p>
          </table:table-cell>
          <table:table-cell table:style-name="ce84" office:value-type="float" office:value="0.0390352942049503" calcext:value-type="float">
            <text:p>0.03903529420495</text:p>
          </table:table-cell>
          <table:table-cell office:value-type="float" office:value="0.0565221769114335" calcext:value-type="float">
            <text:p>0.056522176911434</text:p>
          </table:table-cell>
          <table:table-cell table:style-name="ce84" office:value-type="float" office:value="0.0670959502458572" calcext:value-type="float">
            <text:p>0.067095950245857</text:p>
          </table:table-cell>
          <table:table-cell office:value-type="float" office:value="0.137544094473124" calcext:value-type="float">
            <text:p>0.13754409447312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8963744959223" calcext:value-type="float">
            <text:p>0.017896374495922</text:p>
          </table:table-cell>
          <table:table-cell table:style-name="ce84" office:value-type="float" office:value="0.0390561074018478" calcext:value-type="float">
            <text:p>0.039056107401848</text:p>
          </table:table-cell>
          <table:table-cell office:value-type="float" office:value="0.0604967069294718" calcext:value-type="float">
            <text:p>0.060496706929472</text:p>
          </table:table-cell>
          <table:table-cell table:style-name="ce84" office:value-type="float" office:value="0.0626641511917114" calcext:value-type="float">
            <text:p>0.062664151191711</text:p>
          </table:table-cell>
          <table:table-cell office:value-type="float" office:value="0.137486443519592" calcext:value-type="float">
            <text:p>0.13748644351959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7778806384776" calcext:value-type="float">
            <text:p>0.01877788063847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20403757691383" calcext:value-type="float">
            <text:p>0.052040375769138</text:p>
          </table:table-cell>
          <table:table-cell table:style-name="ce84" office:value-type="float" office:value="0.0728544369339943" calcext:value-type="float">
            <text:p>0.072854436933994</text:p>
          </table:table-cell>
          <table:table-cell office:value-type="float" office:value="0.137637110203505" calcext:value-type="float">
            <text:p>0.13763711020350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4700371940015" calcext:value-type="float">
            <text:p>0.01647003719400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65665633314186" calcext:value-type="float">
            <text:p>0.056566563331419</text:p>
          </table:table-cell>
          <table:table-cell table:style-name="ce84" office:value-type="float" office:value="0.0642045587301254" calcext:value-type="float">
            <text:p>0.064204558730125</text:p>
          </table:table-cell>
          <table:table-cell office:value-type="float" office:value="0.13569305613637" calcext:value-type="float">
            <text:p>0.1356930561363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543720444051" calcext:value-type="float">
            <text:p>0.01625437204440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38513792885675" calcext:value-type="float">
            <text:p>0.053851379288568</text:p>
          </table:table-cell>
          <table:table-cell table:style-name="ce84" office:value-type="float" office:value="0.0613589510321617" calcext:value-type="float">
            <text:p>0.061358951032162</text:p>
          </table:table-cell>
          <table:table-cell office:value-type="float" office:value="0.138042158484459" calcext:value-type="float">
            <text:p>0.13804215848445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0193835115635" calcext:value-type="float">
            <text:p>0.01701938351156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2472403479947" calcext:value-type="float">
            <text:p>0.052472403479947</text:p>
          </table:table-cell>
          <table:table-cell table:style-name="ce84" office:value-type="float" office:value="0.0735634565353394" calcext:value-type="float">
            <text:p>0.073563456535339</text:p>
          </table:table-cell>
          <table:table-cell office:value-type="float" office:value="0.136559893786907" calcext:value-type="float">
            <text:p>0.13655989378690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7896710336208" calcext:value-type="float">
            <text:p>0.01678967103362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9228590461943" calcext:value-type="float">
            <text:p>0.050922859046194</text:p>
          </table:table-cell>
          <table:table-cell table:style-name="ce84" office:value-type="float" office:value="0.0624285563826561" calcext:value-type="float">
            <text:p>0.062428556382656</text:p>
          </table:table-cell>
          <table:table-cell office:value-type="float" office:value="0.134539799541235" calcext:value-type="float">
            <text:p>0.1345397995412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0273624472397" calcext:value-type="float">
            <text:p>0.0180273624472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20251600278748" calcext:value-type="float">
            <text:p>0.052025160027875</text:p>
          </table:table-cell>
          <table:table-cell table:style-name="ce84" office:value-type="float" office:value="0.0625545531511307" calcext:value-type="float">
            <text:p>0.062554553151131</text:p>
          </table:table-cell>
          <table:table-cell office:value-type="float" office:value="0.13740512907505" calcext:value-type="float">
            <text:p>0.1374051290750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6038448794634" calcext:value-type="float">
            <text:p>0.01760384487946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54964977006118" calcext:value-type="float">
            <text:p>0.055496497700612</text:p>
          </table:table-cell>
          <table:table-cell table:style-name="ce84" office:value-type="float" office:value="0.0684501379728317" calcext:value-type="float">
            <text:p>0.068450137972832</text:p>
          </table:table-cell>
          <table:table-cell office:value-type="float" office:value="0.14094251960516" calcext:value-type="float">
            <text:p>0.140942519605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249800556233" calcext:value-type="float">
            <text:p>0.01724980055623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22953586445914" calcext:value-type="float">
            <text:p>0.052295358644591</text:p>
          </table:table-cell>
          <table:table-cell table:style-name="ce84" office:value-type="float" office:value="0.0641998872160912" calcext:value-type="float">
            <text:p>0.064199887216091</text:p>
          </table:table-cell>
          <table:table-cell office:value-type="float" office:value="0.135876906812191" calcext:value-type="float">
            <text:p>0.13587690681219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5658348571479" calcext:value-type="float">
            <text:p>0.01656583485714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3383547895485" calcext:value-type="float">
            <text:p>0.050338354789549</text:p>
          </table:table-cell>
          <table:table-cell table:style-name="ce84" office:value-type="float" office:value="0.064249612390995" calcext:value-type="float">
            <text:p>0.064249612390995</text:p>
          </table:table-cell>
          <table:table-cell office:value-type="float" office:value="0.136479773521423" calcext:value-type="float">
            <text:p>0.13647977352142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3798126221516" calcext:value-type="float">
            <text:p>0.01637981262215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7781080537372" calcext:value-type="float">
            <text:p>0.047778108053737</text:p>
          </table:table-cell>
          <table:table-cell table:style-name="ce84" office:value-type="float" office:value="0.065401703119278" calcext:value-type="float">
            <text:p>0.065401703119278</text:p>
          </table:table-cell>
          <table:table-cell office:value-type="float" office:value="0.136376908123493" calcext:value-type="float">
            <text:p>0.13637690812349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9132526518831" calcext:value-type="float">
            <text:p>0.01891325265188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510097708967" calcext:value-type="float">
            <text:p>0.050510097708967</text:p>
          </table:table-cell>
          <table:table-cell table:style-name="ce84" office:value-type="float" office:value="0.0721292421221733" calcext:value-type="float">
            <text:p>0.072129242122173</text:p>
          </table:table-cell>
          <table:table-cell office:value-type="float" office:value="0.130201409310102" calcext:value-type="float">
            <text:p>0.13020140931010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8039476443389" calcext:value-type="float">
            <text:p>0.01680394764433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6768244471815" calcext:value-type="float">
            <text:p>0.047676824447182</text:p>
          </table:table-cell>
          <table:table-cell table:style-name="ce84" office:value-type="float" office:value="0.0598524212837219" calcext:value-type="float">
            <text:p>0.059852421283722</text:p>
          </table:table-cell>
          <table:table-cell office:value-type="float" office:value="0.130226961821318" calcext:value-type="float">
            <text:p>0.13022696182131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4163961765268" calcext:value-type="float">
            <text:p>0.01941639617652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6624468101396" calcext:value-type="float">
            <text:p>0.04966244681014</text:p>
          </table:table-cell>
          <table:table-cell table:style-name="ce84" office:value-type="float" office:value="0.0626651644706726" calcext:value-type="float">
            <text:p>0.062665164470673</text:p>
          </table:table-cell>
          <table:table-cell office:value-type="float" office:value="0.132432307451963" calcext:value-type="float">
            <text:p>0.13243230745196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3261525979411" calcext:value-type="float">
            <text:p>0.01732615259794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4947698381212" calcext:value-type="float">
            <text:p>0.049494769838121</text:p>
          </table:table-cell>
          <table:table-cell table:style-name="ce84" office:value-type="float" office:value="0.0670762211084366" calcext:value-type="float">
            <text:p>0.067076221108437</text:p>
          </table:table-cell>
          <table:table-cell office:value-type="float" office:value="0.12853553161025" calcext:value-type="float">
            <text:p>0.1285355316102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8537546568186" calcext:value-type="float">
            <text:p>0.01685375465681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4745555420717" calcext:value-type="float">
            <text:p>0.050474555542072</text:p>
          </table:table-cell>
          <table:table-cell table:style-name="ce84" office:value-type="float" office:value="0.0623450912535191" calcext:value-type="float">
            <text:p>0.062345091253519</text:p>
          </table:table-cell>
          <table:table-cell office:value-type="float" office:value="0.130042329728603" calcext:value-type="float">
            <text:p>0.1300423297286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4095972359962" calcext:value-type="float">
            <text:p>0.01640959723599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9490616685814" calcext:value-type="float">
            <text:p>0.046949061668581</text:p>
          </table:table-cell>
          <table:table-cell table:style-name="ce84" office:value-type="float" office:value="0.07048100233078" calcext:value-type="float">
            <text:p>0.07048100233078</text:p>
          </table:table-cell>
          <table:table-cell office:value-type="float" office:value="0.133482595682144" calcext:value-type="float">
            <text:p>0.13348259568214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721325790916" calcext:value-type="float">
            <text:p>0.01627213257909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93601328631242" calcext:value-type="float">
            <text:p>0.059360132863124</text:p>
          </table:table-cell>
          <table:table-cell table:style-name="ce84" office:value-type="float" office:value="0.064697876572609" calcext:value-type="float">
            <text:p>0.064697876572609</text:p>
          </table:table-cell>
          <table:table-cell office:value-type="float" office:value="0.128946523815393" calcext:value-type="float">
            <text:p>0.12894652381539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39051436045334" calcext:value-type="float">
            <text:p>0.02390514360453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44597676230802" calcext:value-type="float">
            <text:p>0.05445976762308</text:p>
          </table:table-cell>
          <table:table-cell table:style-name="ce84" office:value-type="float" office:value="0.0581520013511181" calcext:value-type="float">
            <text:p>0.058152001351118</text:p>
          </table:table-cell>
          <table:table-cell office:value-type="float" office:value="0.129523640871048" calcext:value-type="float">
            <text:p>0.12952364087104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95452440064" calcext:value-type="float">
            <text:p>0.02149545244006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7211276259687" calcext:value-type="float">
            <text:p>0.048721127625969</text:p>
          </table:table-cell>
          <table:table-cell table:style-name="ce84" office:value-type="float" office:value="0.0705837309360504" calcext:value-type="float">
            <text:p>0.07058373093605</text:p>
          </table:table-cell>
          <table:table-cell office:value-type="float" office:value="0.13506232842803" calcext:value-type="float">
            <text:p>0.135062328428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0822785496558" calcext:value-type="float">
            <text:p>0.01708227854965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4200355476803" calcext:value-type="float">
            <text:p>0.04942003554768</text:p>
          </table:table-cell>
          <table:table-cell table:style-name="ce84" office:value-type="float" office:value="0.063188761472702" calcext:value-type="float">
            <text:p>0.063188761472702</text:p>
          </table:table-cell>
          <table:table-cell office:value-type="float" office:value="0.129509194493294" calcext:value-type="float">
            <text:p>0.12950919449329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5120367805853" calcext:value-type="float">
            <text:p>0.01651203678058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8558346662256" calcext:value-type="float">
            <text:p>0.045855834666226</text:p>
          </table:table-cell>
          <table:table-cell table:style-name="ce84" office:value-type="float" office:value="0.0598538741469383" calcext:value-type="float">
            <text:p>0.059853874146938</text:p>
          </table:table-cell>
          <table:table-cell office:value-type="float" office:value="0.128395185321569" calcext:value-type="float">
            <text:p>0.12839518532156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9289927812745" calcext:value-type="float">
            <text:p>0.0169289927812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0649735762013" calcext:value-type="float">
            <text:p>0.049064973576201</text:p>
          </table:table-cell>
          <table:table-cell table:style-name="ce84" office:value-type="float" office:value="0.071564108133316" calcext:value-type="float">
            <text:p>0.071564108133316</text:p>
          </table:table-cell>
          <table:table-cell office:value-type="float" office:value="0.125866937339306" calcext:value-type="float">
            <text:p>0.12586693733930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494921931744" calcext:value-type="float">
            <text:p>0.01649492193174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7547981275453" calcext:value-type="float">
            <text:p>0.046754798127545</text:p>
          </table:table-cell>
          <table:table-cell table:style-name="ce84" office:value-type="float" office:value="0.0636563524603844" calcext:value-type="float">
            <text:p>0.063656352460384</text:p>
          </table:table-cell>
          <table:table-cell office:value-type="float" office:value="0.123712927997112" calcext:value-type="float">
            <text:p>0.12371292799711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98367579022821" calcext:value-type="float">
            <text:p>0.02983675790228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2387794786029" calcext:value-type="float">
            <text:p>0.049238779478603</text:p>
          </table:table-cell>
          <table:table-cell table:style-name="ce84" office:value-type="float" office:value="0.0570406094193459" calcext:value-type="float">
            <text:p>0.057040609419346</text:p>
          </table:table-cell>
          <table:table-cell office:value-type="float" office:value="0.124966795444489" calcext:value-type="float">
            <text:p>0.12496679544448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7588848627628" calcext:value-type="float">
            <text:p>0.01575888486276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6662640770276" calcext:value-type="float">
            <text:p>0.047666264077028</text:p>
          </table:table-cell>
          <table:table-cell table:style-name="ce84" office:value-type="float" office:value="0.062303613871336" calcext:value-type="float">
            <text:p>0.062303613871336</text:p>
          </table:table-cell>
          <table:table-cell office:value-type="float" office:value="0.124265718013048" calcext:value-type="float">
            <text:p>0.12426571801304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4853550342751" calcext:value-type="float">
            <text:p>0.0184853550342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5265603098605" calcext:value-type="float">
            <text:p>0.047526560309861</text:p>
          </table:table-cell>
          <table:table-cell table:style-name="ce84" office:value-type="float" office:value="0.0751691088080406" calcext:value-type="float">
            <text:p>0.075169108808041</text:p>
          </table:table-cell>
          <table:table-cell office:value-type="float" office:value="0.122814861685038" calcext:value-type="float">
            <text:p>0.12281486168503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19681220842" calcext:value-type="float">
            <text:p>0.0162196812208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3665372398165" calcext:value-type="float">
            <text:p>0.045366537239817</text:p>
          </table:table-cell>
          <table:table-cell table:style-name="ce84" office:value-type="float" office:value="0.0606394000351429" calcext:value-type="float">
            <text:p>0.060639400035143</text:p>
          </table:table-cell>
          <table:table-cell office:value-type="float" office:value="0.123022871911526" calcext:value-type="float">
            <text:p>0.1230228719115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441431077144" calcext:value-type="float">
            <text:p>0.01624414310771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9971427056525" calcext:value-type="float">
            <text:p>0.047997142705653</text:p>
          </table:table-cell>
          <table:table-cell table:style-name="ce84" office:value-type="float" office:value="0.0567432157695293" calcext:value-type="float">
            <text:p>0.056743215769529</text:p>
          </table:table-cell>
          <table:table-cell office:value-type="float" office:value="0.133726388067007" calcext:value-type="float">
            <text:p>0.13372638806700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842753282499" calcext:value-type="float">
            <text:p>0.01784275328249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7493173546261" calcext:value-type="float">
            <text:p>0.047749317354626</text:p>
          </table:table-cell>
          <table:table-cell table:style-name="ce84" office:value-type="float" office:value="0.0632131174206734" calcext:value-type="float">
            <text:p>0.063213117420673</text:p>
          </table:table-cell>
          <table:table-cell office:value-type="float" office:value="0.128137035816908" calcext:value-type="float">
            <text:p>0.1281370358169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0636052560874" calcext:value-type="float">
            <text:p>0.01706360525608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2407929201921" calcext:value-type="float">
            <text:p>0.046240792920192</text:p>
          </table:table-cell>
          <table:table-cell table:style-name="ce84" office:value-type="float" office:value="0.0639884918928146" calcext:value-type="float">
            <text:p>0.063988491892815</text:p>
          </table:table-cell>
          <table:table-cell office:value-type="float" office:value="0.125945810228586" calcext:value-type="float">
            <text:p>0.12594581022858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5753595261746" calcext:value-type="float">
            <text:p>0.0165753595261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639477595686913" calcext:value-type="float">
            <text:p>0.063947759568691</text:p>
          </table:table-cell>
          <table:table-cell table:style-name="ce84" office:value-type="float" office:value="0.0612427145242691" calcext:value-type="float">
            <text:p>0.061242714524269</text:p>
          </table:table-cell>
          <table:table-cell office:value-type="float" office:value="0.121322736740112" calcext:value-type="float">
            <text:p>0.12132273674011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068284611773" calcext:value-type="float">
            <text:p>0.01580682846117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6134750147661" calcext:value-type="float">
            <text:p>0.048613475014766</text:p>
          </table:table-cell>
          <table:table-cell table:style-name="ce84" office:value-type="float" office:value="0.0622761957347393" calcext:value-type="float">
            <text:p>0.062276195734739</text:p>
          </table:table-cell>
          <table:table-cell office:value-type="float" office:value="0.121869101673365" calcext:value-type="float">
            <text:p>0.12186910167336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713163347524" calcext:value-type="float">
            <text:p>0.01507131633475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6626509163115" calcext:value-type="float">
            <text:p>0.048662650916312</text:p>
          </table:table-cell>
          <table:table-cell table:style-name="ce84" office:value-type="float" office:value="0.0625044330954552" calcext:value-type="float">
            <text:p>0.062504433095455</text:p>
          </table:table-cell>
          <table:table-cell office:value-type="float" office:value="0.122073428928852" calcext:value-type="float">
            <text:p>0.12207342892885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781037925838" calcext:value-type="float">
            <text:p>0.01627810379258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7485172450543" calcext:value-type="float">
            <text:p>0.047748517245054</text:p>
          </table:table-cell>
          <table:table-cell table:style-name="ce84" office:value-type="float" office:value="0.061891682446003" calcext:value-type="float">
            <text:p>0.061891682446003</text:p>
          </table:table-cell>
          <table:table-cell office:value-type="float" office:value="0.132342402487993" calcext:value-type="float">
            <text:p>0.13234240248799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7285375480345" calcext:value-type="float">
            <text:p>0.01572853754803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225535829862" calcext:value-type="float">
            <text:p>0.045225535829862</text:p>
          </table:table-cell>
          <table:table-cell table:style-name="ce84" office:value-type="float" office:value="0.0627350062131882" calcext:value-type="float">
            <text:p>0.062735006213188</text:p>
          </table:table-cell>
          <table:table-cell office:value-type="float" office:value="0.124498457163572" calcext:value-type="float">
            <text:p>0.12449845716357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3385536422984" calcext:value-type="float">
            <text:p>0.01633855364229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9018541342682" calcext:value-type="float">
            <text:p>0.042901854134268</text:p>
          </table:table-cell>
          <table:table-cell table:style-name="ce84" office:value-type="float" office:value="0.0600730776786804" calcext:value-type="float">
            <text:p>0.06007307767868</text:p>
          </table:table-cell>
          <table:table-cell office:value-type="float" office:value="0.120264315009117" calcext:value-type="float">
            <text:p>0.12026431500911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2716153630816" calcext:value-type="float">
            <text:p>0.01827161536308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699303713109758" calcext:value-type="float">
            <text:p>0.069930371310976</text:p>
          </table:table-cell>
          <table:table-cell table:style-name="ce84" office:value-type="float" office:value="0.0620690174400806" calcext:value-type="float">
            <text:p>0.062069017440081</text:p>
          </table:table-cell>
          <table:table-cell office:value-type="float" office:value="0.118584739416838" calcext:value-type="float">
            <text:p>0.11858473941683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676414174062" calcext:value-type="float">
            <text:p>0.01776764141740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088818874624" calcext:value-type="float">
            <text:p>0.046088818874624</text:p>
          </table:table-cell>
          <table:table-cell table:style-name="ce84" office:value-type="float" office:value="0.0634697377681732" calcext:value-type="float">
            <text:p>0.063469737768173</text:p>
          </table:table-cell>
          <table:table-cell office:value-type="float" office:value="0.118831349015236" calcext:value-type="float">
            <text:p>0.11883134901523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528743659767" calcext:value-type="float">
            <text:p>0.01552874365976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2346274356047" calcext:value-type="float">
            <text:p>0.049234627435605</text:p>
          </table:table-cell>
          <table:table-cell table:style-name="ce84" office:value-type="float" office:value="0.0633177980780602" calcext:value-type="float">
            <text:p>0.06331779807806</text:p>
          </table:table-cell>
          <table:table-cell office:value-type="float" office:value="0.118468196392059" calcext:value-type="float">
            <text:p>0.11846819639205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183327076719" calcext:value-type="float">
            <text:p>0.01618332707671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338921662834" calcext:value-type="float">
            <text:p>0.045338921662834</text:p>
          </table:table-cell>
          <table:table-cell table:style-name="ce84" office:value-type="float" office:value="0.0580768175423145" calcext:value-type="float">
            <text:p>0.058076817542315</text:p>
          </table:table-cell>
          <table:table-cell office:value-type="float" office:value="0.117211993485689" calcext:value-type="float">
            <text:p>0.11721199348568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9579425515538" calcext:value-type="float">
            <text:p>0.01595794255155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5267442199919" calcext:value-type="float">
            <text:p>0.044526744219992</text:p>
          </table:table-cell>
          <table:table-cell table:style-name="ce84" office:value-type="float" office:value="0.0622335150837898" calcext:value-type="float">
            <text:p>0.06223351508379</text:p>
          </table:table-cell>
          <table:table-cell office:value-type="float" office:value="0.117805686891079" calcext:value-type="float">
            <text:p>0.11780568689107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0856928442578" calcext:value-type="float">
            <text:p>0.01608569284425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3220063183043" calcext:value-type="float">
            <text:p>0.046322006318304</text:p>
          </table:table-cell>
          <table:table-cell table:style-name="ce84" office:value-type="float" office:value="0.0628240332007408" calcext:value-type="float">
            <text:p>0.062824033200741</text:p>
          </table:table-cell>
          <table:table-cell office:value-type="float" office:value="0.111830922961235" calcext:value-type="float">
            <text:p>0.1118309229612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528690964152" calcext:value-type="float">
            <text:p>0.01585286909641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7439086039861" calcext:value-type="float">
            <text:p>0.048743908603986</text:p>
          </table:table-cell>
          <table:table-cell table:style-name="ce84" office:value-type="float" office:value="0.058217991143465" calcext:value-type="float">
            <text:p>0.058217991143465</text:p>
          </table:table-cell>
          <table:table-cell office:value-type="float" office:value="0.11247938990593" calcext:value-type="float">
            <text:p>0.1124793899059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65996313389" calcext:value-type="float">
            <text:p>0.01546599631338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3500777085622" calcext:value-type="float">
            <text:p>0.044350077708562</text:p>
          </table:table-cell>
          <table:table-cell table:style-name="ce84" office:value-type="float" office:value="0.0603859089314938" calcext:value-type="float">
            <text:p>0.060385908931494</text:p>
          </table:table-cell>
          <table:table-cell office:value-type="float" office:value="0.117303654700518" calcext:value-type="float">
            <text:p>0.11730365470051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9946710404714" calcext:value-type="float">
            <text:p>0.01699467104047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5125836498208" calcext:value-type="float">
            <text:p>0.042512583649821</text:p>
          </table:table-cell>
          <table:table-cell table:style-name="ce84" office:value-type="float" office:value="0.0615106336772442" calcext:value-type="float">
            <text:p>0.061510633677244</text:p>
          </table:table-cell>
          <table:table-cell office:value-type="float" office:value="0.114520519673824" calcext:value-type="float">
            <text:p>0.11452051967382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117831897359" calcext:value-type="float">
            <text:p>0.01581178318973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7814750605159" calcext:value-type="float">
            <text:p>0.043781475060516</text:p>
          </table:table-cell>
          <table:table-cell table:style-name="ce84" office:value-type="float" office:value="0.0597796179354191" calcext:value-type="float">
            <text:p>0.059779617935419</text:p>
          </table:table-cell>
          <table:table-cell office:value-type="float" office:value="0.114921712130308" calcext:value-type="float">
            <text:p>0.1149217121303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051386699494" calcext:value-type="float">
            <text:p>0.01540513866994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8546733326382" calcext:value-type="float">
            <text:p>0.042854673332638</text:p>
          </table:table-cell>
          <table:table-cell table:style-name="ce84" office:value-type="float" office:value="0.0613749697804451" calcext:value-type="float">
            <text:p>0.061374969780445</text:p>
          </table:table-cell>
          <table:table-cell office:value-type="float" office:value="0.132805617749691" calcext:value-type="float">
            <text:p>0.13280561774969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0560356893811" calcext:value-type="float">
            <text:p>0.01605603568938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7090053757032" calcext:value-type="float">
            <text:p>0.042709005375703</text:p>
          </table:table-cell>
          <table:table-cell table:style-name="ce84" office:value-type="float" office:value="0.0599153153598309" calcext:value-type="float">
            <text:p>0.059915315359831</text:p>
          </table:table-cell>
          <table:table-cell office:value-type="float" office:value="0.117188263833523" calcext:value-type="float">
            <text:p>0.11718826383352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774131370532" calcext:value-type="float">
            <text:p>0.01587741313705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6592531667815" calcext:value-type="float">
            <text:p>0.045659253166782</text:p>
          </table:table-cell>
          <table:table-cell table:style-name="ce84" office:value-type="float" office:value="0.0635868459939957" calcext:value-type="float">
            <text:p>0.063586845993996</text:p>
          </table:table-cell>
          <table:table-cell office:value-type="float" office:value="0.112883329838514" calcext:value-type="float">
            <text:p>0.11288332983851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4721703906941" calcext:value-type="float">
            <text:p>0.01647217039069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3880331648721" calcext:value-type="float">
            <text:p>0.041388033164872</text:p>
          </table:table-cell>
          <table:table-cell table:style-name="ce84" office:value-type="float" office:value="0.0586093291640282" calcext:value-type="float">
            <text:p>0.058609329164028</text:p>
          </table:table-cell>
          <table:table-cell office:value-type="float" office:value="0.115906145572662" calcext:value-type="float">
            <text:p>0.11590614557266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7678227329343" calcext:value-type="float">
            <text:p>0.01576782273293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7902477052477" calcext:value-type="float">
            <text:p>0.043790247705248</text:p>
          </table:table-cell>
          <table:table-cell table:style-name="ce84" office:value-type="float" office:value="0.0583565048873425" calcext:value-type="float">
            <text:p>0.058356504887343</text:p>
          </table:table-cell>
          <table:table-cell office:value-type="float" office:value="0.113548950850964" calcext:value-type="float">
            <text:p>0.11354895085096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085309255163" calcext:value-type="float">
            <text:p>0.01530853092551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3326647447215" calcext:value-type="float">
            <text:p>0.047332664744722</text:p>
          </table:table-cell>
          <table:table-cell table:style-name="ce84" office:value-type="float" office:value="0.0612083151936531" calcext:value-type="float">
            <text:p>0.061208315193653</text:p>
          </table:table-cell>
          <table:table-cell office:value-type="float" office:value="0.114086996912956" calcext:value-type="float">
            <text:p>0.11408699691295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1118015508271" calcext:value-type="float">
            <text:p>0.01511180155082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1062392890453" calcext:value-type="float">
            <text:p>0.043106239289045</text:p>
          </table:table-cell>
          <table:table-cell table:style-name="ce84" office:value-type="float" office:value="0.0604876689612866" calcext:value-type="float">
            <text:p>0.060487668961287</text:p>
          </table:table-cell>
          <table:table-cell office:value-type="float" office:value="0.117751009017229" calcext:value-type="float">
            <text:p>0.1177510090172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286256857178" calcext:value-type="float">
            <text:p>0.01528625685717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3649041222201" calcext:value-type="float">
            <text:p>0.04036490412222</text:p>
          </table:table-cell>
          <table:table-cell table:style-name="ce84" office:value-type="float" office:value="0.0584227629005909" calcext:value-type="float">
            <text:p>0.058422762900591</text:p>
          </table:table-cell>
          <table:table-cell office:value-type="float" office:value="0.115006347745657" calcext:value-type="float">
            <text:p>0.11500634774565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911890735735" calcext:value-type="float">
            <text:p>0.01629118907357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1632991466257" calcext:value-type="float">
            <text:p>0.043163299146626</text:p>
          </table:table-cell>
          <table:table-cell table:style-name="ce84" office:value-type="float" office:value="0.0608393363654614" calcext:value-type="float">
            <text:p>0.060839336365461</text:p>
          </table:table-cell>
          <table:table-cell office:value-type="float" office:value="0.117096937596798" calcext:value-type="float">
            <text:p>0.11709693759679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5650551982776" calcext:value-type="float">
            <text:p>0.01556505519827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150070183807" calcext:value-type="float">
            <text:p>0.044150070183807</text:p>
          </table:table-cell>
          <table:table-cell table:style-name="ce84" office:value-type="float" office:value="0.0618282407522202" calcext:value-type="float">
            <text:p>0.06182824075222</text:p>
          </table:table-cell>
          <table:table-cell office:value-type="float" office:value="0.113425842374563" calcext:value-type="float">
            <text:p>0.11342584237456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5056821644199" calcext:value-type="float">
            <text:p>0.015505682164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4554940329658" calcext:value-type="float">
            <text:p>0.041455494032966</text:p>
          </table:table-cell>
          <table:table-cell table:style-name="ce84" office:value-type="float" office:value="0.0566835850477219" calcext:value-type="float">
            <text:p>0.056683585047722</text:p>
          </table:table-cell>
          <table:table-cell office:value-type="float" office:value="0.112742721438408" calcext:value-type="float">
            <text:p>0.1127427214384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128743442849" calcext:value-type="float">
            <text:p>0.01531287434428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71001192761792" calcext:value-type="float">
            <text:p>0.057100119276179</text:p>
          </table:table-cell>
          <table:table-cell table:style-name="ce84" office:value-type="float" office:value="0.0588458515703678" calcext:value-type="float">
            <text:p>0.058845851570368</text:p>
          </table:table-cell>
          <table:table-cell office:value-type="float" office:value="0.111001060307026" calcext:value-type="float">
            <text:p>0.1110010603070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2971673657497" calcext:value-type="float">
            <text:p>0.021297167365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102177179522" calcext:value-type="float">
            <text:p>0.050102177179522</text:p>
          </table:table-cell>
          <table:table-cell table:style-name="ce84" office:value-type="float" office:value="0.061106763780117" calcext:value-type="float">
            <text:p>0.061106763780117</text:p>
          </table:table-cell>
          <table:table-cell office:value-type="float" office:value="0.110912670791149" calcext:value-type="float">
            <text:p>0.11091267079114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927705954498" calcext:value-type="float">
            <text:p>0.0146927705954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2072045471933" calcext:value-type="float">
            <text:p>0.044207204547193</text:p>
          </table:table-cell>
          <table:table-cell table:style-name="ce84" office:value-type="float" office:value="0.0589648559689522" calcext:value-type="float">
            <text:p>0.058964855968952</text:p>
          </table:table-cell>
          <table:table-cell office:value-type="float" office:value="0.110810865461826" calcext:value-type="float">
            <text:p>0.1108108654618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185744221809" calcext:value-type="float">
            <text:p>0.01531857442218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5230223271582" calcext:value-type="float">
            <text:p>0.042523022327158</text:p>
          </table:table-cell>
          <table:table-cell table:style-name="ce84" office:value-type="float" office:value="0.0587822683155537" calcext:value-type="float">
            <text:p>0.058782268315554</text:p>
          </table:table-cell>
          <table:table-cell office:value-type="float" office:value="0.111014963686466" calcext:value-type="float">
            <text:p>0.11101496368646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29404365187" calcext:value-type="float">
            <text:p>0.01532940436518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8201631142034" calcext:value-type="float">
            <text:p>0.041820163114203</text:p>
          </table:table-cell>
          <table:table-cell table:style-name="ce84" office:value-type="float" office:value="0.0597318038344383" calcext:value-type="float">
            <text:p>0.059731803834438</text:p>
          </table:table-cell>
          <table:table-cell office:value-type="float" office:value="0.104199272841215" calcext:value-type="float">
            <text:p>0.10419927284121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9925564451894" calcext:value-type="float">
            <text:p>0.01599255644518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2355259027746" calcext:value-type="float">
            <text:p>0.043235525902775</text:p>
          </table:table-cell>
          <table:table-cell table:style-name="ce84" office:value-type="float" office:value="0.0591138191521168" calcext:value-type="float">
            <text:p>0.059113819152117</text:p>
          </table:table-cell>
          <table:table-cell office:value-type="float" office:value="0.11705963358283" calcext:value-type="float">
            <text:p>0.1170596335828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445384094423" calcext:value-type="float">
            <text:p>0.0154445384094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994913412465" calcext:value-type="float">
            <text:p>0.045994913412465</text:p>
          </table:table-cell>
          <table:table-cell table:style-name="ce84" office:value-type="float" office:value="0.0609729029238224" calcext:value-type="float">
            <text:p>0.060972902923822</text:p>
          </table:table-cell>
          <table:table-cell office:value-type="float" office:value="0.109808039963245" calcext:value-type="float">
            <text:p>0.10980803996324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416377717483" calcext:value-type="float">
            <text:p>0.01544163777174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0747407178084" calcext:value-type="float">
            <text:p>0.043074740717808</text:p>
          </table:table-cell>
          <table:table-cell table:style-name="ce84" office:value-type="float" office:value="0.0591051839292049" calcext:value-type="float">
            <text:p>0.059105183929205</text:p>
          </table:table-cell>
          <table:table-cell office:value-type="float" office:value="0.109222879260778" calcext:value-type="float">
            <text:p>0.10922287926077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245738135842" calcext:value-type="float">
            <text:p>0.02142457381358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7580750981967" calcext:value-type="float">
            <text:p>0.047758075098197</text:p>
          </table:table-cell>
          <table:table-cell table:style-name="ce84" office:value-type="float" office:value="0.0554811470210552" calcext:value-type="float">
            <text:p>0.055481147021055</text:p>
          </table:table-cell>
          <table:table-cell office:value-type="float" office:value="0.108668207675219" calcext:value-type="float">
            <text:p>0.10866820767521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7699580476102" calcext:value-type="float">
            <text:p>0.0147699580476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534853435225" calcext:value-type="float">
            <text:p>0.042534853435225</text:p>
          </table:table-cell>
          <table:table-cell table:style-name="ce84" office:value-type="float" office:value="0.0591774024069309" calcext:value-type="float">
            <text:p>0.059177402406931</text:p>
          </table:table-cell>
          <table:table-cell office:value-type="float" office:value="0.110630706995726" calcext:value-type="float">
            <text:p>0.1106307069957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290633489773" calcext:value-type="float">
            <text:p>0.01542906334897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5634038183424" calcext:value-type="float">
            <text:p>0.038563403818342</text:p>
          </table:table-cell>
          <table:table-cell table:style-name="ce84" office:value-type="float" office:value="0.0592414028942585" calcext:value-type="float">
            <text:p>0.059241402894259</text:p>
          </table:table-cell>
          <table:table-cell office:value-type="float" office:value="0.108970966041088" calcext:value-type="float">
            <text:p>0.10897096604108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3572481636977" calcext:value-type="float">
            <text:p>0.01635724816369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5368238290151" calcext:value-type="float">
            <text:p>0.039536823829015</text:p>
          </table:table-cell>
          <table:table-cell table:style-name="ce84" office:value-type="float" office:value="0.0586423054337502" calcext:value-type="float">
            <text:p>0.05864230543375</text:p>
          </table:table-cell>
          <table:table-cell office:value-type="float" office:value="0.106817334890366" calcext:value-type="float">
            <text:p>0.10681733489036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475056040005" calcext:value-type="float">
            <text:p>0.02144750560400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3012993865543" calcext:value-type="float">
            <text:p>0.039301299386554</text:p>
          </table:table-cell>
          <table:table-cell table:style-name="ce84" office:value-type="float" office:value="0.0648885816335678" calcext:value-type="float">
            <text:p>0.064888581633568</text:p>
          </table:table-cell>
          <table:table-cell office:value-type="float" office:value="0.106795567274094" calcext:value-type="float">
            <text:p>0.10679556727409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0947570316407" calcext:value-type="float">
            <text:p>0.01609475703164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6953805055883" calcext:value-type="float">
            <text:p>0.038695380505588</text:p>
          </table:table-cell>
          <table:table-cell table:style-name="ce84" office:value-type="float" office:value="0.0599788650870323" calcext:value-type="float">
            <text:p>0.059978865087032</text:p>
          </table:table-cell>
          <table:table-cell office:value-type="float" office:value="0.106979337185621" calcext:value-type="float">
            <text:p>0.10697933718562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8219305355056" calcext:value-type="float">
            <text:p>0.01482193053550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032292690542" calcext:value-type="float">
            <text:p>0.043032292690542</text:p>
          </table:table-cell>
          <table:table-cell table:style-name="ce84" office:value-type="float" office:value="0.0529610700905323" calcext:value-type="float">
            <text:p>0.052961070090532</text:p>
          </table:table-cell>
          <table:table-cell office:value-type="float" office:value="0.111406267434359" calcext:value-type="float">
            <text:p>0.11140626743435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830993663297" calcext:value-type="float">
            <text:p>0.0146830993663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7894168098768" calcext:value-type="float">
            <text:p>0.037789416809877</text:p>
          </table:table-cell>
          <table:table-cell table:style-name="ce84" office:value-type="float" office:value="0.0638918951153755" calcext:value-type="float">
            <text:p>0.063891895115376</text:p>
          </table:table-cell>
          <table:table-cell office:value-type="float" office:value="0.107422591149807" calcext:value-type="float">
            <text:p>0.10742259114980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1658217697922" calcext:value-type="float">
            <text:p>0.01416582176979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2335135903623" calcext:value-type="float">
            <text:p>0.039233513590362</text:p>
          </table:table-cell>
          <table:table-cell table:style-name="ce84" office:value-type="float" office:value="0.0579134374856949" calcext:value-type="float">
            <text:p>0.057913437485695</text:p>
          </table:table-cell>
          <table:table-cell office:value-type="float" office:value="0.105636727511883" calcext:value-type="float">
            <text:p>0.10563672751188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2891976720512" calcext:value-type="float">
            <text:p>0.01528919767205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4420201149252" calcext:value-type="float">
            <text:p>0.040442020114925</text:p>
          </table:table-cell>
          <table:table-cell table:style-name="ce84" office:value-type="float" office:value="0.053194772452116" calcext:value-type="float">
            <text:p>0.053194772452116</text:p>
          </table:table-cell>
          <table:table-cell office:value-type="float" office:value="0.103154344409704" calcext:value-type="float">
            <text:p>0.10315434440970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4983325912598" calcext:value-type="float">
            <text:p>0.0174983325912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5799310174253" calcext:value-type="float">
            <text:p>0.044579931017425</text:p>
          </table:table-cell>
          <table:table-cell table:style-name="ce84" office:value-type="float" office:value="0.0697793513536453" calcext:value-type="float">
            <text:p>0.069779351353645</text:p>
          </table:table-cell>
          <table:table-cell office:value-type="float" office:value="0.107311267256737" calcext:value-type="float">
            <text:p>0.10731126725673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853076254098" calcext:value-type="float">
            <text:p>0.0150853076254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7519245743752" calcext:value-type="float">
            <text:p>0.039751924574375</text:p>
          </table:table-cell>
          <table:table-cell table:style-name="ce84" office:value-type="float" office:value="0.0541572831571102" calcext:value-type="float">
            <text:p>0.05415728315711</text:p>
          </table:table-cell>
          <table:table-cell office:value-type="float" office:value="0.106157982796431" calcext:value-type="float">
            <text:p>0.10615798279643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0732559798431" calcext:value-type="float">
            <text:p>0.01607325597984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4924854238828" calcext:value-type="float">
            <text:p>0.039492485423883</text:p>
          </table:table-cell>
          <table:table-cell table:style-name="ce84" office:value-type="float" office:value="0.0546932443976402" calcext:value-type="float">
            <text:p>0.05469324439764</text:p>
          </table:table-cell>
          <table:table-cell office:value-type="float" office:value="0.107420706450939" calcext:value-type="float">
            <text:p>0.10742070645093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501820357206" calcext:value-type="float">
            <text:p>0.01450182035720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8595955537425" calcext:value-type="float">
            <text:p>0.045859595553743</text:p>
          </table:table-cell>
          <table:table-cell table:style-name="ce84" office:value-type="float" office:value="0.0607878491282463" calcext:value-type="float">
            <text:p>0.060787849128246</text:p>
          </table:table-cell>
          <table:table-cell office:value-type="float" office:value="0.10391583815217" calcext:value-type="float">
            <text:p>0.1039158381521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1235363510851" calcext:value-type="float">
            <text:p>0.01512353635108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7262394825618" calcext:value-type="float">
            <text:p>0.040726239482562</text:p>
          </table:table-cell>
          <table:table-cell table:style-name="ce84" office:value-type="float" office:value="0.0573472902178764" calcext:value-type="float">
            <text:p>0.057347290217876</text:p>
          </table:table-cell>
          <table:table-cell office:value-type="float" office:value="0.104470071941614" calcext:value-type="float">
            <text:p>0.10447007194161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4779211204353" calcext:value-type="float">
            <text:p>0.01447792112043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2708388864994" calcext:value-type="float">
            <text:p>0.040270838886499</text:p>
          </table:table-cell>
          <table:table-cell table:style-name="ce84" office:value-type="float" office:value="0.0635339096188545" calcext:value-type="float">
            <text:p>0.063533909618855</text:p>
          </table:table-cell>
          <table:table-cell office:value-type="float" office:value="0.108328830301762" calcext:value-type="float">
            <text:p>0.10832883030176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9791766669019" calcext:value-type="float">
            <text:p>0.01497917666690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4787034624153" calcext:value-type="float">
            <text:p>0.040478703462415</text:p>
          </table:table-cell>
          <table:table-cell table:style-name="ce84" office:value-type="float" office:value="0.0565347522497177" calcext:value-type="float">
            <text:p>0.056534752249718</text:p>
          </table:table-cell>
          <table:table-cell office:value-type="float" office:value="0.106696090102196" calcext:value-type="float">
            <text:p>0.10669609010219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4210406488053" calcext:value-type="float">
            <text:p>0.01442104064880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7954318258497" calcext:value-type="float">
            <text:p>0.03979543182585</text:p>
          </table:table-cell>
          <table:table-cell table:style-name="ce84" office:value-type="float" office:value="0.0545321889221668" calcext:value-type="float">
            <text:p>0.054532188922167</text:p>
          </table:table-cell>
          <table:table-cell office:value-type="float" office:value="0.104906193912029" calcext:value-type="float">
            <text:p>0.1049061939120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01406180628656" calcext:value-type="float">
            <text:p>0.01014061806286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9860577417745" calcext:value-type="float">
            <text:p>0.041986057741775</text:p>
          </table:table-cell>
          <table:table-cell table:style-name="ce84" office:value-type="float" office:value="0.058500699698925" calcext:value-type="float">
            <text:p>0.058500699698925</text:p>
          </table:table-cell>
          <table:table-cell office:value-type="float" office:value="0.103690958768129" calcext:value-type="float">
            <text:p>0.1036909587681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6414392853209" calcext:value-type="float">
            <text:p>0.01364143928532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1571235722966" calcext:value-type="float">
            <text:p>0.040157123572297</text:p>
          </table:table-cell>
          <table:table-cell table:style-name="ce84" office:value-type="float" office:value="0.0584936812520027" calcext:value-type="float">
            <text:p>0.058493681252003</text:p>
          </table:table-cell>
          <table:table-cell office:value-type="float" office:value="0.102185254395008" calcext:value-type="float">
            <text:p>0.1021852543950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1582994445403" calcext:value-type="float">
            <text:p>0.0141582994445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2610366476907" calcext:value-type="float">
            <text:p>0.044261036647691</text:p>
          </table:table-cell>
          <table:table-cell table:style-name="ce84" office:value-type="float" office:value="0.056693933904171" calcext:value-type="float">
            <text:p>0.056693933904171</text:p>
          </table:table-cell>
          <table:table-cell office:value-type="float" office:value="0.106119215488434" calcext:value-type="float">
            <text:p>0.10611921548843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7961920660154" calcext:value-type="float">
            <text:p>0.01479619206601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0040602154202" calcext:value-type="float">
            <text:p>0.03700406021542</text:p>
          </table:table-cell>
          <table:table-cell table:style-name="ce84" office:value-type="float" office:value="0.0576314441859722" calcext:value-type="float">
            <text:p>0.057631444185972</text:p>
          </table:table-cell>
          <table:table-cell office:value-type="float" office:value="0.106744900494814" calcext:value-type="float">
            <text:p>0.10674490049481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3486661836179" calcext:value-type="float">
            <text:p>0.01734866618361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330611238877" calcext:value-type="float">
            <text:p>0.048330611238877</text:p>
          </table:table-cell>
          <table:table-cell table:style-name="ce84" office:value-type="float" office:value="0.0577247738838196" calcext:value-type="float">
            <text:p>0.05772477388382</text:p>
          </table:table-cell>
          <table:table-cell office:value-type="float" office:value="0.103540035039186" calcext:value-type="float">
            <text:p>0.10354003503918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521551465906" calcext:value-type="float">
            <text:p>0.01465215514659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7523363828659" calcext:value-type="float">
            <text:p>0.040752336382866</text:p>
          </table:table-cell>
          <table:table-cell table:style-name="ce84" office:value-type="float" office:value="0.0608711428940296" calcext:value-type="float">
            <text:p>0.06087114289403</text:p>
          </table:table-cell>
          <table:table-cell office:value-type="float" office:value="0.0999666617810726" calcext:value-type="float">
            <text:p>0.09996666178107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935016358049" calcext:value-type="float">
            <text:p>0.01493501635804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374126414458" calcext:value-type="float">
            <text:p>0.037374126414458</text:p>
          </table:table-cell>
          <table:table-cell table:style-name="ce84" office:value-type="float" office:value="0.0545893758535385" calcext:value-type="float">
            <text:p>0.054589375853539</text:p>
          </table:table-cell>
          <table:table-cell office:value-type="float" office:value="0.102439989000559" calcext:value-type="float">
            <text:p>0.10243998900055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300141569081341" calcext:value-type="float">
            <text:p>0.03001415690813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9455854462253" calcext:value-type="float">
            <text:p>0.039945585446225</text:p>
          </table:table-cell>
          <table:table-cell table:style-name="ce84" office:value-type="float" office:value="0.0681906938552856" calcext:value-type="float">
            <text:p>0.068190693855286</text:p>
          </table:table-cell>
          <table:table-cell office:value-type="float" office:value="0.102710830718279" calcext:value-type="float">
            <text:p>0.10271083071827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2890902436358" calcext:value-type="float">
            <text:p>0.01428909024363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5205538305971" calcext:value-type="float">
            <text:p>0.039520553830597</text:p>
          </table:table-cell>
          <table:table-cell table:style-name="ce84" office:value-type="float" office:value="0.0540522560477257" calcext:value-type="float">
            <text:p>0.054052256047726</text:p>
          </table:table-cell>
          <table:table-cell office:value-type="float" office:value="0.102497045695782" calcext:value-type="float">
            <text:p>0.10249704569578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878127879636" calcext:value-type="float">
            <text:p>0.01468781278796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8399523993333" calcext:value-type="float">
            <text:p>0.038839952399333</text:p>
          </table:table-cell>
          <table:table-cell table:style-name="ce84" office:value-type="float" office:value="0.0543158873915672" calcext:value-type="float">
            <text:p>0.054315887391567</text:p>
          </table:table-cell>
          <table:table-cell office:value-type="float" office:value="0.103496426045895" calcext:value-type="float">
            <text:p>0.10349642604589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8531418914596" calcext:value-type="float">
            <text:p>0.0148531418914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4776567849848" calcext:value-type="float">
            <text:p>0.037477656784985</text:p>
          </table:table-cell>
          <table:table-cell table:style-name="ce84" office:value-type="float" office:value="0.0583441182971001" calcext:value-type="float">
            <text:p>0.0583441182971</text:p>
          </table:table-cell>
          <table:table-cell office:value-type="float" office:value="0.101958966702223" calcext:value-type="float">
            <text:p>0.10195896670222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095108439326" calcext:value-type="float">
            <text:p>0.01620951084393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2030309107569" calcext:value-type="float">
            <text:p>0.036203030910757</text:p>
          </table:table-cell>
          <table:table-cell table:style-name="ce84" office:value-type="float" office:value="0.0570689477026463" calcext:value-type="float">
            <text:p>0.057068947702646</text:p>
          </table:table-cell>
          <table:table-cell office:value-type="float" office:value="0.101894851773977" calcext:value-type="float">
            <text:p>0.10189485177397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1540353683287" calcext:value-type="float">
            <text:p>0.01715403536832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7267947230074" calcext:value-type="float">
            <text:p>0.036726794723007</text:p>
          </table:table-cell>
          <table:table-cell table:style-name="ce84" office:value-type="float" office:value="0.0559230521321297" calcext:value-type="float">
            <text:p>0.05592305213213</text:p>
          </table:table-cell>
          <table:table-cell office:value-type="float" office:value="0.10018149510026" calcext:value-type="float">
            <text:p>0.100181495100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5316197150751" calcext:value-type="float">
            <text:p>0.0145316197150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6353711320294" calcext:value-type="float">
            <text:p>0.036635371132029</text:p>
          </table:table-cell>
          <table:table-cell table:style-name="ce84" office:value-type="float" office:value="0.0569751337170601" calcext:value-type="float">
            <text:p>0.05697513371706</text:p>
          </table:table-cell>
          <table:table-cell office:value-type="float" office:value="0.101483291089535" calcext:value-type="float">
            <text:p>0.1014832910895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237804605181" calcext:value-type="float">
            <text:p>0.01423780460518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4314147995578" calcext:value-type="float">
            <text:p>0.036431414799558</text:p>
          </table:table-cell>
          <table:table-cell table:style-name="ce84" office:value-type="float" office:value="0.0632109567523003" calcext:value-type="float">
            <text:p>0.0632109567523</text:p>
          </table:table-cell>
          <table:table-cell office:value-type="float" office:value="0.103492089062929" calcext:value-type="float">
            <text:p>0.1034920890629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595973736572" calcext:value-type="float">
            <text:p>0.01459597373657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4764406846629" calcext:value-type="float">
            <text:p>0.037476440684663</text:p>
          </table:table-cell>
          <table:table-cell table:style-name="ce84" office:value-type="float" office:value="0.0532339736819267" calcext:value-type="float">
            <text:p>0.053233973681927</text:p>
          </table:table-cell>
          <table:table-cell office:value-type="float" office:value="0.102334678769112" calcext:value-type="float">
            <text:p>0.10233467876911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724159708867" calcext:value-type="float">
            <text:p>0.01507241597088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6114435924424" calcext:value-type="float">
            <text:p>0.036611443592442</text:p>
          </table:table-cell>
          <table:table-cell table:style-name="ce84" office:value-type="float" office:value="0.0545944832265377" calcext:value-type="float">
            <text:p>0.054594483226538</text:p>
          </table:table-cell>
          <table:table-cell office:value-type="float" office:value="0.101271244734526" calcext:value-type="float">
            <text:p>0.1012712447345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3207015518536" calcext:value-type="float">
            <text:p>0.01432070155185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8330556882752" calcext:value-type="float">
            <text:p>0.037833055688275</text:p>
          </table:table-cell>
          <table:table-cell table:style-name="ce84" office:value-type="float" office:value="0.0584759712219238" calcext:value-type="float">
            <text:p>0.058475971221924</text:p>
          </table:table-cell>
          <table:table-cell office:value-type="float" office:value="0.0995796084403992" calcext:value-type="float">
            <text:p>0.09957960844039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3218695036607" calcext:value-type="float">
            <text:p>0.01432186950366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1643370621734" calcext:value-type="float">
            <text:p>0.038164337062173</text:p>
          </table:table-cell>
          <table:table-cell table:style-name="ce84" office:value-type="float" office:value="0.0559150837361813" calcext:value-type="float">
            <text:p>0.055915083736181</text:p>
          </table:table-cell>
          <table:table-cell office:value-type="float" office:value="0.0977552665770054" calcext:value-type="float">
            <text:p>0.09775526657700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9840608544134" calcext:value-type="float">
            <text:p>0.01398406085441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0051098763943" calcext:value-type="float">
            <text:p>0.038005109876394</text:p>
          </table:table-cell>
          <table:table-cell table:style-name="ce84" office:value-type="float" office:value="0.0561671182513237" calcext:value-type="float">
            <text:p>0.056167118251324</text:p>
          </table:table-cell>
          <table:table-cell office:value-type="float" office:value="0.100795173048973" calcext:value-type="float">
            <text:p>0.10079517304897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764681479077" calcext:value-type="float">
            <text:p>0.01467646814790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2150560617447" calcext:value-type="float">
            <text:p>0.038215056061745</text:p>
          </table:table-cell>
          <table:table-cell table:style-name="ce84" office:value-type="float" office:value="0.0565671063959599" calcext:value-type="float">
            <text:p>0.05656710639596</text:p>
          </table:table-cell>
          <table:table-cell office:value-type="float" office:value="0.0972047036886215" calcext:value-type="float">
            <text:p>0.09720470368862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9204557868863" calcext:value-type="float">
            <text:p>0.01492045578688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7999357018206" calcext:value-type="float">
            <text:p>0.039799935701821</text:p>
          </table:table-cell>
          <table:table-cell table:style-name="ce84" office:value-type="float" office:value="0.0561947971582413" calcext:value-type="float">
            <text:p>0.056194797158241</text:p>
          </table:table-cell>
          <table:table-cell office:value-type="float" office:value="0.104634170234203" calcext:value-type="float">
            <text:p>0.1046341702342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9130253408702" calcext:value-type="float">
            <text:p>0.0149130253408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9964063134458" calcext:value-type="float">
            <text:p>0.038996406313446</text:p>
          </table:table-cell>
          <table:table-cell table:style-name="ce84" office:value-type="float" office:value="0.0565912276506424" calcext:value-type="float">
            <text:p>0.056591227650642</text:p>
          </table:table-cell>
          <table:table-cell office:value-type="float" office:value="0.104795215278864" calcext:value-type="float">
            <text:p>0.10479521527886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212574752101" calcext:value-type="float">
            <text:p>0.0150212574752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8962733646234" calcext:value-type="float">
            <text:p>0.039896273364623</text:p>
          </table:table-cell>
          <table:table-cell table:style-name="ce84" office:value-type="float" office:value="0.0560021139681339" calcext:value-type="float">
            <text:p>0.056002113968134</text:p>
          </table:table-cell>
          <table:table-cell office:value-type="float" office:value="0.0970653352141381" calcext:value-type="float">
            <text:p>0.09706533521413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079097827038" calcext:value-type="float">
            <text:p>0.01530790978270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1088257696893" calcext:value-type="float">
            <text:p>0.036108825769689</text:p>
          </table:table-cell>
          <table:table-cell table:style-name="ce84" office:value-type="float" office:value="0.0561732649803162" calcext:value-type="float">
            <text:p>0.056173264980316</text:p>
          </table:table-cell>
          <table:table-cell office:value-type="float" office:value="0.0959947852790356" calcext:value-type="float">
            <text:p>0.09599478527903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173073502899" calcext:value-type="float">
            <text:p>0.01417307350289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54278936154313" calcext:value-type="float">
            <text:p>0.035427893615431</text:p>
          </table:table-cell>
          <table:table-cell table:style-name="ce84" office:value-type="float" office:value="0.0565288998186588" calcext:value-type="float">
            <text:p>0.056528899818659</text:p>
          </table:table-cell>
          <table:table-cell office:value-type="float" office:value="0.0951117710769177" calcext:value-type="float">
            <text:p>0.09511177107691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4848879037977" calcext:value-type="float">
            <text:p>0.01348488790379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3131099111504" calcext:value-type="float">
            <text:p>0.04631310991115</text:p>
          </table:table-cell>
          <table:table-cell table:style-name="ce84" office:value-type="float" office:value="0.0557978302240372" calcext:value-type="float">
            <text:p>0.055797830224037</text:p>
          </table:table-cell>
          <table:table-cell office:value-type="float" office:value="0.0967847463488579" calcext:value-type="float">
            <text:p>0.09678474634885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0750240845943" calcext:value-type="float">
            <text:p>0.01407502408459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511828786797" calcext:value-type="float">
            <text:p>0.039511828786797</text:p>
          </table:table-cell>
          <table:table-cell table:style-name="ce84" office:value-type="float" office:value="0.0558807477355003" calcext:value-type="float">
            <text:p>0.0558807477355</text:p>
          </table:table-cell>
          <table:table-cell office:value-type="float" office:value="0.0955633664131164" calcext:value-type="float">
            <text:p>0.0955633664131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719764016469" calcext:value-type="float">
            <text:p>0.01467197640164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3855392552084" calcext:value-type="float">
            <text:p>0.037385539255208</text:p>
          </table:table-cell>
          <table:table-cell table:style-name="ce84" office:value-type="float" office:value="0.0554844252765179" calcext:value-type="float">
            <text:p>0.055484425276518</text:p>
          </table:table-cell>
          <table:table-cell office:value-type="float" office:value="0.0976325578987599" calcext:value-type="float">
            <text:p>0.0976325578987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7054506975529" calcext:value-type="float">
            <text:p>0.01470545069755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3266417516602" calcext:value-type="float">
            <text:p>0.03832664175166</text:p>
          </table:table-cell>
          <table:table-cell table:style-name="ce84" office:value-type="float" office:value="0.0576762706041336" calcext:value-type="float">
            <text:p>0.057676270604134</text:p>
          </table:table-cell>
          <table:table-cell office:value-type="float" office:value="0.0987767274677753" calcext:value-type="float">
            <text:p>0.09877672746777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940138928079" calcext:value-type="float">
            <text:p>0.01509401389280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45733161601755" calcext:value-type="float">
            <text:p>0.034573316160176</text:p>
          </table:table-cell>
          <table:table-cell table:style-name="ce84" office:value-type="float" office:value="0.0566396079957485" calcext:value-type="float">
            <text:p>0.056639607995749</text:p>
          </table:table-cell>
          <table:table-cell office:value-type="float" office:value="0.0997182548046112" calcext:value-type="float">
            <text:p>0.09971825480461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4682111438467" calcext:value-type="float">
            <text:p>0.01446821114384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652275464601" calcext:value-type="float">
            <text:p>0.036652275464601</text:p>
          </table:table-cell>
          <table:table-cell table:style-name="ce84" office:value-type="float" office:value="0.0542185567319393" calcext:value-type="float">
            <text:p>0.054218556731939</text:p>
          </table:table-cell>
          <table:table-cell office:value-type="float" office:value="0.095779913216829" calcext:value-type="float">
            <text:p>0.0957799132168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457562941207" calcext:value-type="float">
            <text:p>0.01445756294120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9076314899657" calcext:value-type="float">
            <text:p>0.036907631489966</text:p>
          </table:table-cell>
          <table:table-cell table:style-name="ce84" office:value-type="float" office:value="0.0559092238545418" calcext:value-type="float">
            <text:p>0.055909223854542</text:p>
          </table:table-cell>
          <table:table-cell office:value-type="float" office:value="0.093439433723688" calcext:value-type="float">
            <text:p>0.09343943372368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2833514111423" calcext:value-type="float">
            <text:p>0.0172833514111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42693190193839" calcext:value-type="float">
            <text:p>0.034269319019384</text:p>
          </table:table-cell>
          <table:table-cell table:style-name="ce84" office:value-type="float" office:value="0.0566431134939194" calcext:value-type="float">
            <text:p>0.056643113493919</text:p>
          </table:table-cell>
          <table:table-cell office:value-type="float" office:value="0.094431519061327" calcext:value-type="float">
            <text:p>0.09443151906132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8917387639423" calcext:value-type="float">
            <text:p>0.0148917387639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7944596807162" calcext:value-type="float">
            <text:p>0.045794459680716</text:p>
          </table:table-cell>
          <table:table-cell table:style-name="ce84" office:value-type="float" office:value="0.0554134473204613" calcext:value-type="float">
            <text:p>0.055413447320461</text:p>
          </table:table-cell>
          <table:table-cell office:value-type="float" office:value="0.0943169471621513" calcext:value-type="float">
            <text:p>0.09431694716215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8467624103229" calcext:value-type="float">
            <text:p>0.01384676241032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44566245459848" calcext:value-type="float">
            <text:p>0.034456624545985</text:p>
          </table:table-cell>
          <table:table-cell table:style-name="ce84" office:value-type="float" office:value="0.0553863383829594" calcext:value-type="float">
            <text:p>0.055386338382959</text:p>
          </table:table-cell>
          <table:table-cell office:value-type="float" office:value="0.0944807398319244" calcext:value-type="float">
            <text:p>0.09448073983192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5534525515489" calcext:value-type="float">
            <text:p>0.01355345255154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24840980271498" calcext:value-type="float">
            <text:p>0.03248409802715</text:p>
          </table:table-cell>
          <table:table-cell table:style-name="ce84" office:value-type="float" office:value="0.0560358949005604" calcext:value-type="float">
            <text:p>0.05603589490056</text:p>
          </table:table-cell>
          <table:table-cell office:value-type="float" office:value="0.0945380912721157" calcext:value-type="float">
            <text:p>0.0945380912721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1129510317234" calcext:value-type="float">
            <text:p>0.01411295103172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8435972597864" calcext:value-type="float">
            <text:p>0.041843597259786</text:p>
          </table:table-cell>
          <table:table-cell table:style-name="ce84" office:value-type="float" office:value="0.0555291436612606" calcext:value-type="float">
            <text:p>0.055529143661261</text:p>
          </table:table-cell>
          <table:table-cell office:value-type="float" office:value="0.0933566220104694" calcext:value-type="float">
            <text:p>0.09335662201046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8004759207767" calcext:value-type="float">
            <text:p>0.01380047592077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42675555083487" calcext:value-type="float">
            <text:p>0.034267555508349</text:p>
          </table:table-cell>
          <table:table-cell table:style-name="ce84" office:value-type="float" office:value="0.0572559162974358" calcext:value-type="float">
            <text:p>0.057255916297436</text:p>
          </table:table-cell>
          <table:table-cell office:value-type="float" office:value="0.0948718935251236" calcext:value-type="float">
            <text:p>0.094871893525124</text:p>
          </table:table-cell>
        </table:table-row>
        <table:table-row table:style-name="ro4">
          <table:table-cell table:formula="of:=SUM([.A3:.A302])/300" office:value-type="float" office:value="0.056943223339816" calcext:value-type="float">
            <text:p>0.056943223339816</text:p>
          </table:table-cell>
          <table:table-cell table:formula="of:=SUM([.B3:.B302])/300" office:value-type="float" office:value="0.0282715953325348" calcext:value-type="float">
            <text:p>0.028271595332535</text:p>
          </table:table-cell>
          <table:table-cell table:formula="of:=SUM([.C3:.C302])/300" office:value-type="float" office:value="0.108518180735409" calcext:value-type="float">
            <text:p>0.108518180735409</text:p>
          </table:table-cell>
          <table:table-cell table:formula="of:=SUM([.D3:.D302])/300" office:value-type="float" office:value="0.0953140513584018" calcext:value-type="float">
            <text:p>0.095314051358402</text:p>
          </table:table-cell>
          <table:table-cell table:formula="of:=SUM([.E3:.E302])/300" office:value-type="float" office:value="0.118262530031304" calcext:value-type="float">
            <text:p>0.118262530031304</text:p>
          </table:table-cell>
          <table:table-cell table:formula="of:=SUM([.F3:.F302])/300" office:value-type="float" office:value="0.201302475357056" calcext:value-type="float">
            <text:p>0.201302475357056</text:p>
          </table:table-cell>
        </table:table-row>
        <table:table-row table:style-name="ro4">
          <table:table-cell table:style-name="ce82" office:value-type="string" calcext:value-type="string">
            <text:p>PT-BG (3D-UCaps)</text:p>
          </table:table-cell>
          <table:table-cell table:style-name="ce83" office:value-type="string" calcext:value-type="string">
            <text:p>PT-BG (3D-UNet)</text:p>
          </table:table-cell>
          <table:table-cell table:style-name="ce82" office:value-type="string" calcext:value-type="string">
            <text:p>RB-BG (3D-UCaps)</text:p>
          </table:table-cell>
          <table:table-cell table:style-name="ce83" office:value-type="string" calcext:value-type="string">
            <text:p>RB-BG (3D-UNet)</text:p>
          </table:table-cell>
          <table:table-cell table:style-name="ce82" office:value-type="string" calcext:value-type="string">
            <text:p>PTRB-BG (3D-UCaps)</text:p>
          </table:table-cell>
          <table:table-cell table:style-name="ce83" office:value-type="string" calcext:value-type="string">
            <text:p>PTRB-BG (3D-UNet)</text:p>
          </table:table-cell>
        </table:table-row>
        <table:table-row table:style-name="ro4" table:number-rows-repeated="1048271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1:23:19.621734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2T15:24:47.467466321</meta:creation-date>
    <dc:date>2022-09-22T16:01:45.852740072</dc:date>
    <meta:editing-duration>P27DT7H20M44S</meta:editing-duration>
    <meta:editing-cycles>87</meta:editing-cycles>
    <meta:generator>LibreOffice/6.0.7.3$Linux_X86_64 LibreOffice_project/00m0$Build-3</meta:generator>
    <meta:document-statistic meta:table-count="3" meta:cell-count="21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size="10pt" fo:font-weight="bold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65" chart:origin="0" chart:interval-major="0.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9353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21cm" svg:height="13.617cm" xlink:href=".." xlink:type="simple" chart:class="chart:bar" chart:row-mapping="1 0" chart:style-name="ch1">
        <chart:legend svg:x="6.665cm" svg:y="0cm" style:legend-expansion="custom" chartooo:width="5.341cm" chartooo:height="1.345cm" style:legend-expansion-aspect-ratio="3.97100371747212" chart:style-name="ch2"/>
        <chart:plot-area chart:style-name="ch3" table:cell-range-address="Sheet1.B2:Sheet1.P2 Sheet1.A11:Sheet1.P11 Sheet1.A9:Sheet1.P9" chart:data-source-has-labels="both" svg:x="0.364cm" svg:y="0.38cm" svg:width="17.585cm" svg:height="11.945cm">
          <chartooo:coordinate-region svg:x="1.276cm" svg:y="0.38cm" svg:width="16.673cm" svg:height="9.87cm"/>
          <chart:axis chart:dimension="x" chart:name="primary-x" chart:style-name="ch4" chartooo:axis-type="auto">
            <chartooo:date-scale/>
            <chart:categories table:cell-range-address="Sheet1.B2:Sheet1.P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P11" chart:label-cell-address="Sheet1.A11:Sheet1.A11" chart:class="chart:bar">
            <chart:data-point chart:repeated="15"/>
          </chart:series>
          <chart:series chart:style-name="ch8" chart:values-cell-range-address="Sheet1.B9:Sheet1.P9" chart:label-cell-address="Sheet1.A9:Sheet1.A9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2:Sheet1.P2</svg:desc>
                </draw:g>
              </table:table-cell>
              <table:table-cell office:value-type="string">
                <text:p>HR</text:p>
              </table:table-cell>
              <table:table-cell office:value-type="string">
                <text:p>VR</text:p>
              </table:table-cell>
              <table:table-cell office:value-type="string">
                <text:p>brightness</text:p>
              </table:table-cell>
              <table:table-cell office:value-type="string">
                <text:p>elastic</text:p>
              </table:table-cell>
              <table:table-cell office:value-type="string">
                <text:p>noise</text:p>
              </table:table-cell>
              <table:table-cell office:value-type="string">
                <text:p>contrast</text:p>
              </table:table-cell>
              <table:table-cell office:value-type="string">
                <text:p>Zflip</text:p>
              </table:table-cell>
              <table:table-cell office:value-type="string">
                <text:p>blurring</text:p>
              </table:table-cell>
              <table:table-cell office:value-type="string">
                <text:p>B+C</text:p>
              </table:table-cell>
              <table:table-cell office:value-type="string">
                <text:p>HR+B</text:p>
              </table:table-cell>
              <table:table-cell office:value-type="string">
                <text:p>B+ED</text:p>
              </table:table-cell>
              <table:table-cell office:value-type="string">
                <text:p>B+ED+C</text:p>
              </table:table-cell>
              <table:table-cell office:value-type="string">
                <text:p>HR+B+ED</text:p>
              </table:table-cell>
              <table:table-cell office:value-type="string">
                <text:p>HR+N+B+C</text:p>
              </table:table-cell>
            </table:table-row>
          </table:table-header-rows>
          <table:table-rows>
            <table:table-row>
              <table:table-cell office:value-type="string">
                <text:p>F1 Score</text:p>
                <draw:g>
                  <svg:desc>Sheet1.A11:Sheet1.A11</svg:desc>
                </draw:g>
              </table:table-cell>
              <table:table-cell office:value-type="float" office:value="0.660820446319907">
                <text:p>0.660820446319907</text:p>
                <draw:g>
                  <svg:desc>Sheet1.B11:Sheet1.P11</svg:desc>
                </draw:g>
              </table:table-cell>
              <table:table-cell office:value-type="float" office:value="0.759172503462516">
                <text:p>0.759172503462516</text:p>
              </table:table-cell>
              <table:table-cell office:value-type="float" office:value="0.748586831687921">
                <text:p>0.748586831687921</text:p>
              </table:table-cell>
              <table:table-cell office:value-type="float" office:value="0.787056622564031">
                <text:p>0.787056622564031</text:p>
              </table:table-cell>
              <table:table-cell office:value-type="float" office:value="0.778843779105817">
                <text:p>0.778843779105817</text:p>
              </table:table-cell>
              <table:table-cell office:value-type="float" office:value="0.753449793867804">
                <text:p>0.753449793867804</text:p>
              </table:table-cell>
              <table:table-cell office:value-type="float" office:value="0.781552852003814">
                <text:p>0.781552852003814</text:p>
              </table:table-cell>
              <table:table-cell office:value-type="float" office:value="0.761000973040172">
                <text:p>0.761000973040172</text:p>
              </table:table-cell>
              <table:table-cell office:value-type="float" office:value="0.769433146223628">
                <text:p>0.769433146223628</text:p>
              </table:table-cell>
              <table:table-cell office:value-type="float" office:value="0.776203291157646">
                <text:p>0.776203291157646</text:p>
              </table:table-cell>
              <table:table-cell office:value-type="float" office:value="0.755992183078778">
                <text:p>0.755992183078778</text:p>
              </table:table-cell>
              <table:table-cell office:value-type="float" office:value="0.766051456244823">
                <text:p>0.766051456244823</text:p>
              </table:table-cell>
              <table:table-cell office:value-type="float" office:value="0.733899310791945">
                <text:p>0.733899310791945</text:p>
              </table:table-cell>
              <table:table-cell office:value-type="float" office:value="0.75262650787125">
                <text:p>0.75262650787125</text:p>
              </table:table-cell>
              <table:table-cell office:value-type="float" office:value="0.756982578246984">
                <text:p>0.756982578246984</text:p>
              </table:table-cell>
            </table:table-row>
            <table:table-row>
              <table:table-cell office:value-type="string">
                <text:p>Val Acc</text:p>
                <draw:g>
                  <svg:desc>Sheet1.A9:Sheet1.A9</svg:desc>
                </draw:g>
              </table:table-cell>
              <table:table-cell office:value-type="float" office:value="0.836007511442986">
                <text:p>0.836007511442986</text:p>
                <draw:g>
                  <svg:desc>Sheet1.B9:Sheet1.P9</svg:desc>
                </draw:g>
              </table:table-cell>
              <table:table-cell office:value-type="float" office:value="0.88711429502653">
                <text:p>0.88711429502653</text:p>
              </table:table-cell>
              <table:table-cell office:value-type="float" office:value="0.883182446645654">
                <text:p>0.883182446645654</text:p>
              </table:table-cell>
              <table:table-cell office:value-type="float" office:value="0.90152365166208">
                <text:p>0.90152365166208</text:p>
              </table:table-cell>
              <table:table-cell office:value-type="float" office:value="0.897078667723614">
                <text:p>0.897078667723614</text:p>
              </table:table-cell>
              <table:table-cell office:value-type="float" office:value="0.887825078342272">
                <text:p>0.887825078342272</text:p>
              </table:table-cell>
              <table:table-cell office:value-type="float" office:value="0.899092849441197">
                <text:p>0.899092849441197</text:p>
              </table:table-cell>
              <table:table-cell office:value-type="float" office:value="0.888026913974596">
                <text:p>0.888026913974596</text:p>
              </table:table-cell>
              <table:table-cell office:value-type="float" office:value="0.893713371753693">
                <text:p>0.893713371753693</text:p>
              </table:table-cell>
              <table:table-cell office:value-type="float" office:value="0.89559693020323">
                <text:p>0.89559693020323</text:p>
              </table:table-cell>
              <table:table-cell office:value-type="float" office:value="0.887357878529507">
                <text:p>0.887357878529507</text:p>
              </table:table-cell>
              <table:table-cell office:value-type="float" office:value="0.893243549543878">
                <text:p>0.893243549543878</text:p>
              </table:table-cell>
              <table:table-cell office:value-type="float" office:value="0.882029744023862">
                <text:p>0.882029744023862</text:p>
              </table:table-cell>
              <table:table-cell office:value-type="float" office:value="0.886411141623622">
                <text:p>0.886411141623622</text:p>
              </table:table-cell>
              <table:table-cell office:value-type="float" office:value="0.885365857352381">
                <text:p>0.885365857352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color="#ce181e" draw:fill-color="#ce181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77cm" svg:y="3.952cm" style:legend-expansion="high" chart:style-name="ch2"/>
        <chart:plot-area chart:style-name="ch3" table:cell-range-address="Sheet2.A17:Sheet2.F17 Sheet2.A36:Sheet2.F36" chart:data-source-has-labels="column" svg:x="0.32cm" svg:y="0.18cm" svg:width="12.137cm" svg:height="8.64cm">
          <chartooo:coordinate-region svg:x="1.603cm" svg:y="0.379cm" svg:width="10.85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7:Sheet2.F17" chart:label-cell-address="Sheet2.A17:Sheet2.A17" chart:class="chart:bar">
            <chart:data-point chart:repeated="5"/>
          </chart:series>
          <chart:series chart:style-name="ch8" chart:values-cell-range-address="Sheet2.B36:Sheet2.F36" chart:label-cell-address="Sheet2.A36:Sheet2.A3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Val Dice(5L)</text:p>
                <draw:g>
                  <svg:desc>Sheet2.A17:Sheet2.A17</svg:desc>
                </draw:g>
              </table:table-cell>
              <table:table-cell office:value-type="float" office:value="0.564175128936768">
                <text:p>0.564175128936768</text:p>
                <draw:g>
                  <svg:desc>Sheet2.B17:Sheet2.F17</svg:desc>
                </draw:g>
              </table:table-cell>
              <table:table-cell office:value-type="float" office:value="0.604964590072632">
                <text:p>0.604964590072632</text:p>
              </table:table-cell>
              <table:table-cell office:value-type="float" office:value="0.850872337818146">
                <text:p>0.850872337818146</text:p>
              </table:table-cell>
              <table:table-cell office:value-type="float" office:value="0.860639572143555">
                <text:p>0.860639572143555</text:p>
              </table:table-cell>
              <table:table-cell office:value-type="float" office:value="0.865317583084106">
                <text:p>0.865317583084106</text:p>
              </table:table-cell>
            </table:table-row>
            <table:table-row>
              <table:table-cell office:value-type="string">
                <text:p>Val Dice(2L)</text:p>
                <draw:g>
                  <svg:desc>Sheet2.A36:Sheet2.A36</svg:desc>
                </draw:g>
              </table:table-cell>
              <table:table-cell office:value-type="float" office:value="0.49617438125601">
                <text:p>0.49617438125601</text:p>
                <draw:g>
                  <svg:desc>Sheet2.B36:Sheet2.F36</svg:desc>
                </draw:g>
              </table:table-cell>
              <table:table-cell office:value-type="float" office:value="0.50312300189741">
                <text:p>0.50312300189741</text:p>
              </table:table-cell>
              <table:table-cell office:value-type="float" office:value="0.830978333950043">
                <text:p>0.830978333950043</text:p>
              </table:table-cell>
              <table:table-cell office:value-type="float" office:value="0.8112556481101">
                <text:p>0.8112556481101</text:p>
              </table:table-cell>
              <table:table-cell office:value-type="float" office:value="0.82968410245791">
                <text:p>0.829684102457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37cm" svg:height="9cm" xlink:href=".." xlink:type="simple" chart:class="chart:bar" chart:style-name="ch1">
        <chart:legend svg:x="8.721cm" svg:y="0.283cm" style:legend-expansion="custom" chartooo:width="2.053cm" chartooo:height="0.598cm" style:legend-expansion-aspect-ratio="3.43311036789298" chart:style-name="ch2"/>
        <chart:plot-area chart:style-name="ch3" table:cell-range-address="Sheet1.B2:Sheet1.P2 Sheet1.A10:Sheet1.P10" chart:data-source-has-labels="both" svg:x="0.367cm" svg:y="0.18cm" svg:width="17.636cm" svg:height="8.64cm">
          <chartooo:coordinate-region svg:x="1.279cm" svg:y="0.18cm" svg:width="16.724cm" svg:height="6.619cm"/>
          <chart:axis chart:dimension="x" chart:name="primary-x" chart:style-name="ch4" chartooo:axis-type="auto">
            <chartooo:date-scale/>
            <chart:categories table:cell-range-address="Sheet1.B2:Sheet1.P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P10" chart:label-cell-address="Sheet1.A10:Sheet1.A10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2:Sheet1.P2</svg:desc>
                </draw:g>
              </table:table-cell>
              <table:table-cell office:value-type="string">
                <text:p>HR</text:p>
              </table:table-cell>
              <table:table-cell office:value-type="string">
                <text:p>VR</text:p>
              </table:table-cell>
              <table:table-cell office:value-type="string">
                <text:p>brightness</text:p>
              </table:table-cell>
              <table:table-cell office:value-type="string">
                <text:p>elastic</text:p>
              </table:table-cell>
              <table:table-cell office:value-type="string">
                <text:p>noise</text:p>
              </table:table-cell>
              <table:table-cell office:value-type="string">
                <text:p>contrast</text:p>
              </table:table-cell>
              <table:table-cell office:value-type="string">
                <text:p>Zflip</text:p>
              </table:table-cell>
              <table:table-cell office:value-type="string">
                <text:p>blurring</text:p>
              </table:table-cell>
              <table:table-cell office:value-type="string">
                <text:p>B+C</text:p>
              </table:table-cell>
              <table:table-cell office:value-type="string">
                <text:p>HR+B</text:p>
              </table:table-cell>
              <table:table-cell office:value-type="string">
                <text:p>B+ED</text:p>
              </table:table-cell>
              <table:table-cell office:value-type="string">
                <text:p>B+ED+C</text:p>
              </table:table-cell>
              <table:table-cell office:value-type="string">
                <text:p>HR+B+ED</text:p>
              </table:table-cell>
              <table:table-cell office:value-type="string">
                <text:p>HR+N+B+C</text:p>
              </table:table-cell>
            </table:table-row>
          </table:table-header-rows>
          <table:table-rows>
            <table:table-row>
              <table:table-cell office:value-type="string">
                <text:p>Val loss</text:p>
                <draw:g>
                  <svg:desc>Sheet1.A10:Sheet1.A10</svg:desc>
                </draw:g>
              </table:table-cell>
              <table:table-cell office:value-type="float" office:value="0.225823767763981">
                <text:p>0.225823767763981</text:p>
                <draw:g>
                  <svg:desc>Sheet1.B10:Sheet1.P10</svg:desc>
                </draw:g>
              </table:table-cell>
              <table:table-cell office:value-type="float" office:value="0.15892510553417">
                <text:p>0.15892510553417</text:p>
              </table:table-cell>
              <table:table-cell office:value-type="float" office:value="0.163458474997593">
                <text:p>0.163458474997593</text:p>
              </table:table-cell>
              <table:table-cell office:value-type="float" office:value="0.138646487953222">
                <text:p>0.138646487953222</text:p>
              </table:table-cell>
              <table:table-cell office:value-type="float" office:value="0.147350768900436">
                <text:p>0.147350768900436</text:p>
              </table:table-cell>
              <table:table-cell office:value-type="float" office:value="0.15779774642509">
                <text:p>0.15779774642509</text:p>
              </table:table-cell>
              <table:table-cell office:value-type="float" office:value="0.141878711992632">
                <text:p>0.141878711992632</text:p>
              </table:table-cell>
              <table:table-cell office:value-type="float" office:value="0.157513720159945">
                <text:p>0.157513720159945</text:p>
              </table:table-cell>
              <table:table-cell office:value-type="float" office:value="0.149277932128828">
                <text:p>0.149277932128828</text:p>
              </table:table-cell>
              <table:table-cell office:value-type="float" office:value="0.147150521906822">
                <text:p>0.147150521906822</text:p>
              </table:table-cell>
              <table:table-cell office:value-type="float" office:value="0.158116966427668">
                <text:p>0.158116966427668</text:p>
              </table:table-cell>
              <table:table-cell office:value-type="float" office:value="0.154551933168069">
                <text:p>0.154551933168069</text:p>
              </table:table-cell>
              <table:table-cell office:value-type="float" office:value="0.173426498887332">
                <text:p>0.173426498887332</text:p>
              </table:table-cell>
              <table:table-cell office:value-type="float" office:value="0.1634451138131">
                <text:p>0.1634451138131</text:p>
              </table:table-cell>
              <table:table-cell office:value-type="float" office:value="0.161906057233396">
                <text:p>0.1619060572333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 style:data-style-name="N0">
      <style:chart-properties chart:symbol-type="named-symbol" chart:symbol-name="arrow-up" chart:symbol-width="0.03cm" chart:symbol-height="0.03cm" chart:link-data-style-to-source="true"/>
      <style:graphic-properties svg:stroke-width="0.025cm" svg:stroke-color="#faa61a" draw:fill-color="#faa61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03cm" chart:symbol-height="0.03cm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up" chart:symbol-width="0.03cm" chart:symbol-height="0.03cm"/>
    </style:style>
    <style:style style:name="ch11" style:family="chart" style:data-style-name="N0">
      <style:chart-properties chart:symbol-type="named-symbol" chart:symbol-name="asterisk" chart:symbol-width="0.03cm" chart:symbol-height="0.03cm" chart:link-data-style-to-source="true"/>
      <style:graphic-properties svg:stroke-width="0.025cm" svg:stroke-color="#ba131a" draw:fill-color="#ba13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03cm" chart:symbol-height="0.03cm" chart:link-data-style-to-source="true"/>
      <style:graphic-properties svg:stroke-width="0.025cm" svg:stroke-color="#999999" draw:fill-color="#999999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sterisk" chart:symbol-width="0.03cm" chart:symbol-height="0.03cm"/>
    </style:style>
    <style:style style:name="ch14" style:family="chart" style:data-style-name="N0">
      <style:chart-properties chart:symbol-type="named-symbol" chart:symbol-name="square" chart:symbol-width="0.03cm" chart:symbol-height="0.03cm" chart:link-data-style-to-source="true"/>
      <style:graphic-properties svg:stroke-width="0.025cm" svg:stroke-color="#1b75bc" draw:fill-color="#1b75b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03cm" chart:symbol-height="0.03cm" chart:link-data-style-to-source="true"/>
      <style:graphic-properties svg:stroke-width="0.025cm" svg:stroke-color="#62a73b" draw:fill-color="#62a73b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square" chart:symbol-width="0.03cm" chart:symbol-height="0.03cm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516cm" svg:height="13.634cm" xlink:href=".." xlink:type="simple" chart:class="chart:line" chart:style-name="ch1">
        <chart:legend svg:x="13.322cm" svg:y="0.72cm" style:legend-expansion="custom" chartooo:width="5.413cm" chartooo:height="3.156cm" style:legend-expansion-aspect-ratio="1.71514575411914" chart:style-name="ch2"/>
        <chart:plot-area chart:style-name="ch3" table:cell-range-address="Sheet3.A2:Sheet3.F302" chart:data-source-has-labels="row" svg:x="0.944cm" svg:y="0.181cm" svg:width="18.176cm" svg:height="12.517cm">
          <chartooo:coordinate-region svg:x="1.671cm" svg:y="0.38cm" svg:width="17.449cm" svg:height="11.394cm"/>
          <chart:axis chart:dimension="x" chart:name="primary-x" chart:style-name="ch4">
            <chart:title svg:x="9.214cm" svg:y="12.766cm" chart:style-name="ch5">
              <text:p>Epochs</text:p>
            </chart:title>
          </chart:axis>
          <chart:axis chart:dimension="y" chart:name="primary-y" chart:style-name="ch6">
            <chart:title svg:x="0.108cm" svg:y="6.879cm" chart:style-name="ch7">
              <text:p>Loss</text:p>
            </chart:title>
          </chart:axis>
          <chart:series chart:style-name="ch8" chart:values-cell-range-address="Sheet3.A3:Sheet3.A302" chart:label-cell-address="Sheet3.A2:Sheet3.A2" chart:class="chart:line">
            <chart:data-point chart:repeated="300"/>
          </chart:series>
          <chart:series chart:style-name="ch9" chart:values-cell-range-address="Sheet3.B3:Sheet3.B302" chart:label-cell-address="Sheet3.B2:Sheet3.B2" chart:class="chart:line">
            <chart:data-point chart:repeated="201"/>
            <chart:data-point chart:style-name="ch10"/>
            <chart:data-point chart:repeated="71"/>
            <chart:data-point chart:style-name="ch10"/>
            <chart:data-point chart:repeated="26"/>
          </chart:series>
          <chart:series chart:style-name="ch11" chart:values-cell-range-address="Sheet3.C3:Sheet3.C302" chart:label-cell-address="Sheet3.C2:Sheet3.C2" chart:class="chart:line">
            <chart:data-point chart:repeated="300"/>
          </chart:series>
          <chart:series chart:style-name="ch12" chart:values-cell-range-address="Sheet3.D3:Sheet3.D302" chart:label-cell-address="Sheet3.D2:Sheet3.D2" chart:class="chart:line">
            <chart:data-point chart:repeated="55"/>
            <chart:data-point chart:style-name="ch13"/>
            <chart:data-point chart:repeated="244"/>
          </chart:series>
          <chart:series chart:style-name="ch14" chart:values-cell-range-address="Sheet3.E3:Sheet3.E302" chart:label-cell-address="Sheet3.E2:Sheet3.E2" chart:class="chart:line">
            <chart:data-point chart:repeated="300"/>
          </chart:series>
          <chart:series chart:style-name="ch15" chart:values-cell-range-address="Sheet3.F3:Sheet3.F302" chart:label-cell-address="Sheet3.F2:Sheet3.F2" chart:class="chart:line">
            <chart:data-point chart:repeated="168"/>
            <chart:data-point chart:style-name="ch16"/>
            <chart:data-point chart:repeated="70"/>
            <chart:data-point chart:style-name="ch16"/>
            <chart:data-point chart:repeated="23"/>
            <chart:data-point chart:style-name="ch16"/>
            <chart:data-point chart:repeated="3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-BG (3D-UCaps)</text:p>
                <draw:g>
                  <svg:desc>Sheet3.A2:Sheet3.A2</svg:desc>
                </draw:g>
              </table:table-cell>
              <table:table-cell office:value-type="string">
                <text:p>PT-BG (3D-UNet)</text:p>
                <draw:g>
                  <svg:desc>Sheet3.B2:Sheet3.B2</svg:desc>
                </draw:g>
              </table:table-cell>
              <table:table-cell office:value-type="string">
                <text:p>RB-BG (3D-UCaps)</text:p>
                <draw:g>
                  <svg:desc>Sheet3.C2:Sheet3.C2</svg:desc>
                </draw:g>
              </table:table-cell>
              <table:table-cell office:value-type="string">
                <text:p>RB-BG (3D-UNet)</text:p>
                <draw:g>
                  <svg:desc>Sheet3.D2:Sheet3.D2</svg:desc>
                </draw:g>
              </table:table-cell>
              <table:table-cell office:value-type="string">
                <text:p>PTRB-BG (3D-UCaps)</text:p>
                <draw:g>
                  <svg:desc>Sheet3.E2:Sheet3.E2</svg:desc>
                </draw:g>
              </table:table-cell>
              <table:table-cell office:value-type="string">
                <text:p>PTRB-BG (3D-UNet)</text:p>
                <draw:g>
                  <svg:desc>Sheet3.F2:Sheet3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749596118927">
                <text:p>0.754749596118927</text:p>
                <draw:g>
                  <svg:desc>Sheet3.A3:Sheet3.A302</svg:desc>
                </draw:g>
              </table:table-cell>
              <table:table-cell office:value-type="float" office:value="0.245660441187919">
                <text:p>0.245660441187919</text:p>
                <draw:g>
                  <svg:desc>Sheet3.B3:Sheet3.B302</svg:desc>
                </draw:g>
              </table:table-cell>
              <table:table-cell office:value-type="float" office:value="0.753037512302399">
                <text:p>0.753037512302399</text:p>
                <draw:g>
                  <svg:desc>Sheet3.C3:Sheet3.C302</svg:desc>
                </draw:g>
              </table:table-cell>
              <table:table-cell office:value-type="float" office:value="0.393404705656899">
                <text:p>0.393404705656899</text:p>
                <draw:g>
                  <svg:desc>Sheet3.D3:Sheet3.D302</svg:desc>
                </draw:g>
              </table:table-cell>
              <table:table-cell office:value-type="float" office:value="1.12342143058777">
                <text:p>1.12342143058777</text:p>
                <draw:g>
                  <svg:desc>Sheet3.E3:Sheet3.E302</svg:desc>
                </draw:g>
              </table:table-cell>
              <table:table-cell office:value-type="float" office:value="0.799319826364517">
                <text:p>0.799319826364517</text:p>
                <draw:g>
                  <svg:desc>Sheet3.F3:Sheet3.F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560044169426">
                <text:p>0.48560044169426</text:p>
              </table:table-cell>
              <table:table-cell office:value-type="float" office:value="0.163796497225271">
                <text:p>0.163796497225271</text:p>
              </table:table-cell>
              <table:table-cell office:value-type="float" office:value="0.634738445281982">
                <text:p>0.634738445281982</text:p>
              </table:table-cell>
              <table:table-cell office:value-type="float" office:value="0.366392304499944">
                <text:p>0.366392304499944</text:p>
              </table:table-cell>
              <table:table-cell office:value-type="float" office:value="0.899416089057922">
                <text:p>0.899416089057922</text:p>
              </table:table-cell>
              <table:table-cell office:value-type="float" office:value="0.683311966657639">
                <text:p>0.683311966657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9561086893082">
                <text:p>0.389561086893082</text:p>
              </table:table-cell>
              <table:table-cell office:value-type="float" office:value="0.146016233343892">
                <text:p>0.146016233343892</text:p>
              </table:table-cell>
              <table:table-cell office:value-type="float" office:value="0.612239599227905">
                <text:p>0.612239599227905</text:p>
              </table:table-cell>
              <table:table-cell office:value-type="float" office:value="0.330372366640303">
                <text:p>0.330372366640303</text:p>
              </table:table-cell>
              <table:table-cell office:value-type="float" office:value="0.779249250888824">
                <text:p>0.779249250888824</text:p>
              </table:table-cell>
              <table:table-cell office:value-type="float" office:value="0.609255948066711">
                <text:p>0.609255948066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8113635778427">
                <text:p>0.338113635778427</text:p>
              </table:table-cell>
              <table:table-cell office:value-type="float" office:value="0.133915731537735">
                <text:p>0.133915731537735</text:p>
              </table:table-cell>
              <table:table-cell office:value-type="float" office:value="0.596640050411224">
                <text:p>0.596640050411224</text:p>
              </table:table-cell>
              <table:table-cell office:value-type="float" office:value="0.315025620990329">
                <text:p>0.315025620990329</text:p>
              </table:table-cell>
              <table:table-cell office:value-type="float" office:value="0.713259994983673">
                <text:p>0.713259994983673</text:p>
              </table:table-cell>
              <table:table-cell office:value-type="float" office:value="0.582493762969971">
                <text:p>0.58249376296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5411398410797">
                <text:p>0.305411398410797</text:p>
              </table:table-cell>
              <table:table-cell office:value-type="float" office:value="0.129855262460532">
                <text:p>0.129855262460532</text:p>
              </table:table-cell>
              <table:table-cell office:value-type="float" office:value="0.580650806427002">
                <text:p>0.580650806427002</text:p>
              </table:table-cell>
              <table:table-cell office:value-type="float" office:value="0.289061148961385">
                <text:p>0.289061148961385</text:p>
              </table:table-cell>
              <table:table-cell office:value-type="float" office:value="0.663505494594574">
                <text:p>0.663505494594574</text:p>
              </table:table-cell>
              <table:table-cell office:value-type="float" office:value="0.564179539680481">
                <text:p>0.564179539680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2436192035675">
                <text:p>0.282436192035675</text:p>
              </table:table-cell>
              <table:table-cell office:value-type="float" office:value="0.111343466389326">
                <text:p>0.111343466389326</text:p>
              </table:table-cell>
              <table:table-cell office:value-type="float" office:value="0.561230659484863">
                <text:p>0.561230659484863</text:p>
              </table:table-cell>
              <table:table-cell office:value-type="float" office:value="0.280360149012672">
                <text:p>0.280360149012672</text:p>
              </table:table-cell>
              <table:table-cell office:value-type="float" office:value="0.619780838489533">
                <text:p>0.619780838489533</text:p>
              </table:table-cell>
              <table:table-cell office:value-type="float" office:value="0.542606218457222">
                <text:p>0.54260621845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972648859024">
                <text:p>0.260972648859024</text:p>
              </table:table-cell>
              <table:table-cell office:value-type="float" office:value="0.110485579051967">
                <text:p>0.110485579051967</text:p>
              </table:table-cell>
              <table:table-cell office:value-type="float" office:value="0.544220089912415">
                <text:p>0.544220089912415</text:p>
              </table:table-cell>
              <table:table-cell office:value-type="float" office:value="0.289418800009621">
                <text:p>0.289418800009621</text:p>
              </table:table-cell>
              <table:table-cell office:value-type="float" office:value="0.581951141357422">
                <text:p>0.581951141357422</text:p>
              </table:table-cell>
              <table:table-cell office:value-type="float" office:value="0.511291739344597">
                <text:p>0.511291739344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5283529162407">
                <text:p>0.245283529162407</text:p>
              </table:table-cell>
              <table:table-cell office:value-type="float" office:value="0.100347924456307">
                <text:p>0.100347924456307</text:p>
              </table:table-cell>
              <table:table-cell office:value-type="float" office:value="0.530922651290894">
                <text:p>0.530922651290894</text:p>
              </table:table-cell>
              <table:table-cell office:value-type="float" office:value="0.272138824065526">
                <text:p>0.272138824065526</text:p>
              </table:table-cell>
              <table:table-cell office:value-type="float" office:value="0.545562326908112">
                <text:p>0.545562326908112</text:p>
              </table:table-cell>
              <table:table-cell office:value-type="float" office:value="0.502905450463295">
                <text:p>0.502905450463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1942921876907">
                <text:p>0.231942921876907</text:p>
              </table:table-cell>
              <table:table-cell office:value-type="float" office:value="0.103643958138708">
                <text:p>0.103643958138708</text:p>
              </table:table-cell>
              <table:table-cell office:value-type="float" office:value="0.519005179405212">
                <text:p>0.519005179405212</text:p>
              </table:table-cell>
              <table:table-cell office:value-type="float" office:value="0.281336216462983">
                <text:p>0.281336216462983</text:p>
              </table:table-cell>
              <table:table-cell office:value-type="float" office:value="0.509761512279511">
                <text:p>0.509761512279511</text:p>
              </table:table-cell>
              <table:table-cell office:value-type="float" office:value="0.491010111570358">
                <text:p>0.491010111570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9448238611221">
                <text:p>0.219448238611221</text:p>
              </table:table-cell>
              <table:table-cell office:value-type="float" office:value="0.0962228011416555">
                <text:p>0.0962228011416555</text:p>
              </table:table-cell>
              <table:table-cell office:value-type="float" office:value="0.508062064647675">
                <text:p>0.508062064647675</text:p>
              </table:table-cell>
              <table:table-cell office:value-type="float" office:value="0.260942935943604">
                <text:p>0.260942935943604</text:p>
              </table:table-cell>
              <table:table-cell office:value-type="float" office:value="0.477428376674652">
                <text:p>0.477428376674652</text:p>
              </table:table-cell>
              <table:table-cell office:value-type="float" office:value="0.481487036943436">
                <text:p>0.481487036943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9898933768272">
                <text:p>0.209898933768272</text:p>
              </table:table-cell>
              <table:table-cell office:value-type="float" office:value="0.0901540778998914">
                <text:p>0.0901540778998914</text:p>
              </table:table-cell>
              <table:table-cell office:value-type="float" office:value="0.498034536838532">
                <text:p>0.498034536838532</text:p>
              </table:table-cell>
              <table:table-cell office:value-type="float" office:value="0.272345961795913">
                <text:p>0.272345961795913</text:p>
              </table:table-cell>
              <table:table-cell office:value-type="float" office:value="0.449608385562897">
                <text:p>0.449608385562897</text:p>
              </table:table-cell>
              <table:table-cell office:value-type="float" office:value="0.476081286668778">
                <text:p>0.476081286668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8827758431435">
                <text:p>0.198827758431435</text:p>
              </table:table-cell>
              <table:table-cell office:value-type="float" office:value="0.0842614784767782">
                <text:p>0.0842614784767782</text:p>
              </table:table-cell>
              <table:table-cell office:value-type="float" office:value="0.487971901893616">
                <text:p>0.487971901893616</text:p>
              </table:table-cell>
              <table:table-cell office:value-type="float" office:value="0.268237039446831">
                <text:p>0.268237039446831</text:p>
              </table:table-cell>
              <table:table-cell office:value-type="float" office:value="0.425957053899765">
                <text:p>0.425957053899765</text:p>
              </table:table-cell>
              <table:table-cell office:value-type="float" office:value="0.471823298931122">
                <text:p>0.471823298931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3099975585938">
                <text:p>0.193099975585938</text:p>
              </table:table-cell>
              <table:table-cell office:value-type="float" office:value="0.0847377991457106">
                <text:p>0.0847377991457106</text:p>
              </table:table-cell>
              <table:table-cell office:value-type="float" office:value="0.478280186653137">
                <text:p>0.478280186653137</text:p>
              </table:table-cell>
              <table:table-cell office:value-type="float" office:value="0.253967712322871">
                <text:p>0.253967712322871</text:p>
              </table:table-cell>
              <table:table-cell office:value-type="float" office:value="0.402903616428375">
                <text:p>0.402903616428375</text:p>
              </table:table-cell>
              <table:table-cell office:value-type="float" office:value="0.454479107260704">
                <text:p>0.454479107260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2787296772">
                <text:p>0.18622787296772</text:p>
              </table:table-cell>
              <table:table-cell office:value-type="float" office:value="0.0799524290065584">
                <text:p>0.0799524290065584</text:p>
              </table:table-cell>
              <table:table-cell office:value-type="float" office:value="0.46885871887207">
                <text:p>0.46885871887207</text:p>
              </table:table-cell>
              <table:table-cell office:value-type="float" office:value="0.247194871306419">
                <text:p>0.247194871306419</text:p>
              </table:table-cell>
              <table:table-cell office:value-type="float" office:value="0.384983777999878">
                <text:p>0.384983777999878</text:p>
              </table:table-cell>
              <table:table-cell office:value-type="float" office:value="0.443803417682648">
                <text:p>0.443803417682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8757563233376">
                <text:p>0.178757563233376</text:p>
              </table:table-cell>
              <table:table-cell office:value-type="float" office:value="0.077696370811742">
                <text:p>0.077696370811742</text:p>
              </table:table-cell>
              <table:table-cell office:value-type="float" office:value="0.459633469581604">
                <text:p>0.459633469581604</text:p>
              </table:table-cell>
              <table:table-cell office:value-type="float" office:value="0.25612326628632">
                <text:p>0.25612326628632</text:p>
              </table:table-cell>
              <table:table-cell office:value-type="float" office:value="0.364834249019623">
                <text:p>0.364834249019623</text:p>
              </table:table-cell>
              <table:table-cell office:value-type="float" office:value="0.436300883889198">
                <text:p>0.436300883889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2742972374">
                <text:p>0.17412742972374</text:p>
              </table:table-cell>
              <table:table-cell office:value-type="float" office:value="0.0789560139056587">
                <text:p>0.0789560139056587</text:p>
              </table:table-cell>
              <table:table-cell office:value-type="float" office:value="0.449640393257141">
                <text:p>0.449640393257141</text:p>
              </table:table-cell>
              <table:table-cell office:value-type="float" office:value="0.245710372924805">
                <text:p>0.245710372924805</text:p>
              </table:table-cell>
              <table:table-cell office:value-type="float" office:value="0.348809599876404">
                <text:p>0.348809599876404</text:p>
              </table:table-cell>
              <table:table-cell office:value-type="float" office:value="0.427256132364273">
                <text:p>0.427256132364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0723477602005">
                <text:p>0.160723477602005</text:p>
              </table:table-cell>
              <table:table-cell office:value-type="float" office:value="0.0812172925697617">
                <text:p>0.0812172925697617</text:p>
              </table:table-cell>
              <table:table-cell office:value-type="float" office:value="0.43989422917366">
                <text:p>0.43989422917366</text:p>
              </table:table-cell>
              <table:table-cell office:value-type="float" office:value="0.257728755474091">
                <text:p>0.257728755474091</text:p>
              </table:table-cell>
              <table:table-cell office:value-type="float" office:value="0.338483035564423">
                <text:p>0.338483035564423</text:p>
              </table:table-cell>
              <table:table-cell office:value-type="float" office:value="0.427422951459885">
                <text:p>0.427422951459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6513676047325">
                <text:p>0.156513676047325</text:p>
              </table:table-cell>
              <table:table-cell office:value-type="float" office:value="0.0729747167922587">
                <text:p>0.0729747167922587</text:p>
              </table:table-cell>
              <table:table-cell office:value-type="float" office:value="0.429227232933044">
                <text:p>0.429227232933044</text:p>
              </table:table-cell>
              <table:table-cell office:value-type="float" office:value="0.243091329932213">
                <text:p>0.243091329932213</text:p>
              </table:table-cell>
              <table:table-cell office:value-type="float" office:value="0.327264100313187">
                <text:p>0.327264100313187</text:p>
              </table:table-cell>
              <table:table-cell office:value-type="float" office:value="0.420734174251556">
                <text:p>0.420734174251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1326715946198">
                <text:p>0.151326715946198</text:p>
              </table:table-cell>
              <table:table-cell office:value-type="float" office:value="0.0653958503279544">
                <text:p>0.0653958503279544</text:p>
              </table:table-cell>
              <table:table-cell office:value-type="float" office:value="0.420510292053223">
                <text:p>0.420510292053223</text:p>
              </table:table-cell>
              <table:table-cell office:value-type="float" office:value="0.247266062431865">
                <text:p>0.247266062431865</text:p>
              </table:table-cell>
              <table:table-cell office:value-type="float" office:value="0.314473927021027">
                <text:p>0.314473927021027</text:p>
              </table:table-cell>
              <table:table-cell office:value-type="float" office:value="0.41361500620842">
                <text:p>0.41361500620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288392663002">
                <text:p>0.14288392663002</text:p>
              </table:table-cell>
              <table:table-cell office:value-type="float" office:value="0.0621463873235838">
                <text:p>0.0621463873235838</text:p>
              </table:table-cell>
              <table:table-cell office:value-type="float" office:value="0.409204095602035">
                <text:p>0.409204095602035</text:p>
              </table:table-cell>
              <table:table-cell office:value-type="float" office:value="0.241730108857155">
                <text:p>0.241730108857155</text:p>
              </table:table-cell>
              <table:table-cell office:value-type="float" office:value="0.302847146987915">
                <text:p>0.302847146987915</text:p>
              </table:table-cell>
              <table:table-cell office:value-type="float" office:value="0.406068407893181">
                <text:p>0.406068407893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4582942128181">
                <text:p>0.144582942128181</text:p>
              </table:table-cell>
              <table:table-cell office:value-type="float" office:value="0.0616320875576801">
                <text:p>0.0616320875576801</text:p>
              </table:table-cell>
              <table:table-cell office:value-type="float" office:value="0.400810420513153">
                <text:p>0.400810420513153</text:p>
              </table:table-cell>
              <table:table-cell office:value-type="float" office:value="0.232404583030277">
                <text:p>0.232404583030277</text:p>
              </table:table-cell>
              <table:table-cell office:value-type="float" office:value="0.293709367513657">
                <text:p>0.293709367513657</text:p>
              </table:table-cell>
              <table:table-cell office:value-type="float" office:value="0.398313839435577">
                <text:p>0.3983138394355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7309715151787">
                <text:p>0.137309715151787</text:p>
              </table:table-cell>
              <table:table-cell office:value-type="float" office:value="0.0601862940837633">
                <text:p>0.0601862940837633</text:p>
              </table:table-cell>
              <table:table-cell office:value-type="float" office:value="0.393761038780212">
                <text:p>0.393761038780212</text:p>
              </table:table-cell>
              <table:table-cell office:value-type="float" office:value="0.23526692059305">
                <text:p>0.23526692059305</text:p>
              </table:table-cell>
              <table:table-cell office:value-type="float" office:value="0.282068222761154">
                <text:p>0.282068222761154</text:p>
              </table:table-cell>
              <table:table-cell office:value-type="float" office:value="0.395590965151787">
                <text:p>0.395590965151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128887116909">
                <text:p>0.13128887116909</text:p>
              </table:table-cell>
              <table:table-cell office:value-type="float" office:value="0.0580201773547832">
                <text:p>0.0580201773547832</text:p>
              </table:table-cell>
              <table:table-cell office:value-type="float" office:value="0.386760115623474">
                <text:p>0.386760115623474</text:p>
              </table:table-cell>
              <table:table-cell office:value-type="float" office:value="0.228478800919321">
                <text:p>0.228478800919321</text:p>
              </table:table-cell>
              <table:table-cell office:value-type="float" office:value="0.273308336734772">
                <text:p>0.273308336734772</text:p>
              </table:table-cell>
              <table:table-cell office:value-type="float" office:value="0.390585039258003">
                <text:p>0.390585039258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4813444912434">
                <text:p>0.124813444912434</text:p>
              </table:table-cell>
              <table:table-cell office:value-type="float" office:value="0.0567924020765924">
                <text:p>0.0567924020765924</text:p>
              </table:table-cell>
              <table:table-cell office:value-type="float" office:value="0.375043720006943">
                <text:p>0.375043720006943</text:p>
              </table:table-cell>
              <table:table-cell office:value-type="float" office:value="0.229137170645926">
                <text:p>0.229137170645926</text:p>
              </table:table-cell>
              <table:table-cell office:value-type="float" office:value="0.269171714782715">
                <text:p>0.269171714782715</text:p>
              </table:table-cell>
              <table:table-cell office:value-type="float" office:value="0.382594236731529">
                <text:p>0.382594236731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2932543754578">
                <text:p>0.132932543754578</text:p>
              </table:table-cell>
              <table:table-cell office:value-type="float" office:value="0.0554319426471007">
                <text:p>0.0554319426471007</text:p>
              </table:table-cell>
              <table:table-cell office:value-type="float" office:value="0.363380193710327">
                <text:p>0.363380193710327</text:p>
              </table:table-cell>
              <table:table-cell office:value-type="float" office:value="0.220406227641635">
                <text:p>0.220406227641635</text:p>
              </table:table-cell>
              <table:table-cell office:value-type="float" office:value="0.254879236221313">
                <text:p>0.254879236221313</text:p>
              </table:table-cell>
              <table:table-cell office:value-type="float" office:value="0.385105400085449">
                <text:p>0.38510540008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6117616891861">
                <text:p>0.126117616891861</text:p>
              </table:table-cell>
              <table:table-cell office:value-type="float" office:value="0.060538570364025">
                <text:p>0.060538570364025</text:p>
              </table:table-cell>
              <table:table-cell office:value-type="float" office:value="0.350284934043884">
                <text:p>0.350284934043884</text:p>
              </table:table-cell>
              <table:table-cell office:value-type="float" office:value="0.230000588628981">
                <text:p>0.230000588628981</text:p>
              </table:table-cell>
              <table:table-cell office:value-type="float" office:value="0.250781178474426">
                <text:p>0.250781178474426</text:p>
              </table:table-cell>
              <table:table-cell office:value-type="float" office:value="0.377448148131371">
                <text:p>0.377448148131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3801285624504">
                <text:p>0.113801285624504</text:p>
              </table:table-cell>
              <table:table-cell office:value-type="float" office:value="0.0539022571725365">
                <text:p>0.0539022571725365</text:p>
              </table:table-cell>
              <table:table-cell office:value-type="float" office:value="0.338903367519379">
                <text:p>0.338903367519379</text:p>
              </table:table-cell>
              <table:table-cell office:value-type="float" office:value="0.215932455327776">
                <text:p>0.215932455327776</text:p>
              </table:table-cell>
              <table:table-cell office:value-type="float" office:value="0.243815302848816">
                <text:p>0.243815302848816</text:p>
              </table:table-cell>
              <table:table-cell office:value-type="float" office:value="0.375045374631882">
                <text:p>0.3750453746318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1444644629955">
                <text:p>0.111444644629955</text:p>
              </table:table-cell>
              <table:table-cell office:value-type="float" office:value="0.0547280152838049">
                <text:p>0.0547280152838049</text:p>
              </table:table-cell>
              <table:table-cell office:value-type="float" office:value="0.331956207752228">
                <text:p>0.331956207752228</text:p>
              </table:table-cell>
              <table:table-cell office:value-type="float" office:value="0.217272301514943">
                <text:p>0.217272301514943</text:p>
              </table:table-cell>
              <table:table-cell office:value-type="float" office:value="0.2379380017519">
                <text:p>0.2379380017519</text:p>
              </table:table-cell>
              <table:table-cell office:value-type="float" office:value="0.366965748071671">
                <text:p>0.366965748071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5592643618584">
                <text:p>0.115592643618584</text:p>
              </table:table-cell>
              <table:table-cell office:value-type="float" office:value="0.0523369990082251">
                <text:p>0.0523369990082251</text:p>
              </table:table-cell>
              <table:table-cell office:value-type="float" office:value="0.325707137584686">
                <text:p>0.325707137584686</text:p>
              </table:table-cell>
              <table:table-cell office:value-type="float" office:value="0.230099888311492">
                <text:p>0.230099888311492</text:p>
              </table:table-cell>
              <table:table-cell office:value-type="float" office:value="0.228384137153625">
                <text:p>0.228384137153625</text:p>
              </table:table-cell>
              <table:table-cell office:value-type="float" office:value="0.363645394444466">
                <text:p>0.363645394444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4358226060867">
                <text:p>0.104358226060867</text:p>
              </table:table-cell>
              <table:table-cell office:value-type="float" office:value="0.0477555402412765">
                <text:p>0.0477555402412765</text:p>
              </table:table-cell>
              <table:table-cell office:value-type="float" office:value="0.312709897756577">
                <text:p>0.312709897756577</text:p>
              </table:table-cell>
              <table:table-cell office:value-type="float" office:value="0.212312799361017">
                <text:p>0.212312799361017</text:p>
              </table:table-cell>
              <table:table-cell office:value-type="float" office:value="0.222018271684647">
                <text:p>0.222018271684647</text:p>
              </table:table-cell>
              <table:table-cell office:value-type="float" office:value="0.361585460305214">
                <text:p>0.361585460305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2686382830143">
                <text:p>0.102686382830143</text:p>
              </table:table-cell>
              <table:table-cell office:value-type="float" office:value="0.0494294478807123">
                <text:p>0.0494294478807123</text:p>
              </table:table-cell>
              <table:table-cell office:value-type="float" office:value="0.304757088422775">
                <text:p>0.304757088422775</text:p>
              </table:table-cell>
              <table:table-cell office:value-type="float" office:value="0.211917845739259">
                <text:p>0.211917845739259</text:p>
              </table:table-cell>
              <table:table-cell office:value-type="float" office:value="0.216646686196327">
                <text:p>0.216646686196327</text:p>
              </table:table-cell>
              <table:table-cell office:value-type="float" office:value="0.360924874544144">
                <text:p>0.360924874544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2554149925709">
                <text:p>0.102554149925709</text:p>
              </table:table-cell>
              <table:table-cell office:value-type="float" office:value="0.0479623817248508">
                <text:p>0.0479623817248508</text:p>
              </table:table-cell>
              <table:table-cell office:value-type="float" office:value="0.294730365276337">
                <text:p>0.294730365276337</text:p>
              </table:table-cell>
              <table:table-cell office:value-type="float" office:value="0.221423760056496">
                <text:p>0.221423760056496</text:p>
              </table:table-cell>
              <table:table-cell office:value-type="float" office:value="0.214250579476356">
                <text:p>0.214250579476356</text:p>
              </table:table-cell>
              <table:table-cell office:value-type="float" office:value="0.356630846858025">
                <text:p>0.356630846858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33168157935143">
                <text:p>0.0933168157935143</text:p>
              </table:table-cell>
              <table:table-cell office:value-type="float" office:value="0.0481971448072742">
                <text:p>0.0481971448072742</text:p>
              </table:table-cell>
              <table:table-cell office:value-type="float" office:value="0.287435591220856">
                <text:p>0.287435591220856</text:p>
              </table:table-cell>
              <table:table-cell office:value-type="float" office:value="0.219945977131526">
                <text:p>0.219945977131526</text:p>
              </table:table-cell>
              <table:table-cell office:value-type="float" office:value="0.20779675245285">
                <text:p>0.20779675245285</text:p>
              </table:table-cell>
              <table:table-cell office:value-type="float" office:value="0.356055700182915">
                <text:p>0.3560557001829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64763015508652">
                <text:p>0.0964763015508652</text:p>
              </table:table-cell>
              <table:table-cell office:value-type="float" office:value="0.0447041059138997">
                <text:p>0.0447041059138997</text:p>
              </table:table-cell>
              <table:table-cell office:value-type="float" office:value="0.27800190448761">
                <text:p>0.27800190448761</text:p>
              </table:table-cell>
              <table:table-cell office:value-type="float" office:value="0.193416661686367">
                <text:p>0.193416661686367</text:p>
              </table:table-cell>
              <table:table-cell office:value-type="float" office:value="0.203842520713806">
                <text:p>0.203842520713806</text:p>
              </table:table-cell>
              <table:table-cell office:value-type="float" office:value="0.351285458803177">
                <text:p>0.351285458803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80964526534081">
                <text:p>0.0980964526534081</text:p>
              </table:table-cell>
              <table:table-cell office:value-type="float" office:value="0.0447085949672777">
                <text:p>0.0447085949672777</text:p>
              </table:table-cell>
              <table:table-cell office:value-type="float" office:value="0.270839512348175">
                <text:p>0.270839512348175</text:p>
              </table:table-cell>
              <table:table-cell office:value-type="float" office:value="0.208718256817924">
                <text:p>0.208718256817924</text:p>
              </table:table-cell>
              <table:table-cell office:value-type="float" office:value="0.200855001807213">
                <text:p>0.200855001807213</text:p>
              </table:table-cell>
              <table:table-cell office:value-type="float" office:value="0.35075718998909">
                <text:p>0.35075718998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54050144553185">
                <text:p>0.0854050144553185</text:p>
              </table:table-cell>
              <table:table-cell office:value-type="float" office:value="0.0439977751979643">
                <text:p>0.0439977751979643</text:p>
              </table:table-cell>
              <table:table-cell office:value-type="float" office:value="0.260754734277725">
                <text:p>0.260754734277725</text:p>
              </table:table-cell>
              <table:table-cell office:value-type="float" office:value="0.199745852086279">
                <text:p>0.199745852086279</text:p>
              </table:table-cell>
              <table:table-cell office:value-type="float" office:value="0.194631978869438">
                <text:p>0.194631978869438</text:p>
              </table:table-cell>
              <table:table-cell office:value-type="float" office:value="0.350181432962418">
                <text:p>0.3501814329624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38313177227974">
                <text:p>0.0838313177227974</text:p>
              </table:table-cell>
              <table:table-cell office:value-type="float" office:value="0.043003355858104">
                <text:p>0.043003355858104</text:p>
              </table:table-cell>
              <table:table-cell office:value-type="float" office:value="0.252557665109634">
                <text:p>0.252557665109634</text:p>
              </table:table-cell>
              <table:table-cell office:value-type="float" office:value="0.203078890840212">
                <text:p>0.203078890840212</text:p>
              </table:table-cell>
              <table:table-cell office:value-type="float" office:value="0.188696250319481">
                <text:p>0.188696250319481</text:p>
              </table:table-cell>
              <table:table-cell office:value-type="float" office:value="0.349152199029922">
                <text:p>0.349152199029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4320512413979">
                <text:p>0.0884320512413979</text:p>
              </table:table-cell>
              <table:table-cell office:value-type="float" office:value="0.0460103812278727">
                <text:p>0.0460103812278727</text:p>
              </table:table-cell>
              <table:table-cell office:value-type="float" office:value="0.245672285556793">
                <text:p>0.245672285556793</text:p>
              </table:table-cell>
              <table:table-cell office:value-type="float" office:value="0.20451375676526">
                <text:p>0.20451375676526</text:p>
              </table:table-cell>
              <table:table-cell office:value-type="float" office:value="0.188243255019188">
                <text:p>0.188243255019188</text:p>
              </table:table-cell>
              <table:table-cell office:value-type="float" office:value="0.343949221968651">
                <text:p>0.3439492219686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04283320903778">
                <text:p>0.0804283320903778</text:p>
              </table:table-cell>
              <table:table-cell office:value-type="float" office:value="0.0454562191924257">
                <text:p>0.0454562191924257</text:p>
              </table:table-cell>
              <table:table-cell office:value-type="float" office:value="0.242686450481415">
                <text:p>0.242686450481415</text:p>
              </table:table-cell>
              <table:table-cell office:value-type="float" office:value="0.19609920349386">
                <text:p>0.19609920349386</text:p>
              </table:table-cell>
              <table:table-cell office:value-type="float" office:value="0.185066729784012">
                <text:p>0.185066729784012</text:p>
              </table:table-cell>
              <table:table-cell office:value-type="float" office:value="0.337088021636009">
                <text:p>0.337088021636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30627083778381">
                <text:p>0.0830627083778381</text:p>
              </table:table-cell>
              <table:table-cell office:value-type="float" office:value="0.0428106227962476">
                <text:p>0.0428106227962476</text:p>
              </table:table-cell>
              <table:table-cell office:value-type="float" office:value="0.232604026794434">
                <text:p>0.232604026794434</text:p>
              </table:table-cell>
              <table:table-cell office:value-type="float" office:value="0.203070027960671">
                <text:p>0.203070027960671</text:p>
              </table:table-cell>
              <table:table-cell office:value-type="float" office:value="0.176268294453621">
                <text:p>0.176268294453621</text:p>
              </table:table-cell>
              <table:table-cell office:value-type="float" office:value="0.336006345748901">
                <text:p>0.336006345748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2751251459122">
                <text:p>0.0762751251459122</text:p>
              </table:table-cell>
              <table:table-cell office:value-type="float" office:value="0.0447542990668995">
                <text:p>0.0447542990668995</text:p>
              </table:table-cell>
              <table:table-cell office:value-type="float" office:value="0.225084334611893">
                <text:p>0.225084334611893</text:p>
              </table:table-cell>
              <table:table-cell office:value-type="float" office:value="0.204213057955106">
                <text:p>0.204213057955106</text:p>
              </table:table-cell>
              <table:table-cell office:value-type="float" office:value="0.180436998605728">
                <text:p>0.180436998605728</text:p>
              </table:table-cell>
              <table:table-cell office:value-type="float" office:value="0.332229157686234">
                <text:p>0.332229157686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42194801568985">
                <text:p>0.0742194801568985</text:p>
              </table:table-cell>
              <table:table-cell office:value-type="float" office:value="0.0410660660687696">
                <text:p>0.0410660660687696</text:p>
              </table:table-cell>
              <table:table-cell office:value-type="float" office:value="0.222787410020828">
                <text:p>0.222787410020828</text:p>
              </table:table-cell>
              <table:table-cell office:value-type="float" office:value="0.183725191487206">
                <text:p>0.183725191487206</text:p>
              </table:table-cell>
              <table:table-cell office:value-type="float" office:value="0.172644540667534">
                <text:p>0.172644540667534</text:p>
              </table:table-cell>
              <table:table-cell office:value-type="float" office:value="0.33159786939621">
                <text:p>0.33159786939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35252478718758">
                <text:p>0.0835252478718758</text:p>
              </table:table-cell>
              <table:table-cell office:value-type="float" office:value="0.040594229698871">
                <text:p>0.040594229698871</text:p>
              </table:table-cell>
              <table:table-cell office:value-type="float" office:value="0.213603168725967">
                <text:p>0.213603168725967</text:p>
              </table:table-cell>
              <table:table-cell office:value-type="float" office:value="0.179452608029048">
                <text:p>0.179452608029048</text:p>
              </table:table-cell>
              <table:table-cell office:value-type="float" office:value="0.167135536670685">
                <text:p>0.167135536670685</text:p>
              </table:table-cell>
              <table:table-cell office:value-type="float" office:value="0.327260945439339">
                <text:p>0.327260945439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37168416380882">
                <text:p>0.0737168416380882</text:p>
              </table:table-cell>
              <table:table-cell office:value-type="float" office:value="0.0410560038546292">
                <text:p>0.0410560038546292</text:p>
              </table:table-cell>
              <table:table-cell office:value-type="float" office:value="0.203643590211868">
                <text:p>0.203643590211868</text:p>
              </table:table-cell>
              <table:table-cell office:value-type="float" office:value="0.183268846737014">
                <text:p>0.183268846737014</text:p>
              </table:table-cell>
              <table:table-cell office:value-type="float" office:value="0.16753962635994">
                <text:p>0.16753962635994</text:p>
              </table:table-cell>
              <table:table-cell office:value-type="float" office:value="0.324216802716255">
                <text:p>0.324216802716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95867240428925">
                <text:p>0.0695867240428925</text:p>
              </table:table-cell>
              <table:table-cell office:value-type="float" office:value="0.0377746125253937">
                <text:p>0.0377746125253937</text:p>
              </table:table-cell>
              <table:table-cell office:value-type="float" office:value="0.203147262334824">
                <text:p>0.203147262334824</text:p>
              </table:table-cell>
              <table:table-cell office:value-type="float" office:value="0.181477697359191">
                <text:p>0.181477697359191</text:p>
              </table:table-cell>
              <table:table-cell office:value-type="float" office:value="0.163312256336212">
                <text:p>0.163312256336212</text:p>
              </table:table-cell>
              <table:table-cell office:value-type="float" office:value="0.324276245832443">
                <text:p>0.324276245832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69264420866966">
                <text:p>0.0669264420866966</text:p>
              </table:table-cell>
              <table:table-cell office:value-type="float" office:value="0.0372803128839934">
                <text:p>0.0372803128839934</text:p>
              </table:table-cell>
              <table:table-cell office:value-type="float" office:value="0.194637760519981">
                <text:p>0.194637760519981</text:p>
              </table:table-cell>
              <table:table-cell office:value-type="float" office:value="0.173989641997549">
                <text:p>0.173989641997549</text:p>
              </table:table-cell>
              <table:table-cell office:value-type="float" office:value="0.160178691148758">
                <text:p>0.160178691148758</text:p>
              </table:table-cell>
              <table:table-cell office:value-type="float" office:value="0.31874497294426">
                <text:p>0.318744972944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93763622641563">
                <text:p>0.0793763622641563</text:p>
              </table:table-cell>
              <table:table-cell office:value-type="float" office:value="0.0364431202289008">
                <text:p>0.0364431202289008</text:p>
              </table:table-cell>
              <table:table-cell office:value-type="float" office:value="0.188104420900345">
                <text:p>0.188104420900345</text:p>
              </table:table-cell>
              <table:table-cell office:value-type="float" office:value="0.172478674186601">
                <text:p>0.172478674186601</text:p>
              </table:table-cell>
              <table:table-cell office:value-type="float" office:value="0.154756084084511">
                <text:p>0.154756084084511</text:p>
              </table:table-cell>
              <table:table-cell office:value-type="float" office:value="0.319352249503136">
                <text:p>0.319352249503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8877715468407">
                <text:p>0.0658877715468407</text:p>
              </table:table-cell>
              <table:table-cell office:value-type="float" office:value="0.0361001746568047">
                <text:p>0.0361001746568047</text:p>
              </table:table-cell>
              <table:table-cell office:value-type="float" office:value="0.183866903185844">
                <text:p>0.183866903185844</text:p>
              </table:table-cell>
              <table:table-cell office:value-type="float" office:value="0.170450639393595">
                <text:p>0.170450639393595</text:p>
              </table:table-cell>
              <table:table-cell office:value-type="float" office:value="0.154616236686707">
                <text:p>0.154616236686707</text:p>
              </table:table-cell>
              <table:table-cell office:value-type="float" office:value="0.318482097387314">
                <text:p>0.318482097387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31613954901695">
                <text:p>0.0631613954901695</text:p>
              </table:table-cell>
              <table:table-cell office:value-type="float" office:value="0.0376755088096324">
                <text:p>0.0376755088096324</text:p>
              </table:table-cell>
              <table:table-cell office:value-type="float" office:value="0.179462626576424">
                <text:p>0.179462626576424</text:p>
              </table:table-cell>
              <table:table-cell office:value-type="float" office:value="0.17332708173328">
                <text:p>0.17332708173328</text:p>
              </table:table-cell>
              <table:table-cell office:value-type="float" office:value="0.152545318007469">
                <text:p>0.152545318007469</text:p>
              </table:table-cell>
              <table:table-cell office:value-type="float" office:value="0.314602306485176">
                <text:p>0.314602306485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68927708268166">
                <text:p>0.0768927708268166</text:p>
              </table:table-cell>
              <table:table-cell office:value-type="float" office:value="0.0339148067984224">
                <text:p>0.0339148067984224</text:p>
              </table:table-cell>
              <table:table-cell office:value-type="float" office:value="0.184373080730438">
                <text:p>0.184373080730438</text:p>
              </table:table-cell>
              <table:table-cell office:value-type="float" office:value="0.165915984246466">
                <text:p>0.165915984246466</text:p>
              </table:table-cell>
              <table:table-cell office:value-type="float" office:value="0.151334494352341">
                <text:p>0.151334494352341</text:p>
              </table:table-cell>
              <table:table-cell office:value-type="float" office:value="0.315374683141708">
                <text:p>0.315374683141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07095025479794">
                <text:p>0.0607095025479794</text:p>
              </table:table-cell>
              <table:table-cell office:value-type="float" office:value="0.0398778651051469">
                <text:p>0.0398778651051469</text:p>
              </table:table-cell>
              <table:table-cell office:value-type="float" office:value="0.173131048679352">
                <text:p>0.173131048679352</text:p>
              </table:table-cell>
              <table:table-cell office:value-type="float" office:value="0.164287621776263">
                <text:p>0.164287621776263</text:p>
              </table:table-cell>
              <table:table-cell office:value-type="float" office:value="0.147353574633598">
                <text:p>0.147353574633598</text:p>
              </table:table-cell>
              <table:table-cell office:value-type="float" office:value="0.311835942864418">
                <text:p>0.311835942864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21719434857369">
                <text:p>0.0621719434857369</text:p>
              </table:table-cell>
              <table:table-cell office:value-type="float" office:value="0.0320008470573359">
                <text:p>0.0320008470573359</text:p>
              </table:table-cell>
              <table:table-cell office:value-type="float" office:value="0.163230732083321">
                <text:p>0.163230732083321</text:p>
              </table:table-cell>
              <table:table-cell office:value-type="float" office:value="0.161150799857246">
                <text:p>0.161150799857246</text:p>
              </table:table-cell>
              <table:table-cell office:value-type="float" office:value="0.147312149405479">
                <text:p>0.147312149405479</text:p>
              </table:table-cell>
              <table:table-cell office:value-type="float" office:value="0.30601071357727">
                <text:p>0.306010713577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97897730767727">
                <text:p>0.0597897730767727</text:p>
              </table:table-cell>
              <table:table-cell office:value-type="float" office:value="0.0327809569713326">
                <text:p>0.0327809569713326</text:p>
              </table:table-cell>
              <table:table-cell office:value-type="float" office:value="0.155841305851936">
                <text:p>0.155841305851936</text:p>
              </table:table-cell>
              <table:table-cell office:value-type="float" office:value="0.159571804934078">
                <text:p>0.159571804934078</text:p>
              </table:table-cell>
              <table:table-cell office:value-type="float" office:value="0.144077345728874">
                <text:p>0.144077345728874</text:p>
              </table:table-cell>
              <table:table-cell office:value-type="float" office:value="0.306679939031601">
                <text:p>0.306679939031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47946819663048">
                <text:p>0.0647946819663048</text:p>
              </table:table-cell>
              <table:table-cell office:value-type="float" office:value="0.0336368114940454">
                <text:p>0.0336368114940454</text:p>
              </table:table-cell>
              <table:table-cell office:value-type="float" office:value="0.157032430171967">
                <text:p>0.157032430171967</text:p>
              </table:table-cell>
              <table:table-cell office:value-type="float" office:value="0.159561940365367">
                <text:p>0.159561940365367</text:p>
              </table:table-cell>
              <table:table-cell office:value-type="float" office:value="0.140967532992363">
                <text:p>0.140967532992363</text:p>
              </table:table-cell>
              <table:table-cell office:value-type="float" office:value="0.304948891997337">
                <text:p>0.3049488919973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59744292497635">
                <text:p>0.0659744292497635</text:p>
              </table:table-cell>
              <table:table-cell office:value-type="float" office:value="0.0388111697994709">
                <text:p>0.0388111697994709</text:p>
              </table:table-cell>
              <table:table-cell office:value-type="float" office:value="0.163112536072731">
                <text:p>0.163112536072731</text:p>
              </table:table-cell>
              <table:table-cell office:value-type="float" office:value="0.151538675030073">
                <text:p>0.151538675030073</text:p>
              </table:table-cell>
              <table:table-cell office:value-type="float" office:value="0.133009299635887">
                <text:p>0.133009299635887</text:p>
              </table:table-cell>
              <table:table-cell office:value-type="float" office:value="0.301369337439537">
                <text:p>0.301369337439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4573331028223">
                <text:p>0.054573331028223</text:p>
              </table:table-cell>
              <table:table-cell office:value-type="float" office:value="0.0315888637232253">
                <text:p>0.0315888637232253</text:p>
              </table:table-cell>
              <table:table-cell office:value-type="float" office:value="0.153090313076973">
                <text:p>0.153090313076973</text:p>
              </table:table-cell>
              <table:table-cell office:value-type="float" office:value="0.170095075302654">
                <text:p>0.170095075302654</text:p>
              </table:table-cell>
              <table:table-cell office:value-type="float" office:value="0.136738568544388">
                <text:p>0.136738568544388</text:p>
              </table:table-cell>
              <table:table-cell office:value-type="float" office:value="0.297960478663444">
                <text:p>0.297960478663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42130470275879">
                <text:p>0.0542130470275879</text:p>
              </table:table-cell>
              <table:table-cell office:value-type="float" office:value="0.0327374454575242">
                <text:p>0.0327374454575242</text:p>
              </table:table-cell>
              <table:table-cell office:value-type="float" office:value="0.143989861011505">
                <text:p>0.143989861011505</text:p>
              </table:table-cell>
              <table:table-cell office:value-type="float" office:value="0.155878918038474">
                <text:p>0.155878918038474</text:p>
              </table:table-cell>
              <table:table-cell office:value-type="float" office:value="0.131461098790169">
                <text:p>0.131461098790169</text:p>
              </table:table-cell>
              <table:table-cell office:value-type="float" office:value="0.295814073681831">
                <text:p>0.295814073681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63117936253548">
                <text:p>0.0563117936253548</text:p>
              </table:table-cell>
              <table:table-cell office:value-type="float" office:value="0.0321317321444582">
                <text:p>0.0321317321444582</text:p>
              </table:table-cell>
              <table:table-cell office:value-type="float" office:value="0.144986897706986">
                <text:p>0.144986897706986</text:p>
              </table:table-cell>
              <table:table-cell office:value-type="float" office:value="0.145326377616988">
                <text:p>0.145326377616988</text:p>
              </table:table-cell>
              <table:table-cell office:value-type="float" office:value="0.12849235534668">
                <text:p>0.12849235534668</text:p>
              </table:table-cell>
              <table:table-cell office:value-type="float" office:value="0.294066036343575">
                <text:p>0.294066036343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71919658780098">
                <text:p>0.0671919658780098</text:p>
              </table:table-cell>
              <table:table-cell office:value-type="float" office:value="0.0310640248514083">
                <text:p>0.0310640248514083</text:p>
              </table:table-cell>
              <table:table-cell office:value-type="float" office:value="0.141614556312561">
                <text:p>0.141614556312561</text:p>
              </table:table-cell>
              <table:table-cell office:value-type="float" office:value="0.14470612257719">
                <text:p>0.14470612257719</text:p>
              </table:table-cell>
              <table:table-cell office:value-type="float" office:value="0.131882935762405">
                <text:p>0.131882935762405</text:p>
              </table:table-cell>
              <table:table-cell office:value-type="float" office:value="0.295883672833443">
                <text:p>0.2958836728334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53752928972244">
                <text:p>0.0553752928972244</text:p>
              </table:table-cell>
              <table:table-cell office:value-type="float" office:value="0.0419689711804191">
                <text:p>0.0419689711804191</text:p>
              </table:table-cell>
              <table:table-cell office:value-type="float" office:value="0.133467644453049">
                <text:p>0.133467644453049</text:p>
              </table:table-cell>
              <table:table-cell office:value-type="float" office:value="0.141830424467723">
                <text:p>0.141830424467723</text:p>
              </table:table-cell>
              <table:table-cell office:value-type="float" office:value="0.124924533069134">
                <text:p>0.124924533069134</text:p>
              </table:table-cell>
              <table:table-cell office:value-type="float" office:value="0.286399009823799">
                <text:p>0.286399009823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97007369995117">
                <text:p>0.0497007369995117</text:p>
              </table:table-cell>
              <table:table-cell office:value-type="float" office:value="0.0310912235348232">
                <text:p>0.0310912235348232</text:p>
              </table:table-cell>
              <table:table-cell office:value-type="float" office:value="0.131768047809601">
                <text:p>0.131768047809601</text:p>
              </table:table-cell>
              <table:table-cell office:value-type="float" office:value="0.145686518814829">
                <text:p>0.145686518814829</text:p>
              </table:table-cell>
              <table:table-cell office:value-type="float" office:value="0.12580768764019">
                <text:p>0.12580768764019</text:p>
              </table:table-cell>
              <table:table-cell office:value-type="float" office:value="0.284075406193733">
                <text:p>0.2840754061937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05767688155174">
                <text:p>0.0505767688155174</text:p>
              </table:table-cell>
              <table:table-cell office:value-type="float" office:value="0.0303203010291566">
                <text:p>0.0303203010291566</text:p>
              </table:table-cell>
              <table:table-cell office:value-type="float" office:value="0.136961981654167">
                <text:p>0.136961981654167</text:p>
              </table:table-cell>
              <table:table-cell office:value-type="float" office:value="0.149213494526015">
                <text:p>0.149213494526015</text:p>
              </table:table-cell>
              <table:table-cell office:value-type="float" office:value="0.123652674257755">
                <text:p>0.123652674257755</text:p>
              </table:table-cell>
              <table:table-cell office:value-type="float" office:value="0.28660279750824">
                <text:p>0.28660279750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39222583174706">
                <text:p>0.0539222583174706</text:p>
              </table:table-cell>
              <table:table-cell office:value-type="float" office:value="0.02835365540325">
                <text:p>0.02835365540325</text:p>
              </table:table-cell>
              <table:table-cell office:value-type="float" office:value="0.131711527705193">
                <text:p>0.131711527705193</text:p>
              </table:table-cell>
              <table:table-cell office:value-type="float" office:value="0.139196744395627">
                <text:p>0.139196744395627</text:p>
              </table:table-cell>
              <table:table-cell office:value-type="float" office:value="0.124440841376781">
                <text:p>0.124440841376781</text:p>
              </table:table-cell>
              <table:table-cell office:value-type="float" office:value="0.277812821269035">
                <text:p>0.277812821269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44198954105377">
                <text:p>0.0644198954105377</text:p>
              </table:table-cell>
              <table:table-cell office:value-type="float" office:value="0.0337043144920297">
                <text:p>0.0337043144920297</text:p>
              </table:table-cell>
              <table:table-cell office:value-type="float" office:value="0.123960442841053">
                <text:p>0.123960442841053</text:p>
              </table:table-cell>
              <table:table-cell office:value-type="float" office:value="0.132177885207865">
                <text:p>0.132177885207865</text:p>
              </table:table-cell>
              <table:table-cell office:value-type="float" office:value="0.126513928174973">
                <text:p>0.126513928174973</text:p>
              </table:table-cell>
              <table:table-cell office:value-type="float" office:value="0.277267174422741">
                <text:p>0.2772671744227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88198064267635">
                <text:p>0.0488198064267635</text:p>
              </table:table-cell>
              <table:table-cell office:value-type="float" office:value="0.0449438568725875">
                <text:p>0.0449438568725875</text:p>
              </table:table-cell>
              <table:table-cell office:value-type="float" office:value="0.121722735464573">
                <text:p>0.121722735464573</text:p>
              </table:table-cell>
              <table:table-cell office:value-type="float" office:value="0.137587514188555">
                <text:p>0.137587514188555</text:p>
              </table:table-cell>
              <table:table-cell office:value-type="float" office:value="0.118209645152092">
                <text:p>0.118209645152092</text:p>
              </table:table-cell>
              <table:table-cell office:value-type="float" office:value="0.281033591628075">
                <text:p>0.281033591628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7921028137207">
                <text:p>0.0457921028137207</text:p>
              </table:table-cell>
              <table:table-cell office:value-type="float" office:value="0.0271659230702239">
                <text:p>0.0271659230702239</text:p>
              </table:table-cell>
              <table:table-cell office:value-type="float" office:value="0.124416261911392">
                <text:p>0.124416261911392</text:p>
              </table:table-cell>
              <table:table-cell office:value-type="float" office:value="0.131609926621119">
                <text:p>0.131609926621119</text:p>
              </table:table-cell>
              <table:table-cell office:value-type="float" office:value="0.115687400102615">
                <text:p>0.115687400102615</text:p>
              </table:table-cell>
              <table:table-cell office:value-type="float" office:value="0.272423325181007">
                <text:p>0.272423325181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71102611720562">
                <text:p>0.0571102611720562</text:p>
              </table:table-cell>
              <table:table-cell office:value-type="float" office:value="0.0314405819826564">
                <text:p>0.0314405819826564</text:p>
              </table:table-cell>
              <table:table-cell office:value-type="float" office:value="0.11819127202034">
                <text:p>0.11819127202034</text:p>
              </table:table-cell>
              <table:table-cell office:value-type="float" office:value="0.138289613028367">
                <text:p>0.138289613028367</text:p>
              </table:table-cell>
              <table:table-cell office:value-type="float" office:value="0.116087891161442">
                <text:p>0.116087891161442</text:p>
              </table:table-cell>
              <table:table-cell office:value-type="float" office:value="0.271330742835999">
                <text:p>0.271330742835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23059368133545">
                <text:p>0.0523059368133545</text:p>
              </table:table-cell>
              <table:table-cell office:value-type="float" office:value="0.0279255047413701">
                <text:p>0.0279255047413701</text:p>
              </table:table-cell>
              <table:table-cell office:value-type="float" office:value="0.11916521936655">
                <text:p>0.11916521936655</text:p>
              </table:table-cell>
              <table:table-cell office:value-type="float" office:value="0.127461810906728">
                <text:p>0.127461810906728</text:p>
              </table:table-cell>
              <table:table-cell office:value-type="float" office:value="0.115100525319576">
                <text:p>0.115100525319576</text:p>
              </table:table-cell>
              <table:table-cell office:value-type="float" office:value="0.27239899456501">
                <text:p>0.27239899456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55623976886272">
                <text:p>0.0455623976886272</text:p>
              </table:table-cell>
              <table:table-cell office:value-type="float" office:value="0.0291001049575584">
                <text:p>0.0291001049575584</text:p>
              </table:table-cell>
              <table:table-cell office:value-type="float" office:value="0.123460359871387">
                <text:p>0.123460359871387</text:p>
              </table:table-cell>
              <table:table-cell office:value-type="float" office:value="0.129071006344424">
                <text:p>0.129071006344424</text:p>
              </table:table-cell>
              <table:table-cell office:value-type="float" office:value="0.114391945302486">
                <text:p>0.114391945302486</text:p>
              </table:table-cell>
              <table:table-cell office:value-type="float" office:value="0.267417489290237">
                <text:p>0.267417489290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54669445753098">
                <text:p>0.0454669445753098</text:p>
              </table:table-cell>
              <table:table-cell office:value-type="float" office:value="0.0333605516134711">
                <text:p>0.0333605516134711</text:p>
              </table:table-cell>
              <table:table-cell office:value-type="float" office:value="0.11033134162426">
                <text:p>0.11033134162426</text:p>
              </table:table-cell>
              <table:table-cell office:value-type="float" office:value="0.120700814657741">
                <text:p>0.120700814657741</text:p>
              </table:table-cell>
              <table:table-cell office:value-type="float" office:value="0.114967927336693">
                <text:p>0.114967927336693</text:p>
              </table:table-cell>
              <table:table-cell office:value-type="float" office:value="0.266742950379848">
                <text:p>0.2667429503798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03194145858288">
                <text:p>0.0503194145858288</text:p>
              </table:table-cell>
              <table:table-cell office:value-type="float" office:value="0.0291650123897089">
                <text:p>0.0291650123897089</text:p>
              </table:table-cell>
              <table:table-cell office:value-type="float" office:value="0.104927025735378">
                <text:p>0.104927025735378</text:p>
              </table:table-cell>
              <table:table-cell office:value-type="float" office:value="0.12826086084048">
                <text:p>0.12826086084048</text:p>
              </table:table-cell>
              <table:table-cell office:value-type="float" office:value="0.116147749125957">
                <text:p>0.116147749125957</text:p>
              </table:table-cell>
              <table:table-cell office:value-type="float" office:value="0.261195354759693">
                <text:p>0.2611953547596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5752397477627">
                <text:p>0.0515752397477627</text:p>
              </table:table-cell>
              <table:table-cell office:value-type="float" office:value="0.0361616264840918">
                <text:p>0.0361616264840918</text:p>
              </table:table-cell>
              <table:table-cell office:value-type="float" office:value="0.106974832713604">
                <text:p>0.106974832713604</text:p>
              </table:table-cell>
              <table:table-cell office:value-type="float" office:value="0.130173212124242">
                <text:p>0.130173212124242</text:p>
              </table:table-cell>
              <table:table-cell office:value-type="float" office:value="0.110787391662598">
                <text:p>0.110787391662598</text:p>
              </table:table-cell>
              <table:table-cell office:value-type="float" office:value="0.258342826664448">
                <text:p>0.2583428266644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56588864326477">
                <text:p>0.0456588864326477</text:p>
              </table:table-cell>
              <table:table-cell office:value-type="float" office:value="0.0270004194687837">
                <text:p>0.0270004194687837</text:p>
              </table:table-cell>
              <table:table-cell office:value-type="float" office:value="0.107198096811771">
                <text:p>0.107198096811771</text:p>
              </table:table-cell>
              <table:table-cell office:value-type="float" office:value="0.119796230561203">
                <text:p>0.119796230561203</text:p>
              </table:table-cell>
              <table:table-cell office:value-type="float" office:value="0.106625951826572">
                <text:p>0.106625951826572</text:p>
              </table:table-cell>
              <table:table-cell office:value-type="float" office:value="0.255344626605511">
                <text:p>0.255344626605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37010675668716">
                <text:p>0.0437010675668716</text:p>
              </table:table-cell>
              <table:table-cell office:value-type="float" office:value="0.0261061665661434">
                <text:p>0.0261061665661434</text:p>
              </table:table-cell>
              <table:table-cell office:value-type="float" office:value="0.10150434076786">
                <text:p>0.10150434076786</text:p>
              </table:table-cell>
              <table:table-cell office:value-type="float" office:value="0.119604317678346">
                <text:p>0.119604317678346</text:p>
              </table:table-cell>
              <table:table-cell office:value-type="float" office:value="0.109059453010559">
                <text:p>0.109059453010559</text:p>
              </table:table-cell>
              <table:table-cell office:value-type="float" office:value="0.254551738798618">
                <text:p>0.2545517387986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49182912707329">
                <text:p>0.0449182912707329</text:p>
              </table:table-cell>
              <table:table-cell office:value-type="float" office:value="0.0305541296721409">
                <text:p>0.0305541296721409</text:p>
              </table:table-cell>
              <table:table-cell office:value-type="float" office:value="0.098201647400856">
                <text:p>0.098201647400856</text:p>
              </table:table-cell>
              <table:table-cell office:value-type="float" office:value="0.12379921393262">
                <text:p>0.12379921393262</text:p>
              </table:table-cell>
              <table:table-cell office:value-type="float" office:value="0.113912045955658">
                <text:p>0.113912045955658</text:p>
              </table:table-cell>
              <table:table-cell office:value-type="float" office:value="0.254723581075668">
                <text:p>0.2547235810756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91394810378552">
                <text:p>0.0491394810378552</text:p>
              </table:table-cell>
              <table:table-cell office:value-type="float" office:value="0.0252525637217571">
                <text:p>0.0252525637217571</text:p>
              </table:table-cell>
              <table:table-cell office:value-type="float" office:value="0.113322719931602">
                <text:p>0.113322719931602</text:p>
              </table:table-cell>
              <table:table-cell office:value-type="float" office:value="0.114882488217619">
                <text:p>0.114882488217619</text:p>
              </table:table-cell>
              <table:table-cell office:value-type="float" office:value="0.104083016514778">
                <text:p>0.104083016514778</text:p>
              </table:table-cell>
              <table:table-cell office:value-type="float" office:value="0.252035429179668">
                <text:p>0.2520354291796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38660681247711">
                <text:p>0.0438660681247711</text:p>
              </table:table-cell>
              <table:table-cell office:value-type="float" office:value="0.033077895534014">
                <text:p>0.033077895534014</text:p>
              </table:table-cell>
              <table:table-cell office:value-type="float" office:value="0.0994301736354828">
                <text:p>0.0994301736354828</text:p>
              </table:table-cell>
              <table:table-cell office:value-type="float" office:value="0.111917295389705">
                <text:p>0.111917295389705</text:p>
              </table:table-cell>
              <table:table-cell office:value-type="float" office:value="0.105883590877056">
                <text:p>0.105883590877056</text:p>
              </table:table-cell>
              <table:table-cell office:value-type="float" office:value="0.252786820232868">
                <text:p>0.2527868202328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43050116300583">
                <text:p>0.0443050116300583</text:p>
              </table:table-cell>
              <table:table-cell office:value-type="float" office:value="0.0259494294542743">
                <text:p>0.0259494294542743</text:p>
              </table:table-cell>
              <table:table-cell office:value-type="float" office:value="0.0885882750153542">
                <text:p>0.0885882750153542</text:p>
              </table:table-cell>
              <table:table-cell office:value-type="float" office:value="0.116112414333555">
                <text:p>0.116112414333555</text:p>
              </table:table-cell>
              <table:table-cell office:value-type="float" office:value="0.114387638866901">
                <text:p>0.114387638866901</text:p>
              </table:table-cell>
              <table:table-cell office:value-type="float" office:value="0.251442938745022">
                <text:p>0.251442938745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13409972190857">
                <text:p>0.0513409972190857</text:p>
              </table:table-cell>
              <table:table-cell office:value-type="float" office:value="0.0263009831297821">
                <text:p>0.0263009831297821</text:p>
              </table:table-cell>
              <table:table-cell office:value-type="float" office:value="0.0879667401313782">
                <text:p>0.0879667401313782</text:p>
              </table:table-cell>
              <table:table-cell office:value-type="float" office:value="0.114191997382376">
                <text:p>0.114191997382376</text:p>
              </table:table-cell>
              <table:table-cell office:value-type="float" office:value="0.100598603487015">
                <text:p>0.100598603487015</text:p>
              </table:table-cell>
              <table:table-cell office:value-type="float" office:value="0.247957859933376">
                <text:p>0.2479578599333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50585149228573">
                <text:p>0.0450585149228573</text:p>
              </table:table-cell>
              <table:table-cell office:value-type="float" office:value="0.0290160785935083">
                <text:p>0.0290160785935083</text:p>
              </table:table-cell>
              <table:table-cell office:value-type="float" office:value="0.0897617116570473">
                <text:p>0.0897617116570473</text:p>
              </table:table-cell>
              <table:table-cell office:value-type="float" office:value="0.109175086021423">
                <text:p>0.109175086021423</text:p>
              </table:table-cell>
              <table:table-cell office:value-type="float" office:value="0.106344185769558">
                <text:p>0.106344185769558</text:p>
              </table:table-cell>
              <table:table-cell office:value-type="float" office:value="0.242735836207867">
                <text:p>0.2427358362078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97783704102039">
                <text:p>0.0397783704102039</text:p>
              </table:table-cell>
              <table:table-cell office:value-type="float" office:value="0.0269212664733545">
                <text:p>0.0269212664733545</text:p>
              </table:table-cell>
              <table:table-cell office:value-type="float" office:value="0.0897731930017471">
                <text:p>0.0897731930017471</text:p>
              </table:table-cell>
              <table:table-cell office:value-type="float" office:value="0.107591840955946">
                <text:p>0.107591840955946</text:p>
              </table:table-cell>
              <table:table-cell office:value-type="float" office:value="0.0996537655591965">
                <text:p>0.0996537655591965</text:p>
              </table:table-cell>
              <table:table-cell office:value-type="float" office:value="0.246096803843975">
                <text:p>0.2460968038439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99848967790604">
                <text:p>0.0399848967790604</text:p>
              </table:table-cell>
              <table:table-cell office:value-type="float" office:value="0.0257034846341981">
                <text:p>0.0257034846341981</text:p>
              </table:table-cell>
              <table:table-cell office:value-type="float" office:value="0.0909117162227631">
                <text:p>0.0909117162227631</text:p>
              </table:table-cell>
              <table:table-cell office:value-type="float" office:value="0.109352577063772">
                <text:p>0.109352577063772</text:p>
              </table:table-cell>
              <table:table-cell office:value-type="float" office:value="0.107580199837685">
                <text:p>0.107580199837685</text:p>
              </table:table-cell>
              <table:table-cell office:value-type="float" office:value="0.238041418194771">
                <text:p>0.2380414181947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78618778288364">
                <text:p>0.0478618778288364</text:p>
              </table:table-cell>
              <table:table-cell office:value-type="float" office:value="0.024284651859399">
                <text:p>0.024284651859399</text:p>
              </table:table-cell>
              <table:table-cell office:value-type="float" office:value="0.0879262462258339">
                <text:p>0.0879262462258339</text:p>
              </table:table-cell>
              <table:table-cell office:value-type="float" office:value="0.108082197606564">
                <text:p>0.108082197606564</text:p>
              </table:table-cell>
              <table:table-cell office:value-type="float" office:value="0.0991794243454933">
                <text:p>0.0991794243454933</text:p>
              </table:table-cell>
              <table:table-cell office:value-type="float" office:value="0.240246846675873">
                <text:p>0.2402468466758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42623810470104">
                <text:p>0.0542623810470104</text:p>
              </table:table-cell>
              <table:table-cell office:value-type="float" office:value="0.0306427720014328">
                <text:p>0.0306427720014328</text:p>
              </table:table-cell>
              <table:table-cell office:value-type="float" office:value="0.0827108547091484">
                <text:p>0.0827108547091484</text:p>
              </table:table-cell>
              <table:table-cell office:value-type="float" office:value="0.112888685531086">
                <text:p>0.112888685531086</text:p>
              </table:table-cell>
              <table:table-cell office:value-type="float" office:value="0.097392626106739">
                <text:p>0.097392626106739</text:p>
              </table:table-cell>
              <table:table-cell office:value-type="float" office:value="0.234777357578278">
                <text:p>0.2347773575782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030991345644">
                <text:p>0.04030991345644</text:p>
              </table:table-cell>
              <table:table-cell office:value-type="float" office:value="0.0238707874453178">
                <text:p>0.0238707874453178</text:p>
              </table:table-cell>
              <table:table-cell office:value-type="float" office:value="0.0861705839633942">
                <text:p>0.0861705839633942</text:p>
              </table:table-cell>
              <table:table-cell office:value-type="float" office:value="0.109247302015622">
                <text:p>0.109247302015622</text:p>
              </table:table-cell>
              <table:table-cell office:value-type="float" office:value="0.0987648069858551">
                <text:p>0.0987648069858551</text:p>
              </table:table-cell>
              <table:table-cell office:value-type="float" office:value="0.232015065252781">
                <text:p>0.2320150652527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7345215678215">
                <text:p>0.037345215678215</text:p>
              </table:table-cell>
              <table:table-cell office:value-type="float" office:value="0.0273114851706588">
                <text:p>0.0273114851706588</text:p>
              </table:table-cell>
              <table:table-cell office:value-type="float" office:value="0.0820566490292549">
                <text:p>0.0820566490292549</text:p>
              </table:table-cell>
              <table:table-cell office:value-type="float" office:value="0.104643891255061">
                <text:p>0.104643891255061</text:p>
              </table:table-cell>
              <table:table-cell office:value-type="float" office:value="0.0992666110396385">
                <text:p>0.0992666110396385</text:p>
              </table:table-cell>
              <table:table-cell office:value-type="float" office:value="0.230782912671566">
                <text:p>0.2307829126715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87154780328274">
                <text:p>0.0387154780328274</text:p>
              </table:table-cell>
              <table:table-cell office:value-type="float" office:value="0.0247029639663627">
                <text:p>0.0247029639663627</text:p>
              </table:table-cell>
              <table:table-cell office:value-type="float" office:value="0.0784976035356522">
                <text:p>0.0784976035356522</text:p>
              </table:table-cell>
              <table:table-cell office:value-type="float" office:value="0.0984267898731762">
                <text:p>0.0984267898731762</text:p>
              </table:table-cell>
              <table:table-cell office:value-type="float" office:value="0.0989042744040489">
                <text:p>0.0989042744040489</text:p>
              </table:table-cell>
              <table:table-cell office:value-type="float" office:value="0.231115586459637">
                <text:p>0.2311155864596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26717437803745">
                <text:p>0.0426717437803745</text:p>
              </table:table-cell>
              <table:table-cell office:value-type="float" office:value="0.0243885456823932">
                <text:p>0.0243885456823932</text:p>
              </table:table-cell>
              <table:table-cell office:value-type="float" office:value="0.0806514769792557">
                <text:p>0.0806514769792557</text:p>
              </table:table-cell>
              <table:table-cell office:value-type="float" office:value="0.101067586905426">
                <text:p>0.101067586905426</text:p>
              </table:table-cell>
              <table:table-cell office:value-type="float" office:value="0.102068975567818">
                <text:p>0.102068975567818</text:p>
              </table:table-cell>
              <table:table-cell office:value-type="float" office:value="0.227477917969227">
                <text:p>0.2274779179692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10828904807568">
                <text:p>0.0510828904807568</text:p>
              </table:table-cell>
              <table:table-cell office:value-type="float" office:value="0.0231691301932535">
                <text:p>0.0231691301932535</text:p>
              </table:table-cell>
              <table:table-cell office:value-type="float" office:value="0.0767818167805672">
                <text:p>0.0767818167805672</text:p>
              </table:table-cell>
              <table:table-cell office:value-type="float" office:value="0.10482575578822">
                <text:p>0.10482575578822</text:p>
              </table:table-cell>
              <table:table-cell office:value-type="float" office:value="0.0933734700083733">
                <text:p>0.0933734700083733</text:p>
              </table:table-cell>
              <table:table-cell office:value-type="float" office:value="0.224877964556217">
                <text:p>0.2248779645562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07436527311802">
                <text:p>0.0407436527311802</text:p>
              </table:table-cell>
              <table:table-cell office:value-type="float" office:value="0.0370012533624844">
                <text:p>0.0370012533624844</text:p>
              </table:table-cell>
              <table:table-cell office:value-type="float" office:value="0.0748670995235443">
                <text:p>0.0748670995235443</text:p>
              </table:table-cell>
              <table:table-cell office:value-type="float" office:value="0.107390717499786">
                <text:p>0.107390717499786</text:p>
              </table:table-cell>
              <table:table-cell office:value-type="float" office:value="0.0903321355581284">
                <text:p>0.0903321355581284</text:p>
              </table:table-cell>
              <table:table-cell office:value-type="float" office:value="0.224261085093021">
                <text:p>0.224261085093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67402732372284">
                <text:p>0.0367402732372284</text:p>
              </table:table-cell>
              <table:table-cell office:value-type="float" office:value="0.0236776720690771">
                <text:p>0.0236776720690771</text:p>
              </table:table-cell>
              <table:table-cell office:value-type="float" office:value="0.0792192816734314">
                <text:p>0.0792192816734314</text:p>
              </table:table-cell>
              <table:table-cell office:value-type="float" office:value="0.097663637664583">
                <text:p>0.097663637664583</text:p>
              </table:table-cell>
              <table:table-cell office:value-type="float" office:value="0.0994304344058037">
                <text:p>0.0994304344058037</text:p>
              </table:table-cell>
              <table:table-cell office:value-type="float" office:value="0.22160376727581">
                <text:p>0.221603767275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9348116219044">
                <text:p>0.0369348116219044</text:p>
              </table:table-cell>
              <table:table-cell office:value-type="float" office:value="0.0257485159653634">
                <text:p>0.0257485159653634</text:p>
              </table:table-cell>
              <table:table-cell office:value-type="float" office:value="0.074341244995594">
                <text:p>0.074341244995594</text:p>
              </table:table-cell>
              <table:table-cell office:value-type="float" office:value="0.105469913946258">
                <text:p>0.105469913946258</text:p>
              </table:table-cell>
              <table:table-cell office:value-type="float" office:value="0.0934235081076622">
                <text:p>0.0934235081076622</text:p>
              </table:table-cell>
              <table:table-cell office:value-type="float" office:value="0.219580424726009">
                <text:p>0.2195804247260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52223122119904">
                <text:p>0.0452223122119904</text:p>
              </table:table-cell>
              <table:table-cell office:value-type="float" office:value="0.0242776912876593">
                <text:p>0.0242776912876593</text:p>
              </table:table-cell>
              <table:table-cell office:value-type="float" office:value="0.0853492021560669">
                <text:p>0.0853492021560669</text:p>
              </table:table-cell>
              <table:table-cell office:value-type="float" office:value="0.100957834058338">
                <text:p>0.100957834058338</text:p>
              </table:table-cell>
              <table:table-cell office:value-type="float" office:value="0.0895747244358063">
                <text:p>0.0895747244358063</text:p>
              </table:table-cell>
              <table:table-cell office:value-type="float" office:value="0.218331568241119">
                <text:p>0.2183315682411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44021932780743">
                <text:p>0.0444021932780743</text:p>
              </table:table-cell>
              <table:table-cell office:value-type="float" office:value="0.0221313340427716">
                <text:p>0.0221313340427716</text:p>
              </table:table-cell>
              <table:table-cell office:value-type="float" office:value="0.0820594280958176">
                <text:p>0.0820594280958176</text:p>
              </table:table-cell>
              <table:table-cell office:value-type="float" office:value="0.0981380715966225">
                <text:p>0.0981380715966225</text:p>
              </table:table-cell>
              <table:table-cell office:value-type="float" office:value="0.0955332666635513">
                <text:p>0.0955332666635513</text:p>
              </table:table-cell>
              <table:table-cell office:value-type="float" office:value="0.217468627691269">
                <text:p>0.2174686276912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81322354078293">
                <text:p>0.0381322354078293</text:p>
              </table:table-cell>
              <table:table-cell office:value-type="float" office:value="0.0233723350835067">
                <text:p>0.0233723350835067</text:p>
              </table:table-cell>
              <table:table-cell office:value-type="float" office:value="0.0709512308239937">
                <text:p>0.0709512308239937</text:p>
              </table:table-cell>
              <table:table-cell office:value-type="float" office:value="0.0934724807739258">
                <text:p>0.0934724807739258</text:p>
              </table:table-cell>
              <table:table-cell office:value-type="float" office:value="0.0951457247138024">
                <text:p>0.0951457247138024</text:p>
              </table:table-cell>
              <table:table-cell office:value-type="float" office:value="0.217943544685841">
                <text:p>0.2179435446858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60191687941551">
                <text:p>0.0360191687941551</text:p>
              </table:table-cell>
              <table:table-cell office:value-type="float" office:value="0.0239410179991988">
                <text:p>0.0239410179991988</text:p>
              </table:table-cell>
              <table:table-cell office:value-type="float" office:value="0.0641278326511383">
                <text:p>0.0641278326511383</text:p>
              </table:table-cell>
              <table:table-cell office:value-type="float" office:value="0.0873440206050873">
                <text:p>0.0873440206050873</text:p>
              </table:table-cell>
              <table:table-cell office:value-type="float" office:value="0.0884197801351547">
                <text:p>0.0884197801351547</text:p>
              </table:table-cell>
              <table:table-cell office:value-type="float" office:value="0.217073967456818">
                <text:p>0.217073967456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0133166909218">
                <text:p>0.0380133166909218</text:p>
              </table:table-cell>
              <table:table-cell office:value-type="float" office:value="0.0228499834252801">
                <text:p>0.0228499834252801</text:p>
              </table:table-cell>
              <table:table-cell office:value-type="float" office:value="0.0643686801195145">
                <text:p>0.0643686801195145</text:p>
              </table:table-cell>
              <table:table-cell office:value-type="float" office:value="0.0956537168886926">
                <text:p>0.0956537168886926</text:p>
              </table:table-cell>
              <table:table-cell office:value-type="float" office:value="0.098898321390152">
                <text:p>0.098898321390152</text:p>
              </table:table-cell>
              <table:table-cell office:value-type="float" office:value="0.220670248568058">
                <text:p>0.220670248568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73080740869045">
                <text:p>0.0573080740869045</text:p>
              </table:table-cell>
              <table:table-cell office:value-type="float" office:value="0.0222272864162516">
                <text:p>0.0222272864162516</text:p>
              </table:table-cell>
              <table:table-cell office:value-type="float" office:value="0.0684867799282074">
                <text:p>0.0684867799282074</text:p>
              </table:table-cell>
              <table:table-cell office:value-type="float" office:value="0.093941566016939">
                <text:p>0.093941566016939</text:p>
              </table:table-cell>
              <table:table-cell office:value-type="float" office:value="0.0837211832404137">
                <text:p>0.0837211832404137</text:p>
              </table:table-cell>
              <table:table-cell office:value-type="float" office:value="0.210930320620537">
                <text:p>0.2109303206205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63234186172485">
                <text:p>0.0463234186172485</text:p>
              </table:table-cell>
              <table:table-cell office:value-type="float" office:value="0.0231675261558789">
                <text:p>0.0231675261558789</text:p>
              </table:table-cell>
              <table:table-cell office:value-type="float" office:value="0.0689162537455559">
                <text:p>0.0689162537455559</text:p>
              </table:table-cell>
              <table:table-cell office:value-type="float" office:value="0.0894755696256955">
                <text:p>0.0894755696256955</text:p>
              </table:table-cell>
              <table:table-cell office:value-type="float" office:value="0.0899525955319405">
                <text:p>0.0899525955319405</text:p>
              </table:table-cell>
              <table:table-cell office:value-type="float" office:value="0.212883611917496">
                <text:p>0.212883611917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71128544211388">
                <text:p>0.0371128544211388</text:p>
              </table:table-cell>
              <table:table-cell office:value-type="float" office:value="0.0219434915616373">
                <text:p>0.0219434915616373</text:p>
              </table:table-cell>
              <table:table-cell office:value-type="float" office:value="0.0696784928441048">
                <text:p>0.0696784928441048</text:p>
              </table:table-cell>
              <table:table-cell office:value-type="float" office:value="0.0885664605432087">
                <text:p>0.0885664605432087</text:p>
              </table:table-cell>
              <table:table-cell office:value-type="float" office:value="0.0885563716292381">
                <text:p>0.0885563716292381</text:p>
              </table:table-cell>
              <table:table-cell office:value-type="float" office:value="0.20876034528017">
                <text:p>0.20876034528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40942889451981">
                <text:p>0.0340942889451981</text:p>
              </table:table-cell>
              <table:table-cell office:value-type="float" office:value="0.023216132408031">
                <text:p>0.023216132408031</text:p>
              </table:table-cell>
              <table:table-cell office:value-type="float" office:value="0.0691015049815178">
                <text:p>0.0691015049815178</text:p>
              </table:table-cell>
              <table:table-cell office:value-type="float" office:value="0.09169399821096">
                <text:p>0.09169399821096</text:p>
              </table:table-cell>
              <table:table-cell office:value-type="float" office:value="0.0852982103824616">
                <text:p>0.0852982103824616</text:p>
              </table:table-cell>
              <table:table-cell office:value-type="float" office:value="0.205660251379013">
                <text:p>0.205660251379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36237736046314">
                <text:p>0.0336237736046314</text:p>
              </table:table-cell>
              <table:table-cell office:value-type="float" office:value="0.0254267217896097">
                <text:p>0.0254267217896097</text:p>
              </table:table-cell>
              <table:table-cell office:value-type="float" office:value="0.0607232861220837">
                <text:p>0.0607232861220837</text:p>
              </table:table-cell>
              <table:table-cell office:value-type="float" office:value="0.0879741691880756">
                <text:p>0.0879741691880756</text:p>
              </table:table-cell>
              <table:table-cell office:value-type="float" office:value="0.0979663580656052">
                <text:p>0.0979663580656052</text:p>
              </table:table-cell>
              <table:table-cell office:value-type="float" office:value="0.207407942116261">
                <text:p>0.2074079421162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74486148357391">
                <text:p>0.0374486148357391</text:p>
              </table:table-cell>
              <table:table-cell office:value-type="float" office:value="0.0218846377257426">
                <text:p>0.0218846377257426</text:p>
              </table:table-cell>
              <table:table-cell office:value-type="float" office:value="0.0598631352186203">
                <text:p>0.0598631352186203</text:p>
              </table:table-cell>
              <table:table-cell office:value-type="float" office:value="0.0878537504209413">
                <text:p>0.0878537504209413</text:p>
              </table:table-cell>
              <table:table-cell office:value-type="float" office:value="0.0843204259872437">
                <text:p>0.0843204259872437</text:p>
              </table:table-cell>
              <table:table-cell office:value-type="float" office:value="0.203672602176666">
                <text:p>0.203672602176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16264235973358">
                <text:p>0.0416264235973358</text:p>
              </table:table-cell>
              <table:table-cell office:value-type="float" office:value="0.0220137803830636">
                <text:p>0.0220137803830636</text:p>
              </table:table-cell>
              <table:table-cell office:value-type="float" office:value="0.0647297352552414">
                <text:p>0.0647297352552414</text:p>
              </table:table-cell>
              <table:table-cell office:value-type="float" office:value="0.0953360663519965">
                <text:p>0.0953360663519965</text:p>
              </table:table-cell>
              <table:table-cell office:value-type="float" office:value="0.0818373262882233">
                <text:p>0.0818373262882233</text:p>
              </table:table-cell>
              <table:table-cell office:value-type="float" office:value="0.204720543324947">
                <text:p>0.204720543324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44637462496758">
                <text:p>0.0444637462496758</text:p>
              </table:table-cell>
              <table:table-cell office:value-type="float" office:value="0.0214974411586951">
                <text:p>0.0214974411586951</text:p>
              </table:table-cell>
              <table:table-cell office:value-type="float" office:value="0.0619766972959042">
                <text:p>0.0619766972959042</text:p>
              </table:table-cell>
              <table:table-cell office:value-type="float" office:value="0.0865980974502034">
                <text:p>0.0865980974502034</text:p>
              </table:table-cell>
              <table:table-cell office:value-type="float" office:value="0.0863979905843735">
                <text:p>0.0863979905843735</text:p>
              </table:table-cell>
              <table:table-cell office:value-type="float" office:value="0.206484156548977">
                <text:p>0.2064841565489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57872471213341">
                <text:p>0.0357872471213341</text:p>
              </table:table-cell>
              <table:table-cell office:value-type="float" office:value="0.0240252371704965">
                <text:p>0.0240252371704965</text:p>
              </table:table-cell>
              <table:table-cell office:value-type="float" office:value="0.0607334449887276">
                <text:p>0.0607334449887276</text:p>
              </table:table-cell>
              <table:table-cell office:value-type="float" office:value="0.0879162235392464">
                <text:p>0.0879162235392464</text:p>
              </table:table-cell>
              <table:table-cell office:value-type="float" office:value="0.0850225314497948">
                <text:p>0.0850225314497948</text:p>
              </table:table-cell>
              <table:table-cell office:value-type="float" office:value="0.206930921673775">
                <text:p>0.2069309216737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3880352973938">
                <text:p>0.033880352973938</text:p>
              </table:table-cell>
              <table:table-cell office:value-type="float" office:value="0.0216390910594812">
                <text:p>0.0216390910594812</text:p>
              </table:table-cell>
              <table:table-cell office:value-type="float" office:value="0.0619307085871697">
                <text:p>0.0619307085871697</text:p>
              </table:table-cell>
              <table:table-cell office:value-type="float" office:value="0.0807284356819259">
                <text:p>0.0807284356819259</text:p>
              </table:table-cell>
              <table:table-cell office:value-type="float" office:value="0.0830651521682739">
                <text:p>0.0830651521682739</text:p>
              </table:table-cell>
              <table:table-cell office:value-type="float" office:value="0.19989868581295">
                <text:p>0.19989868581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21429499983788">
                <text:p>0.0421429499983788</text:p>
              </table:table-cell>
              <table:table-cell office:value-type="float" office:value="0.0206047868051417">
                <text:p>0.0206047868051417</text:p>
              </table:table-cell>
              <table:table-cell office:value-type="float" office:value="0.0614886358380318">
                <text:p>0.0614886358380318</text:p>
              </table:table-cell>
              <table:table-cell office:value-type="float" office:value="0.0951639595958922">
                <text:p>0.0951639595958922</text:p>
              </table:table-cell>
              <table:table-cell office:value-type="float" office:value="0.0844843238592148">
                <text:p>0.0844843238592148</text:p>
              </table:table-cell>
              <table:table-cell office:value-type="float" office:value="0.196571863889694">
                <text:p>0.1965718638896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54566814005375">
                <text:p>0.0454566814005375</text:p>
              </table:table-cell>
              <table:table-cell office:value-type="float" office:value="0.0214227425152965">
                <text:p>0.0214227425152965</text:p>
              </table:table-cell>
              <table:table-cell office:value-type="float" office:value="0.0581378415226936">
                <text:p>0.0581378415226936</text:p>
              </table:table-cell>
              <table:table-cell office:value-type="float" office:value="0.0827686786651611">
                <text:p>0.0827686786651611</text:p>
              </table:table-cell>
              <table:table-cell office:value-type="float" office:value="0.090022511780262">
                <text:p>0.090022511780262</text:p>
              </table:table-cell>
              <table:table-cell office:value-type="float" office:value="0.194156786799431">
                <text:p>0.194156786799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49956154823303">
                <text:p>0.0349956154823303</text:p>
              </table:table-cell>
              <table:table-cell office:value-type="float" office:value="0.0343447823830547">
                <text:p>0.0343447823830547</text:p>
              </table:table-cell>
              <table:table-cell office:value-type="float" office:value="0.0577696114778519">
                <text:p>0.0577696114778519</text:p>
              </table:table-cell>
              <table:table-cell office:value-type="float" office:value="0.0803935569193628">
                <text:p>0.0803935569193628</text:p>
              </table:table-cell>
              <table:table-cell office:value-type="float" office:value="0.0795872434973717">
                <text:p>0.0795872434973717</text:p>
              </table:table-cell>
              <table:table-cell office:value-type="float" office:value="0.198702916800976">
                <text:p>0.1987029168009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25949117541313">
                <text:p>0.0325949117541313</text:p>
              </table:table-cell>
              <table:table-cell office:value-type="float" office:value="0.0224677072569667">
                <text:p>0.0224677072569667</text:p>
              </table:table-cell>
              <table:table-cell office:value-type="float" office:value="0.0579831413924694">
                <text:p>0.0579831413924694</text:p>
              </table:table-cell>
              <table:table-cell office:value-type="float" office:value="0.0830012948976623">
                <text:p>0.0830012948976623</text:p>
              </table:table-cell>
              <table:table-cell office:value-type="float" office:value="0.0845210999250412">
                <text:p>0.0845210999250412</text:p>
              </table:table-cell>
              <table:table-cell office:value-type="float" office:value="0.195430184304714">
                <text:p>0.195430184304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40211279690266">
                <text:p>0.0340211279690266</text:p>
              </table:table-cell>
              <table:table-cell office:value-type="float" office:value="0.0211471448759759">
                <text:p>0.0211471448759759</text:p>
              </table:table-cell>
              <table:table-cell office:value-type="float" office:value="0.0577283687889576">
                <text:p>0.0577283687889576</text:p>
              </table:table-cell>
              <table:table-cell office:value-type="float" office:value="0.0890219617221091">
                <text:p>0.0890219617221091</text:p>
              </table:table-cell>
              <table:table-cell office:value-type="float" office:value="0.0845188498497009">
                <text:p>0.0845188498497009</text:p>
              </table:table-cell>
              <table:table-cell office:value-type="float" office:value="0.193520541489124">
                <text:p>0.1935205414891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89468686282635">
                <text:p>0.0489468686282635</text:p>
              </table:table-cell>
              <table:table-cell office:value-type="float" office:value="0.0217177677428189">
                <text:p>0.0217177677428189</text:p>
              </table:table-cell>
              <table:table-cell office:value-type="float" office:value="0.0576579049229622">
                <text:p>0.0576579049229622</text:p>
              </table:table-cell>
              <table:table-cell office:value-type="float" office:value="0.076693359348509">
                <text:p>0.076693359348509</text:p>
              </table:table-cell>
              <table:table-cell office:value-type="float" office:value="0.0799616277217865">
                <text:p>0.0799616277217865</text:p>
              </table:table-cell>
              <table:table-cell office:value-type="float" office:value="0.191525789797306">
                <text:p>0.1915257897973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26978543400765">
                <text:p>0.0426978543400765</text:p>
              </table:table-cell>
              <table:table-cell office:value-type="float" office:value="0.0260970835734941">
                <text:p>0.0260970835734941</text:p>
              </table:table-cell>
              <table:table-cell office:value-type="float" office:value="0.061427865177393">
                <text:p>0.061427865177393</text:p>
              </table:table-cell>
              <table:table-cell office:value-type="float" office:value="0.0776164101229774">
                <text:p>0.0776164101229774</text:p>
              </table:table-cell>
              <table:table-cell office:value-type="float" office:value="0.0805603861808777">
                <text:p>0.0805603861808777</text:p>
              </table:table-cell>
              <table:table-cell office:value-type="float" office:value="0.193133154511452">
                <text:p>0.1931331545114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47961187362671">
                <text:p>0.0347961187362671</text:p>
              </table:table-cell>
              <table:table-cell office:value-type="float" office:value="0.0203355919274381">
                <text:p>0.0203355919274381</text:p>
              </table:table-cell>
              <table:table-cell office:value-type="float" office:value="0.0588604658842087">
                <text:p>0.0588604658842087</text:p>
              </table:table-cell>
              <table:table-cell office:value-type="float" office:value="0.081336598429415">
                <text:p>0.081336598429415</text:p>
              </table:table-cell>
              <table:table-cell office:value-type="float" office:value="0.0810251906514168">
                <text:p>0.0810251906514168</text:p>
              </table:table-cell>
              <table:table-cell office:value-type="float" office:value="0.188737066090107">
                <text:p>0.1887370660901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2397398520376">
                <text:p>0.022397398520376</text:p>
              </table:table-cell>
              <table:table-cell office:value-type="float" office:value="0.0528987869620323">
                <text:p>0.0528987869620323</text:p>
              </table:table-cell>
              <table:table-cell office:value-type="float" office:value="0.0840299700697263">
                <text:p>0.0840299700697263</text:p>
              </table:table-cell>
              <table:table-cell office:value-type="float" office:value="0.0800826922059059">
                <text:p>0.0800826922059059</text:p>
              </table:table-cell>
              <table:table-cell office:value-type="float" office:value="0.187333287596703">
                <text:p>0.1873332875967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6198060143463">
                <text:p>0.0206198060143463</text:p>
              </table:table-cell>
              <table:table-cell office:value-type="float" office:value="0.051690086722374">
                <text:p>0.051690086722374</text:p>
              </table:table-cell>
              <table:table-cell office:value-type="float" office:value="0.0762869517008464">
                <text:p>0.0762869517008464</text:p>
              </table:table-cell>
              <table:table-cell office:value-type="float" office:value="0.0860284566879273">
                <text:p>0.0860284566879273</text:p>
              </table:table-cell>
              <table:table-cell office:value-type="float" office:value="0.183365816473961">
                <text:p>0.1833658164739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170353978665">
                <text:p>0.0214170353978665</text:p>
              </table:table-cell>
              <table:table-cell office:value-type="float" office:value="0.055230125784874">
                <text:p>0.055230125784874</text:p>
              </table:table-cell>
              <table:table-cell office:value-type="float" office:value="0.0783412266108725">
                <text:p>0.0783412266108725</text:p>
              </table:table-cell>
              <table:table-cell office:value-type="float" office:value="0.075548529624939">
                <text:p>0.075548529624939</text:p>
              </table:table-cell>
              <table:table-cell office:value-type="float" office:value="0.18516382008791">
                <text:p>0.185163820087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24201666639635">
                <text:p>0.0224201666639635</text:p>
              </table:table-cell>
              <table:table-cell office:value-type="float" office:value="0.0547893159091473">
                <text:p>0.0547893159091473</text:p>
              </table:table-cell>
              <table:table-cell office:value-type="float" office:value="0.0746978720029195">
                <text:p>0.0746978720029195</text:p>
              </table:table-cell>
              <table:table-cell office:value-type="float" office:value="0.0855331346392632">
                <text:p>0.0855331346392632</text:p>
              </table:table-cell>
              <table:table-cell office:value-type="float" office:value="0.185885433852673">
                <text:p>0.1858854338526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2532481390661">
                <text:p>0.0202532481390661</text:p>
              </table:table-cell>
              <table:table-cell office:value-type="float" office:value="0.0626648738980293">
                <text:p>0.0626648738980293</text:p>
              </table:table-cell>
              <table:table-cell office:value-type="float" office:value="0.0767180687851376">
                <text:p>0.0767180687851376</text:p>
              </table:table-cell>
              <table:table-cell office:value-type="float" office:value="0.0817390158772469">
                <text:p>0.0817390158772469</text:p>
              </table:table-cell>
              <table:table-cell office:value-type="float" office:value="0.184750553369522">
                <text:p>0.1847505533695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277967398373">
                <text:p>0.02277967398373</text:p>
              </table:table-cell>
              <table:table-cell office:value-type="float" office:value="0.0520094521343708">
                <text:p>0.0520094521343708</text:p>
              </table:table-cell>
              <table:table-cell office:value-type="float" office:value="0.0748620662424299">
                <text:p>0.0748620662424299</text:p>
              </table:table-cell>
              <table:table-cell office:value-type="float" office:value="0.0724487081170082">
                <text:p>0.0724487081170082</text:p>
              </table:table-cell>
              <table:table-cell office:value-type="float" office:value="0.185972806215286">
                <text:p>0.1859728062152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7996088278445">
                <text:p>0.0207996088278445</text:p>
              </table:table-cell>
              <table:table-cell office:value-type="float" office:value="0.0481888502836227">
                <text:p>0.0481888502836227</text:p>
              </table:table-cell>
              <table:table-cell office:value-type="float" office:value="0.0762494595514403">
                <text:p>0.0762494595514403</text:p>
              </table:table-cell>
              <table:table-cell office:value-type="float" office:value="0.0780964866280556">
                <text:p>0.0780964866280556</text:p>
              </table:table-cell>
              <table:table-cell office:value-type="float" office:value="0.183788088560104">
                <text:p>0.1837880885601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8535162748562">
                <text:p>0.0198535162748562</text:p>
              </table:table-cell>
              <table:table-cell office:value-type="float" office:value="0.0495600588619709">
                <text:p>0.0495600588619709</text:p>
              </table:table-cell>
              <table:table-cell office:value-type="float" office:value="0.078667014837265">
                <text:p>0.078667014837265</text:p>
              </table:table-cell>
              <table:table-cell office:value-type="float" office:value="0.081302136182785">
                <text:p>0.081302136182785</text:p>
              </table:table-cell>
              <table:table-cell office:value-type="float" office:value="0.178696056306362">
                <text:p>0.1786960563063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0630779332125">
                <text:p>0.0200630779332125</text:p>
              </table:table-cell>
              <table:table-cell office:value-type="float" office:value="0.0537963584065437">
                <text:p>0.0537963584065437</text:p>
              </table:table-cell>
              <table:table-cell office:value-type="float" office:value="0.0753299237953292">
                <text:p>0.0753299237953292</text:p>
              </table:table-cell>
              <table:table-cell office:value-type="float" office:value="0.0804623663425446">
                <text:p>0.0804623663425446</text:p>
              </table:table-cell>
              <table:table-cell office:value-type="float" office:value="0.17945278018713">
                <text:p>0.179452780187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608334813999">
                <text:p>0.019608334813999</text:p>
              </table:table-cell>
              <table:table-cell office:value-type="float" office:value="0.054022628813982">
                <text:p>0.054022628813982</text:p>
              </table:table-cell>
              <table:table-cell office:value-type="float" office:value="0.0800428729918268">
                <text:p>0.0800428729918268</text:p>
              </table:table-cell>
              <table:table-cell office:value-type="float" office:value="0.0766531750559807">
                <text:p>0.0766531750559807</text:p>
              </table:table-cell>
              <table:table-cell office:value-type="float" office:value="0.177175818681717">
                <text:p>0.1771758186817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3826051070029">
                <text:p>0.0213826051070029</text:p>
              </table:table-cell>
              <table:table-cell office:value-type="float" office:value="0.0518657527863979">
                <text:p>0.0518657527863979</text:p>
              </table:table-cell>
              <table:table-cell office:value-type="float" office:value="0.0708190186156167">
                <text:p>0.0708190186156167</text:p>
              </table:table-cell>
              <table:table-cell office:value-type="float" office:value="0.0737022385001183">
                <text:p>0.0737022385001183</text:p>
              </table:table-cell>
              <table:table-cell office:value-type="float" office:value="0.178770979046822">
                <text:p>0.1787709790468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374631783147">
                <text:p>0.019374631783147</text:p>
              </table:table-cell>
              <table:table-cell office:value-type="float" office:value="0.0553812049329281">
                <text:p>0.0553812049329281</text:p>
              </table:table-cell>
              <table:table-cell office:value-type="float" office:value="0.0827103033661842">
                <text:p>0.0827103033661842</text:p>
              </table:table-cell>
              <table:table-cell office:value-type="float" office:value="0.0782484114170075">
                <text:p>0.0782484114170075</text:p>
              </table:table-cell>
              <table:table-cell office:value-type="float" office:value="0.175941535830498">
                <text:p>0.1759415358304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7901186119351">
                <text:p>0.0197901186119351</text:p>
              </table:table-cell>
              <table:table-cell office:value-type="float" office:value="0.0520436316728592">
                <text:p>0.0520436316728592</text:p>
              </table:table-cell>
              <table:table-cell office:value-type="float" office:value="0.0720815906922023">
                <text:p>0.0720815906922023</text:p>
              </table:table-cell>
              <table:table-cell office:value-type="float" office:value="0.080854520201683">
                <text:p>0.080854520201683</text:p>
              </table:table-cell>
              <table:table-cell office:value-type="float" office:value="0.17520510584116">
                <text:p>0.17520510584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03899686941455">
                <text:p>0.0103899686941455</text:p>
              </table:table-cell>
              <table:table-cell office:value-type="float" office:value="0.0478586740791798">
                <text:p>0.0478586740791798</text:p>
              </table:table-cell>
              <table:table-cell office:value-type="float" office:value="0.0716469316846795">
                <text:p>0.0716469316846795</text:p>
              </table:table-cell>
              <table:table-cell office:value-type="float" office:value="0.0747214928269386">
                <text:p>0.0747214928269386</text:p>
              </table:table-cell>
              <table:table-cell office:value-type="float" office:value="0.175522401928902">
                <text:p>0.175522401928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0071913524619">
                <text:p>0.010071913524619</text:p>
              </table:table-cell>
              <table:table-cell office:value-type="float" office:value="0.0480270534753799">
                <text:p>0.0480270534753799</text:p>
              </table:table-cell>
              <table:table-cell office:value-type="float" office:value="0.0722236823704508">
                <text:p>0.0722236823704508</text:p>
              </table:table-cell>
              <table:table-cell office:value-type="float" office:value="0.073951818048954">
                <text:p>0.073951818048954</text:p>
              </table:table-cell>
              <table:table-cell office:value-type="float" office:value="0.177785564363003">
                <text:p>0.177785564363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7800341233546">
                <text:p>0.0187800341233546</text:p>
              </table:table-cell>
              <table:table-cell office:value-type="float" office:value="0.0513818562030792">
                <text:p>0.0513818562030792</text:p>
              </table:table-cell>
              <table:table-cell office:value-type="float" office:value="0.0687698452836937">
                <text:p>0.0687698452836937</text:p>
              </table:table-cell>
              <table:table-cell office:value-type="float" office:value="0.084817498922348">
                <text:p>0.084817498922348</text:p>
              </table:table-cell>
              <table:table-cell office:value-type="float" office:value="0.176531935334206">
                <text:p>0.1765319353342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9175500253468">
                <text:p>0.0199175500253468</text:p>
              </table:table-cell>
              <table:table-cell office:value-type="float" office:value="0.0498643256723881">
                <text:p>0.0498643256723881</text:p>
              </table:table-cell>
              <table:table-cell office:value-type="float" office:value="0.0702811529239019">
                <text:p>0.0702811529239019</text:p>
              </table:table-cell>
              <table:table-cell office:value-type="float" office:value="0.0807764157652855">
                <text:p>0.0807764157652855</text:p>
              </table:table-cell>
              <table:table-cell office:value-type="float" office:value="0.171795300543308">
                <text:p>0.1717953005433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6131668695528">
                <text:p>0.0196131668695528</text:p>
              </table:table-cell>
              <table:table-cell office:value-type="float" office:value="0.0503056272864342">
                <text:p>0.0503056272864342</text:p>
              </table:table-cell>
              <table:table-cell office:value-type="float" office:value="0.0703662600782183">
                <text:p>0.0703662600782183</text:p>
              </table:table-cell>
              <table:table-cell office:value-type="float" office:value="0.069764643907547">
                <text:p>0.069764643907547</text:p>
              </table:table-cell>
              <table:table-cell office:value-type="float" office:value="0.169741027951241">
                <text:p>0.1697410279512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5568883871811">
                <text:p>0.0195568883871811</text:p>
              </table:table-cell>
              <table:table-cell office:value-type="float" office:value="0.048723429441452">
                <text:p>0.048723429441452</text:p>
              </table:table-cell>
              <table:table-cell office:value-type="float" office:value="0.0643381848931313">
                <text:p>0.0643381848931313</text:p>
              </table:table-cell>
              <table:table-cell office:value-type="float" office:value="0.0730593875050545">
                <text:p>0.0730593875050545</text:p>
              </table:table-cell>
              <table:table-cell office:value-type="float" office:value="0.168521509468555">
                <text:p>0.1685215094685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3612013748031">
                <text:p>0.0193612013748031</text:p>
              </table:table-cell>
              <table:table-cell office:value-type="float" office:value="0.0490703731775284">
                <text:p>0.0490703731775284</text:p>
              </table:table-cell>
              <table:table-cell office:value-type="float" office:value="0.0686550935109456">
                <text:p>0.0686550935109456</text:p>
              </table:table-cell>
              <table:table-cell office:value-type="float" office:value="0.0769778937101364">
                <text:p>0.0769778937101364</text:p>
              </table:table-cell>
              <table:table-cell office:value-type="float" office:value="0.172547869384289">
                <text:p>0.1725478693842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997573695639">
                <text:p>0.019997573695639</text:p>
              </table:table-cell>
              <table:table-cell office:value-type="float" office:value="0.0472855158150196">
                <text:p>0.0472855158150196</text:p>
              </table:table-cell>
              <table:table-cell office:value-type="float" office:value="0.0659164202709993">
                <text:p>0.0659164202709993</text:p>
              </table:table-cell>
              <table:table-cell office:value-type="float" office:value="0.0732180923223496">
                <text:p>0.0732180923223496</text:p>
              </table:table-cell>
              <table:table-cell office:value-type="float" office:value="0.169529418349266">
                <text:p>0.169529418349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385993967354">
                <text:p>0.018385993967354</text:p>
              </table:table-cell>
              <table:table-cell office:value-type="float" office:value="0.0473673194646835">
                <text:p>0.0473673194646835</text:p>
              </table:table-cell>
              <table:table-cell office:value-type="float" office:value="0.0686999927792284">
                <text:p>0.0686999927792284</text:p>
              </table:table-cell>
              <table:table-cell office:value-type="float" office:value="0.0821442306041718">
                <text:p>0.0821442306041718</text:p>
              </table:table-cell>
              <table:table-cell office:value-type="float" office:value="0.164031391143799">
                <text:p>0.1640313911437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080684369116">
                <text:p>0.0158080684369116</text:p>
              </table:table-cell>
              <table:table-cell office:value-type="float" office:value="0.0471160635352135">
                <text:p>0.0471160635352135</text:p>
              </table:table-cell>
              <table:table-cell office:value-type="float" office:value="0.0727285767594973">
                <text:p>0.0727285767594973</text:p>
              </table:table-cell>
              <table:table-cell office:value-type="float" office:value="0.0753987431526184">
                <text:p>0.0753987431526184</text:p>
              </table:table-cell>
              <table:table-cell office:value-type="float" office:value="0.164202373325825">
                <text:p>0.1642023733258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8709723489137">
                <text:p>0.0188709723489137</text:p>
              </table:table-cell>
              <table:table-cell office:value-type="float" office:value="0.0479466654360294">
                <text:p>0.0479466654360294</text:p>
              </table:table-cell>
              <table:table-cell office:value-type="float" office:value="0.0664613685674138">
                <text:p>0.0664613685674138</text:p>
              </table:table-cell>
              <table:table-cell office:value-type="float" office:value="0.068343885242939">
                <text:p>0.068343885242939</text:p>
              </table:table-cell>
              <table:table-cell office:value-type="float" office:value="0.167322153151035">
                <text:p>0.1673221531510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4077462939078">
                <text:p>0.0194077462939078</text:p>
              </table:table-cell>
              <table:table-cell office:value-type="float" office:value="0.0482733100652695">
                <text:p>0.0482733100652695</text:p>
              </table:table-cell>
              <table:table-cell office:value-type="float" office:value="0.0650351891915004">
                <text:p>0.0650351891915004</text:p>
              </table:table-cell>
              <table:table-cell office:value-type="float" office:value="0.0801448374986649">
                <text:p>0.0801448374986649</text:p>
              </table:table-cell>
              <table:table-cell office:value-type="float" office:value="0.167151952683926">
                <text:p>0.1671519526839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5838374769154">
                <text:p>0.0185838374769154</text:p>
              </table:table-cell>
              <table:table-cell office:value-type="float" office:value="0.050551638007164">
                <text:p>0.050551638007164</text:p>
              </table:table-cell>
              <table:table-cell office:value-type="float" office:value="0.0643792839513885">
                <text:p>0.0643792839513885</text:p>
              </table:table-cell>
              <table:table-cell office:value-type="float" office:value="0.0716091468930244">
                <text:p>0.0716091468930244</text:p>
              </table:table-cell>
              <table:table-cell office:value-type="float" office:value="0.164089607894421">
                <text:p>0.1640896078944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9305777411157">
                <text:p>0.0199305777411157</text:p>
              </table:table-cell>
              <table:table-cell office:value-type="float" office:value="0.0489594824612141">
                <text:p>0.0489594824612141</text:p>
              </table:table-cell>
              <table:table-cell office:value-type="float" office:value="0.0719042006466124">
                <text:p>0.0719042006466124</text:p>
              </table:table-cell>
              <table:table-cell office:value-type="float" office:value="0.0729345604777336">
                <text:p>0.0729345604777336</text:p>
              </table:table-cell>
              <table:table-cell office:value-type="float" office:value="0.162801541984081">
                <text:p>0.1628015419840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9334435778145">
                <text:p>0.0199334435778145</text:p>
              </table:table-cell>
              <table:table-cell office:value-type="float" office:value="0.0444528497755528">
                <text:p>0.0444528497755528</text:p>
              </table:table-cell>
              <table:table-cell office:value-type="float" office:value="0.0668959836992953">
                <text:p>0.0668959836992953</text:p>
              </table:table-cell>
              <table:table-cell office:value-type="float" office:value="0.074367493391037">
                <text:p>0.074367493391037</text:p>
              </table:table-cell>
              <table:table-cell office:value-type="float" office:value="0.162523846030235">
                <text:p>0.162523846030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4305324153476">
                <text:p>0.0204305324153476</text:p>
              </table:table-cell>
              <table:table-cell office:value-type="float" office:value="0.042338389903307">
                <text:p>0.042338389903307</text:p>
              </table:table-cell>
              <table:table-cell office:value-type="float" office:value="0.0669310498568747">
                <text:p>0.0669310498568747</text:p>
              </table:table-cell>
              <table:table-cell office:value-type="float" office:value="0.0704162567853928">
                <text:p>0.0704162567853928</text:p>
              </table:table-cell>
              <table:table-cell office:value-type="float" office:value="0.163852222263813">
                <text:p>0.1638522222638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5948647386222">
                <text:p>0.0185948647386222</text:p>
              </table:table-cell>
              <table:table-cell office:value-type="float" office:value="0.0444679036736488">
                <text:p>0.0444679036736488</text:p>
              </table:table-cell>
              <table:table-cell office:value-type="float" office:value="0.0638577648335033">
                <text:p>0.0638577648335033</text:p>
              </table:table-cell>
              <table:table-cell office:value-type="float" office:value="0.0712262466549873">
                <text:p>0.0712262466549873</text:p>
              </table:table-cell>
              <table:table-cell office:value-type="float" office:value="0.158784818649292">
                <text:p>0.1587848186492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2696973776575">
                <text:p>0.0182696973776575</text:p>
              </table:table-cell>
              <table:table-cell office:value-type="float" office:value="0.0479996725916863">
                <text:p>0.0479996725916863</text:p>
              </table:table-cell>
              <table:table-cell office:value-type="float" office:value="0.0654233656823635">
                <text:p>0.0654233656823635</text:p>
              </table:table-cell>
              <table:table-cell office:value-type="float" office:value="0.0729627907276154">
                <text:p>0.0729627907276154</text:p>
              </table:table-cell>
              <table:table-cell office:value-type="float" office:value="0.159233714640141">
                <text:p>0.1592337146401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6972944372537">
                <text:p>0.0186972944372537</text:p>
              </table:table-cell>
              <table:table-cell office:value-type="float" office:value="0.0464816614985466">
                <text:p>0.0464816614985466</text:p>
              </table:table-cell>
              <table:table-cell office:value-type="float" office:value="0.0663357877896892">
                <text:p>0.0663357877896892</text:p>
              </table:table-cell>
              <table:table-cell office:value-type="float" office:value="0.0735354721546173">
                <text:p>0.0735354721546173</text:p>
              </table:table-cell>
              <table:table-cell office:value-type="float" office:value="0.155787622332573">
                <text:p>0.1557876223325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6480384180821">
                <text:p>0.0196480384180821</text:p>
              </table:table-cell>
              <table:table-cell office:value-type="float" office:value="0.0457981117069721">
                <text:p>0.0457981117069721</text:p>
              </table:table-cell>
              <table:table-cell office:value-type="float" office:value="0.0600101703570949">
                <text:p>0.0600101703570949</text:p>
              </table:table-cell>
              <table:table-cell office:value-type="float" office:value="0.0733236744999886">
                <text:p>0.0733236744999886</text:p>
              </table:table-cell>
              <table:table-cell office:value-type="float" office:value="0.156859078407288">
                <text:p>0.1568590784072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3483285671062">
                <text:p>0.0193483285671062</text:p>
              </table:table-cell>
              <table:table-cell office:value-type="float" office:value="0.0451514981687069">
                <text:p>0.0451514981687069</text:p>
              </table:table-cell>
              <table:table-cell office:value-type="float" office:value="0.065997124546104">
                <text:p>0.065997124546104</text:p>
              </table:table-cell>
              <table:table-cell office:value-type="float" office:value="0.0678302347660065">
                <text:p>0.0678302347660065</text:p>
              </table:table-cell>
              <table:table-cell office:value-type="float" office:value="0.158748981058598">
                <text:p>0.1587489810585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6938797946451">
                <text:p>0.0176938797946451</text:p>
              </table:table-cell>
              <table:table-cell office:value-type="float" office:value="0.0434140563011169">
                <text:p>0.0434140563011169</text:p>
              </table:table-cell>
              <table:table-cell office:value-type="float" office:value="0.0678428506685628">
                <text:p>0.0678428506685628</text:p>
              </table:table-cell>
              <table:table-cell office:value-type="float" office:value="0.0712753161787987">
                <text:p>0.0712753161787987</text:p>
              </table:table-cell>
              <table:table-cell office:value-type="float" office:value="0.157304606735706">
                <text:p>0.1573046067357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072166086393">
                <text:p>0.019072166086393</text:p>
              </table:table-cell>
              <table:table-cell office:value-type="float" office:value="0.0420068502426147">
                <text:p>0.0420068502426147</text:p>
              </table:table-cell>
              <table:table-cell office:value-type="float" office:value="0.0687541742291715">
                <text:p>0.0687541742291715</text:p>
              </table:table-cell>
              <table:table-cell office:value-type="float" office:value="0.0720167830586433">
                <text:p>0.0720167830586433</text:p>
              </table:table-cell>
              <table:table-cell office:value-type="float" office:value="0.152673145532608">
                <text:p>0.1526731455326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6393813525567">
                <text:p>0.0186393813525567</text:p>
              </table:table-cell>
              <table:table-cell office:value-type="float" office:value="0.0438253059983254">
                <text:p>0.0438253059983254</text:p>
              </table:table-cell>
              <table:table-cell office:value-type="float" office:value="0.059621449559927">
                <text:p>0.059621449559927</text:p>
              </table:table-cell>
              <table:table-cell office:value-type="float" office:value="0.0698999837040901">
                <text:p>0.0698999837040901</text:p>
              </table:table-cell>
              <table:table-cell office:value-type="float" office:value="0.155245170891285">
                <text:p>0.1552451708912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4186644528306">
                <text:p>0.0184186644528306</text:p>
              </table:table-cell>
              <table:table-cell office:value-type="float" office:value="0.0458839870989323">
                <text:p>0.0458839870989323</text:p>
              </table:table-cell>
              <table:table-cell office:value-type="float" office:value="0.0579132123125924">
                <text:p>0.0579132123125924</text:p>
              </table:table-cell>
              <table:table-cell office:value-type="float" office:value="0.0702672451734543">
                <text:p>0.0702672451734543</text:p>
              </table:table-cell>
              <table:table-cell office:value-type="float" office:value="0.159758479297161">
                <text:p>0.159758479297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4967056713278">
                <text:p>0.0174967056713278</text:p>
              </table:table-cell>
              <table:table-cell office:value-type="float" office:value="0.0445281714200974">
                <text:p>0.0445281714200974</text:p>
              </table:table-cell>
              <table:table-cell office:value-type="float" office:value="0.059573519974947">
                <text:p>0.059573519974947</text:p>
              </table:table-cell>
              <table:table-cell office:value-type="float" office:value="0.069455660879612">
                <text:p>0.069455660879612</text:p>
              </table:table-cell>
              <table:table-cell office:value-type="float" office:value="0.163436944186687">
                <text:p>0.1634369441866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0261269186321">
                <text:p>0.0200261269186321</text:p>
              </table:table-cell>
              <table:table-cell office:value-type="float" office:value="0.0443297028541565">
                <text:p>0.0443297028541565</text:p>
              </table:table-cell>
              <table:table-cell office:value-type="float" office:value="0.0580483116209507">
                <text:p>0.0580483116209507</text:p>
              </table:table-cell>
              <table:table-cell office:value-type="float" office:value="0.0704427286982536">
                <text:p>0.0704427286982536</text:p>
              </table:table-cell>
              <table:table-cell office:value-type="float" office:value="0.153916264474392">
                <text:p>0.1539162644743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374838646026">
                <text:p>0.0214374838646026</text:p>
              </table:table-cell>
              <table:table-cell office:value-type="float" office:value="0.0469931364059448">
                <text:p>0.0469931364059448</text:p>
              </table:table-cell>
              <table:table-cell office:value-type="float" office:value="0.058581944141123">
                <text:p>0.058581944141123</text:p>
              </table:table-cell>
              <table:table-cell office:value-type="float" office:value="0.0708920434117317">
                <text:p>0.0708920434117317</text:p>
              </table:table-cell>
              <table:table-cell office:value-type="float" office:value="0.152265111207962">
                <text:p>0.1522651112079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4618325198813">
                <text:p>0.0184618325198813</text:p>
              </table:table-cell>
              <table:table-cell office:value-type="float" office:value="0.0497945100069046">
                <text:p>0.0497945100069046</text:p>
              </table:table-cell>
              <table:table-cell office:value-type="float" office:value="0.0667048539552424">
                <text:p>0.0667048539552424</text:p>
              </table:table-cell>
              <table:table-cell office:value-type="float" office:value="0.0695856288075447">
                <text:p>0.0695856288075447</text:p>
              </table:table-cell>
              <table:table-cell office:value-type="float" office:value="0.150112195909023">
                <text:p>0.1501121959090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1228954099011">
                <text:p>0.0171228954099011</text:p>
              </table:table-cell>
              <table:table-cell office:value-type="float" office:value="0.0414560548961163">
                <text:p>0.0414560548961163</text:p>
              </table:table-cell>
              <table:table-cell office:value-type="float" office:value="0.0573757837216059">
                <text:p>0.0573757837216059</text:p>
              </table:table-cell>
              <table:table-cell office:value-type="float" office:value="0.0681762844324112">
                <text:p>0.0681762844324112</text:p>
              </table:table-cell>
              <table:table-cell office:value-type="float" office:value="0.151053304970264">
                <text:p>0.1510533049702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180390507757">
                <text:p>0.021180390507757</text:p>
              </table:table-cell>
              <table:table-cell office:value-type="float" office:value="0.035556249320507">
                <text:p>0.035556249320507</text:p>
              </table:table-cell>
              <table:table-cell office:value-type="float" office:value="0.0595567884544532">
                <text:p>0.0595567884544532</text:p>
              </table:table-cell>
              <table:table-cell office:value-type="float" office:value="0.07038813829422">
                <text:p>0.07038813829422</text:p>
              </table:table-cell>
              <table:table-cell office:value-type="float" office:value="0.156960785388947">
                <text:p>0.1569607853889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6599154980535">
                <text:p>0.0206599154980535</text:p>
              </table:table-cell>
              <table:table-cell office:value-type="float" office:value="0.0345801338553429">
                <text:p>0.0345801338553429</text:p>
              </table:table-cell>
              <table:table-cell office:value-type="float" office:value="0.0568606207768122">
                <text:p>0.0568606207768122</text:p>
              </table:table-cell>
              <table:table-cell office:value-type="float" office:value="0.0726716965436935">
                <text:p>0.0726716965436935</text:p>
              </table:table-cell>
              <table:table-cell office:value-type="float" office:value="0.14984230697155">
                <text:p>0.149842306971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4825248383216">
                <text:p>0.0174825248383216</text:p>
              </table:table-cell>
              <table:table-cell office:value-type="float" office:value="0.0382921099662781">
                <text:p>0.0382921099662781</text:p>
              </table:table-cell>
              <table:table-cell office:value-type="float" office:value="0.0589628331363201">
                <text:p>0.0589628331363201</text:p>
              </table:table-cell>
              <table:table-cell office:value-type="float" office:value="0.0649837777018547">
                <text:p>0.0649837777018547</text:p>
              </table:table-cell>
              <table:table-cell office:value-type="float" office:value="0.152223117649555">
                <text:p>0.1522231176495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059041866994">
                <text:p>0.0177059041866994</text:p>
              </table:table-cell>
              <table:table-cell office:value-type="float" office:value="0.0433080680668354">
                <text:p>0.0433080680668354</text:p>
              </table:table-cell>
              <table:table-cell office:value-type="float" office:value="0.0572805189424091">
                <text:p>0.0572805189424091</text:p>
              </table:table-cell>
              <table:table-cell office:value-type="float" office:value="0.0681491941213608">
                <text:p>0.0681491941213608</text:p>
              </table:table-cell>
              <table:table-cell office:value-type="float" office:value="0.151426544189453">
                <text:p>0.1514265441894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481307202912">
                <text:p>0.019481307202912</text:p>
              </table:table-cell>
              <table:table-cell office:value-type="float" office:value="0.0439503900706768">
                <text:p>0.0439503900706768</text:p>
              </table:table-cell>
              <table:table-cell office:value-type="float" office:value="0.0557796234885852">
                <text:p>0.0557796234885852</text:p>
              </table:table-cell>
              <table:table-cell office:value-type="float" office:value="0.0750283226370812">
                <text:p>0.0750283226370812</text:p>
              </table:table-cell>
              <table:table-cell office:value-type="float" office:value="0.153012792468071">
                <text:p>0.1530127924680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0966357391466">
                <text:p>0.0140966357391466</text:p>
              </table:table-cell>
              <table:table-cell office:value-type="float" office:value="0.0405364334583283">
                <text:p>0.0405364334583283</text:p>
              </table:table-cell>
              <table:table-cell office:value-type="float" office:value="0.0571907916002803">
                <text:p>0.0571907916002803</text:p>
              </table:table-cell>
              <table:table-cell office:value-type="float" office:value="0.0706290379166603">
                <text:p>0.0706290379166603</text:p>
              </table:table-cell>
              <table:table-cell office:value-type="float" office:value="0.148038731366396">
                <text:p>0.1480387313663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040268195632">
                <text:p>0.0177040268195632</text:p>
              </table:table-cell>
              <table:table-cell office:value-type="float" office:value="0.0392635948956013">
                <text:p>0.0392635948956013</text:p>
              </table:table-cell>
              <table:table-cell office:value-type="float" office:value="0.0618030226065053">
                <text:p>0.0618030226065053</text:p>
              </table:table-cell>
              <table:table-cell office:value-type="float" office:value="0.063360907137394">
                <text:p>0.063360907137394</text:p>
              </table:table-cell>
              <table:table-cell office:value-type="float" office:value="0.144283123612404">
                <text:p>0.1442831236124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8080407993891">
                <text:p>0.0168080407993891</text:p>
              </table:table-cell>
              <table:table-cell office:value-type="float" office:value="0.0421730242669582">
                <text:p>0.0421730242669582</text:p>
              </table:table-cell>
              <table:table-cell office:value-type="float" office:value="0.0610694802469677">
                <text:p>0.0610694802469677</text:p>
              </table:table-cell>
              <table:table-cell office:value-type="float" office:value="0.0701675266027451">
                <text:p>0.0701675266027451</text:p>
              </table:table-cell>
              <table:table-cell office:value-type="float" office:value="0.144498959481716">
                <text:p>0.1444989594817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584178202935">
                <text:p>0.017584178202935</text:p>
              </table:table-cell>
              <table:table-cell office:value-type="float" office:value="0.0428672879934311">
                <text:p>0.0428672879934311</text:p>
              </table:table-cell>
              <table:table-cell office:value-type="float" office:value="0.0585871235364013">
                <text:p>0.0585871235364013</text:p>
              </table:table-cell>
              <table:table-cell office:value-type="float" office:value="0.0709036141633987">
                <text:p>0.0709036141633987</text:p>
              </table:table-cell>
              <table:table-cell office:value-type="float" office:value="0.143870089501142">
                <text:p>0.1438700895011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5133218572939">
                <text:p>0.0175133218572939</text:p>
              </table:table-cell>
              <table:table-cell office:value-type="float" office:value="0.0420734845101833">
                <text:p>0.0420734845101833</text:p>
              </table:table-cell>
              <table:table-cell office:value-type="float" office:value="0.0681490695310964">
                <text:p>0.0681490695310964</text:p>
              </table:table-cell>
              <table:table-cell office:value-type="float" office:value="0.0698665603995323">
                <text:p>0.0698665603995323</text:p>
              </table:table-cell>
              <table:table-cell office:value-type="float" office:value="0.14774013787508">
                <text:p>0.14774013787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3928795514069">
                <text:p>0.0193928795514069</text:p>
              </table:table-cell>
              <table:table-cell office:value-type="float" office:value="0.0409508608281612">
                <text:p>0.0409508608281612</text:p>
              </table:table-cell>
              <table:table-cell office:value-type="float" office:value="0.0567401428189543">
                <text:p>0.0567401428189543</text:p>
              </table:table-cell>
              <table:table-cell office:value-type="float" office:value="0.0671241581439972">
                <text:p>0.0671241581439972</text:p>
              </table:table-cell>
              <table:table-cell office:value-type="float" office:value="0.146045768260956">
                <text:p>0.1460457682609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5167541380305">
                <text:p>0.0195167541380305</text:p>
              </table:table-cell>
              <table:table-cell office:value-type="float" office:value="0.0410653129220009">
                <text:p>0.0410653129220009</text:p>
              </table:table-cell>
              <table:table-cell office:value-type="float" office:value="0.05431744746036">
                <text:p>0.05431744746036</text:p>
              </table:table-cell>
              <table:table-cell office:value-type="float" office:value="0.0638184621930122">
                <text:p>0.0638184621930122</text:p>
              </table:table-cell>
              <table:table-cell office:value-type="float" office:value="0.145527075529099">
                <text:p>0.1455270755290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117749481412">
                <text:p>0.0177117749481412</text:p>
              </table:table-cell>
              <table:table-cell office:value-type="float" office:value="0.038525328040123">
                <text:p>0.038525328040123</text:p>
              </table:table-cell>
              <table:table-cell office:value-type="float" office:value="0.053801038612922">
                <text:p>0.053801038612922</text:p>
              </table:table-cell>
              <table:table-cell office:value-type="float" office:value="0.0684514045715332">
                <text:p>0.0684514045715332</text:p>
              </table:table-cell>
              <table:table-cell office:value-type="float" office:value="0.14111722946167">
                <text:p>0.141117229461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167024791103">
                <text:p>0.0177167024791103</text:p>
              </table:table-cell>
              <table:table-cell office:value-type="float" office:value="0.0381329096853733">
                <text:p>0.0381329096853733</text:p>
              </table:table-cell>
              <table:table-cell office:value-type="float" office:value="0.0571115530199475">
                <text:p>0.0571115530199475</text:p>
              </table:table-cell>
              <table:table-cell office:value-type="float" office:value="0.0666664987802506">
                <text:p>0.0666664987802506</text:p>
              </table:table-cell>
              <table:table-cell office:value-type="float" office:value="0.13991006731987">
                <text:p>0.139910067319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7489609395541">
                <text:p>0.0167489609395541</text:p>
              </table:table-cell>
              <table:table-cell office:value-type="float" office:value="0.0392575934529305">
                <text:p>0.0392575934529305</text:p>
              </table:table-cell>
              <table:table-cell office:value-type="float" office:value="0.0518666613433096">
                <text:p>0.0518666613433096</text:p>
              </table:table-cell>
              <table:table-cell office:value-type="float" office:value="0.0664939507842064">
                <text:p>0.0664939507842064</text:p>
              </table:table-cell>
              <table:table-cell office:value-type="float" office:value="0.143976699411869">
                <text:p>0.1439766994118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8780147897793">
                <text:p>0.0178780147897793</text:p>
              </table:table-cell>
              <table:table-cell office:value-type="float" office:value="0.040712371468544">
                <text:p>0.040712371468544</text:p>
              </table:table-cell>
              <table:table-cell office:value-type="float" office:value="0.0583630274567339">
                <text:p>0.0583630274567339</text:p>
              </table:table-cell>
              <table:table-cell office:value-type="float" office:value="0.0670254081487656">
                <text:p>0.0670254081487656</text:p>
              </table:table-cell>
              <table:table-cell office:value-type="float" office:value="0.138850652724505">
                <text:p>0.1388506527245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6952534047542">
                <text:p>0.0216952534047542</text:p>
              </table:table-cell>
              <table:table-cell office:value-type="float" office:value="0.0403407663106918">
                <text:p>0.0403407663106918</text:p>
              </table:table-cell>
              <table:table-cell office:value-type="float" office:value="0.0533288791775703">
                <text:p>0.0533288791775703</text:p>
              </table:table-cell>
              <table:table-cell office:value-type="float" office:value="0.0656076073646545">
                <text:p>0.0656076073646545</text:p>
              </table:table-cell>
              <table:table-cell office:value-type="float" office:value="0.137996075749397">
                <text:p>0.137996075749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5225432102718">
                <text:p>0.0175225432102718</text:p>
              </table:table-cell>
              <table:table-cell office:value-type="float" office:value="0.038995523005724">
                <text:p>0.038995523005724</text:p>
              </table:table-cell>
              <table:table-cell office:value-type="float" office:value="0.0550280308557881">
                <text:p>0.0550280308557881</text:p>
              </table:table-cell>
              <table:table-cell office:value-type="float" office:value="0.0675912499427795">
                <text:p>0.0675912499427795</text:p>
              </table:table-cell>
              <table:table-cell office:value-type="float" office:value="0.137088013738394">
                <text:p>0.1370880137383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405411847503">
                <text:p>0.017405411847503</text:p>
              </table:table-cell>
              <table:table-cell office:value-type="float" office:value="0.0390352942049503">
                <text:p>0.0390352942049503</text:p>
              </table:table-cell>
              <table:table-cell office:value-type="float" office:value="0.0565221769114335">
                <text:p>0.0565221769114335</text:p>
              </table:table-cell>
              <table:table-cell office:value-type="float" office:value="0.0670959502458572">
                <text:p>0.0670959502458572</text:p>
              </table:table-cell>
              <table:table-cell office:value-type="float" office:value="0.137544094473124">
                <text:p>0.1375440944731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8963744959223">
                <text:p>0.0178963744959223</text:p>
              </table:table-cell>
              <table:table-cell office:value-type="float" office:value="0.0390561074018478">
                <text:p>0.0390561074018478</text:p>
              </table:table-cell>
              <table:table-cell office:value-type="float" office:value="0.0604967069294718">
                <text:p>0.0604967069294718</text:p>
              </table:table-cell>
              <table:table-cell office:value-type="float" office:value="0.0626641511917114">
                <text:p>0.0626641511917114</text:p>
              </table:table-cell>
              <table:table-cell office:value-type="float" office:value="0.137486443519592">
                <text:p>0.1374864435195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7778806384776">
                <text:p>0.018777880638477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20403757691383">
                <text:p>0.0520403757691383</text:p>
              </table:table-cell>
              <table:table-cell office:value-type="float" office:value="0.0728544369339943">
                <text:p>0.0728544369339943</text:p>
              </table:table-cell>
              <table:table-cell office:value-type="float" office:value="0.137637110203505">
                <text:p>0.1376371102035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4700371940015">
                <text:p>0.016470037194001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65665633314186">
                <text:p>0.0565665633314186</text:p>
              </table:table-cell>
              <table:table-cell office:value-type="float" office:value="0.0642045587301254">
                <text:p>0.0642045587301254</text:p>
              </table:table-cell>
              <table:table-cell office:value-type="float" office:value="0.13569305613637">
                <text:p>0.135693056136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543720444051">
                <text:p>0.016254372044405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38513792885675">
                <text:p>0.0538513792885675</text:p>
              </table:table-cell>
              <table:table-cell office:value-type="float" office:value="0.0613589510321617">
                <text:p>0.0613589510321617</text:p>
              </table:table-cell>
              <table:table-cell office:value-type="float" office:value="0.138042158484459">
                <text:p>0.1380421584844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0193835115635">
                <text:p>0.017019383511563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2472403479947">
                <text:p>0.052472403479947</text:p>
              </table:table-cell>
              <table:table-cell office:value-type="float" office:value="0.0735634565353394">
                <text:p>0.0735634565353394</text:p>
              </table:table-cell>
              <table:table-cell office:value-type="float" office:value="0.136559893786907">
                <text:p>0.1365598937869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7896710336208">
                <text:p>0.016789671033620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9228590461943">
                <text:p>0.0509228590461943</text:p>
              </table:table-cell>
              <table:table-cell office:value-type="float" office:value="0.0624285563826561">
                <text:p>0.0624285563826561</text:p>
              </table:table-cell>
              <table:table-cell office:value-type="float" office:value="0.134539799541235">
                <text:p>0.1345397995412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0273624472397">
                <text:p>0.018027362447239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20251600278748">
                <text:p>0.0520251600278748</text:p>
              </table:table-cell>
              <table:table-cell office:value-type="float" office:value="0.0625545531511307">
                <text:p>0.0625545531511307</text:p>
              </table:table-cell>
              <table:table-cell office:value-type="float" office:value="0.13740512907505">
                <text:p>0.137405129075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6038448794634">
                <text:p>0.017603844879463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54964977006118">
                <text:p>0.0554964977006118</text:p>
              </table:table-cell>
              <table:table-cell office:value-type="float" office:value="0.0684501379728317">
                <text:p>0.0684501379728317</text:p>
              </table:table-cell>
              <table:table-cell office:value-type="float" office:value="0.14094251960516">
                <text:p>0.140942519605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249800556233">
                <text:p>0.01724980055623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22953586445914">
                <text:p>0.0522953586445914</text:p>
              </table:table-cell>
              <table:table-cell office:value-type="float" office:value="0.0641998872160912">
                <text:p>0.0641998872160912</text:p>
              </table:table-cell>
              <table:table-cell office:value-type="float" office:value="0.135876906812191">
                <text:p>0.1358769068121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5658348571479">
                <text:p>0.016565834857147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3383547895485">
                <text:p>0.0503383547895485</text:p>
              </table:table-cell>
              <table:table-cell office:value-type="float" office:value="0.064249612390995">
                <text:p>0.064249612390995</text:p>
              </table:table-cell>
              <table:table-cell office:value-type="float" office:value="0.136479773521423">
                <text:p>0.1364797735214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3798126221516">
                <text:p>0.016379812622151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7781080537372">
                <text:p>0.0477781080537372</text:p>
              </table:table-cell>
              <table:table-cell office:value-type="float" office:value="0.065401703119278">
                <text:p>0.065401703119278</text:p>
              </table:table-cell>
              <table:table-cell office:value-type="float" office:value="0.136376908123493">
                <text:p>0.1363769081234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9132526518831">
                <text:p>0.018913252651883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510097708967">
                <text:p>0.050510097708967</text:p>
              </table:table-cell>
              <table:table-cell office:value-type="float" office:value="0.0721292421221733">
                <text:p>0.0721292421221733</text:p>
              </table:table-cell>
              <table:table-cell office:value-type="float" office:value="0.130201409310102">
                <text:p>0.1302014093101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8039476443389">
                <text:p>0.016803947644338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6768244471815">
                <text:p>0.0476768244471815</text:p>
              </table:table-cell>
              <table:table-cell office:value-type="float" office:value="0.0598524212837219">
                <text:p>0.0598524212837219</text:p>
              </table:table-cell>
              <table:table-cell office:value-type="float" office:value="0.130226961821318">
                <text:p>0.1302269618213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4163961765268">
                <text:p>0.019416396176526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6624468101396">
                <text:p>0.0496624468101396</text:p>
              </table:table-cell>
              <table:table-cell office:value-type="float" office:value="0.0626651644706726">
                <text:p>0.0626651644706726</text:p>
              </table:table-cell>
              <table:table-cell office:value-type="float" office:value="0.132432307451963">
                <text:p>0.132432307451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3261525979411">
                <text:p>0.017326152597941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4947698381212">
                <text:p>0.0494947698381212</text:p>
              </table:table-cell>
              <table:table-cell office:value-type="float" office:value="0.0670762211084366">
                <text:p>0.0670762211084366</text:p>
              </table:table-cell>
              <table:table-cell office:value-type="float" office:value="0.12853553161025">
                <text:p>0.128535531610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8537546568186">
                <text:p>0.016853754656818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4745555420717">
                <text:p>0.0504745555420717</text:p>
              </table:table-cell>
              <table:table-cell office:value-type="float" office:value="0.0623450912535191">
                <text:p>0.0623450912535191</text:p>
              </table:table-cell>
              <table:table-cell office:value-type="float" office:value="0.130042329728603">
                <text:p>0.1300423297286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4095972359962">
                <text:p>0.016409597235996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9490616685814">
                <text:p>0.0469490616685814</text:p>
              </table:table-cell>
              <table:table-cell office:value-type="float" office:value="0.07048100233078">
                <text:p>0.07048100233078</text:p>
              </table:table-cell>
              <table:table-cell office:value-type="float" office:value="0.133482595682144">
                <text:p>0.133482595682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721325790916">
                <text:p>0.016272132579091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93601328631242">
                <text:p>0.0593601328631242</text:p>
              </table:table-cell>
              <table:table-cell office:value-type="float" office:value="0.064697876572609">
                <text:p>0.064697876572609</text:p>
              </table:table-cell>
              <table:table-cell office:value-type="float" office:value="0.128946523815393">
                <text:p>0.1289465238153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39051436045334">
                <text:p>0.023905143604533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44597676230802">
                <text:p>0.0544597676230802</text:p>
              </table:table-cell>
              <table:table-cell office:value-type="float" office:value="0.0581520013511181">
                <text:p>0.0581520013511181</text:p>
              </table:table-cell>
              <table:table-cell office:value-type="float" office:value="0.129523640871048">
                <text:p>0.1295236408710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95452440064">
                <text:p>0.02149545244006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7211276259687">
                <text:p>0.0487211276259687</text:p>
              </table:table-cell>
              <table:table-cell office:value-type="float" office:value="0.0705837309360504">
                <text:p>0.0705837309360504</text:p>
              </table:table-cell>
              <table:table-cell office:value-type="float" office:value="0.13506232842803">
                <text:p>0.135062328428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0822785496558">
                <text:p>0.017082278549655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4200355476803">
                <text:p>0.0494200355476803</text:p>
              </table:table-cell>
              <table:table-cell office:value-type="float" office:value="0.063188761472702">
                <text:p>0.063188761472702</text:p>
              </table:table-cell>
              <table:table-cell office:value-type="float" office:value="0.129509194493294">
                <text:p>0.1295091944932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5120367805853">
                <text:p>0.016512036780585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8558346662256">
                <text:p>0.0458558346662256</text:p>
              </table:table-cell>
              <table:table-cell office:value-type="float" office:value="0.0598538741469383">
                <text:p>0.0598538741469383</text:p>
              </table:table-cell>
              <table:table-cell office:value-type="float" office:value="0.128395185321569">
                <text:p>0.1283951853215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9289927812745">
                <text:p>0.016928992781274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0649735762013">
                <text:p>0.0490649735762013</text:p>
              </table:table-cell>
              <table:table-cell office:value-type="float" office:value="0.071564108133316">
                <text:p>0.071564108133316</text:p>
              </table:table-cell>
              <table:table-cell office:value-type="float" office:value="0.125866937339306">
                <text:p>0.125866937339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494921931744">
                <text:p>0.01649492193174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7547981275453">
                <text:p>0.0467547981275453</text:p>
              </table:table-cell>
              <table:table-cell office:value-type="float" office:value="0.0636563524603844">
                <text:p>0.0636563524603844</text:p>
              </table:table-cell>
              <table:table-cell office:value-type="float" office:value="0.123712927997112">
                <text:p>0.1237129279971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98367579022821">
                <text:p>0.029836757902282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2387794786029">
                <text:p>0.0492387794786029</text:p>
              </table:table-cell>
              <table:table-cell office:value-type="float" office:value="0.0570406094193459">
                <text:p>0.0570406094193459</text:p>
              </table:table-cell>
              <table:table-cell office:value-type="float" office:value="0.124966795444489">
                <text:p>0.1249667954444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7588848627628">
                <text:p>0.015758884862762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6662640770276">
                <text:p>0.0476662640770276</text:p>
              </table:table-cell>
              <table:table-cell office:value-type="float" office:value="0.062303613871336">
                <text:p>0.062303613871336</text:p>
              </table:table-cell>
              <table:table-cell office:value-type="float" office:value="0.124265718013048">
                <text:p>0.1242657180130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4853550342751">
                <text:p>0.018485355034275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5265603098605">
                <text:p>0.0475265603098605</text:p>
              </table:table-cell>
              <table:table-cell office:value-type="float" office:value="0.0751691088080406">
                <text:p>0.0751691088080406</text:p>
              </table:table-cell>
              <table:table-cell office:value-type="float" office:value="0.122814861685038">
                <text:p>0.1228148616850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19681220842">
                <text:p>0.01621968122084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3665372398165">
                <text:p>0.0453665372398165</text:p>
              </table:table-cell>
              <table:table-cell office:value-type="float" office:value="0.0606394000351429">
                <text:p>0.0606394000351429</text:p>
              </table:table-cell>
              <table:table-cell office:value-type="float" office:value="0.123022871911526">
                <text:p>0.1230228719115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441431077144">
                <text:p>0.016244143107714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9971427056525">
                <text:p>0.0479971427056525</text:p>
              </table:table-cell>
              <table:table-cell office:value-type="float" office:value="0.0567432157695293">
                <text:p>0.0567432157695293</text:p>
              </table:table-cell>
              <table:table-cell office:value-type="float" office:value="0.133726388067007">
                <text:p>0.133726388067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842753282499">
                <text:p>0.01784275328249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7493173546261">
                <text:p>0.0477493173546261</text:p>
              </table:table-cell>
              <table:table-cell office:value-type="float" office:value="0.0632131174206734">
                <text:p>0.0632131174206734</text:p>
              </table:table-cell>
              <table:table-cell office:value-type="float" office:value="0.128137035816908">
                <text:p>0.1281370358169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0636052560874">
                <text:p>0.017063605256087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2407929201921">
                <text:p>0.0462407929201921</text:p>
              </table:table-cell>
              <table:table-cell office:value-type="float" office:value="0.0639884918928146">
                <text:p>0.0639884918928146</text:p>
              </table:table-cell>
              <table:table-cell office:value-type="float" office:value="0.125945810228586">
                <text:p>0.1259458102285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5753595261746">
                <text:p>0.016575359526174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639477595686913">
                <text:p>0.0639477595686913</text:p>
              </table:table-cell>
              <table:table-cell office:value-type="float" office:value="0.0612427145242691">
                <text:p>0.0612427145242691</text:p>
              </table:table-cell>
              <table:table-cell office:value-type="float" office:value="0.121322736740112">
                <text:p>0.1213227367401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068284611773">
                <text:p>0.015806828461177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6134750147661">
                <text:p>0.0486134750147661</text:p>
              </table:table-cell>
              <table:table-cell office:value-type="float" office:value="0.0622761957347393">
                <text:p>0.0622761957347393</text:p>
              </table:table-cell>
              <table:table-cell office:value-type="float" office:value="0.121869101673365">
                <text:p>0.1218691016733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713163347524">
                <text:p>0.015071316334752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6626509163115">
                <text:p>0.0486626509163115</text:p>
              </table:table-cell>
              <table:table-cell office:value-type="float" office:value="0.0625044330954552">
                <text:p>0.0625044330954552</text:p>
              </table:table-cell>
              <table:table-cell office:value-type="float" office:value="0.122073428928852">
                <text:p>0.1220734289288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781037925838">
                <text:p>0.016278103792583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7485172450543">
                <text:p>0.0477485172450543</text:p>
              </table:table-cell>
              <table:table-cell office:value-type="float" office:value="0.061891682446003">
                <text:p>0.061891682446003</text:p>
              </table:table-cell>
              <table:table-cell office:value-type="float" office:value="0.132342402487993">
                <text:p>0.1323424024879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7285375480345">
                <text:p>0.015728537548034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225535829862">
                <text:p>0.045225535829862</text:p>
              </table:table-cell>
              <table:table-cell office:value-type="float" office:value="0.0627350062131882">
                <text:p>0.0627350062131882</text:p>
              </table:table-cell>
              <table:table-cell office:value-type="float" office:value="0.124498457163572">
                <text:p>0.1244984571635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3385536422984">
                <text:p>0.016338553642298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9018541342682">
                <text:p>0.0429018541342682</text:p>
              </table:table-cell>
              <table:table-cell office:value-type="float" office:value="0.0600730776786804">
                <text:p>0.0600730776786804</text:p>
              </table:table-cell>
              <table:table-cell office:value-type="float" office:value="0.120264315009117">
                <text:p>0.120264315009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2716153630816">
                <text:p>0.018271615363081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699303713109758">
                <text:p>0.0699303713109758</text:p>
              </table:table-cell>
              <table:table-cell office:value-type="float" office:value="0.0620690174400806">
                <text:p>0.0620690174400806</text:p>
              </table:table-cell>
              <table:table-cell office:value-type="float" office:value="0.118584739416838">
                <text:p>0.1185847394168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676414174062">
                <text:p>0.017767641417406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088818874624">
                <text:p>0.046088818874624</text:p>
              </table:table-cell>
              <table:table-cell office:value-type="float" office:value="0.0634697377681732">
                <text:p>0.0634697377681732</text:p>
              </table:table-cell>
              <table:table-cell office:value-type="float" office:value="0.118831349015236">
                <text:p>0.1188313490152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528743659767">
                <text:p>0.01552874365976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2346274356047">
                <text:p>0.0492346274356047</text:p>
              </table:table-cell>
              <table:table-cell office:value-type="float" office:value="0.0633177980780602">
                <text:p>0.0633177980780602</text:p>
              </table:table-cell>
              <table:table-cell office:value-type="float" office:value="0.118468196392059">
                <text:p>0.1184681963920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183327076719">
                <text:p>0.01618332707671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338921662834">
                <text:p>0.045338921662834</text:p>
              </table:table-cell>
              <table:table-cell office:value-type="float" office:value="0.0580768175423145">
                <text:p>0.0580768175423145</text:p>
              </table:table-cell>
              <table:table-cell office:value-type="float" office:value="0.117211993485689">
                <text:p>0.1172119934856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9579425515538">
                <text:p>0.015957942551553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5267442199919">
                <text:p>0.0445267442199919</text:p>
              </table:table-cell>
              <table:table-cell office:value-type="float" office:value="0.0622335150837898">
                <text:p>0.0622335150837898</text:p>
              </table:table-cell>
              <table:table-cell office:value-type="float" office:value="0.117805686891079">
                <text:p>0.1178056868910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0856928442578">
                <text:p>0.016085692844257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3220063183043">
                <text:p>0.0463220063183043</text:p>
              </table:table-cell>
              <table:table-cell office:value-type="float" office:value="0.0628240332007408">
                <text:p>0.0628240332007408</text:p>
              </table:table-cell>
              <table:table-cell office:value-type="float" office:value="0.111830922961235">
                <text:p>0.1118309229612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528690964152">
                <text:p>0.015852869096415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7439086039861">
                <text:p>0.0487439086039861</text:p>
              </table:table-cell>
              <table:table-cell office:value-type="float" office:value="0.058217991143465">
                <text:p>0.058217991143465</text:p>
              </table:table-cell>
              <table:table-cell office:value-type="float" office:value="0.11247938990593">
                <text:p>0.112479389905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65996313389">
                <text:p>0.01546599631338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3500777085622">
                <text:p>0.0443500777085622</text:p>
              </table:table-cell>
              <table:table-cell office:value-type="float" office:value="0.0603859089314938">
                <text:p>0.0603859089314938</text:p>
              </table:table-cell>
              <table:table-cell office:value-type="float" office:value="0.117303654700518">
                <text:p>0.1173036547005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9946710404714">
                <text:p>0.016994671040471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5125836498208">
                <text:p>0.0425125836498208</text:p>
              </table:table-cell>
              <table:table-cell office:value-type="float" office:value="0.0615106336772442">
                <text:p>0.0615106336772442</text:p>
              </table:table-cell>
              <table:table-cell office:value-type="float" office:value="0.114520519673824">
                <text:p>0.1145205196738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117831897359">
                <text:p>0.015811783189735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7814750605159">
                <text:p>0.0437814750605159</text:p>
              </table:table-cell>
              <table:table-cell office:value-type="float" office:value="0.0597796179354191">
                <text:p>0.0597796179354191</text:p>
              </table:table-cell>
              <table:table-cell office:value-type="float" office:value="0.114921712130308">
                <text:p>0.1149217121303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051386699494">
                <text:p>0.015405138669949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8546733326382">
                <text:p>0.0428546733326382</text:p>
              </table:table-cell>
              <table:table-cell office:value-type="float" office:value="0.0613749697804451">
                <text:p>0.0613749697804451</text:p>
              </table:table-cell>
              <table:table-cell office:value-type="float" office:value="0.132805617749691">
                <text:p>0.1328056177496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0560356893811">
                <text:p>0.016056035689381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7090053757032">
                <text:p>0.0427090053757032</text:p>
              </table:table-cell>
              <table:table-cell office:value-type="float" office:value="0.0599153153598309">
                <text:p>0.0599153153598309</text:p>
              </table:table-cell>
              <table:table-cell office:value-type="float" office:value="0.117188263833523">
                <text:p>0.1171882638335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774131370532">
                <text:p>0.015877413137053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6592531667815">
                <text:p>0.0456592531667815</text:p>
              </table:table-cell>
              <table:table-cell office:value-type="float" office:value="0.0635868459939957">
                <text:p>0.0635868459939957</text:p>
              </table:table-cell>
              <table:table-cell office:value-type="float" office:value="0.112883329838514">
                <text:p>0.1128833298385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4721703906941">
                <text:p>0.016472170390694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3880331648721">
                <text:p>0.0413880331648721</text:p>
              </table:table-cell>
              <table:table-cell office:value-type="float" office:value="0.0586093291640282">
                <text:p>0.0586093291640282</text:p>
              </table:table-cell>
              <table:table-cell office:value-type="float" office:value="0.115906145572662">
                <text:p>0.1159061455726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7678227329343">
                <text:p>0.015767822732934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7902477052477">
                <text:p>0.0437902477052477</text:p>
              </table:table-cell>
              <table:table-cell office:value-type="float" office:value="0.0583565048873425">
                <text:p>0.0583565048873425</text:p>
              </table:table-cell>
              <table:table-cell office:value-type="float" office:value="0.113548950850964">
                <text:p>0.1135489508509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085309255163">
                <text:p>0.015308530925516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3326647447215">
                <text:p>0.0473326647447215</text:p>
              </table:table-cell>
              <table:table-cell office:value-type="float" office:value="0.0612083151936531">
                <text:p>0.0612083151936531</text:p>
              </table:table-cell>
              <table:table-cell office:value-type="float" office:value="0.114086996912956">
                <text:p>0.1140869969129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1118015508271">
                <text:p>0.015111801550827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1062392890453">
                <text:p>0.0431062392890453</text:p>
              </table:table-cell>
              <table:table-cell office:value-type="float" office:value="0.0604876689612866">
                <text:p>0.0604876689612866</text:p>
              </table:table-cell>
              <table:table-cell office:value-type="float" office:value="0.117751009017229">
                <text:p>0.1177510090172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286256857178">
                <text:p>0.01528625685717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3649041222201">
                <text:p>0.0403649041222201</text:p>
              </table:table-cell>
              <table:table-cell office:value-type="float" office:value="0.0584227629005909">
                <text:p>0.0584227629005909</text:p>
              </table:table-cell>
              <table:table-cell office:value-type="float" office:value="0.115006347745657">
                <text:p>0.1150063477456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911890735735">
                <text:p>0.016291189073573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1632991466257">
                <text:p>0.0431632991466257</text:p>
              </table:table-cell>
              <table:table-cell office:value-type="float" office:value="0.0608393363654614">
                <text:p>0.0608393363654614</text:p>
              </table:table-cell>
              <table:table-cell office:value-type="float" office:value="0.117096937596798">
                <text:p>0.1170969375967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5650551982776">
                <text:p>0.015565055198277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150070183807">
                <text:p>0.044150070183807</text:p>
              </table:table-cell>
              <table:table-cell office:value-type="float" office:value="0.0618282407522202">
                <text:p>0.0618282407522202</text:p>
              </table:table-cell>
              <table:table-cell office:value-type="float" office:value="0.113425842374563">
                <text:p>0.1134258423745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5056821644199">
                <text:p>0.015505682164419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4554940329658">
                <text:p>0.0414554940329658</text:p>
              </table:table-cell>
              <table:table-cell office:value-type="float" office:value="0.0566835850477219">
                <text:p>0.0566835850477219</text:p>
              </table:table-cell>
              <table:table-cell office:value-type="float" office:value="0.112742721438408">
                <text:p>0.1127427214384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128743442849">
                <text:p>0.015312874344284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71001192761792">
                <text:p>0.0571001192761792</text:p>
              </table:table-cell>
              <table:table-cell office:value-type="float" office:value="0.0588458515703678">
                <text:p>0.0588458515703678</text:p>
              </table:table-cell>
              <table:table-cell office:value-type="float" office:value="0.111001060307026">
                <text:p>0.1110010603070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2971673657497">
                <text:p>0.021297167365749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102177179522">
                <text:p>0.050102177179522</text:p>
              </table:table-cell>
              <table:table-cell office:value-type="float" office:value="0.061106763780117">
                <text:p>0.061106763780117</text:p>
              </table:table-cell>
              <table:table-cell office:value-type="float" office:value="0.110912670791149">
                <text:p>0.1109126707911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927705954498">
                <text:p>0.014692770595449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2072045471933">
                <text:p>0.0442072045471933</text:p>
              </table:table-cell>
              <table:table-cell office:value-type="float" office:value="0.0589648559689522">
                <text:p>0.0589648559689522</text:p>
              </table:table-cell>
              <table:table-cell office:value-type="float" office:value="0.110810865461826">
                <text:p>0.1108108654618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185744221809">
                <text:p>0.015318574422180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5230223271582">
                <text:p>0.0425230223271582</text:p>
              </table:table-cell>
              <table:table-cell office:value-type="float" office:value="0.0587822683155537">
                <text:p>0.0587822683155537</text:p>
              </table:table-cell>
              <table:table-cell office:value-type="float" office:value="0.111014963686466">
                <text:p>0.1110149636864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29404365187">
                <text:p>0.01532940436518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8201631142034">
                <text:p>0.0418201631142034</text:p>
              </table:table-cell>
              <table:table-cell office:value-type="float" office:value="0.0597318038344383">
                <text:p>0.0597318038344383</text:p>
              </table:table-cell>
              <table:table-cell office:value-type="float" office:value="0.104199272841215">
                <text:p>0.1041992728412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9925564451894">
                <text:p>0.015992556445189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2355259027746">
                <text:p>0.0432355259027746</text:p>
              </table:table-cell>
              <table:table-cell office:value-type="float" office:value="0.0591138191521168">
                <text:p>0.0591138191521168</text:p>
              </table:table-cell>
              <table:table-cell office:value-type="float" office:value="0.11705963358283">
                <text:p>0.117059633582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445384094423">
                <text:p>0.015444538409442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994913412465">
                <text:p>0.045994913412465</text:p>
              </table:table-cell>
              <table:table-cell office:value-type="float" office:value="0.0609729029238224">
                <text:p>0.0609729029238224</text:p>
              </table:table-cell>
              <table:table-cell office:value-type="float" office:value="0.109808039963245">
                <text:p>0.1098080399632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416377717483">
                <text:p>0.015441637771748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0747407178084">
                <text:p>0.0430747407178084</text:p>
              </table:table-cell>
              <table:table-cell office:value-type="float" office:value="0.0591051839292049">
                <text:p>0.0591051839292049</text:p>
              </table:table-cell>
              <table:table-cell office:value-type="float" office:value="0.109222879260778">
                <text:p>0.1092228792607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245738135842">
                <text:p>0.021424573813584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7580750981967">
                <text:p>0.0477580750981967</text:p>
              </table:table-cell>
              <table:table-cell office:value-type="float" office:value="0.0554811470210552">
                <text:p>0.0554811470210552</text:p>
              </table:table-cell>
              <table:table-cell office:value-type="float" office:value="0.108668207675219">
                <text:p>0.1086682076752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7699580476102">
                <text:p>0.014769958047610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534853435225">
                <text:p>0.042534853435225</text:p>
              </table:table-cell>
              <table:table-cell office:value-type="float" office:value="0.0591774024069309">
                <text:p>0.0591774024069309</text:p>
              </table:table-cell>
              <table:table-cell office:value-type="float" office:value="0.110630706995726">
                <text:p>0.1106307069957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290633489773">
                <text:p>0.015429063348977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5634038183424">
                <text:p>0.0385634038183424</text:p>
              </table:table-cell>
              <table:table-cell office:value-type="float" office:value="0.0592414028942585">
                <text:p>0.0592414028942585</text:p>
              </table:table-cell>
              <table:table-cell office:value-type="float" office:value="0.108970966041088">
                <text:p>0.1089709660410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3572481636977">
                <text:p>0.016357248163697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5368238290151">
                <text:p>0.0395368238290151</text:p>
              </table:table-cell>
              <table:table-cell office:value-type="float" office:value="0.0586423054337502">
                <text:p>0.0586423054337502</text:p>
              </table:table-cell>
              <table:table-cell office:value-type="float" office:value="0.106817334890366">
                <text:p>0.1068173348903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475056040005">
                <text:p>0.021447505604000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3012993865543">
                <text:p>0.0393012993865543</text:p>
              </table:table-cell>
              <table:table-cell office:value-type="float" office:value="0.0648885816335678">
                <text:p>0.0648885816335678</text:p>
              </table:table-cell>
              <table:table-cell office:value-type="float" office:value="0.106795567274094">
                <text:p>0.1067955672740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0947570316407">
                <text:p>0.016094757031640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6953805055883">
                <text:p>0.0386953805055883</text:p>
              </table:table-cell>
              <table:table-cell office:value-type="float" office:value="0.0599788650870323">
                <text:p>0.0599788650870323</text:p>
              </table:table-cell>
              <table:table-cell office:value-type="float" office:value="0.106979337185621">
                <text:p>0.1069793371856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8219305355056">
                <text:p>0.014821930535505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032292690542">
                <text:p>0.043032292690542</text:p>
              </table:table-cell>
              <table:table-cell office:value-type="float" office:value="0.0529610700905323">
                <text:p>0.0529610700905323</text:p>
              </table:table-cell>
              <table:table-cell office:value-type="float" office:value="0.111406267434359">
                <text:p>0.1114062674343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830993663297">
                <text:p>0.014683099366329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7894168098768">
                <text:p>0.0377894168098768</text:p>
              </table:table-cell>
              <table:table-cell office:value-type="float" office:value="0.0638918951153755">
                <text:p>0.0638918951153755</text:p>
              </table:table-cell>
              <table:table-cell office:value-type="float" office:value="0.107422591149807">
                <text:p>0.1074225911498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1658217697922">
                <text:p>0.014165821769792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2335135903623">
                <text:p>0.0392335135903623</text:p>
              </table:table-cell>
              <table:table-cell office:value-type="float" office:value="0.0579134374856949">
                <text:p>0.0579134374856949</text:p>
              </table:table-cell>
              <table:table-cell office:value-type="float" office:value="0.105636727511883">
                <text:p>0.1056367275118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2891976720512">
                <text:p>0.015289197672051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4420201149252">
                <text:p>0.0404420201149252</text:p>
              </table:table-cell>
              <table:table-cell office:value-type="float" office:value="0.053194772452116">
                <text:p>0.053194772452116</text:p>
              </table:table-cell>
              <table:table-cell office:value-type="float" office:value="0.103154344409704">
                <text:p>0.1031543444097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4983325912598">
                <text:p>0.017498332591259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5799310174253">
                <text:p>0.0445799310174253</text:p>
              </table:table-cell>
              <table:table-cell office:value-type="float" office:value="0.0697793513536453">
                <text:p>0.0697793513536453</text:p>
              </table:table-cell>
              <table:table-cell office:value-type="float" office:value="0.107311267256737">
                <text:p>0.1073112672567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853076254098">
                <text:p>0.015085307625409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7519245743752">
                <text:p>0.0397519245743752</text:p>
              </table:table-cell>
              <table:table-cell office:value-type="float" office:value="0.0541572831571102">
                <text:p>0.0541572831571102</text:p>
              </table:table-cell>
              <table:table-cell office:value-type="float" office:value="0.106157982796431">
                <text:p>0.1061579827964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0732559798431">
                <text:p>0.016073255979843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4924854238828">
                <text:p>0.0394924854238828</text:p>
              </table:table-cell>
              <table:table-cell office:value-type="float" office:value="0.0546932443976402">
                <text:p>0.0546932443976402</text:p>
              </table:table-cell>
              <table:table-cell office:value-type="float" office:value="0.107420706450939">
                <text:p>0.1074207064509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501820357206">
                <text:p>0.01450182035720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8595955537425">
                <text:p>0.0458595955537425</text:p>
              </table:table-cell>
              <table:table-cell office:value-type="float" office:value="0.0607878491282463">
                <text:p>0.0607878491282463</text:p>
              </table:table-cell>
              <table:table-cell office:value-type="float" office:value="0.10391583815217">
                <text:p>0.103915838152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1235363510851">
                <text:p>0.015123536351085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7262394825618">
                <text:p>0.0407262394825618</text:p>
              </table:table-cell>
              <table:table-cell office:value-type="float" office:value="0.0573472902178764">
                <text:p>0.0573472902178764</text:p>
              </table:table-cell>
              <table:table-cell office:value-type="float" office:value="0.104470071941614">
                <text:p>0.1044700719416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4779211204353">
                <text:p>0.014477921120435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2708388864994">
                <text:p>0.0402708388864994</text:p>
              </table:table-cell>
              <table:table-cell office:value-type="float" office:value="0.0635339096188545">
                <text:p>0.0635339096188545</text:p>
              </table:table-cell>
              <table:table-cell office:value-type="float" office:value="0.108328830301762">
                <text:p>0.1083288303017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9791766669019">
                <text:p>0.014979176666901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4787034624153">
                <text:p>0.0404787034624153</text:p>
              </table:table-cell>
              <table:table-cell office:value-type="float" office:value="0.0565347522497177">
                <text:p>0.0565347522497177</text:p>
              </table:table-cell>
              <table:table-cell office:value-type="float" office:value="0.106696090102196">
                <text:p>0.1066960901021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4210406488053">
                <text:p>0.014421040648805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7954318258497">
                <text:p>0.0397954318258497</text:p>
              </table:table-cell>
              <table:table-cell office:value-type="float" office:value="0.0545321889221668">
                <text:p>0.0545321889221668</text:p>
              </table:table-cell>
              <table:table-cell office:value-type="float" office:value="0.104906193912029">
                <text:p>0.1049061939120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01406180628656">
                <text:p>0.010140618062865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9860577417745">
                <text:p>0.0419860577417745</text:p>
              </table:table-cell>
              <table:table-cell office:value-type="float" office:value="0.058500699698925">
                <text:p>0.058500699698925</text:p>
              </table:table-cell>
              <table:table-cell office:value-type="float" office:value="0.103690958768129">
                <text:p>0.1036909587681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6414392853209">
                <text:p>0.013641439285320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1571235722966">
                <text:p>0.0401571235722966</text:p>
              </table:table-cell>
              <table:table-cell office:value-type="float" office:value="0.0584936812520027">
                <text:p>0.0584936812520027</text:p>
              </table:table-cell>
              <table:table-cell office:value-type="float" office:value="0.102185254395008">
                <text:p>0.1021852543950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1582994445403">
                <text:p>0.014158299444540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2610366476907">
                <text:p>0.0442610366476907</text:p>
              </table:table-cell>
              <table:table-cell office:value-type="float" office:value="0.056693933904171">
                <text:p>0.056693933904171</text:p>
              </table:table-cell>
              <table:table-cell office:value-type="float" office:value="0.106119215488434">
                <text:p>0.1061192154884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7961920660154">
                <text:p>0.014796192066015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0040602154202">
                <text:p>0.0370040602154202</text:p>
              </table:table-cell>
              <table:table-cell office:value-type="float" office:value="0.0576314441859722">
                <text:p>0.0576314441859722</text:p>
              </table:table-cell>
              <table:table-cell office:value-type="float" office:value="0.106744900494814">
                <text:p>0.1067449004948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3486661836179">
                <text:p>0.017348666183617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330611238877">
                <text:p>0.048330611238877</text:p>
              </table:table-cell>
              <table:table-cell office:value-type="float" office:value="0.0577247738838196">
                <text:p>0.0577247738838196</text:p>
              </table:table-cell>
              <table:table-cell office:value-type="float" office:value="0.103540035039186">
                <text:p>0.1035400350391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521551465906">
                <text:p>0.014652155146590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7523363828659">
                <text:p>0.0407523363828659</text:p>
              </table:table-cell>
              <table:table-cell office:value-type="float" office:value="0.0608711428940296">
                <text:p>0.0608711428940296</text:p>
              </table:table-cell>
              <table:table-cell office:value-type="float" office:value="0.0999666617810726">
                <text:p>0.09996666178107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935016358049">
                <text:p>0.01493501635804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374126414458">
                <text:p>0.037374126414458</text:p>
              </table:table-cell>
              <table:table-cell office:value-type="float" office:value="0.0545893758535385">
                <text:p>0.0545893758535385</text:p>
              </table:table-cell>
              <table:table-cell office:value-type="float" office:value="0.102439989000559">
                <text:p>0.1024399890005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300141569081341">
                <text:p>0.030014156908134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9455854462253">
                <text:p>0.0399455854462253</text:p>
              </table:table-cell>
              <table:table-cell office:value-type="float" office:value="0.0681906938552856">
                <text:p>0.0681906938552856</text:p>
              </table:table-cell>
              <table:table-cell office:value-type="float" office:value="0.102710830718279">
                <text:p>0.1027108307182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2890902436358">
                <text:p>0.014289090243635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5205538305971">
                <text:p>0.0395205538305971</text:p>
              </table:table-cell>
              <table:table-cell office:value-type="float" office:value="0.0540522560477257">
                <text:p>0.0540522560477257</text:p>
              </table:table-cell>
              <table:table-cell office:value-type="float" office:value="0.102497045695782">
                <text:p>0.1024970456957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878127879636">
                <text:p>0.014687812787963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8399523993333">
                <text:p>0.0388399523993333</text:p>
              </table:table-cell>
              <table:table-cell office:value-type="float" office:value="0.0543158873915672">
                <text:p>0.0543158873915672</text:p>
              </table:table-cell>
              <table:table-cell office:value-type="float" office:value="0.103496426045895">
                <text:p>0.1034964260458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8531418914596">
                <text:p>0.014853141891459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4776567849848">
                <text:p>0.0374776567849848</text:p>
              </table:table-cell>
              <table:table-cell office:value-type="float" office:value="0.0583441182971001">
                <text:p>0.0583441182971001</text:p>
              </table:table-cell>
              <table:table-cell office:value-type="float" office:value="0.101958966702223">
                <text:p>0.1019589667022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095108439326">
                <text:p>0.016209510843932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2030309107569">
                <text:p>0.0362030309107569</text:p>
              </table:table-cell>
              <table:table-cell office:value-type="float" office:value="0.0570689477026463">
                <text:p>0.0570689477026463</text:p>
              </table:table-cell>
              <table:table-cell office:value-type="float" office:value="0.101894851773977">
                <text:p>0.1018948517739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1540353683287">
                <text:p>0.017154035368328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7267947230074">
                <text:p>0.0367267947230074</text:p>
              </table:table-cell>
              <table:table-cell office:value-type="float" office:value="0.0559230521321297">
                <text:p>0.0559230521321297</text:p>
              </table:table-cell>
              <table:table-cell office:value-type="float" office:value="0.10018149510026">
                <text:p>0.100181495100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5316197150751">
                <text:p>0.014531619715075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6353711320294">
                <text:p>0.0366353711320294</text:p>
              </table:table-cell>
              <table:table-cell office:value-type="float" office:value="0.0569751337170601">
                <text:p>0.0569751337170601</text:p>
              </table:table-cell>
              <table:table-cell office:value-type="float" office:value="0.101483291089535">
                <text:p>0.1014832910895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237804605181">
                <text:p>0.01423780460518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4314147995578">
                <text:p>0.0364314147995578</text:p>
              </table:table-cell>
              <table:table-cell office:value-type="float" office:value="0.0632109567523003">
                <text:p>0.0632109567523003</text:p>
              </table:table-cell>
              <table:table-cell office:value-type="float" office:value="0.103492089062929">
                <text:p>0.1034920890629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595973736572">
                <text:p>0.01459597373657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4764406846629">
                <text:p>0.0374764406846629</text:p>
              </table:table-cell>
              <table:table-cell office:value-type="float" office:value="0.0532339736819267">
                <text:p>0.0532339736819267</text:p>
              </table:table-cell>
              <table:table-cell office:value-type="float" office:value="0.102334678769112">
                <text:p>0.1023346787691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724159708867">
                <text:p>0.015072415970886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6114435924424">
                <text:p>0.0366114435924424</text:p>
              </table:table-cell>
              <table:table-cell office:value-type="float" office:value="0.0545944832265377">
                <text:p>0.0545944832265377</text:p>
              </table:table-cell>
              <table:table-cell office:value-type="float" office:value="0.101271244734526">
                <text:p>0.1012712447345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3207015518536">
                <text:p>0.014320701551853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8330556882752">
                <text:p>0.0378330556882752</text:p>
              </table:table-cell>
              <table:table-cell office:value-type="float" office:value="0.0584759712219238">
                <text:p>0.0584759712219238</text:p>
              </table:table-cell>
              <table:table-cell office:value-type="float" office:value="0.0995796084403992">
                <text:p>0.09957960844039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3218695036607">
                <text:p>0.014321869503660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1643370621734">
                <text:p>0.0381643370621734</text:p>
              </table:table-cell>
              <table:table-cell office:value-type="float" office:value="0.0559150837361813">
                <text:p>0.0559150837361813</text:p>
              </table:table-cell>
              <table:table-cell office:value-type="float" office:value="0.0977552665770054">
                <text:p>0.09775526657700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9840608544134">
                <text:p>0.013984060854413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0051098763943">
                <text:p>0.0380051098763943</text:p>
              </table:table-cell>
              <table:table-cell office:value-type="float" office:value="0.0561671182513237">
                <text:p>0.0561671182513237</text:p>
              </table:table-cell>
              <table:table-cell office:value-type="float" office:value="0.100795173048973">
                <text:p>0.1007951730489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764681479077">
                <text:p>0.014676468147907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2150560617447">
                <text:p>0.0382150560617447</text:p>
              </table:table-cell>
              <table:table-cell office:value-type="float" office:value="0.0565671063959599">
                <text:p>0.0565671063959599</text:p>
              </table:table-cell>
              <table:table-cell office:value-type="float" office:value="0.0972047036886215">
                <text:p>0.09720470368862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9204557868863">
                <text:p>0.014920455786886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7999357018206">
                <text:p>0.0397999357018206</text:p>
              </table:table-cell>
              <table:table-cell office:value-type="float" office:value="0.0561947971582413">
                <text:p>0.0561947971582413</text:p>
              </table:table-cell>
              <table:table-cell office:value-type="float" office:value="0.104634170234203">
                <text:p>0.1046341702342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9130253408702">
                <text:p>0.014913025340870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9964063134458">
                <text:p>0.0389964063134458</text:p>
              </table:table-cell>
              <table:table-cell office:value-type="float" office:value="0.0565912276506424">
                <text:p>0.0565912276506424</text:p>
              </table:table-cell>
              <table:table-cell office:value-type="float" office:value="0.104795215278864">
                <text:p>0.1047952152788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212574752101">
                <text:p>0.015021257475210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8962733646234">
                <text:p>0.0398962733646234</text:p>
              </table:table-cell>
              <table:table-cell office:value-type="float" office:value="0.0560021139681339">
                <text:p>0.0560021139681339</text:p>
              </table:table-cell>
              <table:table-cell office:value-type="float" office:value="0.0970653352141381">
                <text:p>0.09706533521413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079097827038">
                <text:p>0.015307909782703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1088257696893">
                <text:p>0.0361088257696893</text:p>
              </table:table-cell>
              <table:table-cell office:value-type="float" office:value="0.0561732649803162">
                <text:p>0.0561732649803162</text:p>
              </table:table-cell>
              <table:table-cell office:value-type="float" office:value="0.0959947852790356">
                <text:p>0.09599478527903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173073502899">
                <text:p>0.01417307350289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54278936154313">
                <text:p>0.0354278936154313</text:p>
              </table:table-cell>
              <table:table-cell office:value-type="float" office:value="0.0565288998186588">
                <text:p>0.0565288998186588</text:p>
              </table:table-cell>
              <table:table-cell office:value-type="float" office:value="0.0951117710769177">
                <text:p>0.09511177107691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4848879037977">
                <text:p>0.013484887903797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3131099111504">
                <text:p>0.0463131099111504</text:p>
              </table:table-cell>
              <table:table-cell office:value-type="float" office:value="0.0557978302240372">
                <text:p>0.0557978302240372</text:p>
              </table:table-cell>
              <table:table-cell office:value-type="float" office:value="0.0967847463488579">
                <text:p>0.09678474634885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0750240845943">
                <text:p>0.014075024084594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511828786797">
                <text:p>0.039511828786797</text:p>
              </table:table-cell>
              <table:table-cell office:value-type="float" office:value="0.0558807477355003">
                <text:p>0.0558807477355003</text:p>
              </table:table-cell>
              <table:table-cell office:value-type="float" office:value="0.0955633664131164">
                <text:p>0.09556336641311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719764016469">
                <text:p>0.014671976401646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3855392552084">
                <text:p>0.0373855392552084</text:p>
              </table:table-cell>
              <table:table-cell office:value-type="float" office:value="0.0554844252765179">
                <text:p>0.0554844252765179</text:p>
              </table:table-cell>
              <table:table-cell office:value-type="float" office:value="0.0976325578987599">
                <text:p>0.09763255789875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7054506975529">
                <text:p>0.014705450697552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3266417516602">
                <text:p>0.0383266417516602</text:p>
              </table:table-cell>
              <table:table-cell office:value-type="float" office:value="0.0576762706041336">
                <text:p>0.0576762706041336</text:p>
              </table:table-cell>
              <table:table-cell office:value-type="float" office:value="0.0987767274677753">
                <text:p>0.09877672746777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940138928079">
                <text:p>0.015094013892807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45733161601755">
                <text:p>0.0345733161601755</text:p>
              </table:table-cell>
              <table:table-cell office:value-type="float" office:value="0.0566396079957485">
                <text:p>0.0566396079957485</text:p>
              </table:table-cell>
              <table:table-cell office:value-type="float" office:value="0.0997182548046112">
                <text:p>0.0997182548046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4682111438467">
                <text:p>0.014468211143846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652275464601">
                <text:p>0.036652275464601</text:p>
              </table:table-cell>
              <table:table-cell office:value-type="float" office:value="0.0542185567319393">
                <text:p>0.0542185567319393</text:p>
              </table:table-cell>
              <table:table-cell office:value-type="float" office:value="0.095779913216829">
                <text:p>0.0957799132168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457562941207">
                <text:p>0.01445756294120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9076314899657">
                <text:p>0.0369076314899657</text:p>
              </table:table-cell>
              <table:table-cell office:value-type="float" office:value="0.0559092238545418">
                <text:p>0.0559092238545418</text:p>
              </table:table-cell>
              <table:table-cell office:value-type="float" office:value="0.093439433723688">
                <text:p>0.0934394337236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2833514111423">
                <text:p>0.017283351411142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42693190193839">
                <text:p>0.0342693190193839</text:p>
              </table:table-cell>
              <table:table-cell office:value-type="float" office:value="0.0566431134939194">
                <text:p>0.0566431134939194</text:p>
              </table:table-cell>
              <table:table-cell office:value-type="float" office:value="0.094431519061327">
                <text:p>0.0944315190613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8917387639423">
                <text:p>0.014891738763942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7944596807162">
                <text:p>0.0457944596807162</text:p>
              </table:table-cell>
              <table:table-cell office:value-type="float" office:value="0.0554134473204613">
                <text:p>0.0554134473204613</text:p>
              </table:table-cell>
              <table:table-cell office:value-type="float" office:value="0.0943169471621513">
                <text:p>0.0943169471621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8467624103229">
                <text:p>0.013846762410322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44566245459848">
                <text:p>0.0344566245459848</text:p>
              </table:table-cell>
              <table:table-cell office:value-type="float" office:value="0.0553863383829594">
                <text:p>0.0553863383829594</text:p>
              </table:table-cell>
              <table:table-cell office:value-type="float" office:value="0.0944807398319244">
                <text:p>0.09448073983192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5534525515489">
                <text:p>0.013553452551548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24840980271498">
                <text:p>0.0324840980271498</text:p>
              </table:table-cell>
              <table:table-cell office:value-type="float" office:value="0.0560358949005604">
                <text:p>0.0560358949005604</text:p>
              </table:table-cell>
              <table:table-cell office:value-type="float" office:value="0.0945380912721157">
                <text:p>0.09453809127211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1129510317234">
                <text:p>0.014112951031723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8435972597864">
                <text:p>0.0418435972597864</text:p>
              </table:table-cell>
              <table:table-cell office:value-type="float" office:value="0.0555291436612606">
                <text:p>0.0555291436612606</text:p>
              </table:table-cell>
              <table:table-cell office:value-type="float" office:value="0.0933566220104694">
                <text:p>0.09335662201046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8004759207767">
                <text:p>0.013800475920776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42675555083487">
                <text:p>0.0342675555083487</text:p>
              </table:table-cell>
              <table:table-cell office:value-type="float" office:value="0.0572559162974358">
                <text:p>0.0572559162974358</text:p>
              </table:table-cell>
              <table:table-cell office:value-type="float" office:value="0.0948718935251236">
                <text:p>0.09487189352512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